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3.3362in"/>
    </style:style>
    <style:style style:name="co6" style:family="table-column">
      <style:table-column-properties fo:break-before="auto" style:column-width="2.4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3098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0673in"/>
    </style:style>
    <style:style style:name="co11" style:family="table-column">
      <style:table-column-properties fo:break-before="auto" style:column-width="1.6071in"/>
    </style:style>
    <style:style style:name="co12" style:family="table-column">
      <style:table-column-properties fo:break-before="auto" style:column-width="1.1882in"/>
    </style:style>
    <style:style style:name="co13" style:family="table-column">
      <style:table-column-properties fo:break-before="auto" style:column-width="4.9984in"/>
    </style:style>
    <style:style style:name="co14" style:family="table-column">
      <style:table-column-properties fo:break-before="auto" style:column-width="0.8799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4.602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2764in"/>
    </style:style>
    <style:style style:name="co19" style:family="table-column">
      <style:table-column-properties fo:break-before="auto" style:column-width="1.3866in"/>
    </style:style>
    <style:style style:name="co20" style:family="table-column">
      <style:table-column-properties fo:break-before="auto" style:column-width="0.8071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ta1" style:family="table" style:master-page-name="PageStyle_5f_Set">
      <style:table-properties table:display="true" style:writing-mode="lr-tb"/>
    </style:style>
    <style:style style:name="ta2" style:family="table" style:master-page-name="PageStyle_5f_Relationship">
      <style:table-properties table:display="true" style:writing-mode="lr-tb"/>
    </style:style>
    <style:style style:name="ta3" style:family="table" style:master-page-name="PageStyle_5f_Component">
      <style:table-properties table:display="true" style:writing-mode="lr-tb"/>
    </style:style>
    <style:style style:name="ta4" style:family="table" style:master-page-name="PageStyle_5f_Articl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4">
      <style:table-cell-properties style:diagonal-bl-tr="none" style:diagonal-tl-br="none" fo:border="none" fo:padding="0.028in" style:rotation-align="none"/>
    </style:style>
    <style:style style:name="ce22" style:family="table-cell" style:parent-style-name="Default" style:data-style-name="N134">
      <style:table-cell-properties fo:padding="0.028in"/>
    </style:style>
    <style:style style:name="ce23" style:family="table-cell" style:parent-style-name="Default" style:data-style-name="N134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0.74pt solid #000000" fo:padding="0.028in" fo:border-right="0.74pt solid #000000" style:rotation-align="none" fo:border-top="none"/>
    </style:style>
    <style:style style:name="ce7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221_NYC_web.JPG" xlink:type="simple"/>
        <loext:hyperlink xlink:href="file:///home/ross/Development/websites/old-trains/src/assets/data/221_NYC_web.JPG" xlink:type="simple"/>
      </style:table-cell-properties>
      <style:paragraph-properties css3t:text-justify="auto" fo:margin-left="0in" style:writing-mode="page"/>
    </style:style>
    <style:style style:name="ce7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1654_web.JPG" xlink:type="simple"/>
        <loext:hyperlink xlink:href="file:///home/ross/Development/websites/old-trains/src/assets/data/1654_web.JPG" xlink:type="simple"/>
      </style:table-cell-properties>
      <style:paragraph-properties css3t:text-justify="auto" fo:margin-left="0in" style:writing-mode="page"/>
    </style:style>
    <style:style style:name="ce7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1666a_web.JPG" xlink:type="simple"/>
        <loext:hyperlink xlink:href="file:///home/ross/Development/websites/old-trains/src/assets/data/1666a_web.JPG" xlink:type="simple"/>
      </style:table-cell-properties>
      <style:paragraph-properties css3t:text-justify="auto" fo:margin-left="0in" style:writing-mode="page"/>
    </style:style>
    <style:style style:name="ce7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>
        <style:hyperlink xlink:href="file:///home/ross/Development/websites/old-trains/src/assets/data/224_web.JPG" xlink:type="simple"/>
        <loext:hyperlink xlink:href="file:///home/ross/Development/websites/old-trains/src/assets/data/224_web.JPG" xlink:type="simple"/>
      </style:table-cell-properties>
      <style:paragraph-properties css3t:text-justify="auto" fo:margin-left="0in" style:writing-mode="page"/>
    </style:style>
    <style:style style:name="ce76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78" style:family="table-cell" style:parent-style-name="Default">
      <style:table-cell-properties style:diagonal-bl-tr="none" style:diagonal-tl-br="none" fo:background-color="transparent" fo:border="0.74pt solid #000000" fo:padding="0.028in" style:rotation-align="none"/>
    </style:style>
    <style:style style:name="ce79" style:family="table-cell" style:parent-style-name="Default">
      <style:table-cell-properties fo:border-bottom="none" style:diagonal-bl-tr="none" style:diagonal-tl-br="none" fo:border-left="0.74pt solid #000000" fo:padding="0.028in" fo:border-right="0.74pt solid #000000" style:rotation-align="none" fo:border-top="none"/>
    </style:style>
    <style:style style:name="ce80" style:family="table-cell" style:parent-style-name="Default">
      <style:table-cell-properties fo:background-color="transparent" fo:padding="0.028in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 table:use-wildcards="true"/>
      <table:table table:name="Set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26"/>
        <table:table-column table:style-name="co6" table:default-cell-style-name="ce26"/>
        <table:table-column table:style-name="co7" table:default-cell-style-name="ce19"/>
        <table:table-column table:style-name="co8" table:default-cell-style-name="ce19"/>
        <table:table-column table:style-name="co9" table:number-columns-repeated="16376" table:default-cell-style-name="Default"/>
        <table:table-row table:style-name="ro1">
          <table:table-cell table:style-name="ce17" office:value-type="string" calcext:value-type="string">
            <text:p>Number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Gauge</text:p>
          </table:table-cell>
          <table:table-cell table:style-name="ce17" office:value-type="string" calcext:value-type="string">
            <text:p>Pric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Track</text:p>
          </table:table-cell>
          <table:table-cell table:style-name="ce17" office:value-type="string" calcext:value-type="string">
            <text:p>Transformer</text:p>
          </table:table-cell>
          <table:table-cell table:style-name="ce31" table:number-columns-repeated="16377"/>
        </table:table-row>
        <table:table-row table:style-name="ro1">
          <table:table-cell table:style-name="ce18" office:value-type="string" calcext:value-type="string">
            <text:p>463W</text:p>
          </table:table-cell>
          <table:table-cell table:style-name="ce18" office:value-type="float" office:value="1945" calcext:value-type="float">
            <text:p>1945</text:p>
          </table:table-cell>
          <table:table-cell table:style-name="ce18" office:value-type="string" calcext:value-type="string">
            <text:p>O</text:p>
          </table:table-cell>
          <table:table-cell table:style-name="ce21" office:value-type="float" office:value="33.5" calcext:value-type="float">
            <text:p>$33.50 </text:p>
          </table:table-cell>
          <table:table-cell table:style-name="ce25" office:value-type="string" calcext:value-type="string">
            <text:p>Freight </text:p>
          </table:table-cell>
          <table:table-cell table:style-name="ce25" office:value-type="string" calcext:value-type="string">
            <text:p>8 c, 3 s, RCS</text:p>
          </table:table-cell>
          <table:table-cell table:style-name="ce18" office:value-type="string" calcext:value-type="string">
            <text:p>None, 167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0" calcext:value-type="float">
            <text:p>$30.00 </text:p>
          </table:table-cell>
          <table:table-cell office:value-type="string" calcext:value-type="string">
            <text:p>Passenger, no whistle</text:p>
          </table:table-cell>
          <table:table-cell table:style-name="ce25" office:value-type="string" calcext:value-type="string">
            <text:p>8 c, 3 s, 1019</text:p>
          </table:table-cell>
          <table:table-cell table:style-name="ce18" office:value-type="float" office:value="1037" calcext:value-type="float">
            <text:p>1037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string" calcext:value-type="string">
            <text:p>1400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.95" calcext:value-type="float">
            <text:p>$35.95 </text:p>
          </table:table-cell>
          <table:table-cell office:value-type="string" calcext:value-type="string">
            <text:p>Passenger, <text:s/>whistle</text:p>
          </table:table-cell>
          <table:table-cell table:style-name="ce25" office:value-type="string" calcext:value-type="string">
            <text:p>8 c, 3 s, 1019</text:p>
          </table:table-cell>
          <table:table-cell table:style-name="ce18" office:value-type="float" office:value="1041" calcext:value-type="float">
            <text:p>1041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4.95" calcext:value-type="float">
            <text:p>$24.95 </text:p>
          </table:table-cell>
          <table:table-cell office:value-type="string" calcext:value-type="string">
            <text:p>Freight, no whistle</text:p>
          </table:table-cell>
          <table:table-cell table:style-name="ce25" office:value-type="string" calcext:value-type="string">
            <text:p>8 c, 1 s, 1019</text:p>
          </table:table-cell>
          <table:table-cell table:style-name="ce29" office:value-type="float" office:value="1037" calcext:value-type="float">
            <text:p>1037</text:p>
          </table:table-cell>
          <table:table-cell table:style-name="ce18"/>
          <table:table-cell table:number-columns-repeated="16376"/>
        </table:table-row>
        <table:table-row table:style-name="ro1">
          <table:table-cell table:style-name="ce20" office:value-type="string" calcext:value-type="string">
            <text:p>1401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0.95" calcext:value-type="float">
            <text:p>$30.95 </text:p>
          </table:table-cell>
          <table:table-cell table:style-name="ce27" office:value-type="string" calcext:value-type="string">
            <text:p>Freight, whistle</text:p>
          </table:table-cell>
          <table:table-cell table:style-name="ce27" office:value-type="string" calcext:value-type="string">
            <text:p>8 c. 1 s, 1019</text:p>
          </table:table-cell>
          <table:table-cell table:style-name="ce30" office:value-type="float" office:value="1041" calcext:value-type="float">
            <text:p>1041</text:p>
          </table:table-cell>
          <table:table-cell table:style-name="ce31" table:number-columns-repeated="16377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2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3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5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7B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bell ringing tender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0" calcext:value-type="float">
            <text:p>$4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9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5.95" calcext:value-type="float">
            <text:p>$4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1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3WS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7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9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1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0W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1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3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5" calcext:value-type="float">
            <text:p>$4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0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1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3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4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7.5" calcext:value-type="float">
            <text:p>$77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109WS</text:p>
          </table:table-cell>
          <table:table-cell table:style-name="ce20" office:value-type="string" calcext:value-type="string">
            <text:p>1946, 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Electronic freight, whistle, smoke</text:p>
          </table:table-cell>
          <table:table-cell office:value-type="string" calcext:value-type="string">
            <text:p>8 c, 4 s</text:p>
          </table:table-cell>
          <table:table-cell office:value-type="string" calcext:value-type="string">
            <text:p>None, ECU-1</text:p>
          </table:table-cell>
          <table:table-cell table:number-columns-repeated="16377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1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1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2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3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4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5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7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9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3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0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0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1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1" calcext:value-type="float">
            <text:p>$41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3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4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5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6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7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9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5.95" calcext:value-type="float">
            <text:p>$15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8.95" calcext:value-type="float">
            <text:p>$18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3W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6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5B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bell ringing tender</text:p>
          </table:table-cell>
          <table:table-cell office:value-type="string" calcext:value-type="string">
            <text:p>8 c, 3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6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2.75" calcext:value-type="float">
            <text:p>$42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2" calcext:value-type="float">
            <text:p>1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7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75" calcext:value-type="float">
            <text:p>$3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2" calcext:value-type="float">
            <text:p>1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9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7.95" calcext:value-type="float">
            <text:p>$47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75" calcext:value-type="float">
            <text:p>$59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7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5" calcext:value-type="float">
            <text:p>$5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9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1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3W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6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7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9W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75" calcext:value-type="float">
            <text:p>$57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1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58.75" calcext:value-type="float">
            <text:p>$58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3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4W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6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411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199.95" calcext:value-type="float">
            <text:p>$199.95 </text:p>
          </table:table-cell>
          <table:table-cell office:value-type="string" calcext:value-type="string">
            <text:p>Electronic freight, whistle, smoke</text:p>
          </table:table-cell>
          <table:table-cell office:value-type="string" calcext:value-type="string">
            <text:p>10 c, 18 s, 2 half s, pr O-22 switches</text:p>
          </table:table-cell>
          <table:table-cell office:value-type="string" calcext:value-type="string">
            <text:p>VW, ECU-1</text:p>
          </table:table-cell>
          <table:table-cell table:number-columns-repeated="1637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5.95" calcext:value-type="float">
            <text:p>$15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8.95" calcext:value-type="float">
            <text:p>$18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1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75" calcext:value-type="float">
            <text:p>$3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3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7.95" calcext:value-type="float">
            <text:p>$47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7B</text:p>
          </table:table-cell>
          <table:table-cell office:value-type="string" calcext:value-type="string">
            <text:p>1949, 1950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9.50 (1949), $39.95 (1950)</text:p>
          </table:table-cell>
          <table:table-cell office:value-type="string" calcext:value-type="string">
            <text:p>Freight, bell ringing switcher</text:p>
          </table:table-cell>
          <table:table-cell office:value-type="string" calcext:value-type="string">
            <text:p>8 c, 5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9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1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6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9W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1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7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9B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bell ringing switcher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1W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3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1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3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29.95 (1950), $35.75 (1951)</text:p>
          </table:table-cell>
          <table:table-cell table:style-name="ce23" office:value-type="string" calcext:value-type="string">
            <text:p>Freight, whistle, 2036 (1950), 2026 (1951)</text:p>
          </table:table-cell>
          <table:table-cell table:style-name="ce23"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4W</text:p>
          </table:table-cell>
          <table:table-cell office:value-type="string" calcext:value-type="string">
            <text:p>1950, 1951, 1952, 1953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55.00 (1950), $66.50 (1951, 2, 3)</text:p>
          </table:table-cell>
          <table:table-cell office:value-type="string" calcext:value-type="string">
            <text:p>Passenger, horn, 2033 vice 2023 in 1952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7W</text:p>
          </table:table-cell>
          <table:table-cell office:value-type="string" calcext:value-type="string">
            <text:p>1950, 1951, 1952, 1953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7.50 (1950), $57.50 (1951, 2, 3)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9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39.95 (1950), $48.5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1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9.95 (1950), $62.50 (1951)</text:p>
          </table:table-cell>
          <table:table-cell office:value-type="string" calcext:value-type="string">
            <text:p>Freight, whistle, smoke, 6465 vice 6555 in 1951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5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8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0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9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1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49.95 (1950), $60.0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5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7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39.95 (1950), $47.75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9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1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2.50 (1950), $62.50 (1951)</text:p>
          </table:table-cell>
          <table:table-cell office:value-type="string" calcext:value-type="string">
            <text:p>Freight, whistle, smoke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5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horn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5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horn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1951, 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7.75" calcext:value-type="float">
            <text:p>$17.7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7S</text:p>
          </table:table-cell>
          <table:table-cell office:value-type="string" calcext:value-type="string">
            <text:p>1951, 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1W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1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7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3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4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5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5" calcext:value-type="float">
            <text:p>$4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7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47.75" calcext:value-type="float">
            <text:p>$47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3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54.5" calcext:value-type="float">
            <text:p>$54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7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.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0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1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3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, 1130T vice 6066T in 1954</text:p>
          </table:table-cell>
          <table:table-cell office:value-type="string" calcext:value-type="string">
            <text:p>8 c, 1 s, 600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1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4.95" calcext:value-type="float">
            <text:p>$24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2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3WS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5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7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9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1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2.95" calcext:value-type="float">
            <text:p>$32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0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1WS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, 665 vice 685 in 1954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3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5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75" calcext:value-type="float">
            <text:p>$5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7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9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1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3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3S</text:p>
          </table:table-cell>
          <table:table-cell office:value-type="string" calcext:value-type="string">
            <text:p>1954, 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5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6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7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9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0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1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5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7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9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1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2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3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5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7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9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1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4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000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6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1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3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5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6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7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8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9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41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5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7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9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1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3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5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7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9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1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3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3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3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47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1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1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2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5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7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1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0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1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4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4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4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7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8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Passenger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Passenger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9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3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5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5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7S</text:p>
          </table:table-cell>
          <table:table-cell office:value-type="string" calcext:value-type="string">
            <text:p>1957, 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5 s, 6029</text:p>
          </table:table-cell>
          <table:table-cell office:value-type="string" calcext:value-type="string">
            <text:p>1043-500</text:p>
          </table:table-cell>
          <table:table-cell table:number-columns-repeated="1637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5 s, 6029</text:p>
          </table:table-cell>
          <table:table-cell office:value-type="string" calcext:value-type="string">
            <text:p>1043-5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9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6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7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9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1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3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7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9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1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2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3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5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6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7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10" calcext:value-type="float">
            <text:p>$11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10" calcext:value-type="float">
            <text:p>$11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bell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97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.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3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5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7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8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2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3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5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7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9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1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3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5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7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8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9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1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9.95" calcext:value-type="float">
            <text:p>$8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1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3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95" calcext:value-type="float">
            <text:p>$9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5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6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 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16" calcext:value-type="float">
            <text:p>1016</text:p>
          </table:table-cell>
          <table:table-cell table:number-columns-repeated="1637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1008-50</text:p>
          </table:table-cell>
          <table:table-cell office:value-type="float" office:value="1016" calcext:value-type="float">
            <text:p>1016</text:p>
          </table:table-cell>
          <table:table-cell table:number-columns-repeated="1637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2 s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3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5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7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9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1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3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6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Passenger, no whist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8WS</text:p>
          </table:table-cell>
          <table:table-cell office:value-type="string" calcext:value-type="string">
            <text:p>1959, 1960, 1961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9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1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3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7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9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1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3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95" calcext:value-type="float">
            <text:p>$9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4W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7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1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5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7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9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40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, 1640 Pres Whsl Stop Kit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7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549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8 c, 2 s, 5 half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51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24 c, 1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553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8 c, 7 s, 2 half c, 6 half s, 1 insulated, 90 Xing, LH sw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55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50" calcext:value-type="float">
            <text:p>$150.00 </text:p>
          </table:table-cell>
          <table:table-cell office:value-type="string" calcext:value-type="string">
            <text:p>Freight, horn, &amp; complementing HO pieces</text:p>
          </table:table-cell>
          <table:table-cell office:value-type="string" calcext:value-type="string">
            <text:p>12 c, 3 s, 1 insulated, 39-25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12 c, 4 s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019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hor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2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2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4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4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6 s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6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029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no horn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Passenger, no whist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hor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5" calcext:value-type="float">
            <text:p>$12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6.95" calcext:value-type="float">
            <text:p>$16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3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3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3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13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13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385" calcext:value-type="float">
            <text:p>1138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13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2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1.95" calcext:value-type="float">
            <text:p>$11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7.95" calcext:value-type="float">
            <text:p>$17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49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4.95" calcext:value-type="float">
            <text:p>$34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4.95" calcext:value-type="float">
            <text:p>$34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3 s, 6149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1964, 1965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4.95" calcext:value-type="float">
            <text:p>$44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</text:p>
          </table:table-cell>
          <table:table-cell table:style-name="ce22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float" office:value="13150" calcext:value-type="float">
            <text:p>1315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200" calcext:value-type="float">
            <text:p>$2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6 c, 19 s, 4 half s, 112 pr sw, 39-25</text:p>
          </table:table-cell>
          <table:table-cell office:value-type="string" calcext:value-type="string">
            <text:p>ZW</text:p>
          </table:table-cell>
          <table:table-cell table:number-columns-repeated="16377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0" calcext:value-type="float">
            <text:p>$2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0" calcext:value-type="float">
            <text:p>$30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0" calcext:value-type="float">
            <text:p>$4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7.5" calcext:value-type="float">
            <text:p>$37.5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3 s, 6149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60" calcext:value-type="float">
            <text:p>$6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60" calcext:value-type="float">
            <text:p>$6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80" calcext:value-type="float">
            <text:p>$8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135" calcext:value-type="float">
            <text:p>$13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0 c, 14 s, UCS, pr O22T sw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6 s, 1122 LH, 1020 Xing, 614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, </text:p>
          </table:table-cell>
          <table:table-cell office:value-type="string" calcext:value-type="string">
            <text:p>8 c, 2 s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5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7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7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14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 table:number-rows-repeated="10480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lationship" table:style-name="ta2">
        <office:forms form:automatic-focus="false" form:apply-design-mode="false"/>
        <table:table-column table:style-name="co10" table:default-cell-style-name="Default"/>
        <table:table-column table:style-name="co10" table:default-cell-style-name="ce19"/>
        <table:table-column table:style-name="co11" table:default-cell-style-name="ce19"/>
        <table:table-column table:style-name="co9" table:number-columns-repeated="16381" table:default-cell-style-name="Default"/>
        <table:table-row table:style-name="ro3">
          <table:table-cell table:style-name="ce17" office:value-type="string" calcext:value-type="string">
            <text:p>ComponentNum</text:p>
          </table:table-cell>
          <table:table-cell table:style-name="ce17" office:value-type="string" calcext:value-type="string">
            <text:p>SetNum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T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W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5" calcext:value-type="float">
            <text:p>1665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03B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4" calcext:value-type="float">
            <text:p>164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5" calcext:value-type="float">
            <text:p>2855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54" calcext:value-type="float">
            <text:p>3854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7" calcext:value-type="float">
            <text:p>2857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R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424W (1946)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671W (1947)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2" calcext:value-type="float">
            <text:p>4452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4" calcext:value-type="float">
            <text:p>4454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459" calcext:value-type="float">
            <text:p>5459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7" calcext:value-type="float">
            <text:p>4457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ECU-1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T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W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54" calcext:value-type="float">
            <text:p>3854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5" calcext:value-type="float">
            <text:p>2855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1" calcext:value-type="float">
            <text:p>1001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1" calcext:value-type="float">
            <text:p>1001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5" calcext:value-type="float">
            <text:p>1655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654W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2" calcext:value-type="float">
            <text:p>6452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6" calcext:value-type="float">
            <text:p>1656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03B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X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1" calcext:value-type="float">
            <text:p>6441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2" calcext:value-type="float">
            <text:p>1032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2" calcext:value-type="float">
            <text:p>1032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0" calcext:value-type="float">
            <text:p>2400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1" calcext:value-type="float">
            <text:p>2401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2" calcext:value-type="float">
            <text:p>2402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P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T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0" calcext:value-type="float">
            <text:p>2400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1" calcext:value-type="float">
            <text:p>2401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2" calcext:value-type="float">
            <text:p>2402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R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671W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2" calcext:value-type="float">
            <text:p>4452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4" calcext:value-type="float">
            <text:p>4454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459" calcext:value-type="float">
            <text:p>5459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357" calcext:value-type="float">
            <text:p>4357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O22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7" calcext:value-type="float">
            <text:p>97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ECU-1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VW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20" calcext:value-type="float">
            <text:p>6220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2" calcext:value-type="float">
            <text:p>622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0"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P</text:p>
          </table:table-cell>
          <table:table-cell table:style-name="ce71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T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table:style-name="ce72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1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table:style-name="ce73"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1"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0" calcext:value-type="float">
            <text:p>1120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0" calcext:value-type="float">
            <text:p>6110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01T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2" calcext:value-type="float">
            <text:p>6002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4" calcext:value-type="float">
            <text:p>6004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7" calcext:value-type="float">
            <text:p>6007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6" calcext:value-type="float">
            <text:p>2036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1" calcext:value-type="float">
            <text:p>2481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2" calcext:value-type="float">
            <text:p>2482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3" calcext:value-type="float">
            <text:p>248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2" calcext:value-type="float">
            <text:p>6472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0" calcext:value-type="float">
            <text:p>2330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X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2" calcext:value-type="float">
            <text:p>6472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X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T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4" calcext:value-type="float">
            <text:p>2034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2P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2T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4" calcext:value-type="float">
            <text:p>3474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9" calcext:value-type="float">
            <text:p>2429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C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C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2" calcext:value-type="float">
            <text:p>-24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2" calcext:value-type="float">
            <text:p>-24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4" calcext:value-type="float">
            <text:p>-2444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6" calcext:value-type="float">
            <text:p>-2446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30" calcext:value-type="float">
            <text:p>1130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4" calcext:value-type="float">
            <text:p>6034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4" calcext:value-type="float">
            <text:p>3474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5" calcext:value-type="float">
            <text:p>685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5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C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P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C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T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5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C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25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25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7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C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62" calcext:value-type="float">
            <text:p>3562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25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0" calcext:value-type="float">
            <text:p>6250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0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75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2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00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50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62" calcext:value-type="float">
            <text:p>3562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7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P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T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7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P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C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T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6" calcext:value-type="float">
            <text:p>2016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6" calcext:value-type="float">
            <text:p>2016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0" calcext:value-type="float">
            <text:p>610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0" calcext:value-type="float">
            <text:p>610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" calcext:value-type="float">
            <text:p>600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T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T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8" calcext:value-type="float">
            <text:p>2028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1" calcext:value-type="float">
            <text:p>6311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8" calcext:value-type="float">
            <text:p>2028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1" calcext:value-type="float">
            <text:p>6311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T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T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1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1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P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C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25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P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C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25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0-25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0-25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0" calcext:value-type="float">
            <text:p>2340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0" calcext:value-type="float">
            <text:p>2340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20" calcext:value-type="float">
            <text:p>520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20" calcext:value-type="float">
            <text:p>520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7" calcext:value-type="float">
            <text:p>627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7" calcext:value-type="float">
            <text:p>627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8" calcext:value-type="float">
            <text:p>628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8" calcext:value-type="float">
            <text:p>628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table:style-name="ce70"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9" calcext:value-type="float">
            <text:p>629</text:p>
          </table:table-cell>
          <table:table-cell table:style-name="ce71"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9" calcext:value-type="float">
            <text:p>629</text:p>
          </table:table-cell>
          <table:table-cell table:style-name="ce72"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table:style-name="ce71"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00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00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4" calcext:value-type="float">
            <text:p>2444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6" calcext:value-type="float">
            <text:p>2446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4" calcext:value-type="float">
            <text:p>2444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6" calcext:value-type="float">
            <text:p>2446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P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C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P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C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" calcext:value-type="float">
            <text:p>601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" calcext:value-type="float">
            <text:p>601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6" calcext:value-type="float">
            <text:p>6376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6" calcext:value-type="float">
            <text:p>6376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50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50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P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C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P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C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1" calcext:value-type="float">
            <text:p>2341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1" calcext:value-type="float">
            <text:p>2341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0-25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0-25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P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C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P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C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" calcext:value-type="float">
            <text:p>202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" calcext:value-type="float">
            <text:p>202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" calcext:value-type="float">
            <text:p>625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" calcext:value-type="float">
            <text:p>625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0" calcext:value-type="float">
            <text:p>250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0" calcext:value-type="float">
            <text:p>250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P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T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P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T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" calcext:value-type="float">
            <text:p>611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650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" calcext:value-type="float">
            <text:p>611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650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2" calcext:value-type="float">
            <text:p>6482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6" calcext:value-type="float">
            <text:p>6646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2" calcext:value-type="float">
            <text:p>6482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6" calcext:value-type="float">
            <text:p>6646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" calcext:value-type="float">
            <text:p>602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2065" calcext:value-type="float">
            <text:p>20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" calcext:value-type="float">
            <text:p>602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P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T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P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T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7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5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43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7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5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43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9" calcext:value-type="float">
            <text:p>2339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9" calcext:value-type="float">
            <text:p>2339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4" calcext:value-type="float">
            <text:p>404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4" calcext:value-type="float">
            <text:p>404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2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2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50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50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1" calcext:value-type="float">
            <text:p>2351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1" calcext:value-type="float">
            <text:p>2351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P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T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1" calcext:value-type="float">
            <text:p>2551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2" calcext:value-type="float">
            <text:p>2552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3" calcext:value-type="float">
            <text:p>2553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4" calcext:value-type="float">
            <text:p>2554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0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P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T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1" calcext:value-type="float">
            <text:p>2551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2" calcext:value-type="float">
            <text:p>2552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3" calcext:value-type="float">
            <text:p>2553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4" calcext:value-type="float">
            <text:p>2554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0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9" calcext:value-type="float">
            <text:p>249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51" calcext:value-type="float">
            <text:p>6151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12" calcext:value-type="float">
            <text:p>212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3" calcext:value-type="float">
            <text:p>6803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7" calcext:value-type="float">
            <text:p>6807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9" calcext:value-type="float">
            <text:p>6809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50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" calcext:value-type="float">
            <text:p>613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60" calcext:value-type="float">
            <text:p>6660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25" calcext:value-type="float">
            <text:p>1625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25T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4" calcext:value-type="float">
            <text:p>6804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6" calcext:value-type="float">
            <text:p>6806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8" calcext:value-type="float">
            <text:p>6808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0P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0T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16" calcext:value-type="float">
            <text:p>216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72" calcext:value-type="float">
            <text:p>6572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7" calcext:value-type="float">
            <text:p>2337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0" calcext:value-type="float">
            <text:p>6810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P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T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208P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3428" calcext:value-type="float">
            <text:p>34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2412" calcext:value-type="float">
            <text:p>24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9P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9T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8" calcext:value-type="float">
            <text:p>2348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0" calcext:value-type="float">
            <text:p>400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0" calcext:value-type="float">
            <text:p>2550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P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C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2" calcext:value-type="float">
            <text:p>2352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1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6" calcext:value-type="float">
            <text:p>6556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60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2" calcext:value-type="float">
            <text:p>2352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15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5" calcext:value-type="float">
            <text:p>1055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5" calcext:value-type="float">
            <text:p>6045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4" calcext:value-type="float">
            <text:p>6044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" calcext:value-type="float">
            <text:p>24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2-25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6" calcext:value-type="float">
            <text:p>101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" calcext:value-type="float">
            <text:p>614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2-60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7" calcext:value-type="float">
            <text:p>6027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6" calcext:value-type="float">
            <text:p>1016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" calcext:value-type="float">
            <text:p>247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7T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6" calcext:value-type="float">
            <text:p>6826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1" calcext:value-type="float">
            <text:p>6821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7P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7C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85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9" calcext:value-type="float">
            <text:p>2349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P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T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8" calcext:value-type="float">
            <text:p>3428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" calcext:value-type="float">
            <text:p>4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44" calcext:value-type="float">
            <text:p>684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4" calcext:value-type="float">
            <text:p>681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2" calcext:value-type="float">
            <text:p>1872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2T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6" calcext:value-type="float">
            <text:p>1876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5W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7" calcext:value-type="float">
            <text:p>6817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8" calcext:value-type="float">
            <text:p>2358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72" calcext:value-type="float">
            <text:p>3672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P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C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82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64" calcext:value-type="float">
            <text:p>464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1" calcext:value-type="float">
            <text:p>2561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3" calcext:value-type="float">
            <text:p>2563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0" calcext:value-type="float">
            <text:p>354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75" calcext:value-type="float">
            <text:p>17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5" calcext:value-type="float">
            <text:p>1055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4" calcext:value-type="float">
            <text:p>6044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4" calcext:value-type="float">
            <text:p>6404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86" calcext:value-type="float">
            <text:p>3386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4T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5" calcext:value-type="float">
            <text:p>225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9" calcext:value-type="float">
            <text:p>6219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" calcext:value-type="float">
            <text:p>243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3W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P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C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30" calcext:value-type="float">
            <text:p>683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0" calcext:value-type="float">
            <text:p>682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20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6" calcext:value-type="float">
            <text:p>6826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1" calcext:value-type="float">
            <text:p>6821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7" calcext:value-type="float">
            <text:p>6817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8" calcext:value-type="float">
            <text:p>3428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40-100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9" calcext:value-type="float">
            <text:p>3429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0" calcext:value-type="float">
            <text:p>6640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4" calcext:value-type="float">
            <text:p>6824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9" calcext:value-type="float">
            <text:p>2349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0" calcext:value-type="float">
            <text:p>354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5" calcext:value-type="float">
            <text:p>3535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8" calcext:value-type="float">
            <text:p>2358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0" calcext:value-type="float">
            <text:p>110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72" calcext:value-type="float">
            <text:p>3672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0" calcext:value-type="float">
            <text:p>260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6" calcext:value-type="float">
            <text:p>3366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357-50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0A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4" calcext:value-type="float">
            <text:p>11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HO set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50T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6" calcext:value-type="float">
            <text:p>6406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nlettered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09" calcext:value-type="float">
            <text:p>3409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76" calcext:value-type="float">
            <text:p>6076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nlettered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5" calcext:value-type="float">
            <text:p>1065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0" calcext:value-type="float">
            <text:p>663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0" calcext:value-type="float">
            <text:p>648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0" calcext:value-type="float">
            <text:p>612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" calcext:value-type="float">
            <text:p>246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4T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5" calcext:value-type="float">
            <text:p>6405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0" calcext:value-type="float">
            <text:p>23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09" calcext:value-type="float">
            <text:p>3509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0" calcext:value-type="float">
            <text:p>605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8" calcext:value-type="float">
            <text:p>6058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9" calcext:value-type="float">
            <text:p>229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" calcext:value-type="float">
            <text:p>23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30" calcext:value-type="float">
            <text:p>6830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4" calcext:value-type="float">
            <text:p>6814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C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5" calcext:value-type="float">
            <text:p>640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" calcext:value-type="float">
            <text:p>236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0" calcext:value-type="float">
            <text:p>6050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1" calcext:value-type="float">
            <text:p>231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" calcext:value-type="float">
            <text:p>616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9" calcext:value-type="float">
            <text:p>2359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5" calcext:value-type="float">
            <text:p>3535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5" calcext:value-type="float">
            <text:p>3545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8" calcext:value-type="float">
            <text:p>448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9" calcext:value-type="float">
            <text:p>109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1" calcext:value-type="float">
            <text:p>2561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3" calcext:value-type="float">
            <text:p>2563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2" calcext:value-type="float">
            <text:p>222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0" calcext:value-type="float">
            <text:p>3510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76" calcext:value-type="float">
            <text:p>6076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0" calcext:value-type="float">
            <text:p>6120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75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2" calcext:value-type="float">
            <text:p>6502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3" calcext:value-type="float">
            <text:p>633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" calcext:value-type="float">
            <text:p>236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50T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7" calcext:value-type="float">
            <text:p>3357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" calcext:value-type="float">
            <text:p>232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" calcext:value-type="float">
            <text:p>233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09" calcext:value-type="float">
            <text:p>3509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5" calcext:value-type="float">
            <text:p>2365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1" calcext:value-type="float">
            <text:p>6501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50-110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9P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9C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1" calcext:value-type="float">
            <text:p>6501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" calcext:value-type="float">
            <text:p>616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0" calcext:value-type="float">
            <text:p>6500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235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9" calcext:value-type="float">
            <text:p>2359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2" calcext:value-type="float">
            <text:p>1872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2T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6" calcext:value-type="float">
            <text:p>1876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5W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70" calcext:value-type="float">
            <text:p>470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2" calcext:value-type="float">
            <text:p>1062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9-25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76-100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09" calcext:value-type="float">
            <text:p>3309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76-75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75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50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76-25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" calcext:value-type="float">
            <text:p>634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7" calcext:value-type="float">
            <text:p>6407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7" calcext:value-type="float">
            <text:p>237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50-11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8" calcext:value-type="float">
            <text:p>6408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8" calcext:value-type="float">
            <text:p>238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822-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4-1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76-75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3P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C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619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70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349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830-75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7" calcext:value-type="float">
            <text:p>6407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9" calcext:value-type="float">
            <text:p>6469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2" calcext:value-type="float">
            <text:p>6502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9" calcext:value-type="float">
            <text:p>6469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7" calcext:value-type="float">
            <text:p>6447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" calcext:value-type="float">
            <text:p>617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60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9" calcext:value-type="float">
            <text:p>6429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8" calcext:value-type="float">
            <text:p>448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110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250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25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2" calcext:value-type="float">
            <text:p>1062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125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09" calcext:value-type="float">
            <text:p>3309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25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100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75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8" calcext:value-type="float">
            <text:p>238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0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7" calcext:value-type="float">
            <text:p>237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0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3P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3T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5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P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T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4" calcext:value-type="float">
            <text:p>2404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5" calcext:value-type="float">
            <text:p>2405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6" calcext:value-type="float">
            <text:p>2406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2-5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2-5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73W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110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" calcext:value-type="float">
            <text:p>112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ZW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2T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4" calcext:value-type="float">
            <text:p>3364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" calcext:value-type="float">
            <text:p>634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9" calcext:value-type="float">
            <text:p>23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T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9" calcext:value-type="float">
            <text:p>23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6" calcext:value-type="float">
            <text:p>2346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8" calcext:value-type="float">
            <text:p>6428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2" calcext:value-type="float">
            <text:p>2322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75" office:value-type="float" office:value="3662" calcext:value-type="float">
            <text:p>3662</text:p>
          </table:table-cell>
          <table:table-cell table:style-name="ce74"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table:style-name="ce71"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P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T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8" calcext:value-type="float">
            <text:p>2408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9" calcext:value-type="float">
            <text:p>2409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0" calcext:value-type="float">
            <text:p>2410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7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1" calcext:value-type="float">
            <text:p>6431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2" calcext:value-type="float">
            <text:p>23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T0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2" calcext:value-type="float">
            <text:p>1122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0" calcext:value-type="float">
            <text:p>26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4" calcext:value-type="float">
            <text:p>2024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" calcext:value-type="float">
            <text:p>64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8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8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1P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1T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410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T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8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410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1" table:number-rows-repeated="10447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nent" table:style-name="ta3">
        <office:forms form:automatic-focus="false" form:apply-design-mode="false"/>
        <table:table-column table:style-name="co12" table:default-cell-style-name="ce19"/>
        <table:table-column table:style-name="co13" table:default-cell-style-name="ce26"/>
        <table:table-column table:style-name="co9" table:number-columns-repeated="16382" table:default-cell-style-name="Default"/>
        <table:table-row table:style-name="ro1">
          <table:table-cell table:style-name="ce17" office:value-type="string" calcext:value-type="string">
            <text:p>number</text:p>
          </table:table-cell>
          <table:table-cell table:style-name="ce24" office:value-type="string" calcext:value-type="string">
            <text:p>description</text:p>
          </table:table-cell>
          <table:table-cell table:style-name="ce17" office:value-type="string" calcext:value-type="string">
            <text:p>gaug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</text:p>
          </table:table-cell>
          <table:table-cell table:number-columns-repeated="16379"/>
        </table:table-row>
        <table:table-row table:style-name="ro3">
          <table:table-cell table:style-name="ce76" office:value-type="float" office:value="44" calcext:value-type="float">
            <text:p>44</text:p>
          </table:table-cell>
          <table:table-cell table:style-name="ce81" office:value-type="string" calcext:value-type="string">
            <text:p>locomotive, missile launcher, U.S. Army</text:p>
          </table:table-cell>
          <table:table-cell table:style-name="ce76" office:value-type="string" calcext:value-type="string">
            <text:p>O</text:p>
          </table:table-cell>
          <table:table-cell table:formula="of:=VLOOKUP([.A2];[$Relationship.$A$2:.$B$3838];2;0)" office:value-type="float" office:value="2527" calcext:value-type="float">
            <text:p>2527</text:p>
          </table:table-cell>
          <table:table-cell table:formula="of:=VLOOKUP([.A2];[$images.$A$2:.$B$233];2;0)" office:value-type="string" office:string-value="44_web.jpg" calcext:value-type="string">
            <text:p>44_web.jpg</text:p>
          </table:table-cell>
          <table:table-cell table:number-columns-repeated="16379"/>
        </table:table-row>
        <table:table-row table:style-name="ro3">
          <table:table-cell table:style-name="ce76" office:value-type="float" office:value="45" calcext:value-type="float">
            <text:p>45</text:p>
          </table:table-cell>
          <table:table-cell table:style-name="ce81" office:value-type="string" calcext:value-type="string">
            <text:p>locomotive, missile launcher, U.S.M.C.</text:p>
          </table:table-cell>
          <table:table-cell table:style-name="ce76" office:value-type="string" calcext:value-type="string">
            <text:p>0-27</text:p>
          </table:table-cell>
          <table:table-cell table:formula="of:=VLOOKUP([.A3];[$Relationship.$A$2:.$B$3838];2;0)" office:value-type="float" office:value="1805" calcext:value-type="float">
            <text:p>1805</text:p>
          </table:table-cell>
          <table:table-cell table:formula="of:=VLOOKUP([.A3];[$images.$A$2:.$B$233];2;0)" office:value-type="string" office:string-value="45_web.jpg" calcext:value-type="string">
            <text:p>4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88" calcext:value-type="float">
            <text:p>88</text:p>
          </table:table-cell>
          <table:table-cell table:style-name="ce82" office:value-type="string" calcext:value-type="string">
            <text:p>controller, reversing</text:p>
          </table:table-cell>
          <table:table-cell table:style-name="ce39"/>
          <table:table-cell table:formula="of:=VLOOKUP([.A4];[$Relationship.$A$2:.$B$3838];2;0)" office:value-type="string" office:string-value="2120S" calcext:value-type="string">
            <text:p>2120S</text:p>
          </table:table-cell>
          <table:table-cell table:formula="of:=VLOOKUP([.A4];[$images.$A$2:.$B$233];2;0)" office:value-type="string" office:string-value="88_web.jpg" calcext:value-type="string">
            <text:p>88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97" calcext:value-type="float">
            <text:p>97</text:p>
          </table:table-cell>
          <table:table-cell table:style-name="ce82" office:value-type="string" calcext:value-type="string">
            <text:p>coal elevator, operating</text:p>
          </table:table-cell>
          <table:table-cell table:style-name="ce39"/>
          <table:table-cell table:formula="of:=VLOOKUP([.A5];[$Relationship.$A$2:.$B$3838];2;0)" office:value-type="string" office:string-value="4110WS" calcext:value-type="string">
            <text:p>4110WS</text:p>
          </table:table-cell>
          <table:table-cell table:formula="of:=VLOOKUP([.A5];[$images.$A$2:.$B$233];2;0)" office:value-type="string" office:string-value="97_web.jpg" calcext:value-type="string">
            <text:p>9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109" calcext:value-type="float">
            <text:p>109</text:p>
          </table:table-cell>
          <table:table-cell table:style-name="ce82" office:value-type="string" calcext:value-type="string">
            <text:p>trestle set, 12 piece</text:p>
          </table:table-cell>
          <table:table-cell table:style-name="ce39"/>
          <table:table-cell table:formula="of:=VLOOKUP([.A6];[$Relationship.$A$2:.$B$3838];2;0)" office:value-type="float" office:value="2574" calcext:value-type="float">
            <text:p>2574</text:p>
          </table:table-cell>
          <table:table-cell table:formula="of:=VLOOKUP([.A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0" calcext:value-type="float">
            <text:p>110</text:p>
          </table:table-cell>
          <table:table-cell table:style-name="ce82" office:value-type="string" calcext:value-type="string">
            <text:p>trestle set, graduated</text:p>
          </table:table-cell>
          <table:table-cell table:style-name="ce39"/>
          <table:table-cell table:formula="of:=VLOOKUP([.A7];[$Relationship.$A$2:.$B$3838];2;0)" office:value-type="string" office:string-value="2551W" calcext:value-type="string">
            <text:p>2551W</text:p>
          </table:table-cell>
          <table:table-cell table:formula="of:=VLOOKUP([.A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2" calcext:value-type="float">
            <text:p>112</text:p>
          </table:table-cell>
          <table:table-cell table:style-name="ce82" office:value-type="string" calcext:value-type="string">
            <text:p>switches, pair</text:p>
          </table:table-cell>
          <table:table-cell table:style-name="ce39" office:value-type="string" calcext:value-type="string">
            <text:p>O</text:p>
          </table:table-cell>
          <table:table-cell table:formula="of:=VLOOKUP([.A8];[$Relationship.$A$2:.$B$3838];2;0)" office:value-type="float" office:value="13150" calcext:value-type="float">
            <text:p>13150</text:p>
          </table:table-cell>
          <table:table-cell table:formula="of:=VLOOKUP([.A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4" calcext:value-type="float">
            <text:p>114</text:p>
          </table:table-cell>
          <table:table-cell table:style-name="ce82" office:value-type="string" calcext:value-type="string">
            <text:p>engine house</text:p>
          </table:table-cell>
          <table:table-cell table:style-name="ce39" office:value-type="string" calcext:value-type="string">
            <text:p>HO</text:p>
          </table:table-cell>
          <table:table-cell table:formula="of:=VLOOKUP([.A9];[$Relationship.$A$2:.$B$3838];2;0)" office:value-type="string" office:string-value="2555W" calcext:value-type="string">
            <text:p>2555W</text:p>
          </table:table-cell>
          <table:table-cell table:formula="of:=VLOOKUP([.A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47" calcext:value-type="float">
            <text:p>147</text:p>
          </table:table-cell>
          <table:table-cell table:style-name="ce82" office:value-type="string" calcext:value-type="string">
            <text:p>controller, horn or whistle</text:p>
          </table:table-cell>
          <table:table-cell table:style-name="ce39"/>
          <table:table-cell table:formula="of:=VLOOKUP([.A10];[$Relationship.$A$2:.$B$3838];2;0)" office:value-type="float" office:value="1645" calcext:value-type="float">
            <text:p>1645</text:p>
          </table:table-cell>
          <table:table-cell table:formula="of:=VLOOKUP([.A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64" calcext:value-type="float">
            <text:p>164</text:p>
          </table:table-cell>
          <table:table-cell table:style-name="ce82" office:value-type="string" calcext:value-type="string">
            <text:p>lumber shed</text:p>
          </table:table-cell>
          <table:table-cell table:style-name="ce39"/>
          <table:table-cell table:formula="of:=VLOOKUP([.A11];[$Relationship.$A$2:.$B$3838];2;0)" office:value-type="string" office:string-value="1421WS" calcext:value-type="string">
            <text:p>1421WS</text:p>
          </table:table-cell>
          <table:table-cell table:formula="of:=VLOOKUP([.A11];[$images.$A$2:.$B$233];2;0)" office:value-type="string" office:string-value="164_web.jpg" calcext:value-type="string">
            <text:p>164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167" calcext:value-type="float">
            <text:p>167</text:p>
          </table:table-cell>
          <table:table-cell table:style-name="ce82" office:value-type="string" calcext:value-type="string">
            <text:p>whistle controller</text:p>
          </table:table-cell>
          <table:table-cell table:style-name="ce39"/>
          <table:table-cell table:formula="of:=VLOOKUP([.A12];[$Relationship.$A$2:.$B$3838];2;0)" office:value-type="string" office:string-value="463W" calcext:value-type="string">
            <text:p>463W</text:p>
          </table:table-cell>
          <table:table-cell table:formula="of:=VLOOKUP([.A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175" calcext:value-type="float">
            <text:p>175</text:p>
          </table:table-cell>
          <table:table-cell table:style-name="ce82" office:value-type="string" calcext:value-type="string">
            <text:p>rocket launcher</text:p>
          </table:table-cell>
          <table:table-cell table:style-name="ce39"/>
          <table:table-cell table:formula="of:=VLOOKUP([.A13];[$Relationship.$A$2:.$B$3838];2;0)" office:value-type="string" office:string-value="2545WS" calcext:value-type="string">
            <text:p>2545WS</text:p>
          </table:table-cell>
          <table:table-cell table:formula="of:=VLOOKUP([.A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202" calcext:value-type="float">
            <text:p>202</text:p>
          </table:table-cell>
          <table:table-cell table:style-name="ce82" office:value-type="string" calcext:value-type="string">
            <text:p>locomotive, diesel, A unit, UP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4];[$Relationship.$A$2:.$B$3838];2;0)" office:value-type="float" office:value="1569" calcext:value-type="float">
            <text:p>1569</text:p>
          </table:table-cell>
          <table:table-cell table:formula="of:=VLOOKUP([.A14];[$images.$A$2:.$B$233];2;0)" office:value-type="string" office:string-value="202_web.jpg" calcext:value-type="string">
            <text:p>202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12" calcext:value-type="float">
            <text:p>212</text:p>
          </table:table-cell>
          <table:table-cell table:style-name="ce82" office:value-type="string" calcext:value-type="string">
            <text:p>locomotive, diesel, A unit, U.S.M.C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5];[$Relationship.$A$2:.$B$3838];2;0)" office:value-type="float" office:value="1591" calcext:value-type="float">
            <text:p>1591</text:p>
          </table:table-cell>
          <table:table-cell table:formula="of:=VLOOKUP([.A15];[$images.$A$2:.$B$233];2;0)" office:value-type="string" office:string-value="212_web.jpg" calcext:value-type="string">
            <text:p>212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16" calcext:value-type="float">
            <text:p>216</text:p>
          </table:table-cell>
          <table:table-cell table:style-name="ce82" office:value-type="string" calcext:value-type="string">
            <text:p>locomotive, diesel, A unit, Burlington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6];[$Relationship.$A$2:.$B$3838];2;0)" office:value-type="float" office:value="1600" calcext:value-type="float">
            <text:p>1600</text:p>
          </table:table-cell>
          <table:table-cell table:formula="of:=VLOOKUP([.A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221" calcext:value-type="float">
            <text:p>221</text:p>
          </table:table-cell>
          <table:table-cell table:style-name="ce82" office:value-type="string" calcext:value-type="string">
            <text:p>locomotive, diesel, A unit, Denver &amp; Rio Grande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7];[$Relationship.$A$2:.$B$3838];2;0)" office:value-type="float" office:value="1400" calcext:value-type="float">
            <text:p>1400</text:p>
          </table:table-cell>
          <table:table-cell table:formula="of:=VLOOKUP([.A17];[$images.$A$2:.$B$233];2;0)" office:value-type="string" office:string-value="221_NYC_web.jpg" calcext:value-type="string">
            <text:p>221_NYC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22" calcext:value-type="float">
            <text:p>222</text:p>
          </table:table-cell>
          <table:table-cell table:style-name="ce82" office:value-type="string" calcext:value-type="string">
            <text:p>locomotive, diesel, A unit, Rio Grande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8];[$Relationship.$A$2:.$B$3838];2;0)" office:value-type="float" office:value="11011" calcext:value-type="float">
            <text:p>11011</text:p>
          </table:table-cell>
          <table:table-cell table:formula="of:=VLOOKUP([.A18];[$images.$A$2:.$B$233];2;0)" office:value-type="string" office:string-value="222_web.jpg" calcext:value-type="string">
            <text:p>22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24" calcext:value-type="float">
            <text:p>224</text:p>
          </table:table-cell>
          <table:table-cell table:style-name="ce82" office:value-type="string" calcext:value-type="string">
            <text:p>locomotive</text:p>
          </table:table-cell>
          <table:table-cell table:style-name="ce39" office:value-type="string" calcext:value-type="string">
            <text:p>O</text:p>
          </table:table-cell>
          <table:table-cell table:formula="of:=VLOOKUP([.A19];[$Relationship.$A$2:.$B$3838];2;0)" office:value-type="string" office:string-value="463W" calcext:value-type="string">
            <text:p>463W</text:p>
          </table:table-cell>
          <table:table-cell table:formula="of:=VLOOKUP([.A19];[$images.$A$2:.$B$233];2;0)" office:value-type="string" office:string-value="224_web.jpg" calcext:value-type="string">
            <text:p>22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25" calcext:value-type="float">
            <text:p>225</text:p>
          </table:table-cell>
          <table:table-cell table:style-name="ce82" office:value-type="string" calcext:value-type="string">
            <text:p>locomotive, diesel, A unit, C &amp; O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0];[$Relationship.$A$2:.$B$3838];2;0)" office:value-type="float" office:value="1629" calcext:value-type="float">
            <text:p>1629</text:p>
          </table:table-cell>
          <table:table-cell table:formula="of:=VLOOKUP([.A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29" calcext:value-type="float">
            <text:p>229</text:p>
          </table:table-cell>
          <table:table-cell table:style-name="ce82" office:value-type="string" calcext:value-type="string">
            <text:p>locomotive, diesel, A unit, M &amp; SL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1];[$Relationship.$A$2:.$B$3838];2;0)" office:value-type="float" office:value="1645" calcext:value-type="float">
            <text:p>1645</text:p>
          </table:table-cell>
          <table:table-cell table:formula="of:=VLOOKUP([.A21];[$images.$A$2:.$B$233];2;0)" office:value-type="string" office:string-value="229_web.jpg" calcext:value-type="string">
            <text:p>229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30" calcext:value-type="float">
            <text:p>230</text:p>
          </table:table-cell>
          <table:table-cell table:style-name="ce82" office:value-type="string" calcext:value-type="string">
            <text:p>locomotive, diesel, A unit, C &amp; O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2];[$Relationship.$A$2:.$B$3838];2;0)" office:value-type="float" office:value="1643" calcext:value-type="float">
            <text:p>1643</text:p>
          </table:table-cell>
          <table:table-cell table:formula="of:=VLOOKUP([.A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1" calcext:value-type="float">
            <text:p>231</text:p>
          </table:table-cell>
          <table:table-cell table:style-name="ce82" office:value-type="string" calcext:value-type="string">
            <text:p>locomotive, diesel, A unit, Rock Island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3];[$Relationship.$A$2:.$B$3838];2;0)" office:value-type="float" office:value="1810" calcext:value-type="float">
            <text:p>1810</text:p>
          </table:table-cell>
          <table:table-cell table:formula="of:=VLOOKUP([.A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2" calcext:value-type="float">
            <text:p>232</text:p>
          </table:table-cell>
          <table:table-cell table:style-name="ce82" office:value-type="string" calcext:value-type="string">
            <text:p>locomotive, diesel, A unit, New Haven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4];[$Relationship.$A$2:.$B$3838];2;0)" office:value-type="float" office:value="11232" calcext:value-type="float">
            <text:p>11232</text:p>
          </table:table-cell>
          <table:table-cell table:formula="of:=VLOOKUP([.A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3" calcext:value-type="float">
            <text:p>233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5];[$Relationship.$A$2:.$B$3838];2;0)" office:value-type="float" office:value="1646" calcext:value-type="float">
            <text:p>1646</text:p>
          </table:table-cell>
          <table:table-cell table:formula="of:=VLOOKUP([.A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6" calcext:value-type="float">
            <text:p>236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6];[$Relationship.$A$2:.$B$3838];2;0)" office:value-type="float" office:value="1652" calcext:value-type="float">
            <text:p>1652</text:p>
          </table:table-cell>
          <table:table-cell table:formula="of:=VLOOKUP([.A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7" calcext:value-type="float">
            <text:p>237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7];[$Relationship.$A$2:.$B$3838];2;0)" office:value-type="float" office:value="11351" calcext:value-type="float">
            <text:p>11351</text:p>
          </table:table-cell>
          <table:table-cell table:formula="of:=VLOOKUP([.A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8" calcext:value-type="float">
            <text:p>238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8];[$Relationship.$A$2:.$B$3838];2;0)" office:value-type="float" office:value="11375" calcext:value-type="float">
            <text:p>11375</text:p>
          </table:table-cell>
          <table:table-cell table:formula="of:=VLOOKUP([.A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9" calcext:value-type="float">
            <text:p>239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9];[$Relationship.$A$2:.$B$3838];2;0)" office:value-type="float" office:value="11540" calcext:value-type="float">
            <text:p>11540</text:p>
          </table:table-cell>
          <table:table-cell table:formula="of:=VLOOKUP([.A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2" calcext:value-type="float">
            <text:p>242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0];[$Relationship.$A$2:.$B$3838];2;0)" office:value-type="float" office:value="11201" calcext:value-type="float">
            <text:p>11201</text:p>
          </table:table-cell>
          <table:table-cell table:formula="of:=VLOOKUP([.A30];[$images.$A$2:.$B$233];2;0)" office:value-type="string" office:string-value="242_web.jpg" calcext:value-type="string">
            <text:p>24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43" calcext:value-type="float">
            <text:p>243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1];[$Relationship.$A$2:.$B$3838];2;0)" office:value-type="string" office:string-value="1631WS" calcext:value-type="string">
            <text:p>1631WS</text:p>
          </table:table-cell>
          <table:table-cell table:formula="of:=VLOOKUP([.A31];[$images.$A$2:.$B$233];2;0)" office:value-type="string" office:string-value="243_web.jpg" calcext:value-type="string">
            <text:p>243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44" calcext:value-type="float">
            <text:p>244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2];[$Relationship.$A$2:.$B$3838];2;0)" office:value-type="string" office:string-value="1627S" calcext:value-type="string">
            <text:p>1627S</text:p>
          </table:table-cell>
          <table:table-cell table:formula="of:=VLOOKUP([.A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6" calcext:value-type="float">
            <text:p>246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3];[$Relationship.$A$2:.$B$3838];2;0)" office:value-type="float" office:value="1609" calcext:value-type="float">
            <text:p>1609</text:p>
          </table:table-cell>
          <table:table-cell table:formula="of:=VLOOKUP([.A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7" calcext:value-type="float">
            <text:p>247</text:p>
          </table:table-cell>
          <table:table-cell table:style-name="ce82" office:value-type="string" calcext:value-type="string">
            <text:p>locomotive, 2-4-2, blue-striped</text:p>
          </table:table-cell>
          <table:table-cell table:style-name="ce39" office:value-type="string" calcext:value-type="string">
            <text:p>0-27</text:p>
          </table:table-cell>
          <table:table-cell table:formula="of:=VLOOKUP([.A34];[$Relationship.$A$2:.$B$3838];2;0)" office:value-type="string" office:string-value="1613S" calcext:value-type="string">
            <text:p>1613S</text:p>
          </table:table-cell>
          <table:table-cell table:formula="of:=VLOOKUP([.A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9" calcext:value-type="float">
            <text:p>249</text:p>
          </table:table-cell>
          <table:table-cell table:style-name="ce82" office:value-type="string" calcext:value-type="string">
            <text:p>locomotive, red-striped, 2-4-2</text:p>
          </table:table-cell>
          <table:table-cell table:style-name="ce39" office:value-type="string" calcext:value-type="string">
            <text:p>0-27</text:p>
          </table:table-cell>
          <table:table-cell table:formula="of:=VLOOKUP([.A35];[$Relationship.$A$2:.$B$3838];2;0)" office:value-type="float" office:value="1590" calcext:value-type="float">
            <text:p>1590</text:p>
          </table:table-cell>
          <table:table-cell table:formula="of:=VLOOKUP([.A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50" calcext:value-type="float">
            <text:p>250</text:p>
          </table:table-cell>
          <table:table-cell table:style-name="ce82" office:value-type="string" calcext:value-type="string">
            <text:p>locomotive, 2-4-2</text:p>
          </table:table-cell>
          <table:table-cell table:style-name="ce39"/>
          <table:table-cell table:formula="of:=VLOOKUP([.A36];[$Relationship.$A$2:.$B$3838];2;0)" office:value-type="float" office:value="1573" calcext:value-type="float">
            <text:p>1573</text:p>
          </table:table-cell>
          <table:table-cell table:formula="of:=VLOOKUP([.A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60" calcext:value-type="float">
            <text:p>260</text:p>
          </table:table-cell>
          <table:table-cell table:style-name="ce82" office:value-type="string" calcext:value-type="string">
            <text:p>bumper, illuminated</text:p>
          </table:table-cell>
          <table:table-cell table:style-name="ce39"/>
          <table:table-cell table:formula="of:=VLOOKUP([.A37];[$Relationship.$A$2:.$B$3838];2;0)" office:value-type="string" office:string-value="2553W" calcext:value-type="string">
            <text:p>2553W</text:p>
          </table:table-cell>
          <table:table-cell table:formula="of:=VLOOKUP([.A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64" calcext:value-type="float">
            <text:p>264</text:p>
          </table:table-cell>
          <table:table-cell table:style-name="ce82" office:value-type="string" calcext:value-type="string">
            <text:p>forklift loader, operating</text:p>
          </table:table-cell>
          <table:table-cell table:style-name="ce39"/>
          <table:table-cell table:formula="of:=VLOOKUP([.A38];[$Relationship.$A$2:.$B$3838];2;0)" office:value-type="string" office:string-value="2297WS" calcext:value-type="string">
            <text:p>2297WS</text:p>
          </table:table-cell>
          <table:table-cell table:formula="of:=VLOOKUP([.A38];[$images.$A$2:.$B$233];2;0)" office:value-type="string" office:string-value="264_web.jpg" calcext:value-type="string">
            <text:p>2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42" calcext:value-type="float">
            <text:p>342</text:p>
          </table:table-cell>
          <table:table-cell table:style-name="ce82" office:value-type="string" calcext:value-type="string">
            <text:p>culvert loader</text:p>
          </table:table-cell>
          <table:table-cell table:style-name="ce39"/>
          <table:table-cell table:formula="of:=VLOOKUP([.A39];[$Relationship.$A$2:.$B$3838];2;0)" office:value-type="string" office:string-value="2273W" calcext:value-type="string">
            <text:p>2273W</text:p>
          </table:table-cell>
          <table:table-cell table:formula="of:=VLOOKUP([.A39];[$images.$A$2:.$B$233];2;0)" office:value-type="string" office:string-value="342_web.jpg" calcext:value-type="string">
            <text:p>34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45" calcext:value-type="float">
            <text:p>345</text:p>
          </table:table-cell>
          <table:table-cell table:style-name="ce82" office:value-type="string" calcext:value-type="string">
            <text:p>culvert unloader</text:p>
          </table:table-cell>
          <table:table-cell table:style-name="ce39"/>
          <table:table-cell table:formula="of:=VLOOKUP([.A40];[$Relationship.$A$2:.$B$3838];2;0)" office:value-type="string" office:string-value="2297WS" calcext:value-type="string">
            <text:p>2297WS</text:p>
          </table:table-cell>
          <table:table-cell table:formula="of:=VLOOKUP([.A40];[$images.$A$2:.$B$233];2;0)" office:value-type="string" office:string-value="345_web.jpg" calcext:value-type="string">
            <text:p>34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62" calcext:value-type="float">
            <text:p>362</text:p>
          </table:table-cell>
          <table:table-cell table:style-name="ce82" office:value-type="string" calcext:value-type="string">
            <text:p>barrel loader</text:p>
          </table:table-cell>
          <table:table-cell table:style-name="ce39"/>
          <table:table-cell table:formula="of:=VLOOKUP([.A41];[$Relationship.$A$2:.$B$3838];2;0)" office:value-type="string" office:string-value="" calcext:value-type="error">
            <text:p>#N/A</text:p>
          </table:table-cell>
          <table:table-cell table:formula="of:=VLOOKUP([.A41];[$images.$A$2:.$B$233];2;0)" office:value-type="string" office:string-value="362_web.jpg" calcext:value-type="string">
            <text:p>36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64" calcext:value-type="float">
            <text:p>364</text:p>
          </table:table-cell>
          <table:table-cell table:style-name="ce82" office:value-type="string" calcext:value-type="string">
            <text:p>lumber loader, conveyor</text:p>
          </table:table-cell>
          <table:table-cell table:style-name="ce39"/>
          <table:table-cell table:formula="of:=VLOOKUP([.A42];[$Relationship.$A$2:.$B$3838];2;0)" office:value-type="string" office:string-value="" calcext:value-type="error">
            <text:p>#N/A</text:p>
          </table:table-cell>
          <table:table-cell table:formula="of:=VLOOKUP([.A42];[$images.$A$2:.$B$233];2;0)" office:value-type="string" office:string-value="364_web.jpg" calcext:value-type="string">
            <text:p>3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00" calcext:value-type="float">
            <text:p>400</text:p>
          </table:table-cell>
          <table:table-cell table:style-name="ce82" office:value-type="string" calcext:value-type="string">
            <text:p>locomotive, diesel Budd RDC car, passenger car</text:p>
          </table:table-cell>
          <table:table-cell table:style-name="ce39" office:value-type="string" calcext:value-type="string">
            <text:p>O</text:p>
          </table:table-cell>
          <table:table-cell table:formula="of:=VLOOKUP([.A43];[$Relationship.$A$2:.$B$3838];2;0)" office:value-type="string" office:string-value="2502W" calcext:value-type="string">
            <text:p>2502W</text:p>
          </table:table-cell>
          <table:table-cell table:formula="of:=VLOOKUP([.A43];[$images.$A$2:.$B$233];2;0)" office:value-type="string" office:string-value="400_web.jpg" calcext:value-type="string">
            <text:p>40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04" calcext:value-type="float">
            <text:p>404</text:p>
          </table:table-cell>
          <table:table-cell table:style-name="ce82" office:value-type="string" calcext:value-type="string">
            <text:p>locomotive, diesel Budd RDC car, mail-baggage </text:p>
          </table:table-cell>
          <table:table-cell table:style-name="ce39" office:value-type="string" calcext:value-type="string">
            <text:p>O</text:p>
          </table:table-cell>
          <table:table-cell table:formula="of:=VLOOKUP([.A44];[$Relationship.$A$2:.$B$3838];2;0)" office:value-type="string" office:string-value="2276W" calcext:value-type="string">
            <text:p>2276W</text:p>
          </table:table-cell>
          <table:table-cell table:formula="of:=VLOOKUP([.A44];[$images.$A$2:.$B$233];2;0)" office:value-type="string" office:string-value="404_web.jpg" calcext:value-type="string">
            <text:p>40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48" calcext:value-type="float">
            <text:p>448</text:p>
          </table:table-cell>
          <table:table-cell table:style-name="ce82" office:value-type="string" calcext:value-type="string">
            <text:p>range set, millile firing, with 6448 exploding boxcar</text:p>
          </table:table-cell>
          <table:table-cell table:style-name="ce39"/>
          <table:table-cell table:formula="of:=VLOOKUP([.A45];[$Relationship.$A$2:.$B$3838];2;0)" office:value-type="float" office:value="2574" calcext:value-type="float">
            <text:p>2574</text:p>
          </table:table-cell>
          <table:table-cell table:formula="of:=VLOOKUP([.A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456" calcext:value-type="float">
            <text:p>456</text:p>
          </table:table-cell>
          <table:table-cell table:style-name="ce82" office:value-type="string" calcext:value-type="string">
            <text:p>coal ramp</text:p>
          </table:table-cell>
          <table:table-cell table:style-name="ce39"/>
          <table:table-cell table:formula="of:=VLOOKUP([.A46];[$Relationship.$A$2:.$B$3838];2;0)" office:value-type="string" office:string-value="" calcext:value-type="error">
            <text:p>#N/A</text:p>
          </table:table-cell>
          <table:table-cell table:formula="of:=VLOOKUP([.A46];[$images.$A$2:.$B$233];2;0)" office:value-type="string" office:string-value="456_web.jpg" calcext:value-type="string">
            <text:p>456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64" calcext:value-type="float">
            <text:p>464</text:p>
          </table:table-cell>
          <table:table-cell table:style-name="ce82" office:value-type="string" calcext:value-type="string">
            <text:p>saw mill</text:p>
          </table:table-cell>
          <table:table-cell table:style-name="ce39"/>
          <table:table-cell table:formula="of:=VLOOKUP([.A47];[$Relationship.$A$2:.$B$3838];2;0)" office:value-type="string" office:string-value="2539WS" calcext:value-type="string">
            <text:p>2539WS</text:p>
          </table:table-cell>
          <table:table-cell table:formula="of:=VLOOKUP([.A47];[$images.$A$2:.$B$233];2;0)" office:value-type="string" office:string-value="464_web.jpg" calcext:value-type="string">
            <text:p>4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70" calcext:value-type="float">
            <text:p>470</text:p>
          </table:table-cell>
          <table:table-cell table:style-name="ce82" office:value-type="string" calcext:value-type="string">
            <text:p>missile launching platform with 6470 exploding boxcar</text:p>
          </table:table-cell>
          <table:table-cell table:style-name="ce39"/>
          <table:table-cell table:formula="of:=VLOOKUP([.A48];[$Relationship.$A$2:.$B$3838];2;0)" office:value-type="float" office:value="13058" calcext:value-type="float">
            <text:p>13058</text:p>
          </table:table-cell>
          <table:table-cell table:formula="of:=VLOOKUP([.A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520" calcext:value-type="float">
            <text:p>520</text:p>
          </table:table-cell>
          <table:table-cell table:style-name="ce82" office:value-type="string" calcext:value-type="string">
            <text:p>locomotive, GE box cab</text:p>
          </table:table-cell>
          <table:table-cell table:style-name="ce39"/>
          <table:table-cell table:formula="of:=VLOOKUP([.A49];[$Relationship.$A$2:.$B$3838];2;0)" office:value-type="float" office:value="1542" calcext:value-type="float">
            <text:p>1542</text:p>
          </table:table-cell>
          <table:table-cell table:formula="of:=VLOOKUP([.A49];[$images.$A$2:.$B$233];2;0)" office:value-type="string" office:string-value="520_web.jpg" calcext:value-type="string">
            <text:p>52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0" calcext:value-type="float">
            <text:p>600</text:p>
          </table:table-cell>
          <table:table-cell table:style-name="ce82" office:value-type="string" calcext:value-type="string">
            <text:p>locomotive, diesel switcher, MKT NW-2</text:p>
          </table:table-cell>
          <table:table-cell table:style-name="ce39" office:value-type="string" calcext:value-type="string">
            <text:p>0-27</text:p>
          </table:table-cell>
          <table:table-cell table:formula="of:=VLOOKUP([.A50];[$Relationship.$A$2:.$B$3838];2;0)" office:value-type="float" office:value="1525" calcext:value-type="float">
            <text:p>1525</text:p>
          </table:table-cell>
          <table:table-cell table:formula="of:=VLOOKUP([.A50];[$images.$A$2:.$B$233];2;0)" office:value-type="string" office:string-value="600_web.jpg" calcext:value-type="string">
            <text:p>60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1" calcext:value-type="float">
            <text:p>601</text:p>
          </table:table-cell>
          <table:table-cell table:style-name="ce82" office:value-type="string" calcext:value-type="string">
            <text:p>locomotive, diesel switcher, Seaboard NW-2</text:p>
          </table:table-cell>
          <table:table-cell table:style-name="ce39" office:value-type="string" calcext:value-type="string">
            <text:p>O</text:p>
          </table:table-cell>
          <table:table-cell table:formula="of:=VLOOKUP([.A51];[$Relationship.$A$2:.$B$3838];2;0)" office:value-type="string" office:string-value="2255W" calcext:value-type="string">
            <text:p>2255W</text:p>
          </table:table-cell>
          <table:table-cell table:formula="of:=VLOOKUP([.A51];[$images.$A$2:.$B$233];2;0)" office:value-type="string" office:string-value="601_web.jpg" calcext:value-type="string">
            <text:p>601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2" calcext:value-type="float">
            <text:p>602</text:p>
          </table:table-cell>
          <table:table-cell table:style-name="ce82" office:value-type="string" calcext:value-type="string">
            <text:p>locomotive, diesel switcher, Seaboard NW-2</text:p>
          </table:table-cell>
          <table:table-cell table:style-name="ce39" office:value-type="string" calcext:value-type="string">
            <text:p>0-27</text:p>
          </table:table-cell>
          <table:table-cell table:formula="of:=VLOOKUP([.A52];[$Relationship.$A$2:.$B$3838];2;0)" office:value-type="string" office:string-value="1585W" calcext:value-type="string">
            <text:p>1585W</text:p>
          </table:table-cell>
          <table:table-cell table:formula="of:=VLOOKUP([.A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0" calcext:value-type="float">
            <text:p>610</text:p>
          </table:table-cell>
          <table:table-cell table:style-name="ce82" office:value-type="string" calcext:value-type="string">
            <text:p>locomotive, diesel switcher, Erie NW-2 </text:p>
          </table:table-cell>
          <table:table-cell table:style-name="ce39" office:value-type="string" calcext:value-type="string">
            <text:p>0-27</text:p>
          </table:table-cell>
          <table:table-cell table:formula="of:=VLOOKUP([.A53];[$Relationship.$A$2:.$B$3838];2;0)" office:value-type="float" office:value="1001" calcext:value-type="float">
            <text:p>1001</text:p>
          </table:table-cell>
          <table:table-cell table:formula="of:=VLOOKUP([.A53];[$images.$A$2:.$B$233];2;0)" office:value-type="string" office:string-value="610_web.jpg" calcext:value-type="string">
            <text:p>61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1" calcext:value-type="float">
            <text:p>611</text:p>
          </table:table-cell>
          <table:table-cell table:style-name="ce82" office:value-type="string" calcext:value-type="string">
            <text:p>locomotive, diesel switcher, Jersey Central NW-2</text:p>
          </table:table-cell>
          <table:table-cell table:style-name="ce39" office:value-type="string" calcext:value-type="string">
            <text:p>0-27</text:p>
          </table:table-cell>
          <table:table-cell table:formula="of:=VLOOKUP([.A54];[$Relationship.$A$2:.$B$3838];2;0)" office:value-type="float" office:value="1581" calcext:value-type="float">
            <text:p>1581</text:p>
          </table:table-cell>
          <table:table-cell table:formula="of:=VLOOKUP([.A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3" calcext:value-type="float">
            <text:p>613</text:p>
          </table:table-cell>
          <table:table-cell table:style-name="ce82" office:value-type="string" calcext:value-type="string">
            <text:p>locomotive, diesel, switcher, Union Pacific NW-2</text:p>
          </table:table-cell>
          <table:table-cell table:style-name="ce39" office:value-type="string" calcext:value-type="string">
            <text:p>0-27</text:p>
          </table:table-cell>
          <table:table-cell table:formula="of:=VLOOKUP([.A55];[$Relationship.$A$2:.$B$3838];2;0)" office:value-type="float" office:value="1593" calcext:value-type="float">
            <text:p>1593</text:p>
          </table:table-cell>
          <table:table-cell table:formula="of:=VLOOKUP([.A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4" calcext:value-type="float">
            <text:p>614</text:p>
          </table:table-cell>
          <table:table-cell table:style-name="ce82" office:value-type="string" calcext:value-type="string">
            <text:p>locomotive, diesel, switcher, Alaskan NW-2</text:p>
          </table:table-cell>
          <table:table-cell table:style-name="ce39" office:value-type="string" calcext:value-type="string">
            <text:p>0-27</text:p>
          </table:table-cell>
          <table:table-cell table:formula="of:=VLOOKUP([.A56];[$Relationship.$A$2:.$B$3838];2;0)" office:value-type="float" office:value="1611" calcext:value-type="float">
            <text:p>1611</text:p>
          </table:table-cell>
          <table:table-cell table:formula="of:=VLOOKUP([.A56];[$images.$A$2:.$B$233];2;0)" office:value-type="string" office:string-value="614_web.jpg" calcext:value-type="string">
            <text:p>61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6" calcext:value-type="float">
            <text:p>616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39" office:value-type="string" calcext:value-type="string">
            <text:p>O</text:p>
          </table:table-cell>
          <table:table-cell table:formula="of:=VLOOKUP([.A57];[$Relationship.$A$2:.$B$3838];2;0)" office:value-type="float" office:value="2570" calcext:value-type="float">
            <text:p>2570</text:p>
          </table:table-cell>
          <table:table-cell table:formula="of:=VLOOKUP([.A57];[$images.$A$2:.$B$233];2;0)" office:value-type="string" office:string-value="616_web.jpg" calcext:value-type="string">
            <text:p>616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7" calcext:value-type="float">
            <text:p>617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39" office:value-type="string" calcext:value-type="string">
            <text:p>O</text:p>
          </table:table-cell>
          <table:table-cell table:formula="of:=VLOOKUP([.A58];[$Relationship.$A$2:.$B$3838];2;0)" office:value-type="float" office:value="13108" calcext:value-type="float">
            <text:p>13108</text:p>
          </table:table-cell>
          <table:table-cell table:formula="of:=VLOOKUP([.A58];[$images.$A$2:.$B$233];2;0)" office:value-type="string" office:string-value="617_web.jpg" calcext:value-type="string">
            <text:p>61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1" calcext:value-type="float">
            <text:p>621</text:p>
          </table:table-cell>
          <table:table-cell table:style-name="ce82" office:value-type="string" calcext:value-type="string">
            <text:p>locomotive, diesel NW-2 switcher, Jersey Central</text:p>
          </table:table-cell>
          <table:table-cell table:style-name="ce39" office:value-type="string" calcext:value-type="string">
            <text:p>0-27</text:p>
          </table:table-cell>
          <table:table-cell table:formula="of:=VLOOKUP([.A59];[$Relationship.$A$2:.$B$3838];2;0)" office:value-type="string" office:string-value="1551W" calcext:value-type="string">
            <text:p>1551W</text:p>
          </table:table-cell>
          <table:table-cell table:formula="of:=VLOOKUP([.A59];[$images.$A$2:.$B$233];2;0)" office:value-type="string" office:string-value="621_web.jpg" calcext:value-type="string">
            <text:p>621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2" calcext:value-type="float">
            <text:p>622</text:p>
          </table:table-cell>
          <table:table-cell table:style-name="ce82" office:value-type="string" calcext:value-type="string">
            <text:p>locomotive, diesel switcher SF bell ringing</text:p>
          </table:table-cell>
          <table:table-cell table:style-name="ce39" office:value-type="string" calcext:value-type="string">
            <text:p>O</text:p>
          </table:table-cell>
          <table:table-cell table:formula="of:=VLOOKUP([.A60];[$Relationship.$A$2:.$B$3838];2;0)" office:value-type="string" office:string-value="2149B" calcext:value-type="string">
            <text:p>2149B</text:p>
          </table:table-cell>
          <table:table-cell table:formula="of:=VLOOKUP([.A60];[$images.$A$2:.$B$233];2;0)" office:value-type="string" office:string-value="622_web.jpg" calcext:value-type="string">
            <text:p>62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3" calcext:value-type="float">
            <text:p>623</text:p>
          </table:table-cell>
          <table:table-cell table:style-name="ce82" office:value-type="string" calcext:value-type="string">
            <text:p>locomotive, diesel switcher SF</text:p>
          </table:table-cell>
          <table:table-cell table:style-name="ce39" office:value-type="string" calcext:value-type="string">
            <text:p>O</text:p>
          </table:table-cell>
          <table:table-cell table:formula="of:=VLOOKUP([.A61];[$Relationship.$A$2:.$B$3838];2;0)" office:value-type="string" office:string-value="" calcext:value-type="error">
            <text:p>#N/A</text:p>
          </table:table-cell>
          <table:table-cell table:formula="of:=VLOOKUP([.A61];[$images.$A$2:.$B$233];2;0)" office:value-type="string" office:string-value="623_web.jpg" calcext:value-type="string">
            <text:p>623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5" calcext:value-type="float">
            <text:p>625</text:p>
          </table:table-cell>
          <table:table-cell table:style-name="ce82" office:value-type="string" calcext:value-type="string">
            <text:p>locomotive, diesel, center cab, Lehigh Valley</text:p>
          </table:table-cell>
          <table:table-cell table:style-name="ce39" office:value-type="string" calcext:value-type="string">
            <text:p>0-27</text:p>
          </table:table-cell>
          <table:table-cell table:formula="of:=VLOOKUP([.A62];[$Relationship.$A$2:.$B$3838];2;0)" office:value-type="float" office:value="1571" calcext:value-type="float">
            <text:p>1571</text:p>
          </table:table-cell>
          <table:table-cell table:formula="of:=VLOOKUP([.A62];[$images.$A$2:.$B$233];2;0)" office:value-type="string" office:string-value="625_web.jpg" calcext:value-type="string">
            <text:p>62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7" calcext:value-type="float">
            <text:p>627</text:p>
          </table:table-cell>
          <table:table-cell table:style-name="ce82" office:value-type="string" calcext:value-type="string">
            <text:p>locomotive, diesel, center cab, Lehigh Valley</text:p>
          </table:table-cell>
          <table:table-cell table:style-name="ce39" office:value-type="string" calcext:value-type="string">
            <text:p>0-27</text:p>
          </table:table-cell>
          <table:table-cell table:formula="of:=VLOOKUP([.A63];[$Relationship.$A$2:.$B$3838];2;0)" office:value-type="float" office:value="1543" calcext:value-type="float">
            <text:p>1543</text:p>
          </table:table-cell>
          <table:table-cell table:formula="of:=VLOOKUP([.A63];[$images.$A$2:.$B$233];2;0)" office:value-type="string" office:string-value="627_web.jpg" calcext:value-type="string">
            <text:p>62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8" calcext:value-type="float">
            <text:p>628</text:p>
          </table:table-cell>
          <table:table-cell table:style-name="ce82" office:value-type="string" calcext:value-type="string">
            <text:p>locomotive, diesel, center cab, Northern Pacific</text:p>
          </table:table-cell>
          <table:table-cell table:style-name="ce78" office:value-type="string" calcext:value-type="string">
            <text:p>0-27</text:p>
          </table:table-cell>
          <table:table-cell table:formula="of:=VLOOKUP([.A64];[$Relationship.$A$2:.$B$3838];2;0)" office:value-type="float" office:value="1545" calcext:value-type="float">
            <text:p>1545</text:p>
          </table:table-cell>
          <table:table-cell table:formula="of:=VLOOKUP([.A64];[$images.$A$2:.$B$233];2;0)" office:value-type="string" office:string-value="628_web.jpg" calcext:value-type="string">
            <text:p>628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9" calcext:value-type="float">
            <text:p>629</text:p>
          </table:table-cell>
          <table:table-cell table:style-name="ce82" office:value-type="string" calcext:value-type="string">
            <text:p>locomotive, diesel, center cab, Burlington</text:p>
          </table:table-cell>
          <table:table-cell table:style-name="ce78" office:value-type="string" calcext:value-type="string">
            <text:p>0-27</text:p>
          </table:table-cell>
          <table:table-cell table:formula="of:=VLOOKUP([.A65];[$Relationship.$A$2:.$B$3838];2;0)" office:value-type="float" office:value="1552" calcext:value-type="float">
            <text:p>1552</text:p>
          </table:table-cell>
          <table:table-cell table:formula="of:=VLOOKUP([.A65];[$images.$A$2:.$B$233];2;0)" office:value-type="string" office:string-value="629_web.jpg" calcext:value-type="string">
            <text:p>629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33" calcext:value-type="float">
            <text:p>633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78" office:value-type="string" calcext:value-type="string">
            <text:p>0-27</text:p>
          </table:table-cell>
          <table:table-cell table:formula="of:=VLOOKUP([.A66];[$Relationship.$A$2:.$B$3838];2;0)" office:value-type="float" office:value="11212" calcext:value-type="float">
            <text:p>11212</text:p>
          </table:table-cell>
          <table:table-cell table:formula="of:=VLOOKUP([.A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34" calcext:value-type="float">
            <text:p>634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78" office:value-type="string" calcext:value-type="string">
            <text:p>0-27</text:p>
          </table:table-cell>
          <table:table-cell table:formula="of:=VLOOKUP([.A67];[$Relationship.$A$2:.$B$3838];2;0)" office:value-type="float" office:value="11341" calcext:value-type="float">
            <text:p>11341</text:p>
          </table:table-cell>
          <table:table-cell table:formula="of:=VLOOKUP([.A67];[$images.$A$2:.$B$233];2;0)" office:value-type="string" office:string-value="634_web.jpg" calcext:value-type="string">
            <text:p>63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37" calcext:value-type="float">
            <text:p>637</text:p>
          </table:table-cell>
          <table:table-cell table:style-name="ce82" office:value-type="string" calcext:value-type="string">
            <text:p>locomotive, 2-6-4</text:p>
          </table:table-cell>
          <table:table-cell table:style-name="ce78" office:value-type="string" calcext:value-type="string">
            <text:p>O</text:p>
          </table:table-cell>
          <table:table-cell table:formula="of:=VLOOKUP([.A68];[$Relationship.$A$2:.$B$3838];2;0)" office:value-type="string" office:string-value="2531WS" calcext:value-type="string">
            <text:p>2531WS</text:p>
          </table:table-cell>
          <table:table-cell table:formula="of:=VLOOKUP([.A68];[$images.$A$2:.$B$233];2;0)" office:value-type="string" office:string-value="637_web.jpg" calcext:value-type="string">
            <text:p>637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45" calcext:value-type="float">
            <text:p>645</text:p>
          </table:table-cell>
          <table:table-cell table:style-name="ce25" office:value-type="string" calcext:value-type="string">
            <text:p>locomotive, diesel, switcher, Union Pacific NW-2</text:p>
          </table:table-cell>
          <table:table-cell table:style-name="ce75" office:value-type="string" calcext:value-type="string">
            <text:p>0-27</text:p>
          </table:table-cell>
          <table:table-cell table:formula="of:=VLOOKUP([.A69];[$Relationship.$A$2:.$B$3838];2;0)" office:value-type="float" office:value="11730" calcext:value-type="float">
            <text:p>11730</text:p>
          </table:table-cell>
          <table:table-cell table:formula="of:=VLOOKUP([.A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9" office:value-type="float" office:value="646" calcext:value-type="float">
            <text:p>646</text:p>
          </table:table-cell>
          <table:table-cell table:style-name="ce25" office:value-type="string" calcext:value-type="string">
            <text:p>locomotive, 4-6-4</text:p>
          </table:table-cell>
          <table:table-cell table:style-name="ce79" office:value-type="string" calcext:value-type="string">
            <text:p>O</text:p>
          </table:table-cell>
          <table:table-cell table:formula="of:=VLOOKUP([.A70];[$Relationship.$A$2:.$B$3838];2;0)" office:value-type="string" office:string-value="2221WS" calcext:value-type="string">
            <text:p>2221WS</text:p>
          </table:table-cell>
          <table:table-cell table:formula="of:=VLOOKUP([.A70];[$images.$A$2:.$B$233];2;0)" office:value-type="string" office:string-value="646_web.jpg" calcext:value-type="string">
            <text:p>646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65" calcext:value-type="float">
            <text:p>665</text:p>
          </table:table-cell>
          <table:table-cell office:value-type="string" calcext:value-type="string">
            <text:p>locomotive, 4-6-4, w/ feedwater heater</text:p>
          </table:table-cell>
          <table:table-cell table:style-name="ce79" office:value-type="string" calcext:value-type="string">
            <text:p>O</text:p>
          </table:table-cell>
          <table:table-cell table:formula="of:=VLOOKUP([.A71];[$Relationship.$A$2:.$B$3838];2;0)" office:value-type="string" office:string-value="2237WS" calcext:value-type="string">
            <text:p>2237WS</text:p>
          </table:table-cell>
          <table:table-cell table:formula="of:=VLOOKUP([.A71];[$images.$A$2:.$B$233];2;0)" office:value-type="string" office:string-value="665_web.jpg" calcext:value-type="string">
            <text:p>66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71" calcext:value-type="float">
            <text:p>671</text:p>
          </table:table-cell>
          <table:table-cell office:value-type="string" calcext:value-type="string">
            <text:p>locomotive, turbine 6-8-6</text:p>
          </table:table-cell>
          <table:table-cell table:style-name="ce79" office:value-type="string" calcext:value-type="string">
            <text:p>O</text:p>
          </table:table-cell>
          <table:table-cell table:formula="of:=VLOOKUP([.A72];[$Relationship.$A$2:.$B$3838];2;0)" office:value-type="string" office:string-value="2105WS" calcext:value-type="string">
            <text:p>2105WS</text:p>
          </table:table-cell>
          <table:table-cell table:formula="of:=VLOOKUP([.A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9" office:value-type="float" office:value="675" calcext:value-type="float">
            <text:p>675</text:p>
          </table:table-cell>
          <table:table-cell office:value-type="string" calcext:value-type="string">
            <text:p>locomotive, 2-6-2 (1949), or 2-6-4 (1952)</text:p>
          </table:table-cell>
          <table:table-cell table:style-name="ce79" office:value-type="string" calcext:value-type="string">
            <text:p>O</text:p>
          </table:table-cell>
          <table:table-cell table:formula="of:=VLOOKUP([.A73];[$Relationship.$A$2:.$B$3838];2;0)" office:value-type="string" office:string-value="2120S" calcext:value-type="string">
            <text:p>2120S</text:p>
          </table:table-cell>
          <table:table-cell table:formula="of:=VLOOKUP([.A73];[$images.$A$2:.$B$233];2;0)" office:value-type="string" office:string-value="675_web.jpg" calcext:value-type="string">
            <text:p>67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1" calcext:value-type="float">
            <text:p>681</text:p>
          </table:table-cell>
          <table:table-cell office:value-type="string" calcext:value-type="string">
            <text:p>locomotive, turbine, 6-8-6</text:p>
          </table:table-cell>
          <table:table-cell table:style-name="ce19" office:value-type="string" calcext:value-type="string">
            <text:p>O</text:p>
          </table:table-cell>
          <table:table-cell table:formula="of:=VLOOKUP([.A74];[$Relationship.$A$2:.$B$3838];2;0)" office:value-type="string" office:string-value="2150WS" calcext:value-type="string">
            <text:p>2150WS</text:p>
          </table:table-cell>
          <table:table-cell table:formula="of:=VLOOKUP([.A74];[$images.$A$2:.$B$233];2;0)" office:value-type="string" office:string-value="681_web.jpg" calcext:value-type="string">
            <text:p>681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2" calcext:value-type="float">
            <text:p>682</text:p>
          </table:table-cell>
          <table:table-cell office:value-type="string" calcext:value-type="string">
            <text:p>locomotive, turbine, 6-8-6, lubricator linkage</text:p>
          </table:table-cell>
          <table:table-cell table:style-name="ce19" office:value-type="string" calcext:value-type="string">
            <text:p>O</text:p>
          </table:table-cell>
          <table:table-cell table:formula="of:=VLOOKUP([.A75];[$Relationship.$A$2:.$B$3838];2;0)" office:value-type="string" office:string-value="2217WS" calcext:value-type="string">
            <text:p>2217WS</text:p>
          </table:table-cell>
          <table:table-cell table:formula="of:=VLOOKUP([.A75];[$images.$A$2:.$B$233];2;0)" office:value-type="string" office:string-value="682_web.jpg" calcext:value-type="string">
            <text:p>682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5" calcext:value-type="float">
            <text:p>685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O</text:p>
          </table:table-cell>
          <table:table-cell table:formula="of:=VLOOKUP([.A76];[$Relationship.$A$2:.$B$3838];2;0)" office:value-type="string" office:string-value="2201WS" calcext:value-type="string">
            <text:p>2201WS</text:p>
          </table:table-cell>
          <table:table-cell table:formula="of:=VLOOKUP([.A76];[$images.$A$2:.$B$233];2;0)" office:value-type="string" office:string-value="685_web.jpg" calcext:value-type="string">
            <text:p>68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26" calcext:value-type="float">
            <text:p>726</text:p>
          </table:table-cell>
          <table:table-cell office:value-type="string" calcext:value-type="string">
            <text:p>locomotive, Berkshire, 2-8-4</text:p>
          </table:table-cell>
          <table:table-cell table:style-name="ce19" office:value-type="string" calcext:value-type="string">
            <text:p>O</text:p>
          </table:table-cell>
          <table:table-cell table:formula="of:=VLOOKUP([.A77];[$Relationship.$A$2:.$B$3838];2;0)" office:value-type="string" office:string-value="2113WS" calcext:value-type="string">
            <text:p>2113WS</text:p>
          </table:table-cell>
          <table:table-cell table:formula="of:=VLOOKUP([.A77];[$images.$A$2:.$B$233];2;0)" office:value-type="string" office:string-value="726_dual_web.jpg" calcext:value-type="string">
            <text:p>726_dual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36" calcext:value-type="float">
            <text:p>736</text:p>
          </table:table-cell>
          <table:table-cell office:value-type="string" calcext:value-type="string">
            <text:p>locomotive, Berkshire, 2-8-4</text:p>
          </table:table-cell>
          <table:table-cell table:style-name="ce19" office:value-type="string" calcext:value-type="string">
            <text:p>O</text:p>
          </table:table-cell>
          <table:table-cell table:formula="of:=VLOOKUP([.A78];[$Relationship.$A$2:.$B$3838];2;0)" office:value-type="string" office:string-value="2163WS" calcext:value-type="string">
            <text:p>2163WS</text:p>
          </table:table-cell>
          <table:table-cell table:formula="of:=VLOOKUP([.A78];[$images.$A$2:.$B$233];2;0)" office:value-type="string" office:string-value="736_web.jpg" calcext:value-type="string">
            <text:p>736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46" calcext:value-type="float">
            <text:p>746</text:p>
          </table:table-cell>
          <table:table-cell office:value-type="string" calcext:value-type="string">
            <text:p>locomotive, 4-8-4, N &amp; W</text:p>
          </table:table-cell>
          <table:table-cell table:style-name="ce19" office:value-type="string" calcext:value-type="string">
            <text:p>O</text:p>
          </table:table-cell>
          <table:table-cell table:formula="of:=VLOOKUP([.A79];[$Relationship.$A$2:.$B$3838];2;0)" office:value-type="string" office:string-value="2295WS" calcext:value-type="string">
            <text:p>2295WS</text:p>
          </table:table-cell>
          <table:table-cell table:formula="of:=VLOOKUP([.A79];[$images.$A$2:.$B$233];2;0)" office:value-type="string" office:string-value="746_web.jpg" calcext:value-type="string">
            <text:p>746_web.jpg</text:p>
          </table:table-cell>
          <table:table-cell table:number-columns-repeated="16379"/>
        </table:table-row>
        <table:table-row table:style-name="ro3">
          <table:table-cell table:style-name="ce80" office:value-type="float" office:value="773" calcext:value-type="float">
            <text:p>773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O</text:p>
          </table:table-cell>
          <table:table-cell table:formula="of:=VLOOKUP([.A80];[$Relationship.$A$2:.$B$3838];2;0)" office:value-type="string" office:string-value="2148WS" calcext:value-type="string">
            <text:p>2148WS</text:p>
          </table:table-cell>
          <table:table-cell table:formula="of:=VLOOKUP([.A80];[$images.$A$2:.$B$233];2;0)" office:value-type="string" office:string-value="773_50_web.jpg" calcext:value-type="string">
            <text:p>773_50_web.jpg</text:p>
          </table:table-cell>
          <table:table-cell table:number-columns-repeated="16379"/>
        </table:table-row>
        <table:table-row table:style-name="ro3">
          <table:table-cell table:style-name="ce80" office:value-type="float" office:value="943" calcext:value-type="float">
            <text:p>943</text:p>
          </table:table-cell>
          <table:table-cell office:value-type="string" calcext:value-type="string">
            <text:p>ammo dump, exploding</text:p>
          </table:table-cell>
          <table:table-cell/>
          <table:table-cell table:formula="of:=VLOOKUP([.A81];[$Relationship.$A$2:.$B$3838];2;0)" office:value-type="float" office:value="2527" calcext:value-type="float">
            <text:p>2527</text:p>
          </table:table-cell>
          <table:table-cell table:formula="of:=VLOOKUP([.A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82];[$Relationship.$A$2:.$B$3838];2;0)" office:value-type="float" office:value="1111" calcext:value-type="float">
            <text:p>1111</text:p>
          </table:table-cell>
          <table:table-cell table:formula="of:=VLOOKUP([.A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83];[$Relationship.$A$2:.$B$3838];2;0)" office:value-type="float" office:value="1111" calcext:value-type="float">
            <text:p>1111</text:p>
          </table:table-cell>
          <table:table-cell table:formula="of:=VLOOKUP([.A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18" office:value-type="float" office:value="1004" calcext:value-type="float">
            <text:p>1004</text:p>
          </table:table-cell>
          <table:table-cell office:value-type="string" calcext:value-type="string">
            <text:p>box car, Baby Ruth, orange</text:p>
          </table:table-cell>
          <table:table-cell/>
          <table:table-cell table:formula="of:=VLOOKUP([.A84];[$Relationship.$A$2:.$B$3838];2;0)" office:value-type="float" office:value="1112" calcext:value-type="float">
            <text:p>1112</text:p>
          </table:table-cell>
          <table:table-cell table:formula="of:=VLOOKUP([.A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tank car, Sunoco</text:p>
          </table:table-cell>
          <table:table-cell/>
          <table:table-cell table:formula="of:=VLOOKUP([.A85];[$Relationship.$A$2:.$B$3838];2;0)" office:value-type="float" office:value="1111" calcext:value-type="float">
            <text:p>1111</text:p>
          </table:table-cell>
          <table:table-cell table:formula="of:=VLOOKUP([.A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caboose, red SP type</text:p>
          </table:table-cell>
          <table:table-cell/>
          <table:table-cell table:formula="of:=VLOOKUP([.A86];[$Relationship.$A$2:.$B$3838];2;0)" office:value-type="float" office:value="1111" calcext:value-type="float">
            <text:p>1111</text:p>
          </table:table-cell>
          <table:table-cell table:formula="of:=VLOOKUP([.A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camtrol, uncoupling unit</text:p>
          </table:table-cell>
          <table:table-cell table:style-name="ce19" office:value-type="string" calcext:value-type="string">
            <text:p>0-27</text:p>
          </table:table-cell>
          <table:table-cell table:formula="of:=VLOOKUP([.A87];[$Relationship.$A$2:.$B$3838];2;0)" office:value-type="float" office:value="1569" calcext:value-type="float">
            <text:p>1569</text:p>
          </table:table-cell>
          <table:table-cell table:formula="of:=VLOOKUP([.A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track, manual uncoupling</text:p>
          </table:table-cell>
          <table:table-cell/>
          <table:table-cell table:formula="of:=VLOOKUP([.A88];[$Relationship.$A$2:.$B$3838];2;0)" office:value-type="float" office:value="1111" calcext:value-type="float">
            <text:p>1111</text:p>
          </table:table-cell>
          <table:table-cell table:formula="of:=VLOOKUP([.A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89];[$Relationship.$A$2:.$B$3838];2;0)" office:value-type="float" office:value="1641" calcext:value-type="float">
            <text:p>1641</text:p>
          </table:table-cell>
          <table:table-cell table:formula="of:=VLOOKUP([.A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transformer, 25 watt</text:p>
          </table:table-cell>
          <table:table-cell/>
          <table:table-cell table:formula="of:=VLOOKUP([.A90];[$Relationship.$A$2:.$B$3838];2;0)" office:value-type="float" office:value="1111" calcext:value-type="float">
            <text:p>1111</text:p>
          </table:table-cell>
          <table:table-cell table:formula="of:=VLOOKUP([.A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91];[$Relationship.$A$2:.$B$3838];2;0)" office:value-type="string" office:string-value="1461S" calcext:value-type="string">
            <text:p>1461S</text:p>
          </table:table-cell>
          <table:table-cell table:formula="of:=VLOOKUP([.A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transformer, 40 watt</text:p>
          </table:table-cell>
          <table:table-cell/>
          <table:table-cell table:formula="of:=VLOOKUP([.A92];[$Relationship.$A$2:.$B$3838];2;0)" office:value-type="float" office:value="1001" calcext:value-type="float">
            <text:p>1001</text:p>
          </table:table-cell>
          <table:table-cell table:formula="of:=VLOOKUP([.A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transformer, 45 watt</text:p>
          </table:table-cell>
          <table:table-cell/>
          <table:table-cell table:formula="of:=VLOOKUP([.A93];[$Relationship.$A$2:.$B$3838];2;0)" office:value-type="float" office:value="1542" calcext:value-type="float">
            <text:p>1542</text:p>
          </table:table-cell>
          <table:table-cell table:formula="of:=VLOOKUP([.A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94];[$Relationship.$A$2:.$B$3838];2;0)" office:value-type="float" office:value="1609" calcext:value-type="float">
            <text:p>1609</text:p>
          </table:table-cell>
          <table:table-cell table:formula="of:=VLOOKUP([.A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track, uncoupling/operating</text:p>
          </table:table-cell>
          <table:table-cell table:style-name="ce19" office:value-type="string" calcext:value-type="string">
            <text:p>0-27</text:p>
          </table:table-cell>
          <table:table-cell table:formula="of:=VLOOKUP([.A95];[$Relationship.$A$2:.$B$3838];2;0)" office:value-type="float" office:value="1400" calcext:value-type="float">
            <text:p>1400</text:p>
          </table:table-cell>
          <table:table-cell table:formula="of:=VLOOKUP([.A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string" calcext:value-type="string">
            <text:p>crossing, 90 degree</text:p>
          </table:table-cell>
          <table:table-cell table:style-name="ce19" office:value-type="string" calcext:value-type="string">
            <text:p>0-27</text:p>
          </table:table-cell>
          <table:table-cell table:formula="of:=VLOOKUP([.A96];[$Relationship.$A$2:.$B$3838];2;0)" office:value-type="string" office:string-value="" calcext:value-type="error">
            <text:p>#N/A</text:p>
          </table:table-cell>
          <table:table-cell table:formula="of:=VLOOKUP([.A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transformer, 45 watt</text:p>
          </table:table-cell>
          <table:table-cell/>
          <table:table-cell table:formula="of:=VLOOKUP([.A97];[$Relationship.$A$2:.$B$3838];2;0)" office:value-type="float" office:value="1642" calcext:value-type="float">
            <text:p>1642</text:p>
          </table:table-cell>
          <table:table-cell table:formula="of:=VLOOKUP([.A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transformer, 25 watt</text:p>
          </table:table-cell>
          <table:table-cell/>
          <table:table-cell table:formula="of:=VLOOKUP([.A98];[$Relationship.$A$2:.$B$3838];2;0)" office:value-type="float" office:value="1105" calcext:value-type="float">
            <text:p>1105</text:p>
          </table:table-cell>
          <table:table-cell table:formula="of:=VLOOKUP([.A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99];[$Relationship.$A$2:.$B$3838];2;0)" office:value-type="string" office:string-value="1426WS" calcext:value-type="string">
            <text:p>1426WS</text:p>
          </table:table-cell>
          <table:table-cell table:formula="of:=VLOOKUP([.A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transformer, 90 watt</text:p>
          </table:table-cell>
          <table:table-cell/>
          <table:table-cell table:formula="of:=VLOOKUP([.A100];[$Relationship.$A$2:.$B$3838];2;0)" office:value-type="string" office:string-value="1429WS" calcext:value-type="string">
            <text:p>1429WS</text:p>
          </table:table-cell>
          <table:table-cell table:formula="of:=VLOOKUP([.A1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01];[$Relationship.$A$2:.$B$3838];2;0)" office:value-type="string" office:string-value="1425B" calcext:value-type="string">
            <text:p>1425B</text:p>
          </table:table-cell>
          <table:table-cell table:formula="of:=VLOOKUP([.A1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2];[$Relationship.$A$2:.$B$3838];2;0)" office:value-type="float" office:value="1431" calcext:value-type="float">
            <text:p>1431</text:p>
          </table:table-cell>
          <table:table-cell table:formula="of:=VLOOKUP([.A1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transformer, 40 watt</text:p>
          </table:table-cell>
          <table:table-cell/>
          <table:table-cell table:formula="of:=VLOOKUP([.A103];[$Relationship.$A$2:.$B$3838];2;0)" office:value-type="float" office:value="1400" calcext:value-type="float">
            <text:p>1400</text:p>
          </table:table-cell>
          <table:table-cell table:formula="of:=VLOOKUP([.A1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4];[$Relationship.$A$2:.$B$3838];2;0)" office:value-type="string" office:string-value="1400W" calcext:value-type="string">
            <text:p>1400W</text:p>
          </table:table-cell>
          <table:table-cell table:formula="of:=VLOOKUP([.A1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05];[$Relationship.$A$2:.$B$3838];2;0)" office:value-type="string" office:string-value="1431W" calcext:value-type="string">
            <text:p>1431W</text:p>
          </table:table-cell>
          <table:table-cell table:formula="of:=VLOOKUP([.A1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transformer, 50 watt</text:p>
          </table:table-cell>
          <table:table-cell/>
          <table:table-cell table:formula="of:=VLOOKUP([.A106];[$Relationship.$A$2:.$B$3838];2;0)" office:value-type="string" office:string-value="1501S" calcext:value-type="string">
            <text:p>1501S</text:p>
          </table:table-cell>
          <table:table-cell table:formula="of:=VLOOKUP([.A1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transformer, 90 watt</text:p>
          </table:table-cell>
          <table:table-cell/>
          <table:table-cell table:formula="of:=VLOOKUP([.A107];[$Relationship.$A$2:.$B$3838];2;0)" office:value-type="string" office:string-value="1589WS" calcext:value-type="string">
            <text:p>1589WS</text:p>
          </table:table-cell>
          <table:table-cell table:formula="of:=VLOOKUP([.A1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8];[$Relationship.$A$2:.$B$3838];2;0)" office:value-type="string" office:string-value="1562W" calcext:value-type="string">
            <text:p>1562W</text:p>
          </table:table-cell>
          <table:table-cell table:formula="of:=VLOOKUP([.A1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locomotive, diesel, A unit, Texas Special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09];[$Relationship.$A$2:.$B$3838];2;0)" office:value-type="float" office:value="1105" calcext:value-type="float">
            <text:p>1105</text:p>
          </table:table-cell>
          <table:table-cell table:formula="of:=VLOOKUP([.A109];[$images.$A$2:.$B$233];2;0)" office:value-type="string" office:string-value="1055_web.jpg" calcext:value-type="string">
            <text:p>1055_web.jpg</text:p>
          </table:table-cell>
          <table:table-cell table:number-columns-repeated="16379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10];[$Relationship.$A$2:.$B$3838];2;0)" office:value-type="float" office:value="1109" calcext:value-type="float">
            <text:p>1109</text:p>
          </table:table-cell>
          <table:table-cell table:formula="of:=VLOOKUP([.A1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1" calcext:value-type="float">
            <text:p>1061</text:p>
          </table:table-cell>
          <table:table-cell office:value-type="string" calcext:value-type="string">
            <text:p>locomotive, 0-4-0 in 1963-64 and 2-4-2 in 1969</text:p>
          </table:table-cell>
          <table:table-cell table:style-name="ce19" office:value-type="string" calcext:value-type="string">
            <text:p>0-27</text:p>
          </table:table-cell>
          <table:table-cell table:formula="of:=VLOOKUP([.A111];[$Relationship.$A$2:.$B$3838];2;0)" office:value-type="float" office:value="11415" calcext:value-type="float">
            <text:p>11415</text:p>
          </table:table-cell>
          <table:table-cell table:formula="of:=VLOOKUP([.A1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2" calcext:value-type="float">
            <text:p>1062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12];[$Relationship.$A$2:.$B$3838];2;0)" office:value-type="float" office:value="11311" calcext:value-type="float">
            <text:p>11311</text:p>
          </table:table-cell>
          <table:table-cell table:formula="of:=VLOOKUP([.A1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13];[$Relationship.$A$2:.$B$3838];2;0)" office:value-type="float" office:value="1648" calcext:value-type="float">
            <text:p>1648</text:p>
          </table:table-cell>
          <table:table-cell table:formula="of:=VLOOKUP([.A1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locomotive, diesel, A unit, UP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14];[$Relationship.$A$2:.$B$3838];2;0)" office:value-type="float" office:value="1125" calcext:value-type="float">
            <text:p>1125</text:p>
          </table:table-cell>
          <table:table-cell table:formula="of:=VLOOKUP([.A114];[$images.$A$2:.$B$233];2;0)" office:value-type="string" office:string-value="1065_web.jpg" calcext:value-type="string">
            <text:p>1065_web.jpg</text:p>
          </table:table-cell>
          <table:table-cell table:number-columns-repeated="16379"/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15];[$Relationship.$A$2:.$B$3838];2;0)" office:value-type="float" office:value="1645" calcext:value-type="float">
            <text:p>1645</text:p>
          </table:table-cell>
          <table:table-cell table:formula="of:=VLOOKUP([.A1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10" calcext:value-type="float">
            <text:p>111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116];[$Relationship.$A$2:.$B$3838];2;0)" office:value-type="float" office:value="1115" calcext:value-type="float">
            <text:p>1115</text:p>
          </table:table-cell>
          <table:table-cell table:formula="of:=VLOOKUP([.A116];[$images.$A$2:.$B$233];2;0)" office:value-type="string" office:string-value="1110_web.jpg" calcext:value-type="string">
            <text:p>1110_web.jpg</text:p>
          </table:table-cell>
          <table:table-cell table:number-columns-repeated="16379"/>
        </table:table-row>
        <table:table-row table:style-name="ro3">
          <table:table-cell office:value-type="float" office:value="1120" calcext:value-type="float">
            <text:p>112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117];[$Relationship.$A$2:.$B$3838];2;0)" office:value-type="float" office:value="1113" calcext:value-type="float">
            <text:p>1113</text:p>
          </table:table-cell>
          <table:table-cell table:formula="of:=VLOOKUP([.A1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21" calcext:value-type="float">
            <text:p>1121</text:p>
          </table:table-cell>
          <table:table-cell office:value-type="string" calcext:value-type="string">
            <text:p>switches, pair</text:p>
          </table:table-cell>
          <table:table-cell table:style-name="ce19" office:value-type="string" calcext:value-type="string">
            <text:p>0-27</text:p>
          </table:table-cell>
          <table:table-cell table:formula="of:=VLOOKUP([.A118];[$Relationship.$A$2:.$B$3838];2;0)" office:value-type="string" office:string-value="1415WS" calcext:value-type="string">
            <text:p>1415WS</text:p>
          </table:table-cell>
          <table:table-cell table:formula="of:=VLOOKUP([.A1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22" calcext:value-type="float">
            <text:p>1122</text:p>
          </table:table-cell>
          <table:table-cell office:value-type="string" calcext:value-type="string">
            <text:p>switches, pair</text:p>
          </table:table-cell>
          <table:table-cell table:style-name="ce19" office:value-type="string" calcext:value-type="string">
            <text:p>0-27</text:p>
          </table:table-cell>
          <table:table-cell table:formula="of:=VLOOKUP([.A119];[$Relationship.$A$2:.$B$3838];2;0)" office:value-type="float" office:value="11600" calcext:value-type="float">
            <text:p>11600</text:p>
          </table:table-cell>
          <table:table-cell table:formula="of:=VLOOKUP([.A119];[$images.$A$2:.$B$233];2;0)" office:value-type="string" office:string-value="1122_web.jpg" calcext:value-type="string">
            <text:p>1122_web.jpg</text:p>
          </table:table-cell>
          <table:table-cell table:number-columns-repeated="16379"/>
        </table:table-row>
        <table:table-row table:style-name="ro3">
          <table:table-cell office:value-type="float" office:value="1130" calcext:value-type="float">
            <text:p>1130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20];[$Relationship.$A$2:.$B$3838];2;0)" office:value-type="float" office:value="1500" calcext:value-type="float">
            <text:p>1500</text:p>
          </table:table-cell>
          <table:table-cell table:formula="of:=VLOOKUP([.A1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615" calcext:value-type="float">
            <text:p>1615</text:p>
          </table:table-cell>
          <table:table-cell office:value-type="string" calcext:value-type="string">
            <text:p>locomotive, switcher, 0-4-0 </text:p>
          </table:table-cell>
          <table:table-cell table:style-name="ce19" office:value-type="string" calcext:value-type="string">
            <text:p>0-27</text:p>
          </table:table-cell>
          <table:table-cell table:formula="of:=VLOOKUP([.A121];[$Relationship.$A$2:.$B$3838];2;0)" office:value-type="float" office:value="1527" calcext:value-type="float">
            <text:p>1527</text:p>
          </table:table-cell>
          <table:table-cell table:formula="of:=VLOOKUP([.A121];[$images.$A$2:.$B$233];2;0)" office:value-type="string" office:string-value="1615_web.jpg" calcext:value-type="string">
            <text:p>1615_web.jpg</text:p>
          </table:table-cell>
          <table:table-cell table:number-columns-repeated="16379"/>
        </table:table-row>
        <table:table-row table:style-name="ro3">
          <table:table-cell office:value-type="float" office:value="1625" calcext:value-type="float">
            <text:p>1625</text:p>
          </table:table-cell>
          <table:table-cell office:value-type="string" calcext:value-type="string">
            <text:p>locomotive, switcher, 0-4-0 </text:p>
          </table:table-cell>
          <table:table-cell table:style-name="ce19" office:value-type="string" calcext:value-type="string">
            <text:p>0-27</text:p>
          </table:table-cell>
          <table:table-cell table:formula="of:=VLOOKUP([.A122];[$Relationship.$A$2:.$B$3838];2;0)" office:value-type="float" office:value="1595" calcext:value-type="float">
            <text:p>1595</text:p>
          </table:table-cell>
          <table:table-cell table:formula="of:=VLOOKUP([.A122];[$images.$A$2:.$B$233];2;0)" office:value-type="string" office:string-value="1625_web.jpg" calcext:value-type="string">
            <text:p>1625_web.jpg</text:p>
          </table:table-cell>
          <table:table-cell table:number-columns-repeated="16379"/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O</text:p>
          </table:table-cell>
          <table:table-cell table:formula="of:=VLOOKUP([.A123];[$Relationship.$A$2:.$B$3838];2;0)" office:value-type="float" office:value="1401" calcext:value-type="float">
            <text:p>1401</text:p>
          </table:table-cell>
          <table:table-cell table:formula="of:=VLOOKUP([.A123];[$images.$A$2:.$B$233];2;0)" office:value-type="string" office:string-value="1654_web.jpg" calcext:value-type="string">
            <text:p>1654_web.jpg</text:p>
          </table:table-cell>
          <table:table-cell table:number-columns-repeated="16379"/>
        </table:table-row>
        <table:table-row table:style-name="ro3">
          <table:table-cell office:value-type="float" office:value="1655" calcext:value-type="float">
            <text:p>1655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24];[$Relationship.$A$2:.$B$3838];2;0)" office:value-type="string" office:string-value="1423W" calcext:value-type="string">
            <text:p>1423W</text:p>
          </table:table-cell>
          <table:table-cell table:formula="of:=VLOOKUP([.A124];[$images.$A$2:.$B$233];2;0)" office:value-type="string" office:string-value="1655_web.jpg" calcext:value-type="string">
            <text:p>1655_web.jpg</text:p>
          </table:table-cell>
          <table:table-cell table:number-columns-repeated="16379"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string" calcext:value-type="string">
            <text:p>locomotive, switcher, 0-6-0</text:p>
          </table:table-cell>
          <table:table-cell/>
          <table:table-cell table:formula="of:=VLOOKUP([.A125];[$Relationship.$A$2:.$B$3838];2;0)" office:value-type="string" office:string-value="1425B" calcext:value-type="string">
            <text:p>1425B</text:p>
          </table:table-cell>
          <table:table-cell table:formula="of:=VLOOKUP([.A125];[$images.$A$2:.$B$233];2;0)" office:value-type="string" office:string-value="1656_web.jpg" calcext:value-type="string">
            <text:p>1656_web.jpg</text:p>
          </table:table-cell>
          <table:table-cell table:number-columns-repeated="16379"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string" calcext:value-type="string">
            <text:p>locomotive, switcher</text:p>
          </table:table-cell>
          <table:table-cell/>
          <table:table-cell table:formula="of:=VLOOKUP([.A126];[$Relationship.$A$2:.$B$3838];2;0)" office:value-type="string" office:string-value="1407B" calcext:value-type="string">
            <text:p>1407B</text:p>
          </table:table-cell>
          <table:table-cell table:formula="of:=VLOOKUP([.A126];[$images.$A$2:.$B$233];2;0)" office:value-type="string" office:string-value="1665_web.jpg" calcext:value-type="string">
            <text:p>1665_web.jpg</text:p>
          </table:table-cell>
          <table:table-cell table:number-columns-repeated="16379"/>
        </table:table-row>
        <table:table-row table:style-name="ro3">
          <table:table-cell office:value-type="float" office:value="1666" calcext:value-type="float">
            <text:p>1666</text:p>
          </table:table-cell>
          <table:table-cell office:value-type="string" calcext:value-type="string">
            <text:p>locomotive, 2-6-2</text:p>
          </table:table-cell>
          <table:table-cell table:style-name="ce19" office:value-type="string" calcext:value-type="string">
            <text:p>O</text:p>
          </table:table-cell>
          <table:table-cell table:formula="of:=VLOOKUP([.A127];[$Relationship.$A$2:.$B$3838];2;0)" office:value-type="float" office:value="1402" calcext:value-type="float">
            <text:p>1402</text:p>
          </table:table-cell>
          <table:table-cell table:formula="of:=VLOOKUP([.A127];[$images.$A$2:.$B$233];2;0)" office:value-type="string" office:string-value="1666_web.jpg" calcext:value-type="string">
            <text:p>1666_web.jpg</text:p>
          </table:table-cell>
          <table:table-cell table:number-columns-repeated="16379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ocomotive, 4-4-0, general</text:p>
          </table:table-cell>
          <table:table-cell table:style-name="ce19" office:value-type="string" calcext:value-type="string">
            <text:p>0-27</text:p>
          </table:table-cell>
          <table:table-cell table:formula="of:=VLOOKUP([.A128];[$Relationship.$A$2:.$B$3838];2;0)" office:value-type="float" office:value="1612" calcext:value-type="float">
            <text:p>1612</text:p>
          </table:table-cell>
          <table:table-cell table:formula="of:=VLOOKUP([.A128];[$images.$A$2:.$B$233];2;0)" office:value-type="string" office:string-value="1862_web.jpg" calcext:value-type="string">
            <text:p>1862_web.jpg</text:p>
          </table:table-cell>
          <table:table-cell table:number-columns-repeated="16379"/>
        </table:table-row>
        <table:table-row table:style-name="ro3">
          <table:table-cell office:value-type="float" office:value="1865" calcext:value-type="float">
            <text:p>1865</text:p>
          </table:table-cell>
          <table:table-cell office:value-type="string" calcext:value-type="string">
            <text:p>passenger car</text:p>
          </table:table-cell>
          <table:table-cell table:style-name="ce19" office:value-type="string" calcext:value-type="string">
            <text:p>0-27</text:p>
          </table:table-cell>
          <table:table-cell table:formula="of:=VLOOKUP([.A129];[$Relationship.$A$2:.$B$3838];2;0)" office:value-type="float" office:value="1612" calcext:value-type="float">
            <text:p>1612</text:p>
          </table:table-cell>
          <table:table-cell table:formula="of:=VLOOKUP([.A1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ail-baggage car</text:p>
          </table:table-cell>
          <table:table-cell table:style-name="ce19" office:value-type="string" calcext:value-type="string">
            <text:p>0-27</text:p>
          </table:table-cell>
          <table:table-cell table:formula="of:=VLOOKUP([.A130];[$Relationship.$A$2:.$B$3838];2;0)" office:value-type="float" office:value="1612" calcext:value-type="float">
            <text:p>1612</text:p>
          </table:table-cell>
          <table:table-cell table:formula="of:=VLOOKUP([.A1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ocomotive, 4-4-0, general</text:p>
          </table:table-cell>
          <table:table-cell table:style-name="ce19" office:value-type="string" calcext:value-type="string">
            <text:p>O</text:p>
          </table:table-cell>
          <table:table-cell table:formula="of:=VLOOKUP([.A131];[$Relationship.$A$2:.$B$3838];2;0)" office:value-type="string" office:string-value="2528WS" calcext:value-type="string">
            <text:p>2528WS</text:p>
          </table:table-cell>
          <table:table-cell table:formula="of:=VLOOKUP([.A131];[$images.$A$2:.$B$233];2;0)" office:value-type="string" office:string-value="1872_web.jpg" calcext:value-type="string">
            <text:p>1872_web.jpg</text:p>
          </table:table-cell>
          <table:table-cell table:number-columns-repeated="16379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mail-baggage car, illuminated</text:p>
          </table:table-cell>
          <table:table-cell table:style-name="ce19" office:value-type="string" calcext:value-type="string">
            <text:p>O</text:p>
          </table:table-cell>
          <table:table-cell table:formula="of:=VLOOKUP([.A132];[$Relationship.$A$2:.$B$3838];2;0)" office:value-type="string" office:string-value="2528WS" calcext:value-type="string">
            <text:p>2528WS</text:p>
          </table:table-cell>
          <table:table-cell table:formula="of:=VLOOKUP([.A1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flatcar with horses</text:p>
          </table:table-cell>
          <table:table-cell table:style-name="ce19" office:value-type="string" calcext:value-type="string">
            <text:p>O</text:p>
          </table:table-cell>
          <table:table-cell table:formula="of:=VLOOKUP([.A133];[$Relationship.$A$2:.$B$3838];2;0)" office:value-type="float" office:value="1800" calcext:value-type="float">
            <text:p>1800</text:p>
          </table:table-cell>
          <table:table-cell table:formula="of:=VLOOKUP([.A1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34];[$Relationship.$A$2:.$B$3838];2;0)" office:value-type="string" office:string-value="1000W" calcext:value-type="string">
            <text:p>1000W</text:p>
          </table:table-cell>
          <table:table-cell table:formula="of:=VLOOKUP([.A134];[$images.$A$2:.$B$233];2;0)" office:value-type="string" office:string-value="2016_web.jpg" calcext:value-type="string">
            <text:p>2016_web.jpg</text:p>
          </table:table-cell>
          <table:table-cell table:number-columns-repeated="16379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locomotive, 2-6-4, headlight and smoke</text:p>
          </table:table-cell>
          <table:table-cell table:style-name="ce19" office:value-type="string" calcext:value-type="string">
            <text:p>0-27</text:p>
          </table:table-cell>
          <table:table-cell table:formula="of:=VLOOKUP([.A135];[$Relationship.$A$2:.$B$3838];2;0)" office:value-type="string" office:string-value="1547S" calcext:value-type="string">
            <text:p>1547S</text:p>
          </table:table-cell>
          <table:table-cell table:formula="of:=VLOOKUP([.A135];[$images.$A$2:.$B$233];2;0)" office:value-type="string" office:string-value="2018_web.jpg" calcext:value-type="string">
            <text:p>2018_web.jpg</text:p>
          </table:table-cell>
          <table:table-cell table:number-columns-repeated="16379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locomotive, turbine, 6-8-6</text:p>
          </table:table-cell>
          <table:table-cell table:style-name="ce19" office:value-type="string" calcext:value-type="string">
            <text:p>0-27</text:p>
          </table:table-cell>
          <table:table-cell table:formula="of:=VLOOKUP([.A136];[$Relationship.$A$2:.$B$3838];2;0)" office:value-type="string" office:string-value="1413WS" calcext:value-type="string">
            <text:p>1413WS</text:p>
          </table:table-cell>
          <table:table-cell table:formula="of:=VLOOKUP([.A136];[$images.$A$2:.$B$233];2;0)" office:value-type="string" office:string-value="2020_web.jpg" calcext:value-type="string">
            <text:p>2020_web.jpg</text:p>
          </table:table-cell>
          <table:table-cell table:number-columns-repeated="16379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locomotive, Alco UP Silver and Grey, or Yellow and Grey</text:p>
          </table:table-cell>
          <table:table-cell table:style-name="ce19" office:value-type="string" calcext:value-type="string">
            <text:p>0-27</text:p>
          </table:table-cell>
          <table:table-cell table:formula="of:=VLOOKUP([.A137];[$Relationship.$A$2:.$B$3838];2;0)" office:value-type="string" office:string-value="" calcext:value-type="error">
            <text:p>#N/A</text:p>
          </table:table-cell>
          <table:table-cell table:formula="of:=VLOOKUP([.A137];[$images.$A$2:.$B$233];2;0)" office:value-type="string" office:string-value="2023_web.jpg" calcext:value-type="string">
            <text:p>2023_web.jpg</text:p>
          </table:table-cell>
          <table:table-cell table:number-columns-repeated="16379"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locomotive, A unit, C &amp; O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38];[$Relationship.$A$2:.$B$3838];2;0)" office:value-type="float" office:value="11720" calcext:value-type="float">
            <text:p>11720</text:p>
          </table:table-cell>
          <table:table-cell table:formula="of:=VLOOKUP([.A138];[$images.$A$2:.$B$233];2;0)" office:value-type="string" office:string-value="2024_web.jpg" calcext:value-type="string">
            <text:p>2024_web.jpg</text:p>
          </table:table-cell>
          <table:table-cell table:number-columns-repeated="16379"/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39];[$Relationship.$A$2:.$B$3838];2;0)" office:value-type="string" office:string-value="1434WS" calcext:value-type="string">
            <text:p>1434WS</text:p>
          </table:table-cell>
          <table:table-cell table:formula="of:=VLOOKUP([.A139];[$images.$A$2:.$B$233];2;0)" office:value-type="string" office:string-value="2025_web.jpg" calcext:value-type="string">
            <text:p>2025_web.jpg</text:p>
          </table:table-cell>
          <table:table-cell table:number-columns-repeated="16379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locomotive, 2-6-2</text:p>
          </table:table-cell>
          <table:table-cell table:style-name="ce19" office:value-type="string" calcext:value-type="string">
            <text:p>0-27</text:p>
          </table:table-cell>
          <table:table-cell table:formula="of:=VLOOKUP([.A140];[$Relationship.$A$2:.$B$3838];2;0)" office:value-type="string" office:string-value="1426WS" calcext:value-type="string">
            <text:p>1426WS</text:p>
          </table:table-cell>
          <table:table-cell table:formula="of:=VLOOKUP([.A140];[$images.$A$2:.$B$233];2;0)" office:value-type="string" office:string-value="2026_web_early.jpg" calcext:value-type="string">
            <text:p>2026_web_early.jpg</text:p>
          </table:table-cell>
          <table:table-cell table:number-columns-repeated="16379"/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locomotive, diesel, GP-7, Pennsylvania</text:p>
          </table:table-cell>
          <table:table-cell table:style-name="ce19" office:value-type="string" calcext:value-type="string">
            <text:p>0-27</text:p>
          </table:table-cell>
          <table:table-cell table:formula="of:=VLOOKUP([.A141];[$Relationship.$A$2:.$B$3838];2;0)" office:value-type="float" office:value="1529" calcext:value-type="float">
            <text:p>1529</text:p>
          </table:table-cell>
          <table:table-cell table:formula="of:=VLOOKUP([.A141];[$images.$A$2:.$B$233];2;0)" office:value-type="string" office:string-value="2028_web.jpg" calcext:value-type="string">
            <text:p>2028_web.jpg</text:p>
          </table:table-cell>
          <table:table-cell table:number-columns-repeated="16379"/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2];[$Relationship.$A$2:.$B$3838];2;0)" office:value-type="float" office:value="11500" calcext:value-type="float">
            <text:p>11500</text:p>
          </table:table-cell>
          <table:table-cell table:formula="of:=VLOOKUP([.A142];[$images.$A$2:.$B$233];2;0)" office:value-type="string" office:string-value="2029_web.jpg" calcext:value-type="string">
            <text:p>2029_web.jpg</text:p>
          </table:table-cell>
          <table:table-cell table:number-columns-repeated="16379"/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locomotive, Alco Rock Island</text:p>
          </table:table-cell>
          <table:table-cell table:style-name="ce19" office:value-type="string" calcext:value-type="string">
            <text:p>0-27</text:p>
          </table:table-cell>
          <table:table-cell table:formula="of:=VLOOKUP([.A143];[$Relationship.$A$2:.$B$3838];2;0)" office:value-type="string" office:string-value="" calcext:value-type="error">
            <text:p>#N/A</text:p>
          </table:table-cell>
          <table:table-cell table:formula="of:=VLOOKUP([.A143];[$images.$A$2:.$B$233];2;0)" office:value-type="string" office:string-value="2031_web.jpg" calcext:value-type="string">
            <text:p>2031_web.jpg</text:p>
          </table:table-cell>
          <table:table-cell table:number-columns-repeated="16379"/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string" calcext:value-type="string">
            <text:p>locomotive, Alco Erie</text:p>
          </table:table-cell>
          <table:table-cell table:style-name="ce19" office:value-type="string" calcext:value-type="string">
            <text:p>0-27</text:p>
          </table:table-cell>
          <table:table-cell table:formula="of:=VLOOKUP([.A144];[$Relationship.$A$2:.$B$3838];2;0)" office:value-type="string" office:string-value="" calcext:value-type="error">
            <text:p>#N/A</text:p>
          </table:table-cell>
          <table:table-cell table:formula="of:=VLOOKUP([.A144];[$images.$A$2:.$B$233];2;0)" office:value-type="string" office:string-value="2032_web.jpg" calcext:value-type="string">
            <text:p>2032_web.jpg</text:p>
          </table:table-cell>
          <table:table-cell table:number-columns-repeated="16379"/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locomotive, Alco UP Silver</text:p>
          </table:table-cell>
          <table:table-cell table:style-name="ce19" office:value-type="string" calcext:value-type="string">
            <text:p>0-27</text:p>
          </table:table-cell>
          <table:table-cell table:formula="of:=VLOOKUP([.A145];[$Relationship.$A$2:.$B$3838];2;0)" office:value-type="string" office:string-value="" calcext:value-type="error">
            <text:p>#N/A</text:p>
          </table:table-cell>
          <table:table-cell table:formula="of:=VLOOKUP([.A145];[$images.$A$2:.$B$233];2;0)" office:value-type="string" office:string-value="2033_web.jpg" calcext:value-type="string">
            <text:p>2033_web.jpg</text:p>
          </table:table-cell>
          <table:table-cell table:number-columns-repeated="16379"/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46];[$Relationship.$A$2:.$B$3838];2;0)" office:value-type="float" office:value="1465" calcext:value-type="float">
            <text:p>1465</text:p>
          </table:table-cell>
          <table:table-cell table:formula="of:=VLOOKUP([.A146];[$images.$A$2:.$B$233];2;0)" office:value-type="string" office:string-value="2034_web.jpg" calcext:value-type="string">
            <text:p>2034_web.jpg</text:p>
          </table:table-cell>
          <table:table-cell table:number-columns-repeated="16379"/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7];[$Relationship.$A$2:.$B$3838];2;0)" office:value-type="string" office:string-value="1469WS" calcext:value-type="string">
            <text:p>1469WS</text:p>
          </table:table-cell>
          <table:table-cell table:formula="of:=VLOOKUP([.A147];[$images.$A$2:.$B$233];2;0)" office:value-type="string" office:string-value="2035_web.jpg" calcext:value-type="string">
            <text:p>2035_web.jpg</text:p>
          </table:table-cell>
          <table:table-cell table:number-columns-repeated="16379"/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8];[$Relationship.$A$2:.$B$3838];2;0)" office:value-type="string" office:string-value="1463W" calcext:value-type="string">
            <text:p>1463W</text:p>
          </table:table-cell>
          <table:table-cell table:formula="of:=VLOOKUP([.A148];[$images.$A$2:.$B$233];2;0)" office:value-type="string" office:string-value="2036_web.jpg" calcext:value-type="string">
            <text:p>2036_web.jpg</text:p>
          </table:table-cell>
          <table:table-cell table:number-columns-repeated="16379"/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9];[$Relationship.$A$2:.$B$3838];2;0)" office:value-type="string" office:string-value="1511S" calcext:value-type="string">
            <text:p>1511S</text:p>
          </table:table-cell>
          <table:table-cell table:formula="of:=VLOOKUP([.A149];[$images.$A$2:.$B$233];2;0)" office:value-type="string" office:string-value="2037_web.jpg" calcext:value-type="string">
            <text:p>2037_web.jpg</text:p>
          </table:table-cell>
          <table:table-cell table:number-columns-repeated="16379"/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0-27</text:p>
          </table:table-cell>
          <table:table-cell table:formula="of:=VLOOKUP([.A150];[$Relationship.$A$2:.$B$3838];2;0)" office:value-type="string" office:string-value="1473WS" calcext:value-type="string">
            <text:p>1473WS</text:p>
          </table:table-cell>
          <table:table-cell table:formula="of:=VLOOKUP([.A150];[$images.$A$2:.$B$233];2;0)" office:value-type="string" office:string-value="2046_web.jpg" calcext:value-type="string">
            <text:p>2046_web.jpg</text:p>
          </table:table-cell>
          <table:table-cell table:number-columns-repeated="16379"/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0-27</text:p>
          </table:table-cell>
          <table:table-cell table:formula="of:=VLOOKUP([.A151];[$Relationship.$A$2:.$B$3838];2;0)" office:value-type="string" office:string-value="1502WS" calcext:value-type="string">
            <text:p>1502WS</text:p>
          </table:table-cell>
          <table:table-cell table:formula="of:=VLOOKUP([.A151];[$images.$A$2:.$B$233];2;0)" office:value-type="string" office:string-value="2055_web.jpg" calcext:value-type="string">
            <text:p>2055_web.jpg</text:p>
          </table:table-cell>
          <table:table-cell table:number-columns-repeated="16379"/>
        </table:table-row>
        <table:table-row table:style-name="ro3">
          <table:table-cell office:value-type="float" office:value="2065" calcext:value-type="float">
            <text:p>2065</text:p>
          </table:table-cell>
          <table:table-cell office:value-type="string" calcext:value-type="string">
            <text:p>locomotive, 4-6-4 w/ feedwater heater</text:p>
          </table:table-cell>
          <table:table-cell table:style-name="ce19" office:value-type="string" calcext:value-type="string">
            <text:p>0-27</text:p>
          </table:table-cell>
          <table:table-cell table:formula="of:=VLOOKUP([.A152];[$Relationship.$A$2:.$B$3838];2;0)" office:value-type="string" office:string-value="1515WS" calcext:value-type="string">
            <text:p>1515WS</text:p>
          </table:table-cell>
          <table:table-cell table:formula="of:=VLOOKUP([.A152];[$images.$A$2:.$B$233];2;0)" office:value-type="string" office:string-value="2065_web.jpg" calcext:value-type="string">
            <text:p>2065_web.jpg</text:p>
          </table:table-cell>
          <table:table-cell table:number-columns-repeated="16379"/>
        </table:table-row>
        <table:table-row table:style-name="ro3">
          <table:table-cell office:value-type="float" office:value="2321" calcext:value-type="float">
            <text:p>2321</text:p>
          </table:table-cell>
          <table:table-cell office:value-type="string" calcext:value-type="string">
            <text:p>locomotive, FM, Lackawanna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3];[$Relationship.$A$2:.$B$3838];2;0)" office:value-type="string" office:string-value="2219W" calcext:value-type="string">
            <text:p>2219W</text:p>
          </table:table-cell>
          <table:table-cell table:formula="of:=VLOOKUP([.A153];[$images.$A$2:.$B$233];2;0)" office:value-type="string" office:string-value="2321_web.jpg" calcext:value-type="string">
            <text:p>2321_web.jpg</text:p>
          </table:table-cell>
          <table:table-cell table:number-columns-repeated="16379"/>
        </table:table-row>
        <table:table-row table:style-name="ro3">
          <table:table-cell office:value-type="float" office:value="2322" calcext:value-type="float">
            <text:p>2322</text:p>
          </table:table-cell>
          <table:table-cell office:value-type="string" calcext:value-type="string">
            <text:p>locomotive, FM, Virgini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4];[$Relationship.$A$2:.$B$3838];2;0)" office:value-type="float" office:value="12820" calcext:value-type="float">
            <text:p>12820</text:p>
          </table:table-cell>
          <table:table-cell table:formula="of:=VLOOKUP([.A154];[$images.$A$2:.$B$233];2;0)" office:value-type="string" office:string-value="2322_web.jpg" calcext:value-type="string">
            <text:p>2322_web.jpg</text:p>
          </table:table-cell>
          <table:table-cell table:number-columns-repeated="16379"/>
        </table:table-row>
        <table:table-row table:style-name="ro3">
          <table:table-cell office:value-type="float" office:value="2328" calcext:value-type="float">
            <text:p>2328</text:p>
          </table:table-cell>
          <table:table-cell office:value-type="string" calcext:value-type="string">
            <text:p>locomotive, diesel, GP-7, Burlington</text:p>
          </table:table-cell>
          <table:table-cell table:style-name="ce19" office:value-type="string" calcext:value-type="string">
            <text:p>0-27</text:p>
          </table:table-cell>
          <table:table-cell table:formula="of:=VLOOKUP([.A155];[$Relationship.$A$2:.$B$3838];2;0)" office:value-type="string" office:string-value="1562W" calcext:value-type="string">
            <text:p>1562W</text:p>
          </table:table-cell>
          <table:table-cell table:formula="of:=VLOOKUP([.A155];[$images.$A$2:.$B$233];2;0)" office:value-type="string" office:string-value="2328_web.jpg" calcext:value-type="string">
            <text:p>2328_web.jpg</text:p>
          </table:table-cell>
          <table:table-cell table:number-columns-repeated="16379"/>
        </table:table-row>
        <table:table-row table:style-name="ro3">
          <table:table-cell office:value-type="float" office:value="2329" calcext:value-type="float">
            <text:p>2329</text:p>
          </table:table-cell>
          <table:table-cell office:value-type="string" calcext:value-type="string">
            <text:p>locomotive, electric rectifier, Virginia </text:p>
          </table:table-cell>
          <table:table-cell table:style-name="ce19" office:value-type="string" calcext:value-type="string">
            <text:p>O</text:p>
          </table:table-cell>
          <table:table-cell table:formula="of:=VLOOKUP([.A156];[$Relationship.$A$2:.$B$3838];2;0)" office:value-type="string" office:string-value="2505W" calcext:value-type="string">
            <text:p>2505W</text:p>
          </table:table-cell>
          <table:table-cell table:formula="of:=VLOOKUP([.A156];[$images.$A$2:.$B$233];2;0)" office:value-type="string" office:string-value="2329_web.jpg" calcext:value-type="string">
            <text:p>2329_web.jpg</text:p>
          </table:table-cell>
          <table:table-cell table:number-columns-repeated="16379"/>
        </table:table-row>
        <table:table-row table:style-name="ro3">
          <table:table-cell office:value-type="float" office:value="2330" calcext:value-type="float">
            <text:p>2330</text:p>
          </table:table-cell>
          <table:table-cell office:value-type="string" calcext:value-type="string">
            <text:p>locomotive, GG1, two motor, green</text:p>
          </table:table-cell>
          <table:table-cell table:style-name="ce19" office:value-type="string" calcext:value-type="string">
            <text:p>O</text:p>
          </table:table-cell>
          <table:table-cell table:formula="of:=VLOOKUP([.A157];[$Relationship.$A$2:.$B$3838];2;0)" office:value-type="string" office:string-value="2159W" calcext:value-type="string">
            <text:p>2159W</text:p>
          </table:table-cell>
          <table:table-cell table:formula="of:=VLOOKUP([.A157];[$images.$A$2:.$B$233];2;0)" office:value-type="string" office:string-value="2330_web.jpg" calcext:value-type="string">
            <text:p>2330_web.jpg</text:p>
          </table:table-cell>
          <table:table-cell table:number-columns-repeated="16379"/>
        </table:table-row>
        <table:table-row table:style-name="ro3">
          <table:table-cell office:value-type="float" office:value="2331" calcext:value-type="float">
            <text:p>2331</text:p>
          </table:table-cell>
          <table:table-cell office:value-type="string" calcext:value-type="string">
            <text:p>locomotive, FM, Virgini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8];[$Relationship.$A$2:.$B$3838];2;0)" office:value-type="string" office:string-value="2251W" calcext:value-type="string">
            <text:p>2251W</text:p>
          </table:table-cell>
          <table:table-cell table:formula="of:=VLOOKUP([.A158];[$images.$A$2:.$B$233];2;0)" office:value-type="string" office:string-value="2331_web.jpg" calcext:value-type="string">
            <text:p>2331_web.jpg</text:p>
          </table:table-cell>
          <table:table-cell table:number-columns-repeated="16379"/>
        </table:table-row>
        <table:table-row table:style-name="ro3">
          <table:table-cell office:value-type="float" office:value="2332" calcext:value-type="float">
            <text:p>2332</text:p>
          </table:table-cell>
          <table:table-cell office:value-type="string" calcext:value-type="string">
            <text:p>locomotive, GG1, single motor</text:p>
          </table:table-cell>
          <table:table-cell table:style-name="ce19" office:value-type="string" calcext:value-type="string">
            <text:p>O</text:p>
          </table:table-cell>
          <table:table-cell table:formula="of:=VLOOKUP([.A159];[$Relationship.$A$2:.$B$3838];2;0)" office:value-type="string" office:string-value="2124W" calcext:value-type="string">
            <text:p>2124W</text:p>
          </table:table-cell>
          <table:table-cell table:formula="of:=VLOOKUP([.A159];[$images.$A$2:.$B$233];2;0)" office:value-type="string" office:string-value="2332_web.jpg" calcext:value-type="string">
            <text:p>2332_web.jpg</text:p>
          </table:table-cell>
          <table:table-cell table:number-columns-repeated="16379"/>
        </table:table-row>
        <table:table-row table:style-name="ro3">
          <table:table-cell office:value-type="float" office:value="2337" calcext:value-type="float">
            <text:p>2337</text:p>
          </table:table-cell>
          <table:table-cell office:value-type="string" calcext:value-type="string">
            <text:p>locomotive, diesel, GP-7, Wabash</text:p>
          </table:table-cell>
          <table:table-cell table:style-name="ce19" office:value-type="string" calcext:value-type="string">
            <text:p>0-27</text:p>
          </table:table-cell>
          <table:table-cell table:formula="of:=VLOOKUP([.A160];[$Relationship.$A$2:.$B$3838];2;0)" office:value-type="string" office:string-value="1601W" calcext:value-type="string">
            <text:p>1601W</text:p>
          </table:table-cell>
          <table:table-cell table:formula="of:=VLOOKUP([.A160];[$images.$A$2:.$B$233];2;0)" office:value-type="string" office:string-value="2337_web.jpg" calcext:value-type="string">
            <text:p>2337_web.jpg</text:p>
          </table:table-cell>
          <table:table-cell table:number-columns-repeated="16379"/>
        </table:table-row>
        <table:table-row table:style-name="ro3">
          <table:table-cell office:value-type="float" office:value="2338" calcext:value-type="float">
            <text:p>2338</text:p>
          </table:table-cell>
          <table:table-cell office:value-type="string" calcext:value-type="string">
            <text:p>locomotive, diesel, GP-7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161];[$Relationship.$A$2:.$B$3838];2;0)" office:value-type="string" office:string-value="2235W" calcext:value-type="string">
            <text:p>2235W</text:p>
          </table:table-cell>
          <table:table-cell table:formula="of:=VLOOKUP([.A161];[$images.$A$2:.$B$233];2;0)" office:value-type="string" office:string-value="2338_web.jpg" calcext:value-type="string">
            <text:p>2338_web.jpg</text:p>
          </table:table-cell>
          <table:table-cell table:number-columns-repeated="16379"/>
        </table:table-row>
        <table:table-row table:style-name="ro3">
          <table:table-cell office:value-type="float" office:value="2339" calcext:value-type="float">
            <text:p>2339</text:p>
          </table:table-cell>
          <table:table-cell office:value-type="string" calcext:value-type="string">
            <text:p>locomotive, diesel, GP-7, Wabash</text:p>
          </table:table-cell>
          <table:table-cell table:style-name="ce19" office:value-type="string" calcext:value-type="string">
            <text:p>O</text:p>
          </table:table-cell>
          <table:table-cell table:formula="of:=VLOOKUP([.A162];[$Relationship.$A$2:.$B$3838];2;0)" office:value-type="string" office:string-value="2275W" calcext:value-type="string">
            <text:p>2275W</text:p>
          </table:table-cell>
          <table:table-cell table:formula="of:=VLOOKUP([.A162];[$images.$A$2:.$B$233];2;0)" office:value-type="string" office:string-value="2339_web.jpg" calcext:value-type="string">
            <text:p>2339_web.jpg</text:p>
          </table:table-cell>
          <table:table-cell table:number-columns-repeated="16379"/>
        </table:table-row>
        <table:table-row table:style-name="ro3">
          <table:table-cell office:value-type="float" office:value="2340" calcext:value-type="float">
            <text:p>2340</text:p>
          </table:table-cell>
          <table:table-cell office:value-type="string" calcext:value-type="string">
            <text:p>locomotive, GG1, Pennsylvania, tusc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63];[$Relationship.$A$2:.$B$3838];2;0)" office:value-type="string" office:string-value="2254W" calcext:value-type="string">
            <text:p>2254W</text:p>
          </table:table-cell>
          <table:table-cell table:formula="of:=VLOOKUP([.A163];[$images.$A$2:.$B$233];2;0)" office:value-type="string" office:string-value="2340_web.jpg" calcext:value-type="string">
            <text:p>2340_web.jpg</text:p>
          </table:table-cell>
          <table:table-cell table:number-columns-repeated="16379"/>
        </table:table-row>
        <table:table-row table:style-name="ro3">
          <table:table-cell office:value-type="float" office:value="2341" calcext:value-type="float">
            <text:p>2341</text:p>
          </table:table-cell>
          <table:table-cell office:value-type="string" calcext:value-type="string">
            <text:p>locomotive, FM, Jersey Central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64];[$Relationship.$A$2:.$B$3838];2;0)" office:value-type="string" office:string-value="2270W" calcext:value-type="string">
            <text:p>2270W</text:p>
          </table:table-cell>
          <table:table-cell table:formula="of:=VLOOKUP([.A164];[$images.$A$2:.$B$233];2;0)" office:value-type="string" office:string-value="2341_web.jpg" calcext:value-type="string">
            <text:p>2341_web.jpg</text:p>
          </table:table-cell>
          <table:table-cell table:number-columns-repeated="16379"/>
        </table:table-row>
        <table:table-row table:style-name="ro3">
          <table:table-cell office:value-type="float" office:value="2346" calcext:value-type="float">
            <text:p>2346</text:p>
          </table:table-cell>
          <table:table-cell office:value-type="string" calcext:value-type="string">
            <text:p>locomotive, diesel, GP-9, Boston and Maine</text:p>
          </table:table-cell>
          <table:table-cell table:style-name="ce19" office:value-type="string" calcext:value-type="string">
            <text:p>O</text:p>
          </table:table-cell>
          <table:table-cell table:formula="of:=VLOOKUP([.A165];[$Relationship.$A$2:.$B$3838];2;0)" office:value-type="float" office:value="12800" calcext:value-type="float">
            <text:p>12800</text:p>
          </table:table-cell>
          <table:table-cell table:formula="of:=VLOOKUP([.A165];[$images.$A$2:.$B$233];2;0)" office:value-type="string" office:string-value="2346_web.jpg" calcext:value-type="string">
            <text:p>2346_web.jpg</text:p>
          </table:table-cell>
          <table:table-cell table:number-columns-repeated="16379"/>
        </table:table-row>
        <table:table-row table:style-name="ro3">
          <table:table-cell office:value-type="float" office:value="2348" calcext:value-type="float">
            <text:p>2348</text:p>
          </table:table-cell>
          <table:table-cell office:value-type="string" calcext:value-type="string">
            <text:p>locomotive, diesel, GP-9, M &amp; SL</text:p>
          </table:table-cell>
          <table:table-cell table:style-name="ce19" office:value-type="string" calcext:value-type="string">
            <text:p>O</text:p>
          </table:table-cell>
          <table:table-cell table:formula="of:=VLOOKUP([.A166];[$Relationship.$A$2:.$B$3838];2;0)" office:value-type="string" office:string-value="2501W" calcext:value-type="string">
            <text:p>2501W</text:p>
          </table:table-cell>
          <table:table-cell table:formula="of:=VLOOKUP([.A166];[$images.$A$2:.$B$233];2;0)" office:value-type="string" office:string-value="2348_web.jpg" calcext:value-type="string">
            <text:p>2348_web.jpg</text:p>
          </table:table-cell>
          <table:table-cell table:number-columns-repeated="16379"/>
        </table:table-row>
        <table:table-row table:style-name="ro3">
          <table:table-cell office:value-type="float" office:value="2349" calcext:value-type="float">
            <text:p>2349</text:p>
          </table:table-cell>
          <table:table-cell office:value-type="string" calcext:value-type="string">
            <text:p>locomotive, diesel, GP-9, Northern Pacific</text:p>
          </table:table-cell>
          <table:table-cell table:style-name="ce19" office:value-type="string" calcext:value-type="string">
            <text:p>0-27</text:p>
          </table:table-cell>
          <table:table-cell table:formula="of:=VLOOKUP([.A167];[$Relationship.$A$2:.$B$3838];2;0)" office:value-type="string" office:string-value="1623W" calcext:value-type="string">
            <text:p>1623W</text:p>
          </table:table-cell>
          <table:table-cell table:formula="of:=VLOOKUP([.A167];[$images.$A$2:.$B$233];2;0)" office:value-type="string" office:string-value="2349_web.jpg" calcext:value-type="string">
            <text:p>2349_web.jpg</text:p>
          </table:table-cell>
          <table:table-cell table:number-columns-repeated="16379"/>
        </table:table-row>
        <table:table-row table:style-name="ro3">
          <table:table-cell office:value-type="float" office:value="2350" calcext:value-type="float">
            <text:p>2350</text:p>
          </table:table-cell>
          <table:table-cell office:value-type="string" calcext:value-type="string">
            <text:p>locomotive, EP-5, electric, New Haven</text:p>
          </table:table-cell>
          <table:table-cell table:style-name="ce19" office:value-type="string" calcext:value-type="string">
            <text:p>O</text:p>
          </table:table-cell>
          <table:table-cell table:formula="of:=VLOOKUP([.A168];[$Relationship.$A$2:.$B$3838];2;0)" office:value-type="string" office:string-value="2259W" calcext:value-type="string">
            <text:p>2259W</text:p>
          </table:table-cell>
          <table:table-cell table:formula="of:=VLOOKUP([.A168];[$images.$A$2:.$B$233];2;0)" office:value-type="string" office:string-value="2350_web.jpg" calcext:value-type="string">
            <text:p>2350_web.jpg</text:p>
          </table:table-cell>
          <table:table-cell table:number-columns-repeated="16379"/>
        </table:table-row>
        <table:table-row table:style-name="ro3">
          <table:table-cell office:value-type="float" office:value="2351" calcext:value-type="float">
            <text:p>2351</text:p>
          </table:table-cell>
          <table:table-cell office:value-type="string" calcext:value-type="string">
            <text:p>locomotive, EP-5, electric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169];[$Relationship.$A$2:.$B$3838];2;0)" office:value-type="string" office:string-value="2287W" calcext:value-type="string">
            <text:p>2287W</text:p>
          </table:table-cell>
          <table:table-cell table:formula="of:=VLOOKUP([.A169];[$images.$A$2:.$B$233];2;0)" office:value-type="string" office:string-value="2351_web.jpg" calcext:value-type="string">
            <text:p>2351_web.jpg</text:p>
          </table:table-cell>
          <table:table-cell table:number-columns-repeated="16379"/>
        </table:table-row>
        <table:table-row table:style-name="ro3">
          <table:table-cell office:value-type="float" office:value="2352" calcext:value-type="float">
            <text:p>2352</text:p>
          </table:table-cell>
          <table:table-cell office:value-type="string" calcext:value-type="string">
            <text:p>locomotive, EP-5, electric, Pennsylvania</text:p>
          </table:table-cell>
          <table:table-cell table:style-name="ce19" office:value-type="string" calcext:value-type="string">
            <text:p>O</text:p>
          </table:table-cell>
          <table:table-cell table:formula="of:=VLOOKUP([.A170];[$Relationship.$A$2:.$B$3838];2;0)" office:value-type="string" office:string-value="2511W" calcext:value-type="string">
            <text:p>2511W</text:p>
          </table:table-cell>
          <table:table-cell table:formula="of:=VLOOKUP([.A170];[$images.$A$2:.$B$233];2;0)" office:value-type="string" office:string-value="2352_web.jpg" calcext:value-type="string">
            <text:p>2352_web.jpg</text:p>
          </table:table-cell>
          <table:table-cell table:number-columns-repeated="16379"/>
        </table:table-row>
        <table:table-row table:style-name="ro3">
          <table:table-cell office:value-type="float" office:value="2357" calcext:value-type="float">
            <text:p>23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171];[$Relationship.$A$2:.$B$3838];2;0)" office:value-type="string" office:string-value="2133W" calcext:value-type="string">
            <text:p>2133W</text:p>
          </table:table-cell>
          <table:table-cell table:formula="of:=VLOOKUP([.A1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358" calcext:value-type="float">
            <text:p>2358</text:p>
          </table:table-cell>
          <table:table-cell office:value-type="string" calcext:value-type="string">
            <text:p>locomotive, EP-5, electric, Great Northern</text:p>
          </table:table-cell>
          <table:table-cell table:style-name="ce19" office:value-type="string" calcext:value-type="string">
            <text:p>O</text:p>
          </table:table-cell>
          <table:table-cell table:formula="of:=VLOOKUP([.A172];[$Relationship.$A$2:.$B$3838];2;0)" office:value-type="string" office:string-value="2533W" calcext:value-type="string">
            <text:p>2533W</text:p>
          </table:table-cell>
          <table:table-cell table:formula="of:=VLOOKUP([.A172];[$images.$A$2:.$B$233];2;0)" office:value-type="string" office:string-value="2358_web.jpg" calcext:value-type="string">
            <text:p>2358_web.jpg</text:p>
          </table:table-cell>
          <table:table-cell table:number-columns-repeated="16379"/>
        </table:table-row>
        <table:table-row table:style-name="ro3">
          <table:table-cell office:value-type="float" office:value="2359" calcext:value-type="float">
            <text:p>2359</text:p>
          </table:table-cell>
          <table:table-cell office:value-type="string" calcext:value-type="string">
            <text:p>locomotive, diesel, GP-9, Boston and Maine</text:p>
          </table:table-cell>
          <table:table-cell table:style-name="ce19" office:value-type="string" calcext:value-type="string">
            <text:p>O</text:p>
          </table:table-cell>
          <table:table-cell table:formula="of:=VLOOKUP([.A173];[$Relationship.$A$2:.$B$3838];2;0)" office:value-type="float" office:value="2572" calcext:value-type="float">
            <text:p>2572</text:p>
          </table:table-cell>
          <table:table-cell table:formula="of:=VLOOKUP([.A173];[$images.$A$2:.$B$233];2;0)" office:value-type="string" office:string-value="2359_web.jpg" calcext:value-type="string">
            <text:p>2359_web.jpg</text:p>
          </table:table-cell>
          <table:table-cell table:number-columns-repeated="16379"/>
        </table:table-row>
        <table:table-row table:style-name="ro3">
          <table:table-cell office:value-type="float" office:value="2360" calcext:value-type="float">
            <text:p>2360</text:p>
          </table:table-cell>
          <table:table-cell office:value-type="string" calcext:value-type="string">
            <text:p>locomotive, GG1, Pennsylvania, tusc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74];[$Relationship.$A$2:.$B$3838];2;0)" office:value-type="string" office:string-value="2274W" calcext:value-type="string">
            <text:p>2274W</text:p>
          </table:table-cell>
          <table:table-cell table:formula="of:=VLOOKUP([.A174];[$images.$A$2:.$B$233];2;0)" office:value-type="string" office:string-value="2360_web.jpg" calcext:value-type="string">
            <text:p>2360_web.jpg</text:p>
          </table:table-cell>
          <table:table-cell table:number-columns-repeated="16379"/>
        </table:table-row>
        <table:table-row table:style-name="ro3">
          <table:table-cell office:value-type="float" office:value="2365" calcext:value-type="float">
            <text:p>2365</text:p>
          </table:table-cell>
          <table:table-cell office:value-type="string" calcext:value-type="string">
            <text:p>locomotive, diesel, GP-7, Chesapeake &amp; Ohio</text:p>
          </table:table-cell>
          <table:table-cell table:style-name="ce19" office:value-type="string" calcext:value-type="string">
            <text:p>0-27</text:p>
          </table:table-cell>
          <table:table-cell table:formula="of:=VLOOKUP([.A175];[$Relationship.$A$2:.$B$3838];2;0)" office:value-type="float" office:value="11268" calcext:value-type="float">
            <text:p>11268</text:p>
          </table:table-cell>
          <table:table-cell table:formula="of:=VLOOKUP([.A175];[$images.$A$2:.$B$233];2;0)" office:value-type="string" office:string-value="2365_web.jpg" calcext:value-type="string">
            <text:p>2365_web.jpg</text:p>
          </table:table-cell>
          <table:table-cell table:number-columns-repeated="16379"/>
        </table:table-row>
        <table:table-row table:style-name="ro3">
          <table:table-cell office:value-type="float" office:value="2400" calcext:value-type="float">
            <text:p>2400</text:p>
          </table:table-cell>
          <table:table-cell office:value-type="string" calcext:value-type="string">
            <text:p>passenger car, pullman, Maplewood, green</text:p>
          </table:table-cell>
          <table:table-cell/>
          <table:table-cell table:formula="of:=VLOOKUP([.A176];[$Relationship.$A$2:.$B$3838];2;0)" office:value-type="string" office:string-value="1430WS" calcext:value-type="string">
            <text:p>1430WS</text:p>
          </table:table-cell>
          <table:table-cell table:formula="of:=VLOOKUP([.A1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1" calcext:value-type="float">
            <text:p>2401</text:p>
          </table:table-cell>
          <table:table-cell office:value-type="string" calcext:value-type="string">
            <text:p>passenger car, observation, Hillside, green</text:p>
          </table:table-cell>
          <table:table-cell/>
          <table:table-cell table:formula="of:=VLOOKUP([.A177];[$Relationship.$A$2:.$B$3838];2;0)" office:value-type="string" office:string-value="1430WS" calcext:value-type="string">
            <text:p>1430WS</text:p>
          </table:table-cell>
          <table:table-cell table:formula="of:=VLOOKUP([.A1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2" calcext:value-type="float">
            <text:p>2402</text:p>
          </table:table-cell>
          <table:table-cell office:value-type="string" calcext:value-type="string">
            <text:p>passenger car, pullman, Chatham, green</text:p>
          </table:table-cell>
          <table:table-cell/>
          <table:table-cell table:formula="of:=VLOOKUP([.A178];[$Relationship.$A$2:.$B$3838];2;0)" office:value-type="string" office:string-value="1430WS" calcext:value-type="string">
            <text:p>1430WS</text:p>
          </table:table-cell>
          <table:table-cell table:formula="of:=VLOOKUP([.A1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4" calcext:value-type="float">
            <text:p>2404</text:p>
          </table:table-cell>
          <table:table-cell office:value-type="string" calcext:value-type="string">
            <text:p>passenger car, vista dome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79];[$Relationship.$A$2:.$B$3838];2;0)" office:value-type="float" office:value="11490" calcext:value-type="float">
            <text:p>11490</text:p>
          </table:table-cell>
          <table:table-cell table:formula="of:=VLOOKUP([.A1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5" calcext:value-type="float">
            <text:p>2405</text:p>
          </table:table-cell>
          <table:table-cell office:value-type="string" calcext:value-type="string">
            <text:p>passenger car, pullma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0];[$Relationship.$A$2:.$B$3838];2;0)" office:value-type="float" office:value="11490" calcext:value-type="float">
            <text:p>11490</text:p>
          </table:table-cell>
          <table:table-cell table:formula="of:=VLOOKUP([.A1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6" calcext:value-type="float">
            <text:p>2406</text:p>
          </table:table-cell>
          <table:table-cell office:value-type="string" calcext:value-type="string">
            <text:p>passenger car, observatio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1];[$Relationship.$A$2:.$B$3838];2;0)" office:value-type="float" office:value="11490" calcext:value-type="float">
            <text:p>11490</text:p>
          </table:table-cell>
          <table:table-cell table:formula="of:=VLOOKUP([.A1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8" calcext:value-type="float">
            <text:p>2408</text:p>
          </table:table-cell>
          <table:table-cell office:value-type="string" calcext:value-type="string">
            <text:p>passenger car, vista dome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2];[$Relationship.$A$2:.$B$3838];2;0)" office:value-type="float" office:value="11590" calcext:value-type="float">
            <text:p>11590</text:p>
          </table:table-cell>
          <table:table-cell table:formula="of:=VLOOKUP([.A1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9" calcext:value-type="float">
            <text:p>2409</text:p>
          </table:table-cell>
          <table:table-cell office:value-type="string" calcext:value-type="string">
            <text:p>passenger car, pullma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3];[$Relationship.$A$2:.$B$3838];2;0)" office:value-type="float" office:value="11590" calcext:value-type="float">
            <text:p>11590</text:p>
          </table:table-cell>
          <table:table-cell table:formula="of:=VLOOKUP([.A1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0" calcext:value-type="float">
            <text:p>2410</text:p>
          </table:table-cell>
          <table:table-cell office:value-type="string" calcext:value-type="string">
            <text:p>passenger car, observatio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4];[$Relationship.$A$2:.$B$3838];2;0)" office:value-type="float" office:value="11590" calcext:value-type="float">
            <text:p>11590</text:p>
          </table:table-cell>
          <table:table-cell table:formula="of:=VLOOKUP([.A1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1" calcext:value-type="float">
            <text:p>2411</text:p>
          </table:table-cell>
          <table:table-cell office:value-type="string" calcext:value-type="string">
            <text:p>flatcar with pipes</text:p>
          </table:table-cell>
          <table:table-cell/>
          <table:table-cell table:formula="of:=VLOOKUP([.A185];[$Relationship.$A$2:.$B$3838];2;0)" office:value-type="float" office:value="1403" calcext:value-type="float">
            <text:p>1403</text:p>
          </table:table-cell>
          <table:table-cell table:formula="of:=VLOOKUP([.A1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2" calcext:value-type="float">
            <text:p>2412</text:p>
          </table:table-cell>
          <table:table-cell office:value-type="string" calcext:value-type="string">
            <text:p>passenger car, vista dome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6];[$Relationship.$A$2:.$B$3838];2;0)" office:value-type="string" office:string-value="1626W" calcext:value-type="string">
            <text:p>1626W</text:p>
          </table:table-cell>
          <table:table-cell table:formula="of:=VLOOKUP([.A1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4" calcext:value-type="float">
            <text:p>2414</text:p>
          </table:table-cell>
          <table:table-cell office:value-type="string" calcext:value-type="string">
            <text:p>passenger car, pullman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7];[$Relationship.$A$2:.$B$3838];2;0)" office:value-type="float" office:value="1651" calcext:value-type="float">
            <text:p>1651</text:p>
          </table:table-cell>
          <table:table-cell table:formula="of:=VLOOKUP([.A1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6" calcext:value-type="float">
            <text:p>2416</text:p>
          </table:table-cell>
          <table:table-cell office:value-type="string" calcext:value-type="string">
            <text:p>passenger car, observation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8];[$Relationship.$A$2:.$B$3838];2;0)" office:value-type="string" office:string-value="1626W" calcext:value-type="string">
            <text:p>1626W</text:p>
          </table:table-cell>
          <table:table-cell table:formula="of:=VLOOKUP([.A1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9" calcext:value-type="float">
            <text:p>2419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189];[$Relationship.$A$2:.$B$3838];2;0)" office:value-type="string" office:string-value="1407B" calcext:value-type="string">
            <text:p>1407B</text:p>
          </table:table-cell>
          <table:table-cell table:formula="of:=VLOOKUP([.A1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0" calcext:value-type="float">
            <text:p>2420</text:p>
          </table:table-cell>
          <table:table-cell office:value-type="string" calcext:value-type="string">
            <text:p>caboose, work with searchlight</text:p>
          </table:table-cell>
          <table:table-cell/>
          <table:table-cell table:formula="of:=VLOOKUP([.A190];[$Relationship.$A$2:.$B$3838];2;0)" office:value-type="string" office:string-value="2111WS" calcext:value-type="string">
            <text:p>2111WS</text:p>
          </table:table-cell>
          <table:table-cell table:formula="of:=VLOOKUP([.A190];[$images.$A$2:.$B$233];2;0)" office:value-type="string" office:string-value="2420_web.jpg" calcext:value-type="string">
            <text:p>2420_web.jpg</text:p>
          </table:table-cell>
          <table:table-cell table:number-columns-repeated="16379"/>
        </table:table-row>
        <table:table-row table:style-name="ro3">
          <table:table-cell office:value-type="float" office:value="2421" calcext:value-type="float">
            <text:p>2421</text:p>
          </table:table-cell>
          <table:table-cell office:value-type="string" calcext:value-type="string">
            <text:p>passenger car, pullman, Maplewood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1];[$Relationship.$A$2:.$B$3838];2;0)" office:value-type="string" office:string-value="2150WS" calcext:value-type="string">
            <text:p>2150WS</text:p>
          </table:table-cell>
          <table:table-cell table:formula="of:=VLOOKUP([.A1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2" calcext:value-type="float">
            <text:p>2422</text:p>
          </table:table-cell>
          <table:table-cell office:value-type="string" calcext:value-type="string">
            <text:p>passenger car, pullman, Chatham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2];[$Relationship.$A$2:.$B$3838];2;0)" office:value-type="string" office:string-value="2150WS" calcext:value-type="string">
            <text:p>2150WS</text:p>
          </table:table-cell>
          <table:table-cell table:formula="of:=VLOOKUP([.A1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3" calcext:value-type="float">
            <text:p>2423</text:p>
          </table:table-cell>
          <table:table-cell office:value-type="string" calcext:value-type="string">
            <text:p>passenger car, observation, Hillside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3];[$Relationship.$A$2:.$B$3838];2;0)" office:value-type="string" office:string-value="2150WS" calcext:value-type="string">
            <text:p>2150WS</text:p>
          </table:table-cell>
          <table:table-cell table:formula="of:=VLOOKUP([.A1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9" calcext:value-type="float">
            <text:p>2429</text:p>
          </table:table-cell>
          <table:table-cell office:value-type="string" calcext:value-type="string">
            <text:p>passenger car, pullman, Livingston, silver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4];[$Relationship.$A$2:.$B$3838];2;0)" office:value-type="string" office:string-value="1484WS" calcext:value-type="string">
            <text:p>1484WS</text:p>
          </table:table-cell>
          <table:table-cell table:formula="of:=VLOOKUP([.A1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0" calcext:value-type="float">
            <text:p>2430</text:p>
          </table:table-cell>
          <table:table-cell office:value-type="string" calcext:value-type="string">
            <text:p>passenger car, pullman, blue</text:p>
          </table:table-cell>
          <table:table-cell table:style-name="ce19" office:value-type="string" calcext:value-type="string">
            <text:p>0-27</text:p>
          </table:table-cell>
          <table:table-cell table:formula="of:=VLOOKUP([.A195];[$Relationship.$A$2:.$B$3838];2;0)" office:value-type="float" office:value="1400" calcext:value-type="float">
            <text:p>1400</text:p>
          </table:table-cell>
          <table:table-cell table:formula="of:=VLOOKUP([.A1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1" calcext:value-type="float">
            <text:p>2431</text:p>
          </table:table-cell>
          <table:table-cell office:value-type="string" calcext:value-type="string">
            <text:p>passenger car, observation, blue</text:p>
          </table:table-cell>
          <table:table-cell table:style-name="ce19" office:value-type="string" calcext:value-type="string">
            <text:p>0-27</text:p>
          </table:table-cell>
          <table:table-cell table:formula="of:=VLOOKUP([.A196];[$Relationship.$A$2:.$B$3838];2;0)" office:value-type="float" office:value="1400" calcext:value-type="float">
            <text:p>1400</text:p>
          </table:table-cell>
          <table:table-cell table:formula="of:=VLOOKUP([.A1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2" calcext:value-type="float">
            <text:p>2432</text:p>
          </table:table-cell>
          <table:table-cell office:value-type="string" calcext:value-type="string">
            <text:p>passenger car, Vista Dome, Clifton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197];[$Relationship.$A$2:.$B$3838];2;0)" office:value-type="string" office:string-value="1516WS" calcext:value-type="string">
            <text:p>1516WS</text:p>
          </table:table-cell>
          <table:table-cell table:formula="of:=VLOOKUP([.A1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4" calcext:value-type="float">
            <text:p>2434</text:p>
          </table:table-cell>
          <table:table-cell office:value-type="string" calcext:value-type="string">
            <text:p>passenger car, pullman, Newark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198];[$Relationship.$A$2:.$B$3838];2;0)" office:value-type="string" office:string-value="1516WS" calcext:value-type="string">
            <text:p>1516WS</text:p>
          </table:table-cell>
          <table:table-cell table:formula="of:=VLOOKUP([.A1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5" calcext:value-type="float">
            <text:p>2435</text:p>
          </table:table-cell>
          <table:table-cell office:value-type="string" calcext:value-type="string">
            <text:p>passenger car, pullman, Elizabeth</text:p>
          </table:table-cell>
          <table:table-cell table:style-name="ce19" office:value-type="string" calcext:value-type="string">
            <text:p>0-27</text:p>
          </table:table-cell>
          <table:table-cell table:formula="of:=VLOOKUP([.A199];[$Relationship.$A$2:.$B$3838];2;0)" office:value-type="string" office:string-value="1520W" calcext:value-type="string">
            <text:p>1520W</text:p>
          </table:table-cell>
          <table:table-cell table:formula="of:=VLOOKUP([.A1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6" calcext:value-type="float">
            <text:p>2436</text:p>
          </table:table-cell>
          <table:table-cell office:value-type="string" calcext:value-type="string">
            <text:p>passenger car, observation, Summit or Mooseheart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200];[$Relationship.$A$2:.$B$3838];2;0)" office:value-type="string" office:string-value="1516WS" calcext:value-type="string">
            <text:p>1516WS</text:p>
          </table:table-cell>
          <table:table-cell table:formula="of:=VLOOKUP([.A2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0" calcext:value-type="float">
            <text:p>2440</text:p>
          </table:table-cell>
          <table:table-cell office:value-type="string" calcext:value-type="string">
            <text:p>passenger car, pullman, illuminated</text:p>
          </table:table-cell>
          <table:table-cell table:style-name="ce19" office:value-type="string" calcext:value-type="string">
            <text:p>0-27</text:p>
          </table:table-cell>
          <table:table-cell table:formula="of:=VLOOKUP([.A201];[$Relationship.$A$2:.$B$3838];2;0)" office:value-type="float" office:value="1402" calcext:value-type="float">
            <text:p>1402</text:p>
          </table:table-cell>
          <table:table-cell table:formula="of:=VLOOKUP([.A2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1" calcext:value-type="float">
            <text:p>2441</text:p>
          </table:table-cell>
          <table:table-cell office:value-type="string" calcext:value-type="string">
            <text:p>passenger car, observation, illuminated</text:p>
          </table:table-cell>
          <table:table-cell table:style-name="ce19" office:value-type="string" calcext:value-type="string">
            <text:p>0-27</text:p>
          </table:table-cell>
          <table:table-cell table:formula="of:=VLOOKUP([.A202];[$Relationship.$A$2:.$B$3838];2;0)" office:value-type="float" office:value="1402" calcext:value-type="float">
            <text:p>1402</text:p>
          </table:table-cell>
          <table:table-cell table:formula="of:=VLOOKUP([.A2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2" calcext:value-type="float">
            <text:p>2442</text:p>
          </table:table-cell>
          <table:table-cell office:value-type="string" calcext:value-type="string">
            <text:p>passenger car, pullman, brown</text:p>
          </table:table-cell>
          <table:table-cell table:style-name="ce19" office:value-type="string" calcext:value-type="string">
            <text:p>0-27</text:p>
          </table:table-cell>
          <table:table-cell table:formula="of:=VLOOKUP([.A203];[$Relationship.$A$2:.$B$3838];2;0)" office:value-type="float" office:value="2100" calcext:value-type="float">
            <text:p>2100</text:p>
          </table:table-cell>
          <table:table-cell table:formula="of:=VLOOKUP([.A2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3" calcext:value-type="float">
            <text:p>2443</text:p>
          </table:table-cell>
          <table:table-cell office:value-type="string" calcext:value-type="string">
            <text:p>passenger car, observation, brown</text:p>
          </table:table-cell>
          <table:table-cell table:style-name="ce19" office:value-type="string" calcext:value-type="string">
            <text:p>0-27</text:p>
          </table:table-cell>
          <table:table-cell table:formula="of:=VLOOKUP([.A204];[$Relationship.$A$2:.$B$3838];2;0)" office:value-type="float" office:value="2100" calcext:value-type="float">
            <text:p>2100</text:p>
          </table:table-cell>
          <table:table-cell table:formula="of:=VLOOKUP([.A2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2" calcext:value-type="float">
            <text:p>2452</text:p>
          </table:table-cell>
          <table:table-cell office:value-type="string" calcext:value-type="string">
            <text:p>gondola with barrels</text:p>
          </table:table-cell>
          <table:table-cell/>
          <table:table-cell table:formula="of:=VLOOKUP([.A205];[$Relationship.$A$2:.$B$3838];2;0)" office:value-type="string" office:string-value="463W" calcext:value-type="string">
            <text:p>463W</text:p>
          </table:table-cell>
          <table:table-cell table:formula="of:=VLOOKUP([.A2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4" calcext:value-type="float">
            <text:p>2454</text:p>
          </table:table-cell>
          <table:table-cell office:value-type="string" calcext:value-type="string">
            <text:p>boxcar, Baby Ruth</text:p>
          </table:table-cell>
          <table:table-cell/>
          <table:table-cell table:formula="of:=VLOOKUP([.A206];[$Relationship.$A$2:.$B$3838];2;0)" office:value-type="string" office:string-value="1411W" calcext:value-type="string">
            <text:p>1411W</text:p>
          </table:table-cell>
          <table:table-cell table:formula="of:=VLOOKUP([.A2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6" calcext:value-type="float">
            <text:p>2456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207];[$Relationship.$A$2:.$B$3838];2;0)" office:value-type="string" office:string-value="2135WS" calcext:value-type="string">
            <text:p>2135WS</text:p>
          </table:table-cell>
          <table:table-cell table:formula="of:=VLOOKUP([.A2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7" calcext:value-type="float">
            <text:p>2457</text:p>
          </table:table-cell>
          <table:table-cell office:value-type="string" calcext:value-type="string">
            <text:p>caboose, illuminated Pennsy N5</text:p>
          </table:table-cell>
          <table:table-cell/>
          <table:table-cell table:formula="of:=VLOOKUP([.A208];[$Relationship.$A$2:.$B$3838];2;0)" office:value-type="string" office:string-value="463W" calcext:value-type="string">
            <text:p>463W</text:p>
          </table:table-cell>
          <table:table-cell table:formula="of:=VLOOKUP([.A2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8" calcext:value-type="float">
            <text:p>2458</text:p>
          </table:table-cell>
          <table:table-cell table:style-name="ce27" office:value-type="string" calcext:value-type="string">
            <text:p>automobile car</text:p>
          </table:table-cell>
          <table:table-cell/>
          <table:table-cell table:formula="of:=VLOOKUP([.A209];[$Relationship.$A$2:.$B$3838];2;0)" office:value-type="string" office:string-value="463W" calcext:value-type="string">
            <text:p>463W</text:p>
          </table:table-cell>
          <table:table-cell table:formula="of:=VLOOKUP([.A2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60" calcext:value-type="float">
            <text:p>2460</text:p>
          </table:table-cell>
          <table:table-cell office:value-type="string" calcext:value-type="string">
            <text:p>crane car, 12 wheel, black</text:p>
          </table:table-cell>
          <table:table-cell/>
          <table:table-cell table:formula="of:=VLOOKUP([.A210];[$Relationship.$A$2:.$B$3838];2;0)" office:value-type="string" office:string-value="2111WS" calcext:value-type="string">
            <text:p>2111WS</text:p>
          </table:table-cell>
          <table:table-cell table:formula="of:=VLOOKUP([.A210];[$images.$A$2:.$B$233];2;0)" office:value-type="string" office:string-value="2460_web.jpg" calcext:value-type="string">
            <text:p>2460_web.jpg</text:p>
          </table:table-cell>
          <table:table-cell table:number-columns-repeated="16379"/>
        </table:table-row>
        <table:table-row table:style-name="ro3">
          <table:table-cell office:value-type="float" office:value="2461" calcext:value-type="float">
            <text:p>2461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211];[$Relationship.$A$2:.$B$3838];2;0)" office:value-type="string" office:string-value="1441WS" calcext:value-type="string">
            <text:p>1441WS</text:p>
          </table:table-cell>
          <table:table-cell table:formula="of:=VLOOKUP([.A2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65" calcext:value-type="float">
            <text:p>2465</text:p>
          </table:table-cell>
          <table:table-cell office:value-type="string" calcext:value-type="string">
            <text:p>tank car, Sunoco two dome</text:p>
          </table:table-cell>
          <table:table-cell/>
          <table:table-cell table:formula="of:=VLOOKUP([.A212];[$Relationship.$A$2:.$B$3838];2;0)" office:value-type="float" office:value="1401" calcext:value-type="float">
            <text:p>1401</text:p>
          </table:table-cell>
          <table:table-cell table:formula="of:=VLOOKUP([.A2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72" calcext:value-type="float">
            <text:p>2472</text:p>
          </table:table-cell>
          <table:table-cell office:value-type="string" calcext:value-type="string">
            <text:p>caboose, non-illuminated Pennsy N5</text:p>
          </table:table-cell>
          <table:table-cell/>
          <table:table-cell table:formula="of:=VLOOKUP([.A213];[$Relationship.$A$2:.$B$3838];2;0)" office:value-type="float" office:value="1401" calcext:value-type="float">
            <text:p>1401</text:p>
          </table:table-cell>
          <table:table-cell table:formula="of:=VLOOKUP([.A2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1" calcext:value-type="float">
            <text:p>2481</text:p>
          </table:table-cell>
          <table:table-cell office:value-type="string" calcext:value-type="string">
            <text:p>passenger car, pullman, Plainfield, yellow and gray</text:p>
          </table:table-cell>
          <table:table-cell/>
          <table:table-cell table:formula="of:=VLOOKUP([.A214];[$Relationship.$A$2:.$B$3838];2;0)" office:value-type="string" office:string-value="1464W" calcext:value-type="string">
            <text:p>1464W</text:p>
          </table:table-cell>
          <table:table-cell table:formula="of:=VLOOKUP([.A2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2" calcext:value-type="float">
            <text:p>2482</text:p>
          </table:table-cell>
          <table:table-cell office:value-type="string" calcext:value-type="string">
            <text:p>passenger car, pullman, Westfield, yellow and gray</text:p>
          </table:table-cell>
          <table:table-cell/>
          <table:table-cell table:formula="of:=VLOOKUP([.A215];[$Relationship.$A$2:.$B$3838];2;0)" office:value-type="string" office:string-value="1464W" calcext:value-type="string">
            <text:p>1464W</text:p>
          </table:table-cell>
          <table:table-cell table:formula="of:=VLOOKUP([.A2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3" calcext:value-type="float">
            <text:p>2483</text:p>
          </table:table-cell>
          <table:table-cell office:value-type="string" calcext:value-type="string">
            <text:p>passenger car, observation, Livingston, yellow and gray</text:p>
          </table:table-cell>
          <table:table-cell/>
          <table:table-cell table:formula="of:=VLOOKUP([.A216];[$Relationship.$A$2:.$B$3838];2;0)" office:value-type="string" office:string-value="1464W" calcext:value-type="string">
            <text:p>1464W</text:p>
          </table:table-cell>
          <table:table-cell table:formula="of:=VLOOKUP([.A2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1" calcext:value-type="float">
            <text:p>2521</text:p>
          </table:table-cell>
          <table:table-cell office:value-type="string" calcext:value-type="string">
            <text:p>passenger car, observation, President McKinley</text:p>
          </table:table-cell>
          <table:table-cell table:style-name="ce19" office:value-type="string" calcext:value-type="string">
            <text:p>O</text:p>
          </table:table-cell>
          <table:table-cell table:formula="of:=VLOOKUP([.A217];[$Relationship.$A$2:.$B$3838];2;0)" office:value-type="float" office:value="13078" calcext:value-type="float">
            <text:p>13078</text:p>
          </table:table-cell>
          <table:table-cell table:formula="of:=VLOOKUP([.A2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2" calcext:value-type="float">
            <text:p>2522</text:p>
          </table:table-cell>
          <table:table-cell office:value-type="string" calcext:value-type="string">
            <text:p>passenger car, vista dome, President Harrison</text:p>
          </table:table-cell>
          <table:table-cell table:style-name="ce19" office:value-type="string" calcext:value-type="string">
            <text:p>O</text:p>
          </table:table-cell>
          <table:table-cell table:formula="of:=VLOOKUP([.A218];[$Relationship.$A$2:.$B$3838];2;0)" office:value-type="float" office:value="13078" calcext:value-type="float">
            <text:p>13078</text:p>
          </table:table-cell>
          <table:table-cell table:formula="of:=VLOOKUP([.A2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3" calcext:value-type="float">
            <text:p>2523</text:p>
          </table:table-cell>
          <table:table-cell office:value-type="string" calcext:value-type="string">
            <text:p>passenger car, pullman, President Garfield</text:p>
          </table:table-cell>
          <table:table-cell table:style-name="ce19" office:value-type="string" calcext:value-type="string">
            <text:p>O</text:p>
          </table:table-cell>
          <table:table-cell table:formula="of:=VLOOKUP([.A219];[$Relationship.$A$2:.$B$3838];2;0)" office:value-type="float" office:value="13078" calcext:value-type="float">
            <text:p>13078</text:p>
          </table:table-cell>
          <table:table-cell table:formula="of:=VLOOKUP([.A2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0" calcext:value-type="float">
            <text:p>2530</text:p>
          </table:table-cell>
          <table:table-cell office:value-type="string" calcext:value-type="string">
            <text:p>baggage car, Railway Express, large or small door</text:p>
          </table:table-cell>
          <table:table-cell table:style-name="ce19" office:value-type="string" calcext:value-type="string">
            <text:p>O</text:p>
          </table:table-cell>
          <table:table-cell table:formula="of:=VLOOKUP([.A220];[$Relationship.$A$2:.$B$3838];2;0)" office:value-type="string" office:string-value="2222WS" calcext:value-type="string">
            <text:p>2222WS</text:p>
          </table:table-cell>
          <table:table-cell table:formula="of:=VLOOKUP([.A2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1" calcext:value-type="float">
            <text:p>2531</text:p>
          </table:table-cell>
          <table:table-cell office:value-type="string" calcext:value-type="string">
            <text:p>passenger car, observation, Silver Daw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1];[$Relationship.$A$2:.$B$3838];2;0)" office:value-type="string" office:string-value="2190W" calcext:value-type="string">
            <text:p>2190W</text:p>
          </table:table-cell>
          <table:table-cell table:formula="of:=VLOOKUP([.A2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2" calcext:value-type="float">
            <text:p>2532</text:p>
          </table:table-cell>
          <table:table-cell office:value-type="string" calcext:value-type="string">
            <text:p>passenger car, Vista Dome, Silver Range, aluminum</text:p>
          </table:table-cell>
          <table:table-cell table:style-name="ce19" office:value-type="string" calcext:value-type="string">
            <text:p>O</text:p>
          </table:table-cell>
          <table:table-cell table:formula="of:=VLOOKUP([.A222];[$Relationship.$A$2:.$B$3838];2;0)" office:value-type="string" office:string-value="2190W" calcext:value-type="string">
            <text:p>2190W</text:p>
          </table:table-cell>
          <table:table-cell table:formula="of:=VLOOKUP([.A2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3" calcext:value-type="float">
            <text:p>2533</text:p>
          </table:table-cell>
          <table:table-cell office:value-type="string" calcext:value-type="string">
            <text:p>passenger car, pullman, Silver Cloud, aluminum</text:p>
          </table:table-cell>
          <table:table-cell table:style-name="ce19" office:value-type="string" calcext:value-type="string">
            <text:p>O</text:p>
          </table:table-cell>
          <table:table-cell table:formula="of:=VLOOKUP([.A223];[$Relationship.$A$2:.$B$3838];2;0)" office:value-type="string" office:string-value="2190W" calcext:value-type="string">
            <text:p>2190W</text:p>
          </table:table-cell>
          <table:table-cell table:formula="of:=VLOOKUP([.A2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4" calcext:value-type="float">
            <text:p>2534</text:p>
          </table:table-cell>
          <table:table-cell office:value-type="string" calcext:value-type="string">
            <text:p>passenger car, pullman, Silver Bluff, aluminum</text:p>
          </table:table-cell>
          <table:table-cell table:style-name="ce19" office:value-type="string" calcext:value-type="string">
            <text:p>O</text:p>
          </table:table-cell>
          <table:table-cell table:formula="of:=VLOOKUP([.A224];[$Relationship.$A$2:.$B$3838];2;0)" office:value-type="string" office:string-value="2190W" calcext:value-type="string">
            <text:p>2190W</text:p>
          </table:table-cell>
          <table:table-cell table:formula="of:=VLOOKUP([.A2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1" calcext:value-type="float">
            <text:p>2541</text:p>
          </table:table-cell>
          <table:table-cell office:value-type="string" calcext:value-type="string">
            <text:p>passenger car, observation, Alexander Hamilto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5];[$Relationship.$A$2:.$B$3838];2;0)" office:value-type="string" office:string-value="2254W" calcext:value-type="string">
            <text:p>2254W</text:p>
          </table:table-cell>
          <table:table-cell table:formula="of:=VLOOKUP([.A2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2" calcext:value-type="float">
            <text:p>2542</text:p>
          </table:table-cell>
          <table:table-cell office:value-type="string" calcext:value-type="string">
            <text:p>passenger car, vista dome, Betsy Ross, aluminum</text:p>
          </table:table-cell>
          <table:table-cell table:style-name="ce19" office:value-type="string" calcext:value-type="string">
            <text:p>O</text:p>
          </table:table-cell>
          <table:table-cell table:formula="of:=VLOOKUP([.A226];[$Relationship.$A$2:.$B$3838];2;0)" office:value-type="string" office:string-value="2254W" calcext:value-type="string">
            <text:p>2254W</text:p>
          </table:table-cell>
          <table:table-cell table:formula="of:=VLOOKUP([.A2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3" calcext:value-type="float">
            <text:p>2543</text:p>
          </table:table-cell>
          <table:table-cell office:value-type="string" calcext:value-type="string">
            <text:p>passenger car, pullman, William Pen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7];[$Relationship.$A$2:.$B$3838];2;0)" office:value-type="string" office:string-value="2254W" calcext:value-type="string">
            <text:p>2254W</text:p>
          </table:table-cell>
          <table:table-cell table:formula="of:=VLOOKUP([.A2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4" calcext:value-type="float">
            <text:p>2544</text:p>
          </table:table-cell>
          <table:table-cell office:value-type="string" calcext:value-type="string">
            <text:p>passenger car, pullman, Molly Pitcher, aluminum</text:p>
          </table:table-cell>
          <table:table-cell table:style-name="ce19" office:value-type="string" calcext:value-type="string">
            <text:p>O</text:p>
          </table:table-cell>
          <table:table-cell table:formula="of:=VLOOKUP([.A228];[$Relationship.$A$2:.$B$3838];2;0)" office:value-type="string" office:string-value="2254W" calcext:value-type="string">
            <text:p>2254W</text:p>
          </table:table-cell>
          <table:table-cell table:formula="of:=VLOOKUP([.A2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0" calcext:value-type="float">
            <text:p>2550</text:p>
          </table:table-cell>
          <table:table-cell office:value-type="string" calcext:value-type="string">
            <text:p>mail-baggage car, Budd</text:p>
          </table:table-cell>
          <table:table-cell table:style-name="ce19" office:value-type="string" calcext:value-type="string">
            <text:p>O</text:p>
          </table:table-cell>
          <table:table-cell table:formula="of:=VLOOKUP([.A229];[$Relationship.$A$2:.$B$3838];2;0)" office:value-type="string" office:string-value="2502W" calcext:value-type="string">
            <text:p>2502W</text:p>
          </table:table-cell>
          <table:table-cell table:formula="of:=VLOOKUP([.A2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1" calcext:value-type="float">
            <text:p>2551</text:p>
          </table:table-cell>
          <table:table-cell office:value-type="string" calcext:value-type="string">
            <text:p>passenger car, observation, Banff Park, aluminum</text:p>
          </table:table-cell>
          <table:table-cell table:style-name="ce19" office:value-type="string" calcext:value-type="string">
            <text:p>O</text:p>
          </table:table-cell>
          <table:table-cell table:formula="of:=VLOOKUP([.A230];[$Relationship.$A$2:.$B$3838];2;0)" office:value-type="string" office:string-value="2296W" calcext:value-type="string">
            <text:p>2296W</text:p>
          </table:table-cell>
          <table:table-cell table:formula="of:=VLOOKUP([.A2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2" calcext:value-type="float">
            <text:p>2552</text:p>
          </table:table-cell>
          <table:table-cell office:value-type="string" calcext:value-type="string">
            <text:p>passenger car, Vista Dome, Skyline 500, aluminum</text:p>
          </table:table-cell>
          <table:table-cell table:style-name="ce19" office:value-type="string" calcext:value-type="string">
            <text:p>O</text:p>
          </table:table-cell>
          <table:table-cell table:formula="of:=VLOOKUP([.A231];[$Relationship.$A$2:.$B$3838];2;0)" office:value-type="string" office:string-value="2296W" calcext:value-type="string">
            <text:p>2296W</text:p>
          </table:table-cell>
          <table:table-cell table:formula="of:=VLOOKUP([.A2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3" calcext:value-type="float">
            <text:p>2553</text:p>
          </table:table-cell>
          <table:table-cell office:value-type="string" calcext:value-type="string">
            <text:p>passenger car, pullman, Blair Manor, aluminum</text:p>
          </table:table-cell>
          <table:table-cell table:style-name="ce19" office:value-type="string" calcext:value-type="string">
            <text:p>O</text:p>
          </table:table-cell>
          <table:table-cell table:formula="of:=VLOOKUP([.A232];[$Relationship.$A$2:.$B$3838];2;0)" office:value-type="string" office:string-value="2296W" calcext:value-type="string">
            <text:p>2296W</text:p>
          </table:table-cell>
          <table:table-cell table:formula="of:=VLOOKUP([.A2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4" calcext:value-type="float">
            <text:p>2554</text:p>
          </table:table-cell>
          <table:table-cell office:value-type="string" calcext:value-type="string">
            <text:p>passenger car, pullman, Craig Manor, aluminum</text:p>
          </table:table-cell>
          <table:table-cell table:style-name="ce19" office:value-type="string" calcext:value-type="string">
            <text:p>O</text:p>
          </table:table-cell>
          <table:table-cell table:formula="of:=VLOOKUP([.A233];[$Relationship.$A$2:.$B$3838];2;0)" office:value-type="string" office:string-value="2296W" calcext:value-type="string">
            <text:p>2296W</text:p>
          </table:table-cell>
          <table:table-cell table:formula="of:=VLOOKUP([.A2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5" calcext:value-type="float">
            <text:p>255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234];[$Relationship.$A$2:.$B$3838];2;0)" office:value-type="string" office:string-value="463W" calcext:value-type="string">
            <text:p>463W</text:p>
          </table:table-cell>
          <table:table-cell table:formula="of:=VLOOKUP([.A2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9" calcext:value-type="float">
            <text:p>2559</text:p>
          </table:table-cell>
          <table:table-cell office:value-type="string" calcext:value-type="string">
            <text:p>passenger car, Budd</text:p>
          </table:table-cell>
          <table:table-cell table:style-name="ce19" office:value-type="string" calcext:value-type="string">
            <text:p>O</text:p>
          </table:table-cell>
          <table:table-cell table:formula="of:=VLOOKUP([.A235];[$Relationship.$A$2:.$B$3838];2;0)" office:value-type="string" office:string-value="2276W" calcext:value-type="string">
            <text:p>2276W</text:p>
          </table:table-cell>
          <table:table-cell table:formula="of:=VLOOKUP([.A2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0" calcext:value-type="float">
            <text:p>2560</text:p>
          </table:table-cell>
          <table:table-cell office:value-type="string" calcext:value-type="string">
            <text:p>crane</text:p>
          </table:table-cell>
          <table:table-cell/>
          <table:table-cell table:formula="of:=VLOOKUP([.A236];[$Relationship.$A$2:.$B$3838];2;0)" office:value-type="string" office:string-value="1407B" calcext:value-type="string">
            <text:p>1407B</text:p>
          </table:table-cell>
          <table:table-cell table:formula="of:=VLOOKUP([.A2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1" calcext:value-type="float">
            <text:p>2561</text:p>
          </table:table-cell>
          <table:table-cell office:value-type="string" calcext:value-type="string">
            <text:p>passenger car, observation, Vista Valley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7];[$Relationship.$A$2:.$B$3838];2;0)" office:value-type="string" office:string-value="2544W" calcext:value-type="string">
            <text:p>2544W</text:p>
          </table:table-cell>
          <table:table-cell table:formula="of:=VLOOKUP([.A2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2" calcext:value-type="float">
            <text:p>2562</text:p>
          </table:table-cell>
          <table:table-cell office:value-type="string" calcext:value-type="string">
            <text:p>passenger car, vista dome, Regal Pass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8];[$Relationship.$A$2:.$B$3838];2;0)" office:value-type="string" office:string-value="2544W" calcext:value-type="string">
            <text:p>2544W</text:p>
          </table:table-cell>
          <table:table-cell table:formula="of:=VLOOKUP([.A2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3" calcext:value-type="float">
            <text:p>2563</text:p>
          </table:table-cell>
          <table:table-cell office:value-type="string" calcext:value-type="string">
            <text:p>passenger car, pullman, Indian Falls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9];[$Relationship.$A$2:.$B$3838];2;0)" office:value-type="string" office:string-value="2544W" calcext:value-type="string">
            <text:p>2544W</text:p>
          </table:table-cell>
          <table:table-cell table:formula="of:=VLOOKUP([.A2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5" calcext:value-type="float">
            <text:p>2625</text:p>
          </table:table-cell>
          <table:table-cell office:value-type="string" calcext:value-type="string">
            <text:p>passenger car, pullman Irvington, tuscan</text:p>
          </table:table-cell>
          <table:table-cell table:style-name="ce19" office:value-type="string" calcext:value-type="string">
            <text:p>O</text:p>
          </table:table-cell>
          <table:table-cell table:formula="of:=VLOOKUP([.A240];[$Relationship.$A$2:.$B$3838];2;0)" office:value-type="string" office:string-value="2110WS" calcext:value-type="string">
            <text:p>2110WS</text:p>
          </table:table-cell>
          <table:table-cell table:formula="of:=VLOOKUP([.A2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7" calcext:value-type="float">
            <text:p>2627</text:p>
          </table:table-cell>
          <table:table-cell office:value-type="string" calcext:value-type="string">
            <text:p>passenger car, pullman, Madison</text:p>
          </table:table-cell>
          <table:table-cell table:style-name="ce19" office:value-type="string" calcext:value-type="string">
            <text:p>O</text:p>
          </table:table-cell>
          <table:table-cell table:formula="of:=VLOOKUP([.A241];[$Relationship.$A$2:.$B$3838];2;0)" office:value-type="string" office:string-value="2144W" calcext:value-type="string">
            <text:p>2144W</text:p>
          </table:table-cell>
          <table:table-cell table:formula="of:=VLOOKUP([.A2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8" calcext:value-type="float">
            <text:p>2628</text:p>
          </table:table-cell>
          <table:table-cell office:value-type="string" calcext:value-type="string">
            <text:p>passenger car, pullman, Manhattan</text:p>
          </table:table-cell>
          <table:table-cell table:style-name="ce19" office:value-type="string" calcext:value-type="string">
            <text:p>O</text:p>
          </table:table-cell>
          <table:table-cell table:formula="of:=VLOOKUP([.A242];[$Relationship.$A$2:.$B$3838];2;0)" office:value-type="string" office:string-value="2144W" calcext:value-type="string">
            <text:p>2144W</text:p>
          </table:table-cell>
          <table:table-cell table:formula="of:=VLOOKUP([.A2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855" calcext:value-type="float">
            <text:p>285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243];[$Relationship.$A$2:.$B$3838];2;0)" office:value-type="string" office:string-value="2113WS" calcext:value-type="string">
            <text:p>2113WS</text:p>
          </table:table-cell>
          <table:table-cell table:formula="of:=VLOOKUP([.A2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857" calcext:value-type="float">
            <text:p>2857</text:p>
          </table:table-cell>
          <table:table-cell office:value-type="string" calcext:value-type="string">
            <text:p>caboose, illuminated <text:s/></text:p>
          </table:table-cell>
          <table:table-cell/>
          <table:table-cell table:formula="of:=VLOOKUP([.A244];[$Relationship.$A$2:.$B$3838];2;0)" office:value-type="string" office:string-value="2113WS" calcext:value-type="string">
            <text:p>2113WS</text:p>
          </table:table-cell>
          <table:table-cell table:formula="of:=VLOOKUP([.A2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09" calcext:value-type="float">
            <text:p>3309</text:p>
          </table:table-cell>
          <table:table-cell office:value-type="string" calcext:value-type="string">
            <text:p>flatcar, turbo missile launcher</text:p>
          </table:table-cell>
          <table:table-cell/>
          <table:table-cell table:formula="of:=VLOOKUP([.A245];[$Relationship.$A$2:.$B$3838];2;0)" office:value-type="float" office:value="11321" calcext:value-type="float">
            <text:p>11321</text:p>
          </table:table-cell>
          <table:table-cell table:formula="of:=VLOOKUP([.A2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30" calcext:value-type="float">
            <text:p>3330</text:p>
          </table:table-cell>
          <table:table-cell office:value-type="string" calcext:value-type="string">
            <text:p>flatcar with submarine kit</text:p>
          </table:table-cell>
          <table:table-cell/>
          <table:table-cell table:formula="of:=VLOOKUP([.A246];[$Relationship.$A$2:.$B$3838];2;0)" office:value-type="string" office:string-value="2547WS" calcext:value-type="string">
            <text:p>2547WS</text:p>
          </table:table-cell>
          <table:table-cell table:formula="of:=VLOOKUP([.A2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49" calcext:value-type="float">
            <text:p>3349</text:p>
          </table:table-cell>
          <table:table-cell office:value-type="string" calcext:value-type="string">
            <text:p>flatcar, depressed center, turbo missile launcher</text:p>
          </table:table-cell>
          <table:table-cell/>
          <table:table-cell table:formula="of:=VLOOKUP([.A247];[$Relationship.$A$2:.$B$3838];2;0)" office:value-type="float" office:value="11212" calcext:value-type="float">
            <text:p>11212</text:p>
          </table:table-cell>
          <table:table-cell table:formula="of:=VLOOKUP([.A2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56" calcext:value-type="float">
            <text:p>3356</text:p>
          </table:table-cell>
          <table:table-cell office:value-type="string" calcext:value-type="string">
            <text:p>horse car, operating</text:p>
          </table:table-cell>
          <table:table-cell/>
          <table:table-cell table:formula="of:=VLOOKUP([.A248];[$Relationship.$A$2:.$B$3838];2;0)" office:value-type="string" office:string-value="1567W" calcext:value-type="string">
            <text:p>1567W</text:p>
          </table:table-cell>
          <table:table-cell table:formula="of:=VLOOKUP([.A248];[$images.$A$2:.$B$233];2;0)" office:value-type="string" office:string-value="3356_web.jpg" calcext:value-type="string">
            <text:p>3356_web.jpg</text:p>
          </table:table-cell>
          <table:table-cell table:number-columns-repeated="16379"/>
        </table:table-row>
        <table:table-row table:style-name="ro3">
          <table:table-cell office:value-type="float" office:value="3357" calcext:value-type="float">
            <text:p>3357</text:p>
          </table:table-cell>
          <table:table-cell office:value-type="string" calcext:value-type="string">
            <text:p>cop and hobo car</text:p>
          </table:table-cell>
          <table:table-cell/>
          <table:table-cell table:formula="of:=VLOOKUP([.A249];[$Relationship.$A$2:.$B$3838];2;0)" office:value-type="float" office:value="11222" calcext:value-type="float">
            <text:p>11222</text:p>
          </table:table-cell>
          <table:table-cell table:formula="of:=VLOOKUP([.A2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59" calcext:value-type="float">
            <text:p>3359</text:p>
          </table:table-cell>
          <table:table-cell office:value-type="string" calcext:value-type="string">
            <text:p>coal car, operating, twin-bin</text:p>
          </table:table-cell>
          <table:table-cell/>
          <table:table-cell table:formula="of:=VLOOKUP([.A250];[$Relationship.$A$2:.$B$3838];2;0)" office:value-type="string" office:string-value="2241WS" calcext:value-type="string">
            <text:p>2241WS</text:p>
          </table:table-cell>
          <table:table-cell table:formula="of:=VLOOKUP([.A2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1" calcext:value-type="float">
            <text:p>336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51];[$Relationship.$A$2:.$B$3838];2;0)" office:value-type="string" office:string-value="2247W" calcext:value-type="string">
            <text:p>2247W</text:p>
          </table:table-cell>
          <table:table-cell table:formula="of:=VLOOKUP([.A2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2" calcext:value-type="float">
            <text:p>3362</text:p>
          </table:table-cell>
          <table:table-cell office:value-type="string" calcext:value-type="string">
            <text:p>unloading car, helium tank</text:p>
          </table:table-cell>
          <table:table-cell/>
          <table:table-cell table:formula="of:=VLOOKUP([.A252];[$Relationship.$A$2:.$B$3838];2;0)" office:value-type="float" office:value="1641" calcext:value-type="float">
            <text:p>1641</text:p>
          </table:table-cell>
          <table:table-cell table:formula="of:=VLOOKUP([.A2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4" calcext:value-type="float">
            <text:p>3364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53];[$Relationship.$A$2:.$B$3838];2;0)" office:value-type="float" office:value="11520" calcext:value-type="float">
            <text:p>11520</text:p>
          </table:table-cell>
          <table:table-cell table:formula="of:=VLOOKUP([.A2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6" calcext:value-type="float">
            <text:p>3366</text:p>
          </table:table-cell>
          <table:table-cell office:value-type="string" calcext:value-type="string">
            <text:p>circus car, operating</text:p>
          </table:table-cell>
          <table:table-cell/>
          <table:table-cell table:formula="of:=VLOOKUP([.A254];[$Relationship.$A$2:.$B$3838];2;0)" office:value-type="string" office:string-value="2555W" calcext:value-type="string">
            <text:p>2555W</text:p>
          </table:table-cell>
          <table:table-cell table:formula="of:=VLOOKUP([.A2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70" calcext:value-type="float">
            <text:p>3370</text:p>
          </table:table-cell>
          <table:table-cell office:value-type="string" calcext:value-type="string">
            <text:p>sheriff and outlaw car</text:p>
          </table:table-cell>
          <table:table-cell/>
          <table:table-cell table:formula="of:=VLOOKUP([.A255];[$Relationship.$A$2:.$B$3838];2;0)" office:value-type="float" office:value="1644" calcext:value-type="float">
            <text:p>1644</text:p>
          </table:table-cell>
          <table:table-cell table:formula="of:=VLOOKUP([.A2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76" calcext:value-type="float">
            <text:p>3376</text:p>
          </table:table-cell>
          <table:table-cell office:value-type="string" calcext:value-type="string">
            <text:p>giraffe car</text:p>
          </table:table-cell>
          <table:table-cell/>
          <table:table-cell table:formula="of:=VLOOKUP([.A256];[$Relationship.$A$2:.$B$3838];2;0)" office:value-type="float" office:value="1642" calcext:value-type="float">
            <text:p>1642</text:p>
          </table:table-cell>
          <table:table-cell table:formula="of:=VLOOKUP([.A2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86" calcext:value-type="float">
            <text:p>3386</text:p>
          </table:table-cell>
          <table:table-cell office:value-type="string" calcext:value-type="string">
            <text:p>giraffe car</text:p>
          </table:table-cell>
          <table:table-cell/>
          <table:table-cell table:formula="of:=VLOOKUP([.A257];[$Relationship.$A$2:.$B$3838];2;0)" office:value-type="float" office:value="1109" calcext:value-type="float">
            <text:p>1109</text:p>
          </table:table-cell>
          <table:table-cell table:formula="of:=VLOOKUP([.A2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09" calcext:value-type="float">
            <text:p>340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258];[$Relationship.$A$2:.$B$3838];2;0)" office:value-type="float" office:value="1124" calcext:value-type="float">
            <text:p>1124</text:p>
          </table:table-cell>
          <table:table-cell table:formula="of:=VLOOKUP([.A2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0" calcext:value-type="float">
            <text:p>3410</text:p>
          </table:table-cell>
          <table:table-cell office:value-type="string" calcext:value-type="string">
            <text:p>flatcar with helicopter, manual release</text:p>
          </table:table-cell>
          <table:table-cell/>
          <table:table-cell table:formula="of:=VLOOKUP([.A259];[$Relationship.$A$2:.$B$3838];2;0)" office:value-type="float" office:value="1645" calcext:value-type="float">
            <text:p>1645</text:p>
          </table:table-cell>
          <table:table-cell table:formula="of:=VLOOKUP([.A2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3" calcext:value-type="float">
            <text:p>3413</text:p>
          </table:table-cell>
          <table:table-cell office:value-type="string" calcext:value-type="string">
            <text:p>capsule launcher, Mercury</text:p>
          </table:table-cell>
          <table:table-cell/>
          <table:table-cell table:formula="of:=VLOOKUP([.A260];[$Relationship.$A$2:.$B$3838];2;0)" office:value-type="float" office:value="11288" calcext:value-type="float">
            <text:p>11288</text:p>
          </table:table-cell>
          <table:table-cell table:formula="of:=VLOOKUP([.A2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9" calcext:value-type="float">
            <text:p>341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261];[$Relationship.$A$2:.$B$3838];2;0)" office:value-type="float" office:value="2527" calcext:value-type="float">
            <text:p>2527</text:p>
          </table:table-cell>
          <table:table-cell table:formula="of:=VLOOKUP([.A2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24" calcext:value-type="float">
            <text:p>3424</text:p>
          </table:table-cell>
          <table:table-cell office:value-type="string" calcext:value-type="string">
            <text:p>brakeman car, operating, Wabash</text:p>
          </table:table-cell>
          <table:table-cell/>
          <table:table-cell table:formula="of:=VLOOKUP([.A262];[$Relationship.$A$2:.$B$3838];2;0)" office:value-type="string" office:string-value="1561WS" calcext:value-type="string">
            <text:p>1561WS</text:p>
          </table:table-cell>
          <table:table-cell table:formula="of:=VLOOKUP([.A262];[$images.$A$2:.$B$233];2;0)" office:value-type="string" office:string-value="3424_web.jpg" calcext:value-type="string">
            <text:p>3424_web.jpg</text:p>
          </table:table-cell>
          <table:table-cell table:number-columns-repeated="16379"/>
        </table:table-row>
        <table:table-row table:style-name="ro3">
          <table:table-cell office:value-type="float" office:value="3428" calcext:value-type="float">
            <text:p>3428</text:p>
          </table:table-cell>
          <table:table-cell office:value-type="string" calcext:value-type="string">
            <text:p>boxcar, operating, U.S. Mail</text:p>
          </table:table-cell>
          <table:table-cell/>
          <table:table-cell table:formula="of:=VLOOKUP([.A263];[$Relationship.$A$2:.$B$3838];2;0)" office:value-type="string" office:string-value="1626W" calcext:value-type="string">
            <text:p>1626W</text:p>
          </table:table-cell>
          <table:table-cell table:formula="of:=VLOOKUP([.A2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29" calcext:value-type="float">
            <text:p>3429</text:p>
          </table:table-cell>
          <table:table-cell office:value-type="string" calcext:value-type="string">
            <text:p>flatcar, olive, with helicopter, U.S.M.C</text:p>
          </table:table-cell>
          <table:table-cell/>
          <table:table-cell table:formula="of:=VLOOKUP([.A264];[$Relationship.$A$2:.$B$3838];2;0)" office:value-type="float" office:value="1805" calcext:value-type="float">
            <text:p>1805</text:p>
          </table:table-cell>
          <table:table-cell table:formula="of:=VLOOKUP([.A2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34" calcext:value-type="float">
            <text:p>3434</text:p>
          </table:table-cell>
          <table:table-cell office:value-type="string" calcext:value-type="string">
            <text:p>sweeper car, chicken</text:p>
          </table:table-cell>
          <table:table-cell/>
          <table:table-cell table:formula="of:=VLOOKUP([.A265];[$Relationship.$A$2:.$B$3838];2;0)" office:value-type="string" office:string-value="2535WS" calcext:value-type="string">
            <text:p>2535WS</text:p>
          </table:table-cell>
          <table:table-cell table:formula="of:=VLOOKUP([.A2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35" calcext:value-type="float">
            <text:p>3435</text:p>
          </table:table-cell>
          <table:table-cell office:value-type="string" calcext:value-type="string">
            <text:p>aquarium car, operating</text:p>
          </table:table-cell>
          <table:table-cell/>
          <table:table-cell table:formula="of:=VLOOKUP([.A266];[$Relationship.$A$2:.$B$3838];2;0)" office:value-type="string" office:string-value="1623W" calcext:value-type="string">
            <text:p>1623W</text:p>
          </table:table-cell>
          <table:table-cell table:formula="of:=VLOOKUP([.A266];[$images.$A$2:.$B$233];2;0)" office:value-type="string" office:string-value="3435_web.jpg" calcext:value-type="string">
            <text:p>3435_web.jpg</text:p>
          </table:table-cell>
          <table:table-cell table:number-columns-repeated="16379"/>
        </table:table-row>
        <table:table-row table:style-name="ro3">
          <table:table-cell office:value-type="float" office:value="3444" calcext:value-type="float">
            <text:p>3444</text:p>
          </table:table-cell>
          <table:table-cell office:value-type="string" calcext:value-type="string">
            <text:p>gondola, operating, cop and hobo</text:p>
          </table:table-cell>
          <table:table-cell/>
          <table:table-cell table:formula="of:=VLOOKUP([.A267];[$Relationship.$A$2:.$B$3838];2;0)" office:value-type="string" office:string-value="2275W" calcext:value-type="string">
            <text:p>2275W</text:p>
          </table:table-cell>
          <table:table-cell table:formula="of:=VLOOKUP([.A267];[$images.$A$2:.$B$233];2;0)" office:value-type="string" office:string-value="3444_web.jpg" calcext:value-type="string">
            <text:p>3444_web.jpg</text:p>
          </table:table-cell>
          <table:table-cell table:number-columns-repeated="16379"/>
        </table:table-row>
        <table:table-row table:style-name="ro3">
          <table:table-cell office:value-type="float" office:value="3451" calcext:value-type="float">
            <text:p>345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68];[$Relationship.$A$2:.$B$3838];2;0)" office:value-type="string" office:string-value="1417WS" calcext:value-type="string">
            <text:p>1417WS</text:p>
          </table:table-cell>
          <table:table-cell table:formula="of:=VLOOKUP([.A268];[$images.$A$2:.$B$233];2;0)" office:value-type="string" office:string-value="3451_web.jpg" calcext:value-type="string">
            <text:p>3451_web.jpg</text:p>
          </table:table-cell>
          <table:table-cell table:number-columns-repeated="16379"/>
        </table:table-row>
        <table:table-row table:style-name="ro3">
          <table:table-cell office:value-type="float" office:value="3454" calcext:value-type="float">
            <text:p>3454</text:p>
          </table:table-cell>
          <table:table-cell office:value-type="string" calcext:value-type="string">
            <text:p>merchandise car, operating</text:p>
          </table:table-cell>
          <table:table-cell/>
          <table:table-cell table:formula="of:=VLOOKUP([.A269];[$Relationship.$A$2:.$B$3838];2;0)" office:value-type="float" office:value="1409" calcext:value-type="float">
            <text:p>1409</text:p>
          </table:table-cell>
          <table:table-cell table:formula="of:=VLOOKUP([.A269];[$images.$A$2:.$B$233];2;0)" office:value-type="string" office:string-value="3454_web.jpg" calcext:value-type="string">
            <text:p>3454_web.jpg</text:p>
          </table:table-cell>
          <table:table-cell table:number-columns-repeated="16379"/>
        </table:table-row>
        <table:table-row table:style-name="ro3">
          <table:table-cell office:value-type="float" office:value="3456" calcext:value-type="float">
            <text:p>3456</text:p>
          </table:table-cell>
          <table:table-cell office:value-type="string" calcext:value-type="string">
            <text:p>hopper car, operating, used with 456 Coal Ramp set</text:p>
          </table:table-cell>
          <table:table-cell/>
          <table:table-cell table:formula="of:=VLOOKUP([.A270];[$Relationship.$A$2:.$B$3838];2;0)" office:value-type="string" office:string-value="" calcext:value-type="error">
            <text:p>#N/A</text:p>
          </table:table-cell>
          <table:table-cell table:formula="of:=VLOOKUP([.A2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59" calcext:value-type="float">
            <text:p>345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71];[$Relationship.$A$2:.$B$3838];2;0)" office:value-type="string" office:string-value="1415WS" calcext:value-type="string">
            <text:p>1415WS</text:p>
          </table:table-cell>
          <table:table-cell table:formula="of:=VLOOKUP([.A2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61" calcext:value-type="float">
            <text:p>346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72];[$Relationship.$A$2:.$B$3838];2;0)" office:value-type="string" office:string-value="1453WS" calcext:value-type="string">
            <text:p>1453WS</text:p>
          </table:table-cell>
          <table:table-cell table:formula="of:=VLOOKUP([.A272];[$images.$A$2:.$B$233];2;0)" office:value-type="string" office:string-value="3461_web.jpg" calcext:value-type="string">
            <text:p>3461_web.jpg</text:p>
          </table:table-cell>
          <table:table-cell table:number-columns-repeated="16379"/>
        </table:table-row>
        <table:table-row table:style-name="ro3">
          <table:table-cell office:value-type="float" office:value="3462" calcext:value-type="float">
            <text:p>3462</text:p>
          </table:table-cell>
          <table:table-cell office:value-type="string" calcext:value-type="string">
            <text:p>milk car, operating</text:p>
          </table:table-cell>
          <table:table-cell table:style-name="ce19" office:value-type="string" calcext:value-type="string">
            <text:p>0-27</text:p>
          </table:table-cell>
          <table:table-cell table:formula="of:=VLOOKUP([.A273];[$Relationship.$A$2:.$B$3838];2;0)" office:value-type="string" office:string-value="1443WS" calcext:value-type="string">
            <text:p>1443WS</text:p>
          </table:table-cell>
          <table:table-cell table:formula="of:=VLOOKUP([.A273];[$images.$A$2:.$B$233];2;0)" office:value-type="string" office:string-value="3462_web.jpg" calcext:value-type="string">
            <text:p>3462_web.jpg</text:p>
          </table:table-cell>
          <table:table-cell table:number-columns-repeated="16379"/>
        </table:table-row>
        <table:table-row table:style-name="ro3">
          <table:table-cell office:value-type="float" office:value="3464" calcext:value-type="float">
            <text:p>3464</text:p>
          </table:table-cell>
          <table:table-cell office:value-type="string" calcext:value-type="string">
            <text:p>boxcar, operating</text:p>
          </table:table-cell>
          <table:table-cell/>
          <table:table-cell table:formula="of:=VLOOKUP([.A274];[$Relationship.$A$2:.$B$3838];2;0)" office:value-type="string" office:string-value="1451WS" calcext:value-type="string">
            <text:p>1451WS</text:p>
          </table:table-cell>
          <table:table-cell table:formula="of:=VLOOKUP([.A274];[$images.$A$2:.$B$233];2;0)" office:value-type="string" office:string-value="3464_web.jpg" calcext:value-type="string">
            <text:p>3464_web.jpg</text:p>
          </table:table-cell>
          <table:table-cell table:number-columns-repeated="16379"/>
        </table:table-row>
        <table:table-row table:style-name="ro3">
          <table:table-cell office:value-type="float" office:value="3469" calcext:value-type="float">
            <text:p>346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75];[$Relationship.$A$2:.$B$3838];2;0)" office:value-type="string" office:string-value="1459WS" calcext:value-type="string">
            <text:p>1459WS</text:p>
          </table:table-cell>
          <table:table-cell table:formula="of:=VLOOKUP([.A275];[$images.$A$2:.$B$233];2;0)" office:value-type="string" office:string-value="3469_web.jpg" calcext:value-type="string">
            <text:p>3469_web.jpg</text:p>
          </table:table-cell>
          <table:table-cell table:number-columns-repeated="16379"/>
        </table:table-row>
        <table:table-row table:style-name="ro3">
          <table:table-cell office:value-type="float" office:value="3470" calcext:value-type="float">
            <text:p>3470</text:p>
          </table:table-cell>
          <table:table-cell office:value-type="string" calcext:value-type="string">
            <text:p>aerial target launcher</text:p>
          </table:table-cell>
          <table:table-cell/>
          <table:table-cell table:formula="of:=VLOOKUP([.A276];[$Relationship.$A$2:.$B$3838];2;0)" office:value-type="float" office:value="11268" calcext:value-type="float">
            <text:p>11268</text:p>
          </table:table-cell>
          <table:table-cell table:formula="of:=VLOOKUP([.A2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72" calcext:value-type="float">
            <text:p>3472</text:p>
          </table:table-cell>
          <table:table-cell office:value-type="string" calcext:value-type="string">
            <text:p>milk car, operating</text:p>
          </table:table-cell>
          <table:table-cell/>
          <table:table-cell table:formula="of:=VLOOKUP([.A277];[$Relationship.$A$2:.$B$3838];2;0)" office:value-type="string" office:string-value="1455WS" calcext:value-type="string">
            <text:p>1455WS</text:p>
          </table:table-cell>
          <table:table-cell table:formula="of:=VLOOKUP([.A277];[$images.$A$2:.$B$233];2;0)" office:value-type="string" office:string-value="3472_web.jpg" calcext:value-type="string">
            <text:p>3472_web.jpg</text:p>
          </table:table-cell>
          <table:table-cell table:number-columns-repeated="16379"/>
        </table:table-row>
        <table:table-row table:style-name="ro3">
          <table:table-cell office:value-type="float" office:value="3482" calcext:value-type="float">
            <text:p>3482</text:p>
          </table:table-cell>
          <table:table-cell office:value-type="string" calcext:value-type="string">
            <text:p>milk car, operating</text:p>
          </table:table-cell>
          <table:table-cell/>
          <table:table-cell table:formula="of:=VLOOKUP([.A278];[$Relationship.$A$2:.$B$3838];2;0)" office:value-type="string" office:string-value="1519WS" calcext:value-type="string">
            <text:p>1519WS</text:p>
          </table:table-cell>
          <table:table-cell table:formula="of:=VLOOKUP([.A278];[$images.$A$2:.$B$233];2;0)" office:value-type="string" office:string-value="3482_web.jpg" calcext:value-type="string">
            <text:p>3482_web.jpg</text:p>
          </table:table-cell>
          <table:table-cell table:number-columns-repeated="16379"/>
        </table:table-row>
        <table:table-row table:style-name="ro3">
          <table:table-cell office:value-type="float" office:value="3484" calcext:value-type="float">
            <text:p>3484</text:p>
          </table:table-cell>
          <table:table-cell office:value-type="string" calcext:value-type="string">
            <text:p>boxcar, operating Pennsy</text:p>
          </table:table-cell>
          <table:table-cell/>
          <table:table-cell table:formula="of:=VLOOKUP([.A279];[$Relationship.$A$2:.$B$3838];2;0)" office:value-type="string" office:string-value="2205WS" calcext:value-type="string">
            <text:p>2205WS</text:p>
          </table:table-cell>
          <table:table-cell table:formula="of:=VLOOKUP([.A279];[$images.$A$2:.$B$233];2;0)" office:value-type="string" office:string-value="3484_web.jpg" calcext:value-type="string">
            <text:p>3484_web.jpg</text:p>
          </table:table-cell>
          <table:table-cell table:number-columns-repeated="16379"/>
        </table:table-row>
        <table:table-row table:style-name="ro3">
          <table:table-cell office:value-type="float" office:value="3509" calcext:value-type="float">
            <text:p>3509</text:p>
          </table:table-cell>
          <table:table-cell office:value-type="string" calcext:value-type="string">
            <text:p>flatcar, satellite launching, manual</text:p>
          </table:table-cell>
          <table:table-cell/>
          <table:table-cell table:formula="of:=VLOOKUP([.A280];[$Relationship.$A$2:.$B$3838];2;0)" office:value-type="float" office:value="1643" calcext:value-type="float">
            <text:p>1643</text:p>
          </table:table-cell>
          <table:table-cell table:formula="of:=VLOOKUP([.A2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0" calcext:value-type="float">
            <text:p>3510</text:p>
          </table:table-cell>
          <table:table-cell office:value-type="string" calcext:value-type="string">
            <text:p>flatcar, satellite launching, manual, red</text:p>
          </table:table-cell>
          <table:table-cell/>
          <table:table-cell table:formula="of:=VLOOKUP([.A281];[$Relationship.$A$2:.$B$3838];2;0)" office:value-type="float" office:value="11011" calcext:value-type="float">
            <text:p>11011</text:p>
          </table:table-cell>
          <table:table-cell table:formula="of:=VLOOKUP([.A2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2" calcext:value-type="float">
            <text:p>3512</text:p>
          </table:table-cell>
          <table:table-cell office:value-type="string" calcext:value-type="string">
            <text:p>fireman and ladder car</text:p>
          </table:table-cell>
          <table:table-cell/>
          <table:table-cell table:formula="of:=VLOOKUP([.A282];[$Relationship.$A$2:.$B$3838];2;0)" office:value-type="string" office:string-value="1623W" calcext:value-type="string">
            <text:p>1623W</text:p>
          </table:table-cell>
          <table:table-cell table:formula="of:=VLOOKUP([.A2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9" calcext:value-type="float">
            <text:p>3519</text:p>
          </table:table-cell>
          <table:table-cell office:value-type="string" calcext:value-type="string">
            <text:p>flatcar, satellite launching </text:p>
          </table:table-cell>
          <table:table-cell/>
          <table:table-cell table:formula="of:=VLOOKUP([.A283];[$Relationship.$A$2:.$B$3838];2;0)" office:value-type="float" office:value="1647" calcext:value-type="float">
            <text:p>1647</text:p>
          </table:table-cell>
          <table:table-cell table:formula="of:=VLOOKUP([.A2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20" calcext:value-type="float">
            <text:p>35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284];[$Relationship.$A$2:.$B$3838];2;0)" office:value-type="string" office:string-value="2189WS" calcext:value-type="string">
            <text:p>2189WS</text:p>
          </table:table-cell>
          <table:table-cell table:formula="of:=VLOOKUP([.A284];[$images.$A$2:.$B$233];2;0)" office:value-type="string" office:string-value="3520_web.jpg" calcext:value-type="string">
            <text:p>3520_web.jpg</text:p>
          </table:table-cell>
          <table:table-cell table:number-columns-repeated="16379"/>
        </table:table-row>
        <table:table-row table:style-name="ro3">
          <table:table-cell office:value-type="float" office:value="3530" calcext:value-type="float">
            <text:p>3530</text:p>
          </table:table-cell>
          <table:table-cell office:value-type="string" calcext:value-type="string">
            <text:p>generator car</text:p>
          </table:table-cell>
          <table:table-cell/>
          <table:table-cell table:formula="of:=VLOOKUP([.A285];[$Relationship.$A$2:.$B$3838];2;0)" office:value-type="string" office:string-value="2291W" calcext:value-type="string">
            <text:p>2291W</text:p>
          </table:table-cell>
          <table:table-cell table:formula="of:=VLOOKUP([.A2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35" calcext:value-type="float">
            <text:p>3535</text:p>
          </table:table-cell>
          <table:table-cell office:value-type="string" calcext:value-type="string">
            <text:p>security car</text:p>
          </table:table-cell>
          <table:table-cell/>
          <table:table-cell table:formula="of:=VLOOKUP([.A286];[$Relationship.$A$2:.$B$3838];2;0)" office:value-type="string" office:string-value="2549W" calcext:value-type="string">
            <text:p>2549W</text:p>
          </table:table-cell>
          <table:table-cell table:formula="of:=VLOOKUP([.A2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40" calcext:value-type="float">
            <text:p>3540</text:p>
          </table:table-cell>
          <table:table-cell office:value-type="string" calcext:value-type="string">
            <text:p>scanning car, radar</text:p>
          </table:table-cell>
          <table:table-cell/>
          <table:table-cell table:formula="of:=VLOOKUP([.A287];[$Relationship.$A$2:.$B$3838];2;0)" office:value-type="string" office:string-value="2545WS" calcext:value-type="string">
            <text:p>2545WS</text:p>
          </table:table-cell>
          <table:table-cell table:formula="of:=VLOOKUP([.A2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45" calcext:value-type="float">
            <text:p>3545</text:p>
          </table:table-cell>
          <table:table-cell office:value-type="string" calcext:value-type="string">
            <text:p>monitor car, TV</text:p>
          </table:table-cell>
          <table:table-cell/>
          <table:table-cell table:formula="of:=VLOOKUP([.A288];[$Relationship.$A$2:.$B$3838];2;0)" office:value-type="float" office:value="2573" calcext:value-type="float">
            <text:p>2573</text:p>
          </table:table-cell>
          <table:table-cell table:formula="of:=VLOOKUP([.A2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59" calcext:value-type="float">
            <text:p>355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89];[$Relationship.$A$2:.$B$3838];2;0)" office:value-type="float" office:value="1409" calcext:value-type="float">
            <text:p>1409</text:p>
          </table:table-cell>
          <table:table-cell table:formula="of:=VLOOKUP([.A289];[$images.$A$2:.$B$233];2;0)" office:value-type="string" office:string-value="3559_web.jpg" calcext:value-type="string">
            <text:p>3559_web.jpg</text:p>
          </table:table-cell>
          <table:table-cell table:number-columns-repeated="16379"/>
        </table:table-row>
        <table:table-row table:style-name="ro3">
          <table:table-cell office:value-type="float" office:value="3562" calcext:value-type="float">
            <text:p>3562</text:p>
          </table:table-cell>
          <table:table-cell office:value-type="string" calcext:value-type="string">
            <text:p>barrel car, operating, black</text:p>
          </table:table-cell>
          <table:table-cell/>
          <table:table-cell table:formula="of:=VLOOKUP([.A290];[$Relationship.$A$2:.$B$3838];2;0)" office:value-type="string" office:string-value="1521WS" calcext:value-type="string">
            <text:p>1521WS</text:p>
          </table:table-cell>
          <table:table-cell table:formula="of:=VLOOKUP([.A2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19" calcext:value-type="float">
            <text:p>3619</text:p>
          </table:table-cell>
          <table:table-cell office:value-type="string" calcext:value-type="string">
            <text:p>reconnaissance car with copter</text:p>
          </table:table-cell>
          <table:table-cell/>
          <table:table-cell table:formula="of:=VLOOKUP([.A291];[$Relationship.$A$2:.$B$3838];2;0)" office:value-type="float" office:value="11268" calcext:value-type="float">
            <text:p>11268</text:p>
          </table:table-cell>
          <table:table-cell table:formula="of:=VLOOKUP([.A2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20" calcext:value-type="float">
            <text:p>36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292];[$Relationship.$A$2:.$B$3838];2;0)" office:value-type="string" office:string-value="1521WS" calcext:value-type="string">
            <text:p>1521WS</text:p>
          </table:table-cell>
          <table:table-cell table:formula="of:=VLOOKUP([.A292];[$images.$A$2:.$B$233];2;0)" office:value-type="string" office:string-value="3620_web.jpg" calcext:value-type="string">
            <text:p>3620_web.jpg</text:p>
          </table:table-cell>
          <table:table-cell table:number-columns-repeated="16379"/>
        </table:table-row>
        <table:table-row table:style-name="ro3">
          <table:table-cell office:value-type="float" office:value="3650" calcext:value-type="float">
            <text:p>3650</text:p>
          </table:table-cell>
          <table:table-cell office:value-type="string" calcext:value-type="string">
            <text:p>searchlight car, extension</text:p>
          </table:table-cell>
          <table:table-cell/>
          <table:table-cell table:formula="of:=VLOOKUP([.A293];[$Relationship.$A$2:.$B$3838];2;0)" office:value-type="string" office:string-value="1565WS" calcext:value-type="string">
            <text:p>1565WS</text:p>
          </table:table-cell>
          <table:table-cell table:formula="of:=VLOOKUP([.A293];[$images.$A$2:.$B$233];2;0)" office:value-type="string" office:string-value="3650_web.jpg" calcext:value-type="string">
            <text:p>3650_web.jpg</text:p>
          </table:table-cell>
          <table:table-cell table:number-columns-repeated="16379"/>
        </table:table-row>
        <table:table-row table:style-name="ro3">
          <table:table-cell office:value-type="float" office:value="3656" calcext:value-type="float">
            <text:p>3656</text:p>
          </table:table-cell>
          <table:table-cell office:value-type="string" calcext:value-type="string">
            <text:p>cattle car, operating</text:p>
          </table:table-cell>
          <table:table-cell/>
          <table:table-cell table:formula="of:=VLOOKUP([.A294];[$Relationship.$A$2:.$B$3838];2;0)" office:value-type="string" office:string-value="1459WS" calcext:value-type="string">
            <text:p>1459WS</text:p>
          </table:table-cell>
          <table:table-cell table:formula="of:=VLOOKUP([.A294];[$images.$A$2:.$B$233];2;0)" office:value-type="string" office:string-value="3656_web.jpg" calcext:value-type="string">
            <text:p>3656_web.jpg</text:p>
          </table:table-cell>
          <table:table-cell table:number-columns-repeated="16379"/>
        </table:table-row>
        <table:table-row table:style-name="ro3">
          <table:table-cell office:value-type="float" office:value="3662" calcext:value-type="float">
            <text:p>3662</text:p>
          </table:table-cell>
          <table:table-cell office:value-type="string" calcext:value-type="string">
            <text:p>milk car, operating</text:p>
          </table:table-cell>
          <table:table-cell table:style-name="ce19" office:value-type="string" calcext:value-type="string">
            <text:p>O</text:p>
          </table:table-cell>
          <table:table-cell table:formula="of:=VLOOKUP([.A295];[$Relationship.$A$2:.$B$3838];2;0)" office:value-type="string" office:string-value="2243W" calcext:value-type="string">
            <text:p>2243W</text:p>
          </table:table-cell>
          <table:table-cell table:formula="of:=VLOOKUP([.A295];[$images.$A$2:.$B$233];2;0)" office:value-type="string" office:string-value="3662_web.jpg" calcext:value-type="string">
            <text:p>3662_web.jpg</text:p>
          </table:table-cell>
          <table:table-cell table:number-columns-repeated="16379"/>
        </table:table-row>
        <table:table-row table:style-name="ro3">
          <table:table-cell office:value-type="float" office:value="3665" calcext:value-type="float">
            <text:p>3665</text:p>
          </table:table-cell>
          <table:table-cell office:value-type="string" calcext:value-type="string">
            <text:p>boxcar, Minuteman</text:p>
          </table:table-cell>
          <table:table-cell/>
          <table:table-cell table:formula="of:=VLOOKUP([.A296];[$Relationship.$A$2:.$B$3838];2;0)" office:value-type="float" office:value="1647" calcext:value-type="float">
            <text:p>1647</text:p>
          </table:table-cell>
          <table:table-cell table:formula="of:=VLOOKUP([.A2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72" calcext:value-type="float">
            <text:p>3672</text:p>
          </table:table-cell>
          <table:table-cell office:value-type="string" calcext:value-type="string">
            <text:p>milk car, operating, Bosco</text:p>
          </table:table-cell>
          <table:table-cell table:style-name="ce19" office:value-type="string" calcext:value-type="string">
            <text:p>O</text:p>
          </table:table-cell>
          <table:table-cell table:formula="of:=VLOOKUP([.A297];[$Relationship.$A$2:.$B$3838];2;0)" office:value-type="string" office:string-value="2535WS" calcext:value-type="string">
            <text:p>2535WS</text:p>
          </table:table-cell>
          <table:table-cell table:formula="of:=VLOOKUP([.A2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20" calcext:value-type="float">
            <text:p>3820</text:p>
          </table:table-cell>
          <table:table-cell office:value-type="string" calcext:value-type="string">
            <text:p>flatcar, olive, with submarine, U.S.M.C.</text:p>
          </table:table-cell>
          <table:table-cell/>
          <table:table-cell table:formula="of:=VLOOKUP([.A298];[$Relationship.$A$2:.$B$3838];2;0)" office:value-type="float" office:value="1805" calcext:value-type="float">
            <text:p>1805</text:p>
          </table:table-cell>
          <table:table-cell table:formula="of:=VLOOKUP([.A2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30" calcext:value-type="float">
            <text:p>3830</text:p>
          </table:table-cell>
          <table:table-cell office:value-type="string" calcext:value-type="string">
            <text:p>flatcar with submarine</text:p>
          </table:table-cell>
          <table:table-cell/>
          <table:table-cell table:formula="of:=VLOOKUP([.A299];[$Relationship.$A$2:.$B$3838];2;0)" office:value-type="string" office:string-value="2553W" calcext:value-type="string">
            <text:p>2553W</text:p>
          </table:table-cell>
          <table:table-cell table:formula="of:=VLOOKUP([.A2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54" calcext:value-type="float">
            <text:p>3854</text:p>
          </table:table-cell>
          <table:table-cell office:value-type="string" calcext:value-type="string">
            <text:p>merchandise car, operating</text:p>
          </table:table-cell>
          <table:table-cell/>
          <table:table-cell table:formula="of:=VLOOKUP([.A300];[$Relationship.$A$2:.$B$3838];2;0)" office:value-type="string" office:string-value="2113WS" calcext:value-type="string">
            <text:p>2113WS</text:p>
          </table:table-cell>
          <table:table-cell table:formula="of:=VLOOKUP([.A3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357" calcext:value-type="float">
            <text:p>4357</text:p>
          </table:table-cell>
          <table:table-cell office:value-type="string" calcext:value-type="string">
            <text:p>caboose, SP type, Electronic Set</text:p>
          </table:table-cell>
          <table:table-cell/>
          <table:table-cell table:formula="of:=VLOOKUP([.A301];[$Relationship.$A$2:.$B$3838];2;0)" office:value-type="string" office:string-value="4110WS" calcext:value-type="string">
            <text:p>4110WS</text:p>
          </table:table-cell>
          <table:table-cell table:formula="of:=VLOOKUP([.A3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2" calcext:value-type="float">
            <text:p>4452</text:p>
          </table:table-cell>
          <table:table-cell office:value-type="string" calcext:value-type="string">
            <text:p>gondola, Electronic Set</text:p>
          </table:table-cell>
          <table:table-cell/>
          <table:table-cell table:formula="of:=VLOOKUP([.A302];[$Relationship.$A$2:.$B$3838];2;0)" office:value-type="string" office:string-value="4109WS" calcext:value-type="string">
            <text:p>4109WS</text:p>
          </table:table-cell>
          <table:table-cell table:formula="of:=VLOOKUP([.A3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4" calcext:value-type="float">
            <text:p>4454</text:p>
          </table:table-cell>
          <table:table-cell office:value-type="string" calcext:value-type="string">
            <text:p>boxcar, Electronic Set</text:p>
          </table:table-cell>
          <table:table-cell/>
          <table:table-cell table:formula="of:=VLOOKUP([.A303];[$Relationship.$A$2:.$B$3838];2;0)" office:value-type="string" office:string-value="4109WS" calcext:value-type="string">
            <text:p>4109WS</text:p>
          </table:table-cell>
          <table:table-cell table:formula="of:=VLOOKUP([.A3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7" calcext:value-type="float">
            <text:p>4457</text:p>
          </table:table-cell>
          <table:table-cell office:value-type="string" calcext:value-type="string">
            <text:p>caboose, Electronic Set</text:p>
          </table:table-cell>
          <table:table-cell/>
          <table:table-cell table:formula="of:=VLOOKUP([.A304];[$Relationship.$A$2:.$B$3838];2;0)" office:value-type="string" office:string-value="4109WS" calcext:value-type="string">
            <text:p>4109WS</text:p>
          </table:table-cell>
          <table:table-cell table:formula="of:=VLOOKUP([.A3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5459" calcext:value-type="float">
            <text:p>5459</text:p>
          </table:table-cell>
          <table:table-cell office:value-type="string" calcext:value-type="string">
            <text:p>coal car, operating, Electronic Set</text:p>
          </table:table-cell>
          <table:table-cell/>
          <table:table-cell table:formula="of:=VLOOKUP([.A305];[$Relationship.$A$2:.$B$3838];2;0)" office:value-type="string" office:string-value="4109WS" calcext:value-type="string">
            <text:p>4109WS</text:p>
          </table:table-cell>
          <table:table-cell table:formula="of:=VLOOKUP([.A3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2" calcext:value-type="float">
            <text:p>600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06];[$Relationship.$A$2:.$B$3838];2;0)" office:value-type="string" office:string-value="1461S" calcext:value-type="string">
            <text:p>1461S</text:p>
          </table:table-cell>
          <table:table-cell table:formula="of:=VLOOKUP([.A3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4" calcext:value-type="float">
            <text:p>6004</text:p>
          </table:table-cell>
          <table:table-cell office:value-type="string" calcext:value-type="string">
            <text:p>boxcar, orange Baby Ruth</text:p>
          </table:table-cell>
          <table:table-cell/>
          <table:table-cell table:formula="of:=VLOOKUP([.A307];[$Relationship.$A$2:.$B$3838];2;0)" office:value-type="string" office:string-value="1461S" calcext:value-type="string">
            <text:p>1461S</text:p>
          </table:table-cell>
          <table:table-cell table:formula="of:=VLOOKUP([.A3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7" calcext:value-type="float">
            <text:p>600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08];[$Relationship.$A$2:.$B$3838];2;0)" office:value-type="string" office:string-value="1461S" calcext:value-type="string">
            <text:p>1461S</text:p>
          </table:table-cell>
          <table:table-cell table:formula="of:=VLOOKUP([.A3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9" calcext:value-type="float">
            <text:p>6009</text:p>
          </table:table-cell>
          <table:table-cell office:value-type="string" calcext:value-type="string">
            <text:p>track, uncoupling</text:p>
          </table:table-cell>
          <table:table-cell/>
          <table:table-cell table:formula="of:=VLOOKUP([.A309];[$Relationship.$A$2:.$B$3838];2;0)" office:value-type="float" office:value="1500" calcext:value-type="float">
            <text:p>1500</text:p>
          </table:table-cell>
          <table:table-cell table:formula="of:=VLOOKUP([.A3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2" calcext:value-type="float">
            <text:p>601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10];[$Relationship.$A$2:.$B$3838];2;0)" office:value-type="string" office:string-value="1477S" calcext:value-type="string">
            <text:p>1477S</text:p>
          </table:table-cell>
          <table:table-cell table:formula="of:=VLOOKUP([.A3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4" calcext:value-type="float">
            <text:p>6014</text:p>
          </table:table-cell>
          <table:table-cell office:value-type="string" calcext:value-type="string">
            <text:p>boxcar, Baby Ruth or Frisco, white or red</text:p>
          </table:table-cell>
          <table:table-cell/>
          <table:table-cell table:formula="of:=VLOOKUP([.A311];[$Relationship.$A$2:.$B$3838];2;0)" office:value-type="string" office:string-value="1477S" calcext:value-type="string">
            <text:p>1477S</text:p>
          </table:table-cell>
          <table:table-cell table:formula="of:=VLOOKUP([.A3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5" calcext:value-type="float">
            <text:p>6015</text:p>
          </table:table-cell>
          <table:table-cell office:value-type="string" calcext:value-type="string">
            <text:p>tank car, Sunoco, single dome, yellow</text:p>
          </table:table-cell>
          <table:table-cell/>
          <table:table-cell table:formula="of:=VLOOKUP([.A312];[$Relationship.$A$2:.$B$3838];2;0)" office:value-type="string" office:string-value="1513S" calcext:value-type="string">
            <text:p>1513S</text:p>
          </table:table-cell>
          <table:table-cell table:formula="of:=VLOOKUP([.A3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7" calcext:value-type="float">
            <text:p>601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13];[$Relationship.$A$2:.$B$3838];2;0)" office:value-type="string" office:string-value="1477S" calcext:value-type="string">
            <text:p>1477S</text:p>
          </table:table-cell>
          <table:table-cell table:formula="of:=VLOOKUP([.A3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9" calcext:value-type="float">
            <text:p>6019</text:p>
          </table:table-cell>
          <table:table-cell office:value-type="string" calcext:value-type="string">
            <text:p>track, uncoupling/operating</text:p>
          </table:table-cell>
          <table:table-cell table:style-name="ce19" office:value-type="string" calcext:value-type="string">
            <text:p>0-27</text:p>
          </table:table-cell>
          <table:table-cell table:formula="of:=VLOOKUP([.A314];[$Relationship.$A$2:.$B$3838];2;0)" office:value-type="string" office:string-value="1423W" calcext:value-type="string">
            <text:p>1423W</text:p>
          </table:table-cell>
          <table:table-cell table:formula="of:=VLOOKUP([.A314];[$images.$A$2:.$B$233];2;0)" office:value-type="string" office:string-value="6019_web.jpg" calcext:value-type="string">
            <text:p>6019_web.jpg</text:p>
          </table:table-cell>
          <table:table-cell table:number-columns-repeated="16379"/>
        </table:table-row>
        <table:table-row table:style-name="ro3">
          <table:table-cell office:value-type="float" office:value="6024" calcext:value-type="float">
            <text:p>6024</text:p>
          </table:table-cell>
          <table:table-cell office:value-type="string" calcext:value-type="string">
            <text:p>boxcar, Nabisco</text:p>
          </table:table-cell>
          <table:table-cell/>
          <table:table-cell table:formula="of:=VLOOKUP([.A315];[$Relationship.$A$2:.$B$3838];2;0)" office:value-type="float" office:value="1581" calcext:value-type="float">
            <text:p>1581</text:p>
          </table:table-cell>
          <table:table-cell table:formula="of:=VLOOKUP([.A3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5" calcext:value-type="float">
            <text:p>6025</text:p>
          </table:table-cell>
          <table:table-cell office:value-type="string" calcext:value-type="string">
            <text:p>tank car, Gulf, single dome, black or orange</text:p>
          </table:table-cell>
          <table:table-cell/>
          <table:table-cell table:formula="of:=VLOOKUP([.A316];[$Relationship.$A$2:.$B$3838];2;0)" office:value-type="float" office:value="1545" calcext:value-type="float">
            <text:p>1545</text:p>
          </table:table-cell>
          <table:table-cell table:formula="of:=VLOOKUP([.A3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7" calcext:value-type="float">
            <text:p>6027</text:p>
          </table:table-cell>
          <table:table-cell office:value-type="string" calcext:value-type="string">
            <text:p>caboose, SP type, Alaska</text:p>
          </table:table-cell>
          <table:table-cell/>
          <table:table-cell table:formula="of:=VLOOKUP([.A317];[$Relationship.$A$2:.$B$3838];2;0)" office:value-type="float" office:value="1611" calcext:value-type="float">
            <text:p>1611</text:p>
          </table:table-cell>
          <table:table-cell table:formula="of:=VLOOKUP([.A3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9" calcext:value-type="float">
            <text:p>602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18];[$Relationship.$A$2:.$B$3838];2;0)" office:value-type="string" office:string-value="1000W" calcext:value-type="string">
            <text:p>1000W</text:p>
          </table:table-cell>
          <table:table-cell table:formula="of:=VLOOKUP([.A3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2" calcext:value-type="float">
            <text:p>603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19];[$Relationship.$A$2:.$B$3838];2;0)" office:value-type="float" office:value="1465" calcext:value-type="float">
            <text:p>1465</text:p>
          </table:table-cell>
          <table:table-cell table:formula="of:=VLOOKUP([.A3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5" calcext:value-type="float">
            <text:p>603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320];[$Relationship.$A$2:.$B$3838];2;0)" office:value-type="float" office:value="1465" calcext:value-type="float">
            <text:p>1465</text:p>
          </table:table-cell>
          <table:table-cell table:formula="of:=VLOOKUP([.A3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7" calcext:value-type="float">
            <text:p>603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21];[$Relationship.$A$2:.$B$3838];2;0)" office:value-type="float" office:value="1465" calcext:value-type="float">
            <text:p>1465</text:p>
          </table:table-cell>
          <table:table-cell table:formula="of:=VLOOKUP([.A3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2" calcext:value-type="float">
            <text:p>6042</text:p>
          </table:table-cell>
          <table:table-cell office:value-type="string" calcext:value-type="string">
            <text:p>gondola with canisters, blue</text:p>
          </table:table-cell>
          <table:table-cell/>
          <table:table-cell table:formula="of:=VLOOKUP([.A322];[$Relationship.$A$2:.$B$3838];2;0)" office:value-type="float" office:value="1105" calcext:value-type="float">
            <text:p>1105</text:p>
          </table:table-cell>
          <table:table-cell table:formula="of:=VLOOKUP([.A3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3" calcext:value-type="float">
            <text:p>6043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323];[$Relationship.$A$2:.$B$3838];2;0)" office:value-type="string" office:string-value="" calcext:value-type="error">
            <text:p>#N/A</text:p>
          </table:table-cell>
          <table:table-cell table:formula="of:=VLOOKUP([.A3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4" calcext:value-type="float">
            <text:p>6044</text:p>
          </table:table-cell>
          <table:table-cell office:value-type="string" calcext:value-type="string">
            <text:p>boxcar, Airex, blue</text:p>
          </table:table-cell>
          <table:table-cell/>
          <table:table-cell table:formula="of:=VLOOKUP([.A324];[$Relationship.$A$2:.$B$3838];2;0)" office:value-type="float" office:value="1105" calcext:value-type="float">
            <text:p>1105</text:p>
          </table:table-cell>
          <table:table-cell table:formula="of:=VLOOKUP([.A3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5" calcext:value-type="float">
            <text:p>6045</text:p>
          </table:table-cell>
          <table:table-cell office:value-type="string" calcext:value-type="string">
            <text:p>tank car, two dome, gray, Lionel Lines</text:p>
          </table:table-cell>
          <table:table-cell/>
          <table:table-cell table:formula="of:=VLOOKUP([.A325];[$Relationship.$A$2:.$B$3838];2;0)" office:value-type="float" office:value="1105" calcext:value-type="float">
            <text:p>1105</text:p>
          </table:table-cell>
          <table:table-cell table:formula="of:=VLOOKUP([.A3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7" calcext:value-type="float">
            <text:p>6047</text:p>
          </table:table-cell>
          <table:table-cell office:value-type="string" calcext:value-type="string">
            <text:p>caboose, SP type, red</text:p>
          </table:table-cell>
          <table:table-cell/>
          <table:table-cell table:formula="of:=VLOOKUP([.A326];[$Relationship.$A$2:.$B$3838];2;0)" office:value-type="float" office:value="1105" calcext:value-type="float">
            <text:p>1105</text:p>
          </table:table-cell>
          <table:table-cell table:formula="of:=VLOOKUP([.A3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0" calcext:value-type="float">
            <text:p>6050</text:p>
          </table:table-cell>
          <table:table-cell office:value-type="string" calcext:value-type="string">
            <text:p>savings bank car</text:p>
          </table:table-cell>
          <table:table-cell/>
          <table:table-cell table:formula="of:=VLOOKUP([.A327];[$Relationship.$A$2:.$B$3838];2;0)" office:value-type="float" office:value="1643" calcext:value-type="float">
            <text:p>1643</text:p>
          </table:table-cell>
          <table:table-cell table:formula="of:=VLOOKUP([.A3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7" calcext:value-type="float">
            <text:p>6057</text:p>
          </table:table-cell>
          <table:table-cell office:value-type="string" calcext:value-type="string">
            <text:p>caboose, SP type, orange or unstamped brown</text:p>
          </table:table-cell>
          <table:table-cell/>
          <table:table-cell table:formula="of:=VLOOKUP([.A328];[$Relationship.$A$2:.$B$3838];2;0)" office:value-type="float" office:value="1609" calcext:value-type="float">
            <text:p>1609</text:p>
          </table:table-cell>
          <table:table-cell table:formula="of:=VLOOKUP([.A3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8" calcext:value-type="float">
            <text:p>6058</text:p>
          </table:table-cell>
          <table:table-cell office:value-type="string" calcext:value-type="string">
            <text:p>caboose, SP type, C &amp; O</text:p>
          </table:table-cell>
          <table:table-cell/>
          <table:table-cell table:formula="of:=VLOOKUP([.A329];[$Relationship.$A$2:.$B$3838];2;0)" office:value-type="float" office:value="1643" calcext:value-type="float">
            <text:p>1643</text:p>
          </table:table-cell>
          <table:table-cell table:formula="of:=VLOOKUP([.A3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9" calcext:value-type="float">
            <text:p>6059</text:p>
          </table:table-cell>
          <table:table-cell office:value-type="string" calcext:value-type="string">
            <text:p>caboose, SP type, M &amp; SL, red or brown</text:p>
          </table:table-cell>
          <table:table-cell/>
          <table:table-cell table:formula="of:=VLOOKUP([.A330];[$Relationship.$A$2:.$B$3838];2;0)" office:value-type="float" office:value="1645" calcext:value-type="float">
            <text:p>1645</text:p>
          </table:table-cell>
          <table:table-cell table:formula="of:=VLOOKUP([.A3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62" calcext:value-type="float">
            <text:p>6062</text:p>
          </table:table-cell>
          <table:table-cell office:value-type="string" calcext:value-type="string">
            <text:p>gondola with cable reels, black</text:p>
          </table:table-cell>
          <table:table-cell/>
          <table:table-cell table:formula="of:=VLOOKUP([.A331];[$Relationship.$A$2:.$B$3838];2;0)" office:value-type="string" office:string-value="1621WS" calcext:value-type="string">
            <text:p>1621WS</text:p>
          </table:table-cell>
          <table:table-cell table:formula="of:=VLOOKUP([.A3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76" calcext:value-type="float">
            <text:p>6076</text:p>
          </table:table-cell>
          <table:table-cell office:value-type="string" calcext:value-type="string">
            <text:p>hopper, Lehigh Valley, red or black</text:p>
          </table:table-cell>
          <table:table-cell/>
          <table:table-cell table:formula="of:=VLOOKUP([.A332];[$Relationship.$A$2:.$B$3838];2;0)" office:value-type="float" office:value="1124" calcext:value-type="float">
            <text:p>1124</text:p>
          </table:table-cell>
          <table:table-cell table:formula="of:=VLOOKUP([.A3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0" calcext:value-type="float">
            <text:p>611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333];[$Relationship.$A$2:.$B$3838];2;0)" office:value-type="string" office:string-value="1461S" calcext:value-type="string">
            <text:p>1461S</text:p>
          </table:table-cell>
          <table:table-cell table:formula="of:=VLOOKUP([.A3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1" calcext:value-type="float">
            <text:p>6111</text:p>
          </table:table-cell>
          <table:table-cell office:value-type="string" calcext:value-type="string">
            <text:p>flatcar with logs, yellow</text:p>
          </table:table-cell>
          <table:table-cell/>
          <table:table-cell table:formula="of:=VLOOKUP([.A334];[$Relationship.$A$2:.$B$3838];2;0)" office:value-type="float" office:value="1525" calcext:value-type="float">
            <text:p>1525</text:p>
          </table:table-cell>
          <table:table-cell table:formula="of:=VLOOKUP([.A3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2" calcext:value-type="float">
            <text:p>6112</text:p>
          </table:table-cell>
          <table:table-cell office:value-type="string" calcext:value-type="string">
            <text:p>gondola with canisters, black, white, or blue</text:p>
          </table:table-cell>
          <table:table-cell/>
          <table:table-cell table:formula="of:=VLOOKUP([.A335];[$Relationship.$A$2:.$B$3838];2;0)" office:value-type="float" office:value="1543" calcext:value-type="float">
            <text:p>1543</text:p>
          </table:table-cell>
          <table:table-cell table:formula="of:=VLOOKUP([.A3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9" calcext:value-type="float">
            <text:p>6119</text:p>
          </table:table-cell>
          <table:table-cell office:value-type="string" calcext:value-type="string">
            <text:p>caboose, work, red</text:p>
          </table:table-cell>
          <table:table-cell/>
          <table:table-cell table:formula="of:=VLOOKUP([.A336];[$Relationship.$A$2:.$B$3838];2;0)" office:value-type="float" office:value="1527" calcext:value-type="float">
            <text:p>1527</text:p>
          </table:table-cell>
          <table:table-cell table:formula="of:=VLOOKUP([.A3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20" calcext:value-type="float">
            <text:p>6120</text:p>
          </table:table-cell>
          <table:table-cell office:value-type="string" calcext:value-type="string">
            <text:p>caboose, unstamped work, yellow</text:p>
          </table:table-cell>
          <table:table-cell/>
          <table:table-cell table:formula="of:=VLOOKUP([.A337];[$Relationship.$A$2:.$B$3838];2;0)" office:value-type="float" office:value="1125" calcext:value-type="float">
            <text:p>1125</text:p>
          </table:table-cell>
          <table:table-cell table:formula="of:=VLOOKUP([.A3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21" calcext:value-type="float">
            <text:p>6121</text:p>
          </table:table-cell>
          <table:table-cell office:value-type="string" calcext:value-type="string">
            <text:p>flatcar with pipes</text:p>
          </table:table-cell>
          <table:table-cell/>
          <table:table-cell table:formula="of:=VLOOKUP([.A338];[$Relationship.$A$2:.$B$3838];2;0)" office:value-type="float" office:value="1543" calcext:value-type="float">
            <text:p>1543</text:p>
          </table:table-cell>
          <table:table-cell table:formula="of:=VLOOKUP([.A3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30" calcext:value-type="float">
            <text:p>6130</text:p>
          </table:table-cell>
          <table:table-cell office:value-type="string" calcext:value-type="string">
            <text:p>caboose, work, Santa Fe</text:p>
          </table:table-cell>
          <table:table-cell/>
          <table:table-cell table:formula="of:=VLOOKUP([.A339];[$Relationship.$A$2:.$B$3838];2;0)" office:value-type="float" office:value="2570" calcext:value-type="float">
            <text:p>2570</text:p>
          </table:table-cell>
          <table:table-cell table:formula="of:=VLOOKUP([.A3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39" calcext:value-type="float">
            <text:p>613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40];[$Relationship.$A$2:.$B$3838];2;0)" office:value-type="float" office:value="11331" calcext:value-type="float">
            <text:p>11331</text:p>
          </table:table-cell>
          <table:table-cell table:formula="of:=VLOOKUP([.A3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42" calcext:value-type="float">
            <text:p>6142</text:p>
          </table:table-cell>
          <table:table-cell office:value-type="string" calcext:value-type="string">
            <text:p>gondola with two canisters, green, blue, or unstamped green</text:p>
          </table:table-cell>
          <table:table-cell/>
          <table:table-cell table:formula="of:=VLOOKUP([.A341];[$Relationship.$A$2:.$B$3838];2;0)" office:value-type="float" office:value="11331" calcext:value-type="float">
            <text:p>11331</text:p>
          </table:table-cell>
          <table:table-cell table:formula="of:=VLOOKUP([.A3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49" calcext:value-type="float">
            <text:p>614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42];[$Relationship.$A$2:.$B$3838];2;0)" office:value-type="float" office:value="11430" calcext:value-type="float">
            <text:p>11430</text:p>
          </table:table-cell>
          <table:table-cell table:formula="of:=VLOOKUP([.A3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51" calcext:value-type="float">
            <text:p>6151</text:p>
          </table:table-cell>
          <table:table-cell office:value-type="string" calcext:value-type="string">
            <text:p>flatcar, metal, with Range Patrol vehicle</text:p>
          </table:table-cell>
          <table:table-cell/>
          <table:table-cell table:formula="of:=VLOOKUP([.A343];[$Relationship.$A$2:.$B$3838];2;0)" office:value-type="float" office:value="1590" calcext:value-type="float">
            <text:p>1590</text:p>
          </table:table-cell>
          <table:table-cell table:formula="of:=VLOOKUP([.A3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62" calcext:value-type="float">
            <text:p>6162</text:p>
          </table:table-cell>
          <table:table-cell office:value-type="string" calcext:value-type="string">
            <text:p>gondola with three canisters, blue</text:p>
          </table:table-cell>
          <table:table-cell/>
          <table:table-cell table:formula="of:=VLOOKUP([.A344];[$Relationship.$A$2:.$B$3838];2;0)" office:value-type="float" office:value="1641" calcext:value-type="float">
            <text:p>1641</text:p>
          </table:table-cell>
          <table:table-cell table:formula="of:=VLOOKUP([.A3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67" calcext:value-type="float">
            <text:p>6167</text:p>
          </table:table-cell>
          <table:table-cell office:value-type="string" calcext:value-type="string">
            <text:p>caboose, SP type, unstamped, red or yellow</text:p>
          </table:table-cell>
          <table:table-cell/>
          <table:table-cell table:formula="of:=VLOOKUP([.A345];[$Relationship.$A$2:.$B$3838];2;0)" office:value-type="float" office:value="11001" calcext:value-type="float">
            <text:p>11001</text:p>
          </table:table-cell>
          <table:table-cell table:formula="of:=VLOOKUP([.A3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75" calcext:value-type="float">
            <text:p>6175</text:p>
          </table:table-cell>
          <table:table-cell office:value-type="string" calcext:value-type="string">
            <text:p>flatcar with rocket</text:p>
          </table:table-cell>
          <table:table-cell/>
          <table:table-cell table:formula="of:=VLOOKUP([.A346];[$Relationship.$A$2:.$B$3838];2;0)" office:value-type="string" office:string-value="2545WS" calcext:value-type="string">
            <text:p>2545WS</text:p>
          </table:table-cell>
          <table:table-cell table:formula="of:=VLOOKUP([.A3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76" calcext:value-type="float">
            <text:p>6176</text:p>
          </table:table-cell>
          <table:table-cell office:value-type="string" calcext:value-type="string">
            <text:p>hopper, unstamped, yellow or black</text:p>
          </table:table-cell>
          <table:table-cell/>
          <table:table-cell table:formula="of:=VLOOKUP([.A347];[$Relationship.$A$2:.$B$3838];2;0)" office:value-type="float" office:value="11430" calcext:value-type="float">
            <text:p>11430</text:p>
          </table:table-cell>
          <table:table-cell table:formula="of:=VLOOKUP([.A3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19" calcext:value-type="float">
            <text:p>6219</text:p>
          </table:table-cell>
          <table:table-cell office:value-type="string" calcext:value-type="string">
            <text:p>caboose, work, C &amp; O</text:p>
          </table:table-cell>
          <table:table-cell/>
          <table:table-cell table:formula="of:=VLOOKUP([.A348];[$Relationship.$A$2:.$B$3838];2;0)" office:value-type="float" office:value="1629" calcext:value-type="float">
            <text:p>1629</text:p>
          </table:table-cell>
          <table:table-cell table:formula="of:=VLOOKUP([.A3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20" calcext:value-type="float">
            <text:p>6220</text:p>
          </table:table-cell>
          <table:table-cell office:value-type="string" calcext:value-type="string">
            <text:p>locomotive, diesel switcher SF bell ringing</text:p>
          </table:table-cell>
          <table:table-cell table:style-name="ce19" office:value-type="string" calcext:value-type="string">
            <text:p>0-27</text:p>
          </table:table-cell>
          <table:table-cell table:formula="of:=VLOOKUP([.A349];[$Relationship.$A$2:.$B$3838];2;0)" office:value-type="string" office:string-value="1457B" calcext:value-type="string">
            <text:p>1457B</text:p>
          </table:table-cell>
          <table:table-cell table:formula="of:=VLOOKUP([.A349];[$images.$A$2:.$B$233];2;0)" office:value-type="string" office:string-value="6220_web.jpg" calcext:value-type="string">
            <text:p>6220_web.jpg</text:p>
          </table:table-cell>
          <table:table-cell table:number-columns-repeated="16379"/>
        </table:table-row>
        <table:table-row table:style-name="ro3">
          <table:table-cell office:value-type="float" office:value="6250" calcext:value-type="float">
            <text:p>6250</text:p>
          </table:table-cell>
          <table:table-cell office:value-type="string" calcext:value-type="string">
            <text:p>locomotive, switcher, Seaboard</text:p>
          </table:table-cell>
          <table:table-cell table:style-name="ce19" office:value-type="string" calcext:value-type="string">
            <text:p>0-27</text:p>
          </table:table-cell>
          <table:table-cell table:formula="of:=VLOOKUP([.A350];[$Relationship.$A$2:.$B$3838];2;0)" office:value-type="float" office:value="1523" calcext:value-type="float">
            <text:p>1523</text:p>
          </table:table-cell>
          <table:table-cell table:formula="of:=VLOOKUP([.A350];[$images.$A$2:.$B$233];2;0)" office:value-type="string" office:string-value="6250_web.jpg" calcext:value-type="string">
            <text:p>6250_web.jpg</text:p>
          </table:table-cell>
          <table:table-cell table:number-columns-repeated="16379"/>
        </table:table-row>
        <table:table-row table:style-name="ro3">
          <table:table-cell office:value-type="float" office:value="6257" calcext:value-type="float">
            <text:p>6257</text:p>
          </table:table-cell>
          <table:table-cell office:value-type="string" calcext:value-type="string">
            <text:p>caboose, SP <text:s/>type</text:p>
          </table:table-cell>
          <table:table-cell/>
          <table:table-cell table:formula="of:=VLOOKUP([.A351];[$Relationship.$A$2:.$B$3838];2;0)" office:value-type="string" office:string-value="1423W" calcext:value-type="string">
            <text:p>1423W</text:p>
          </table:table-cell>
          <table:table-cell table:formula="of:=VLOOKUP([.A3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62" calcext:value-type="float">
            <text:p>6262</text:p>
          </table:table-cell>
          <table:table-cell office:value-type="string" calcext:value-type="string">
            <text:p>flatcar with wheels</text:p>
          </table:table-cell>
          <table:table-cell/>
          <table:table-cell table:formula="of:=VLOOKUP([.A352];[$Relationship.$A$2:.$B$3838];2;0)" office:value-type="float" office:value="1549" calcext:value-type="float">
            <text:p>1549</text:p>
          </table:table-cell>
          <table:table-cell table:formula="of:=VLOOKUP([.A3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64" calcext:value-type="float">
            <text:p>6264</text:p>
          </table:table-cell>
          <table:table-cell office:value-type="string" calcext:value-type="string">
            <text:p>flatcar with lumber</text:p>
          </table:table-cell>
          <table:table-cell/>
          <table:table-cell table:formula="of:=VLOOKUP([.A353];[$Relationship.$A$2:.$B$3838];2;0)" office:value-type="string" office:string-value="2297WS" calcext:value-type="string">
            <text:p>2297WS</text:p>
          </table:table-cell>
          <table:table-cell table:formula="of:=VLOOKUP([.A3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11" calcext:value-type="float">
            <text:p>6311</text:p>
          </table:table-cell>
          <table:table-cell office:value-type="string" calcext:value-type="string">
            <text:p>flatcar with pipes, brown</text:p>
          </table:table-cell>
          <table:table-cell/>
          <table:table-cell table:formula="of:=VLOOKUP([.A354];[$Relationship.$A$2:.$B$3838];2;0)" office:value-type="float" office:value="1529" calcext:value-type="float">
            <text:p>1529</text:p>
          </table:table-cell>
          <table:table-cell table:formula="of:=VLOOKUP([.A3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15" calcext:value-type="float">
            <text:p>6315</text:p>
          </table:table-cell>
          <table:table-cell office:value-type="string" calcext:value-type="string">
            <text:p>tank car, Gulf chemical</text:p>
          </table:table-cell>
          <table:table-cell/>
          <table:table-cell table:formula="of:=VLOOKUP([.A355];[$Relationship.$A$2:.$B$3838];2;0)" office:value-type="string" office:string-value="2269W" calcext:value-type="string">
            <text:p>2269W</text:p>
          </table:table-cell>
          <table:table-cell table:formula="of:=VLOOKUP([.A3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2" calcext:value-type="float">
            <text:p>6342</text:p>
          </table:table-cell>
          <table:table-cell office:value-type="string" calcext:value-type="string">
            <text:p>gondola, culvert</text:p>
          </table:table-cell>
          <table:table-cell/>
          <table:table-cell table:formula="of:=VLOOKUP([.A356];[$Relationship.$A$2:.$B$3838];2;0)" office:value-type="string" office:string-value="2273W" calcext:value-type="string">
            <text:p>2273W</text:p>
          </table:table-cell>
          <table:table-cell table:formula="of:=VLOOKUP([.A3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3" calcext:value-type="float">
            <text:p>6343</text:p>
          </table:table-cell>
          <table:table-cell office:value-type="string" calcext:value-type="string">
            <text:p>barrel ramp car</text:p>
          </table:table-cell>
          <table:table-cell/>
          <table:table-cell table:formula="of:=VLOOKUP([.A357];[$Relationship.$A$2:.$B$3838];2;0)" office:value-type="float" office:value="1646" calcext:value-type="float">
            <text:p>1646</text:p>
          </table:table-cell>
          <table:table-cell table:formula="of:=VLOOKUP([.A3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6" calcext:value-type="float">
            <text:p>6346</text:p>
          </table:table-cell>
          <table:table-cell office:value-type="string" calcext:value-type="string">
            <text:p>hopper, covered, Alcoa</text:p>
          </table:table-cell>
          <table:table-cell/>
          <table:table-cell table:formula="of:=VLOOKUP([.A358];[$Relationship.$A$2:.$B$3838];2;0)" office:value-type="string" office:string-value="1553W" calcext:value-type="string">
            <text:p>1553W</text:p>
          </table:table-cell>
          <table:table-cell table:formula="of:=VLOOKUP([.A3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56" calcext:value-type="float">
            <text:p>6356</text:p>
          </table:table-cell>
          <table:table-cell office:value-type="string" calcext:value-type="string">
            <text:p>stock car</text:p>
          </table:table-cell>
          <table:table-cell/>
          <table:table-cell table:formula="of:=VLOOKUP([.A359];[$Relationship.$A$2:.$B$3838];2;0)" office:value-type="string" office:string-value="1519WS" calcext:value-type="string">
            <text:p>1519WS</text:p>
          </table:table-cell>
          <table:table-cell table:formula="of:=VLOOKUP([.A3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57" calcext:value-type="float">
            <text:p>63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360];[$Relationship.$A$2:.$B$3838];2;0)" office:value-type="string" office:string-value="1429WS" calcext:value-type="string">
            <text:p>1429WS</text:p>
          </table:table-cell>
          <table:table-cell table:formula="of:=VLOOKUP([.A3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61" calcext:value-type="float">
            <text:p>6361</text:p>
          </table:table-cell>
          <table:table-cell office:value-type="string" calcext:value-type="string">
            <text:p>flatcar with timber</text:p>
          </table:table-cell>
          <table:table-cell/>
          <table:table-cell table:formula="of:=VLOOKUP([.A361];[$Relationship.$A$2:.$B$3838];2;0)" office:value-type="string" office:string-value="1635WS" calcext:value-type="string">
            <text:p>1635WS</text:p>
          </table:table-cell>
          <table:table-cell table:formula="of:=VLOOKUP([.A3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62" calcext:value-type="float">
            <text:p>6362</text:p>
          </table:table-cell>
          <table:table-cell office:value-type="string" calcext:value-type="string">
            <text:p>flatcar with rail trucks</text:p>
          </table:table-cell>
          <table:table-cell/>
          <table:table-cell table:formula="of:=VLOOKUP([.A362];[$Relationship.$A$2:.$B$3838];2;0)" office:value-type="string" office:string-value="2235W" calcext:value-type="string">
            <text:p>2235W</text:p>
          </table:table-cell>
          <table:table-cell table:formula="of:=VLOOKUP([.A3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76" calcext:value-type="float">
            <text:p>6376</text:p>
          </table:table-cell>
          <table:table-cell office:value-type="string" calcext:value-type="string">
            <text:p>stock car, circus</text:p>
          </table:table-cell>
          <table:table-cell/>
          <table:table-cell table:formula="of:=VLOOKUP([.A363];[$Relationship.$A$2:.$B$3838];2;0)" office:value-type="string" office:string-value="2261WS" calcext:value-type="string">
            <text:p>2261WS</text:p>
          </table:table-cell>
          <table:table-cell table:formula="of:=VLOOKUP([.A3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2" calcext:value-type="float">
            <text:p>6402</text:p>
          </table:table-cell>
          <table:table-cell office:value-type="string" calcext:value-type="string">
            <text:p>flatcar, general type with cable reels or boat, gray or maroon</text:p>
          </table:table-cell>
          <table:table-cell/>
          <table:table-cell table:formula="of:=VLOOKUP([.A364];[$Relationship.$A$2:.$B$3838];2;0)" office:value-type="float" office:value="11001" calcext:value-type="float">
            <text:p>11001</text:p>
          </table:table-cell>
          <table:table-cell table:formula="of:=VLOOKUP([.A3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4" calcext:value-type="float">
            <text:p>6404</text:p>
          </table:table-cell>
          <table:table-cell office:value-type="string" calcext:value-type="string">
            <text:p>flatcar, black with brown gray-bumpered auto</text:p>
          </table:table-cell>
          <table:table-cell/>
          <table:table-cell table:formula="of:=VLOOKUP([.A365];[$Relationship.$A$2:.$B$3838];2;0)" office:value-type="float" office:value="1109" calcext:value-type="float">
            <text:p>1109</text:p>
          </table:table-cell>
          <table:table-cell table:formula="of:=VLOOKUP([.A3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5" calcext:value-type="float">
            <text:p>6405</text:p>
          </table:table-cell>
          <table:table-cell office:value-type="string" calcext:value-type="string">
            <text:p>flatcar with yellow van</text:p>
          </table:table-cell>
          <table:table-cell/>
          <table:table-cell table:formula="of:=VLOOKUP([.A366];[$Relationship.$A$2:.$B$3838];2;0)" office:value-type="float" office:value="1642" calcext:value-type="float">
            <text:p>1642</text:p>
          </table:table-cell>
          <table:table-cell table:formula="of:=VLOOKUP([.A3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6" calcext:value-type="float">
            <text:p>6406</text:p>
          </table:table-cell>
          <table:table-cell office:value-type="string" calcext:value-type="string">
            <text:p>flatcar, gray or maroon general style, with gray-bumpered auto</text:p>
          </table:table-cell>
          <table:table-cell/>
          <table:table-cell table:formula="of:=VLOOKUP([.A367];[$Relationship.$A$2:.$B$3838];2;0)" office:value-type="float" office:value="1123" calcext:value-type="float">
            <text:p>1123</text:p>
          </table:table-cell>
          <table:table-cell table:formula="of:=VLOOKUP([.A3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7" calcext:value-type="float">
            <text:p>6407</text:p>
          </table:table-cell>
          <table:table-cell office:value-type="string" calcext:value-type="string">
            <text:p>flatcar with rocket</text:p>
          </table:table-cell>
          <table:table-cell/>
          <table:table-cell table:formula="of:=VLOOKUP([.A368];[$Relationship.$A$2:.$B$3838];2;0)" office:value-type="float" office:value="11341" calcext:value-type="float">
            <text:p>11341</text:p>
          </table:table-cell>
          <table:table-cell table:formula="of:=VLOOKUP([.A3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8" calcext:value-type="float">
            <text:p>6408</text:p>
          </table:table-cell>
          <table:table-cell office:value-type="string" calcext:value-type="string">
            <text:p>flatcar with pipes, red</text:p>
          </table:table-cell>
          <table:table-cell/>
          <table:table-cell table:formula="of:=VLOOKUP([.A369];[$Relationship.$A$2:.$B$3838];2;0)" office:value-type="float" office:value="11351" calcext:value-type="float">
            <text:p>11351</text:p>
          </table:table-cell>
          <table:table-cell table:formula="of:=VLOOKUP([.A3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1" calcext:value-type="float">
            <text:p>6411</text:p>
          </table:table-cell>
          <table:table-cell office:value-type="string" calcext:value-type="string">
            <text:p>flatcar with logs</text:p>
          </table:table-cell>
          <table:table-cell/>
          <table:table-cell table:formula="of:=VLOOKUP([.A370];[$Relationship.$A$2:.$B$3838];2;0)" office:value-type="string" office:string-value="1449WS" calcext:value-type="string">
            <text:p>1449WS</text:p>
          </table:table-cell>
          <table:table-cell table:formula="of:=VLOOKUP([.A3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3" calcext:value-type="float">
            <text:p>6413</text:p>
          </table:table-cell>
          <table:table-cell office:value-type="string" calcext:value-type="string">
            <text:p>capsule carrier, Mercury</text:p>
          </table:table-cell>
          <table:table-cell/>
          <table:table-cell table:formula="of:=VLOOKUP([.A371];[$Relationship.$A$2:.$B$3838];2;0)" office:value-type="float" office:value="11232" calcext:value-type="float">
            <text:p>11232</text:p>
          </table:table-cell>
          <table:table-cell table:formula="of:=VLOOKUP([.A3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4" calcext:value-type="float">
            <text:p>6414</text:p>
          </table:table-cell>
          <table:table-cell office:value-type="string" calcext:value-type="string">
            <text:p>auto loader</text:p>
          </table:table-cell>
          <table:table-cell/>
          <table:table-cell table:formula="of:=VLOOKUP([.A372];[$Relationship.$A$2:.$B$3838];2;0)" office:value-type="string" office:string-value="2239W" calcext:value-type="string">
            <text:p>2239W</text:p>
          </table:table-cell>
          <table:table-cell table:formula="of:=VLOOKUP([.A3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5" calcext:value-type="float">
            <text:p>6415</text:p>
          </table:table-cell>
          <table:table-cell office:value-type="string" calcext:value-type="string">
            <text:p>tank car, Sunoco, three dome</text:p>
          </table:table-cell>
          <table:table-cell/>
          <table:table-cell table:formula="of:=VLOOKUP([.A373];[$Relationship.$A$2:.$B$3838];2;0)" office:value-type="string" office:string-value="1505WS" calcext:value-type="string">
            <text:p>1505WS</text:p>
          </table:table-cell>
          <table:table-cell table:formula="of:=VLOOKUP([.A3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6" calcext:value-type="float">
            <text:p>6416</text:p>
          </table:table-cell>
          <table:table-cell office:value-type="string" calcext:value-type="string">
            <text:p>boat loader</text:p>
          </table:table-cell>
          <table:table-cell/>
          <table:table-cell table:formula="of:=VLOOKUP([.A374];[$Relationship.$A$2:.$B$3838];2;0)" office:value-type="float" office:value="2573" calcext:value-type="float">
            <text:p>2573</text:p>
          </table:table-cell>
          <table:table-cell table:formula="of:=VLOOKUP([.A3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7" calcext:value-type="float">
            <text:p>6417</text:p>
          </table:table-cell>
          <table:table-cell office:value-type="string" calcext:value-type="string">
            <text:p>caboose, Pennsy, porthole</text:p>
          </table:table-cell>
          <table:table-cell/>
          <table:table-cell table:formula="of:=VLOOKUP([.A375];[$Relationship.$A$2:.$B$3838];2;0)" office:value-type="string" office:string-value="2203WS" calcext:value-type="string">
            <text:p>2203WS</text:p>
          </table:table-cell>
          <table:table-cell table:formula="of:=VLOOKUP([.A3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9" calcext:value-type="float">
            <text:p>6419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376];[$Relationship.$A$2:.$B$3838];2;0)" office:value-type="string" office:string-value="1447WS" calcext:value-type="string">
            <text:p>1447WS</text:p>
          </table:table-cell>
          <table:table-cell table:formula="of:=VLOOKUP([.A3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4" calcext:value-type="float">
            <text:p>6424</text:p>
          </table:table-cell>
          <table:table-cell office:value-type="string" calcext:value-type="string">
            <text:p>flatcar with autos</text:p>
          </table:table-cell>
          <table:table-cell/>
          <table:table-cell table:formula="of:=VLOOKUP([.A377];[$Relationship.$A$2:.$B$3838];2;0)" office:value-type="float" office:value="1545" calcext:value-type="float">
            <text:p>1545</text:p>
          </table:table-cell>
          <table:table-cell table:formula="of:=VLOOKUP([.A3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5" calcext:value-type="float">
            <text:p>6425</text:p>
          </table:table-cell>
          <table:table-cell office:value-type="string" calcext:value-type="string">
            <text:p>tank car, Gulf, three dome</text:p>
          </table:table-cell>
          <table:table-cell/>
          <table:table-cell table:formula="of:=VLOOKUP([.A378];[$Relationship.$A$2:.$B$3838];2;0)" office:value-type="string" office:string-value="1551W" calcext:value-type="string">
            <text:p>1551W</text:p>
          </table:table-cell>
          <table:table-cell table:formula="of:=VLOOKUP([.A3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7" calcext:value-type="float">
            <text:p>6427</text:p>
          </table:table-cell>
          <table:table-cell office:value-type="string" calcext:value-type="string">
            <text:p>caboose, porthole, Lionel Lines</text:p>
          </table:table-cell>
          <table:table-cell/>
          <table:table-cell table:formula="of:=VLOOKUP([.A379];[$Relationship.$A$2:.$B$3838];2;0)" office:value-type="string" office:string-value="1517W" calcext:value-type="string">
            <text:p>1517W</text:p>
          </table:table-cell>
          <table:table-cell table:formula="of:=VLOOKUP([.A3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8" calcext:value-type="float">
            <text:p>6428</text:p>
          </table:table-cell>
          <table:table-cell office:value-type="string" calcext:value-type="string">
            <text:p>boxcar, U.S. Mail</text:p>
          </table:table-cell>
          <table:table-cell/>
          <table:table-cell table:formula="of:=VLOOKUP([.A380];[$Relationship.$A$2:.$B$3838];2;0)" office:value-type="float" office:value="12800" calcext:value-type="float">
            <text:p>12800</text:p>
          </table:table-cell>
          <table:table-cell table:formula="of:=VLOOKUP([.A3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9" calcext:value-type="float">
            <text:p>6429</text:p>
          </table:table-cell>
          <table:table-cell office:value-type="string" calcext:value-type="string">
            <text:p>caboose, work, die-cast</text:p>
          </table:table-cell>
          <table:table-cell/>
          <table:table-cell table:formula="of:=VLOOKUP([.A381];[$Relationship.$A$2:.$B$3838];2;0)" office:value-type="float" office:value="13118" calcext:value-type="float">
            <text:p>13118</text:p>
          </table:table-cell>
          <table:table-cell table:formula="of:=VLOOKUP([.A3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0" calcext:value-type="float">
            <text:p>6430</text:p>
          </table:table-cell>
          <table:table-cell office:value-type="string" calcext:value-type="string">
            <text:p>flatcar with vans</text:p>
          </table:table-cell>
          <table:table-cell/>
          <table:table-cell table:formula="of:=VLOOKUP([.A382];[$Relationship.$A$2:.$B$3838];2;0)" office:value-type="string" office:string-value="1553W" calcext:value-type="string">
            <text:p>1553W</text:p>
          </table:table-cell>
          <table:table-cell table:formula="of:=VLOOKUP([.A3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1" calcext:value-type="float">
            <text:p>6431</text:p>
          </table:table-cell>
          <table:table-cell office:value-type="string" calcext:value-type="string">
            <text:p>flatcar with vans and Midge Toy tractor</text:p>
          </table:table-cell>
          <table:table-cell/>
          <table:table-cell table:formula="of:=VLOOKUP([.A383];[$Relationship.$A$2:.$B$3838];2;0)" office:value-type="float" office:value="12840" calcext:value-type="float">
            <text:p>12840</text:p>
          </table:table-cell>
          <table:table-cell table:formula="of:=VLOOKUP([.A3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4" calcext:value-type="float">
            <text:p>6434</text:p>
          </table:table-cell>
          <table:table-cell office:value-type="string" calcext:value-type="string">
            <text:p>poultry car</text:p>
          </table:table-cell>
          <table:table-cell/>
          <table:table-cell table:formula="of:=VLOOKUP([.A384];[$Relationship.$A$2:.$B$3838];2;0)" office:value-type="string" office:string-value="2503WS" calcext:value-type="string">
            <text:p>2503WS</text:p>
          </table:table-cell>
          <table:table-cell table:formula="of:=VLOOKUP([.A3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6" calcext:value-type="float">
            <text:p>6436</text:p>
          </table:table-cell>
          <table:table-cell office:value-type="string" calcext:value-type="string">
            <text:p>hopper, quad, Lehigh Valley</text:p>
          </table:table-cell>
          <table:table-cell/>
          <table:table-cell table:formula="of:=VLOOKUP([.A385];[$Relationship.$A$2:.$B$3838];2;0)" office:value-type="float" office:value="1529" calcext:value-type="float">
            <text:p>1529</text:p>
          </table:table-cell>
          <table:table-cell table:formula="of:=VLOOKUP([.A3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7" calcext:value-type="float">
            <text:p>6437</text:p>
          </table:table-cell>
          <table:table-cell office:value-type="string" calcext:value-type="string">
            <text:p>caboose, illuminated, Pennsylvania porthole</text:p>
          </table:table-cell>
          <table:table-cell/>
          <table:table-cell table:formula="of:=VLOOKUP([.A386];[$Relationship.$A$2:.$B$3838];2;0)" office:value-type="float" office:value="2574" calcext:value-type="float">
            <text:p>2574</text:p>
          </table:table-cell>
          <table:table-cell table:formula="of:=VLOOKUP([.A3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0" calcext:value-type="float">
            <text:p>6440</text:p>
          </table:table-cell>
          <table:table-cell office:value-type="string" calcext:value-type="string">
            <text:p>passenger car, pullman, green</text:p>
          </table:table-cell>
          <table:table-cell/>
          <table:table-cell table:formula="of:=VLOOKUP([.A387];[$Relationship.$A$2:.$B$3838];2;0)" office:value-type="string" office:string-value="1426WS" calcext:value-type="string">
            <text:p>1426WS</text:p>
          </table:table-cell>
          <table:table-cell table:formula="of:=VLOOKUP([.A3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1" calcext:value-type="float">
            <text:p>6441</text:p>
          </table:table-cell>
          <table:table-cell office:value-type="string" calcext:value-type="string">
            <text:p>passenger, car, observation, green</text:p>
          </table:table-cell>
          <table:table-cell/>
          <table:table-cell table:formula="of:=VLOOKUP([.A388];[$Relationship.$A$2:.$B$3838];2;0)" office:value-type="string" office:string-value="1426WS" calcext:value-type="string">
            <text:p>1426WS</text:p>
          </table:table-cell>
          <table:table-cell table:formula="of:=VLOOKUP([.A3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2" calcext:value-type="float">
            <text:p>6442</text:p>
          </table:table-cell>
          <table:table-cell office:value-type="string" calcext:value-type="string">
            <text:p>passenger car, pullman, brown</text:p>
          </table:table-cell>
          <table:table-cell/>
          <table:table-cell table:formula="of:=VLOOKUP([.A389];[$Relationship.$A$2:.$B$3838];2;0)" office:value-type="string" office:string-value="" calcext:value-type="error">
            <text:p>#N/A</text:p>
          </table:table-cell>
          <table:table-cell table:formula="of:=VLOOKUP([.A3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3" calcext:value-type="float">
            <text:p>6443</text:p>
          </table:table-cell>
          <table:table-cell office:value-type="string" calcext:value-type="string">
            <text:p>passenger car, observation, brown</text:p>
          </table:table-cell>
          <table:table-cell/>
          <table:table-cell table:formula="of:=VLOOKUP([.A390];[$Relationship.$A$2:.$B$3838];2;0)" office:value-type="string" office:string-value="" calcext:value-type="error">
            <text:p>#N/A</text:p>
          </table:table-cell>
          <table:table-cell table:formula="of:=VLOOKUP([.A3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5" calcext:value-type="float">
            <text:p>6445</text:p>
          </table:table-cell>
          <table:table-cell office:value-type="string" calcext:value-type="string">
            <text:p>bullion car, Ft Knox</text:p>
          </table:table-cell>
          <table:table-cell/>
          <table:table-cell table:formula="of:=VLOOKUP([.A391];[$Relationship.$A$2:.$B$3838];2;0)" office:value-type="float" office:value="1649" calcext:value-type="float">
            <text:p>1649</text:p>
          </table:table-cell>
          <table:table-cell table:formula="of:=VLOOKUP([.A3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6" calcext:value-type="float">
            <text:p>6446</text:p>
          </table:table-cell>
          <table:table-cell office:value-type="string" calcext:value-type="string">
            <text:p>hopper car, N&amp;W covered</text:p>
          </table:table-cell>
          <table:table-cell/>
          <table:table-cell table:formula="of:=VLOOKUP([.A392];[$Relationship.$A$2:.$B$3838];2;0)" office:value-type="string" office:string-value="1539W" calcext:value-type="string">
            <text:p>1539W</text:p>
          </table:table-cell>
          <table:table-cell table:formula="of:=VLOOKUP([.A3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7" calcext:value-type="float">
            <text:p>6447</text:p>
          </table:table-cell>
          <table:table-cell office:value-type="string" calcext:value-type="string">
            <text:p>caboose, Pennsylvania porthole, non-illuminated</text:p>
          </table:table-cell>
          <table:table-cell/>
          <table:table-cell table:formula="of:=VLOOKUP([.A393];[$Relationship.$A$2:.$B$3838];2;0)" office:value-type="float" office:value="13098" calcext:value-type="float">
            <text:p>13098</text:p>
          </table:table-cell>
          <table:table-cell table:formula="of:=VLOOKUP([.A3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8" calcext:value-type="float">
            <text:p>6448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394];[$Relationship.$A$2:.$B$3838];2;0)" office:value-type="float" office:value="1647" calcext:value-type="float">
            <text:p>1647</text:p>
          </table:table-cell>
          <table:table-cell table:formula="of:=VLOOKUP([.A3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2" calcext:value-type="float">
            <text:p>6452</text:p>
          </table:table-cell>
          <table:table-cell office:value-type="string" calcext:value-type="string">
            <text:p>gondola</text:p>
          </table:table-cell>
          <table:table-cell/>
          <table:table-cell table:formula="of:=VLOOKUP([.A395];[$Relationship.$A$2:.$B$3838];2;0)" office:value-type="string" office:string-value="1423W" calcext:value-type="string">
            <text:p>1423W</text:p>
          </table:table-cell>
          <table:table-cell table:formula="of:=VLOOKUP([.A3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4" calcext:value-type="float">
            <text:p>6454</text:p>
          </table:table-cell>
          <table:table-cell office:value-type="string" calcext:value-type="string">
            <text:p>boxcar</text:p>
          </table:table-cell>
          <table:table-cell/>
          <table:table-cell table:formula="of:=VLOOKUP([.A396];[$Relationship.$A$2:.$B$3838];2;0)" office:value-type="string" office:string-value="1427WS" calcext:value-type="string">
            <text:p>1427WS</text:p>
          </table:table-cell>
          <table:table-cell table:formula="of:=VLOOKUP([.A3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6" calcext:value-type="float">
            <text:p>6456</text:p>
          </table:table-cell>
          <table:table-cell office:value-type="string" calcext:value-type="string">
            <text:p>hopper, Lehigh Valley, black or maroon</text:p>
          </table:table-cell>
          <table:table-cell/>
          <table:table-cell table:formula="of:=VLOOKUP([.A397];[$Relationship.$A$2:.$B$3838];2;0)" office:value-type="string" office:string-value="1425B" calcext:value-type="string">
            <text:p>1425B</text:p>
          </table:table-cell>
          <table:table-cell table:formula="of:=VLOOKUP([.A3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7" calcext:value-type="float">
            <text:p>64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398];[$Relationship.$A$2:.$B$3838];2;0)" office:value-type="string" office:string-value="2147WS" calcext:value-type="string">
            <text:p>2147WS</text:p>
          </table:table-cell>
          <table:table-cell table:formula="of:=VLOOKUP([.A3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1" calcext:value-type="float">
            <text:p>6461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399];[$Relationship.$A$2:.$B$3838];2;0)" office:value-type="string" office:string-value="" calcext:value-type="error">
            <text:p>#N/A</text:p>
          </table:table-cell>
          <table:table-cell table:formula="of:=VLOOKUP([.A3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2" calcext:value-type="float">
            <text:p>6462</text:p>
          </table:table-cell>
          <table:table-cell office:value-type="string" calcext:value-type="string">
            <text:p>gondola, black or green with barrels</text:p>
          </table:table-cell>
          <table:table-cell/>
          <table:table-cell table:formula="of:=VLOOKUP([.A400];[$Relationship.$A$2:.$B$3838];2;0)" office:value-type="string" office:string-value="1451WS" calcext:value-type="string">
            <text:p>1451WS</text:p>
          </table:table-cell>
          <table:table-cell table:formula="of:=VLOOKUP([.A4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3" calcext:value-type="float">
            <text:p>6463</text:p>
          </table:table-cell>
          <table:table-cell office:value-type="string" calcext:value-type="string">
            <text:p>tank car, rocket fuel</text:p>
          </table:table-cell>
          <table:table-cell/>
          <table:table-cell table:formula="of:=VLOOKUP([.A401];[$Relationship.$A$2:.$B$3838];2;0)" office:value-type="float" office:value="11252" calcext:value-type="float">
            <text:p>11252</text:p>
          </table:table-cell>
          <table:table-cell table:formula="of:=VLOOKUP([.A4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5" calcext:value-type="float">
            <text:p>6465</text:p>
          </table:table-cell>
          <table:table-cell office:value-type="string" calcext:value-type="string">
            <text:p>tank car, Sunoco, Lionel Lines, or Cities Service two dome, gray or orange</text:p>
          </table:table-cell>
          <table:table-cell/>
          <table:table-cell table:formula="of:=VLOOKUP([.A402];[$Relationship.$A$2:.$B$3838];2;0)" office:value-type="string" office:string-value="1423W" calcext:value-type="string">
            <text:p>1423W</text:p>
          </table:table-cell>
          <table:table-cell table:formula="of:=VLOOKUP([.A4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7" calcext:value-type="float">
            <text:p>6467</text:p>
          </table:table-cell>
          <table:table-cell office:value-type="string" calcext:value-type="string">
            <text:p>bulkhead car, miscellaneous</text:p>
          </table:table-cell>
          <table:table-cell/>
          <table:table-cell table:formula="of:=VLOOKUP([.A403];[$Relationship.$A$2:.$B$3838];2;0)" office:value-type="string" office:string-value="1563W" calcext:value-type="string">
            <text:p>1563W</text:p>
          </table:table-cell>
          <table:table-cell table:formula="of:=VLOOKUP([.A4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8" calcext:value-type="float">
            <text:p>6468</text:p>
          </table:table-cell>
          <table:table-cell office:value-type="string" calcext:value-type="string">
            <text:p>automobile car, B&amp;O double door</text:p>
          </table:table-cell>
          <table:table-cell/>
          <table:table-cell table:formula="of:=VLOOKUP([.A404];[$Relationship.$A$2:.$B$3838];2;0)" office:value-type="string" office:string-value="1507WS" calcext:value-type="string">
            <text:p>1507WS</text:p>
          </table:table-cell>
          <table:table-cell table:formula="of:=VLOOKUP([.A4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9" calcext:value-type="float">
            <text:p>6469</text:p>
          </table:table-cell>
          <table:table-cell office:value-type="string" calcext:value-type="string">
            <text:p>bulkhead car, liquified gas</text:p>
          </table:table-cell>
          <table:table-cell/>
          <table:table-cell table:formula="of:=VLOOKUP([.A405];[$Relationship.$A$2:.$B$3838];2;0)" office:value-type="float" office:value="11395" calcext:value-type="float">
            <text:p>11395</text:p>
          </table:table-cell>
          <table:table-cell table:formula="of:=VLOOKUP([.A4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0" calcext:value-type="float">
            <text:p>6470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406];[$Relationship.$A$2:.$B$3838];2;0)" office:value-type="string" office:string-value="1625WS" calcext:value-type="string">
            <text:p>1625WS</text:p>
          </table:table-cell>
          <table:table-cell table:formula="of:=VLOOKUP([.A4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2" calcext:value-type="float">
            <text:p>6472</text:p>
          </table:table-cell>
          <table:table-cell office:value-type="string" calcext:value-type="string">
            <text:p>refrigerator car</text:p>
          </table:table-cell>
          <table:table-cell/>
          <table:table-cell table:formula="of:=VLOOKUP([.A407];[$Relationship.$A$2:.$B$3838];2;0)" office:value-type="string" office:string-value="1475WS" calcext:value-type="string">
            <text:p>1475WS</text:p>
          </table:table-cell>
          <table:table-cell table:formula="of:=VLOOKUP([.A4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3" calcext:value-type="float">
            <text:p>6473</text:p>
          </table:table-cell>
          <table:table-cell office:value-type="string" calcext:value-type="string">
            <text:p>rodeo car</text:p>
          </table:table-cell>
          <table:table-cell/>
          <table:table-cell table:formula="of:=VLOOKUP([.A408];[$Relationship.$A$2:.$B$3838];2;0)" office:value-type="float" office:value="11278" calcext:value-type="float">
            <text:p>11278</text:p>
          </table:table-cell>
          <table:table-cell table:formula="of:=VLOOKUP([.A4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5" calcext:value-type="float">
            <text:p>6475</text:p>
          </table:table-cell>
          <table:table-cell office:value-type="string" calcext:value-type="string">
            <text:p>vat car, pickle</text:p>
          </table:table-cell>
          <table:table-cell/>
          <table:table-cell table:formula="of:=VLOOKUP([.A409];[$Relationship.$A$2:.$B$3838];2;0)" office:value-type="string" office:string-value="1637W" calcext:value-type="string">
            <text:p>1637W</text:p>
          </table:table-cell>
          <table:table-cell table:formula="of:=VLOOKUP([.A4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6" calcext:value-type="float">
            <text:p>6476</text:p>
          </table:table-cell>
          <table:table-cell office:value-type="string" calcext:value-type="string">
            <text:p>hopper, Lehigh Valley, red, grey, yellow, or black</text:p>
          </table:table-cell>
          <table:table-cell/>
          <table:table-cell table:formula="of:=VLOOKUP([.A410];[$Relationship.$A$2:.$B$3838];2;0)" office:value-type="float" office:value="1571" calcext:value-type="float">
            <text:p>1571</text:p>
          </table:table-cell>
          <table:table-cell table:formula="of:=VLOOKUP([.A4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7" calcext:value-type="float">
            <text:p>6477</text:p>
          </table:table-cell>
          <table:table-cell office:value-type="string" calcext:value-type="string">
            <text:p>bulkhead car, miscellaneous, with plastic pipes</text:p>
          </table:table-cell>
          <table:table-cell/>
          <table:table-cell table:formula="of:=VLOOKUP([.A411];[$Relationship.$A$2:.$B$3838];2;0)" office:value-type="string" office:string-value="2279W" calcext:value-type="string">
            <text:p>2279W</text:p>
          </table:table-cell>
          <table:table-cell table:formula="of:=VLOOKUP([.A4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80" calcext:value-type="float">
            <text:p>6480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412];[$Relationship.$A$2:.$B$3838];2;0)" office:value-type="float" office:value="1125" calcext:value-type="float">
            <text:p>1125</text:p>
          </table:table-cell>
          <table:table-cell table:formula="of:=VLOOKUP([.A4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82" calcext:value-type="float">
            <text:p>6482</text:p>
          </table:table-cell>
          <table:table-cell office:value-type="string" calcext:value-type="string">
            <text:p>refrigerator car</text:p>
          </table:table-cell>
          <table:table-cell/>
          <table:table-cell table:formula="of:=VLOOKUP([.A413];[$Relationship.$A$2:.$B$3838];2;0)" office:value-type="string" office:string-value="1583WS" calcext:value-type="string">
            <text:p>1583WS</text:p>
          </table:table-cell>
          <table:table-cell table:formula="of:=VLOOKUP([.A4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0" calcext:value-type="float">
            <text:p>6500</text:p>
          </table:table-cell>
          <table:table-cell office:value-type="string" calcext:value-type="string">
            <text:p>flatcar, black with red/white airplane</text:p>
          </table:table-cell>
          <table:table-cell/>
          <table:table-cell table:formula="of:=VLOOKUP([.A414];[$Relationship.$A$2:.$B$3838];2;0)" office:value-type="float" office:value="13018" calcext:value-type="float">
            <text:p>13018</text:p>
          </table:table-cell>
          <table:table-cell table:formula="of:=VLOOKUP([.A4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1" calcext:value-type="float">
            <text:p>6501</text:p>
          </table:table-cell>
          <table:table-cell office:value-type="string" calcext:value-type="string">
            <text:p>flatcar with jet motorboat</text:p>
          </table:table-cell>
          <table:table-cell/>
          <table:table-cell table:formula="of:=VLOOKUP([.A415];[$Relationship.$A$2:.$B$3838];2;0)" office:value-type="float" office:value="11268" calcext:value-type="float">
            <text:p>11268</text:p>
          </table:table-cell>
          <table:table-cell table:formula="of:=VLOOKUP([.A4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2" calcext:value-type="float">
            <text:p>6502</text:p>
          </table:table-cell>
          <table:table-cell office:value-type="string" calcext:value-type="string">
            <text:p>flatcar with girder, black or blue</text:p>
          </table:table-cell>
          <table:table-cell/>
          <table:table-cell table:formula="of:=VLOOKUP([.A416];[$Relationship.$A$2:.$B$3838];2;0)" office:value-type="float" office:value="11201" calcext:value-type="float">
            <text:p>11201</text:p>
          </table:table-cell>
          <table:table-cell table:formula="of:=VLOOKUP([.A4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1" calcext:value-type="float">
            <text:p>6511</text:p>
          </table:table-cell>
          <table:table-cell office:value-type="string" calcext:value-type="string">
            <text:p>flatcar, with pipes, red</text:p>
          </table:table-cell>
          <table:table-cell/>
          <table:table-cell table:formula="of:=VLOOKUP([.A417];[$Relationship.$A$2:.$B$3838];2;0)" office:value-type="float" office:value="1523" calcext:value-type="float">
            <text:p>1523</text:p>
          </table:table-cell>
          <table:table-cell table:formula="of:=VLOOKUP([.A4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2" calcext:value-type="float">
            <text:p>6512</text:p>
          </table:table-cell>
          <table:table-cell office:value-type="string" calcext:value-type="string">
            <text:p>cherry picker car</text:p>
          </table:table-cell>
          <table:table-cell/>
          <table:table-cell table:formula="of:=VLOOKUP([.A418];[$Relationship.$A$2:.$B$3838];2;0)" office:value-type="float" office:value="11288" calcext:value-type="float">
            <text:p>11288</text:p>
          </table:table-cell>
          <table:table-cell table:formula="of:=VLOOKUP([.A4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7" calcext:value-type="float">
            <text:p>6517</text:p>
          </table:table-cell>
          <table:table-cell office:value-type="string" calcext:value-type="string">
            <text:p>caboose, bay window</text:p>
          </table:table-cell>
          <table:table-cell/>
          <table:table-cell table:formula="of:=VLOOKUP([.A419];[$Relationship.$A$2:.$B$3838];2;0)" office:value-type="string" office:string-value="2239W" calcext:value-type="string">
            <text:p>2239W</text:p>
          </table:table-cell>
          <table:table-cell table:formula="of:=VLOOKUP([.A4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8" calcext:value-type="float">
            <text:p>6518</text:p>
          </table:table-cell>
          <table:table-cell office:value-type="string" calcext:value-type="string">
            <text:p>flatcar, depressed center, double trucks, transformer</text:p>
          </table:table-cell>
          <table:table-cell/>
          <table:table-cell table:formula="of:=VLOOKUP([.A420];[$Relationship.$A$2:.$B$3838];2;0)" office:value-type="string" office:string-value="2269W" calcext:value-type="string">
            <text:p>2269W</text:p>
          </table:table-cell>
          <table:table-cell table:formula="of:=VLOOKUP([.A4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9" calcext:value-type="float">
            <text:p>6519</text:p>
          </table:table-cell>
          <table:table-cell office:value-type="string" calcext:value-type="string">
            <text:p>condenser car, Allis Chalmers</text:p>
          </table:table-cell>
          <table:table-cell/>
          <table:table-cell table:formula="of:=VLOOKUP([.A421];[$Relationship.$A$2:.$B$3838];2;0)" office:value-type="string" office:string-value="2505W" calcext:value-type="string">
            <text:p>2505W</text:p>
          </table:table-cell>
          <table:table-cell table:formula="of:=VLOOKUP([.A4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20" calcext:value-type="float">
            <text:p>65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422];[$Relationship.$A$2:.$B$3838];2;0)" office:value-type="string" office:string-value="1457B" calcext:value-type="string">
            <text:p>1457B</text:p>
          </table:table-cell>
          <table:table-cell table:formula="of:=VLOOKUP([.A4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30" calcext:value-type="float">
            <text:p>6530</text:p>
          </table:table-cell>
          <table:table-cell office:value-type="string" calcext:value-type="string">
            <text:p>fire prevention car</text:p>
          </table:table-cell>
          <table:table-cell/>
          <table:table-cell table:formula="of:=VLOOKUP([.A423];[$Relationship.$A$2:.$B$3838];2;0)" office:value-type="string" office:string-value="1639WS" calcext:value-type="string">
            <text:p>1639WS</text:p>
          </table:table-cell>
          <table:table-cell table:formula="of:=VLOOKUP([.A4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36" calcext:value-type="float">
            <text:p>6536</text:p>
          </table:table-cell>
          <table:table-cell office:value-type="string" calcext:value-type="string">
            <text:p>hopper, M &amp; SL quad</text:p>
          </table:table-cell>
          <table:table-cell/>
          <table:table-cell table:formula="of:=VLOOKUP([.A424];[$Relationship.$A$2:.$B$3838];2;0)" office:value-type="string" office:string-value="2503WS" calcext:value-type="string">
            <text:p>2503WS</text:p>
          </table:table-cell>
          <table:table-cell table:formula="of:=VLOOKUP([.A4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44" calcext:value-type="float">
            <text:p>6544</text:p>
          </table:table-cell>
          <table:table-cell office:value-type="string" calcext:value-type="string">
            <text:p>missile firing car</text:p>
          </table:table-cell>
          <table:table-cell/>
          <table:table-cell table:formula="of:=VLOOKUP([.A425];[$Relationship.$A$2:.$B$3838];2;0)" office:value-type="float" office:value="1633" calcext:value-type="float">
            <text:p>1633</text:p>
          </table:table-cell>
          <table:table-cell table:formula="of:=VLOOKUP([.A4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5" calcext:value-type="float">
            <text:p>6555</text:p>
          </table:table-cell>
          <table:table-cell office:value-type="string" calcext:value-type="string">
            <text:p>tank car, Sunoco, single dome</text:p>
          </table:table-cell>
          <table:table-cell/>
          <table:table-cell table:formula="of:=VLOOKUP([.A426];[$Relationship.$A$2:.$B$3838];2;0)" office:value-type="string" office:string-value="2151W" calcext:value-type="string">
            <text:p>2151W</text:p>
          </table:table-cell>
          <table:table-cell table:formula="of:=VLOOKUP([.A4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6" calcext:value-type="float">
            <text:p>6556</text:p>
          </table:table-cell>
          <table:table-cell office:value-type="string" calcext:value-type="string">
            <text:p>stock car, Katy</text:p>
          </table:table-cell>
          <table:table-cell/>
          <table:table-cell table:formula="of:=VLOOKUP([.A427];[$Relationship.$A$2:.$B$3838];2;0)" office:value-type="string" office:string-value="2513W" calcext:value-type="string">
            <text:p>2513W</text:p>
          </table:table-cell>
          <table:table-cell table:formula="of:=VLOOKUP([.A4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7" calcext:value-type="float">
            <text:p>6557</text:p>
          </table:table-cell>
          <table:table-cell office:value-type="string" calcext:value-type="string">
            <text:p>caboose, smoking</text:p>
          </table:table-cell>
          <table:table-cell/>
          <table:table-cell table:formula="of:=VLOOKUP([.A428];[$Relationship.$A$2:.$B$3838];2;0)" office:value-type="string" office:string-value="2519W" calcext:value-type="string">
            <text:p>2519W</text:p>
          </table:table-cell>
          <table:table-cell table:formula="of:=VLOOKUP([.A4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60" calcext:value-type="float">
            <text:p>6560</text:p>
          </table:table-cell>
          <table:table-cell office:value-type="string" calcext:value-type="string">
            <text:p>crane, grey or red cab</text:p>
          </table:table-cell>
          <table:table-cell/>
          <table:table-cell table:formula="of:=VLOOKUP([.A429];[$Relationship.$A$2:.$B$3838];2;0)" office:value-type="float" office:value="1527" calcext:value-type="float">
            <text:p>1527</text:p>
          </table:table-cell>
          <table:table-cell table:formula="of:=VLOOKUP([.A4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61" calcext:value-type="float">
            <text:p>6561</text:p>
          </table:table-cell>
          <table:table-cell office:value-type="string" calcext:value-type="string">
            <text:p>flatcar, depressed center, w/ cable reels</text:p>
          </table:table-cell>
          <table:table-cell/>
          <table:table-cell table:formula="of:=VLOOKUP([.A430];[$Relationship.$A$2:.$B$3838];2;0)" office:value-type="string" office:string-value="1517W" calcext:value-type="string">
            <text:p>1517W</text:p>
          </table:table-cell>
          <table:table-cell table:formula="of:=VLOOKUP([.A4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72" calcext:value-type="float">
            <text:p>6572</text:p>
          </table:table-cell>
          <table:table-cell office:value-type="string" calcext:value-type="string">
            <text:p>reefer, Railway Express Agency, dark green</text:p>
          </table:table-cell>
          <table:table-cell/>
          <table:table-cell table:formula="of:=VLOOKUP([.A431];[$Relationship.$A$2:.$B$3838];2;0)" office:value-type="float" office:value="1600" calcext:value-type="float">
            <text:p>1600</text:p>
          </table:table-cell>
          <table:table-cell table:formula="of:=VLOOKUP([.A4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30" calcext:value-type="float">
            <text:p>6630</text:p>
          </table:table-cell>
          <table:table-cell office:value-type="string" calcext:value-type="string">
            <text:p>flatcar with IRBM launcher, black</text:p>
          </table:table-cell>
          <table:table-cell/>
          <table:table-cell table:formula="of:=VLOOKUP([.A432];[$Relationship.$A$2:.$B$3838];2;0)" office:value-type="float" office:value="1125" calcext:value-type="float">
            <text:p>1125</text:p>
          </table:table-cell>
          <table:table-cell table:formula="of:=VLOOKUP([.A4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36" calcext:value-type="float">
            <text:p>6636</text:p>
          </table:table-cell>
          <table:table-cell office:value-type="string" calcext:value-type="string">
            <text:p>hopper, Alaska</text:p>
          </table:table-cell>
          <table:table-cell/>
          <table:table-cell table:formula="of:=VLOOKUP([.A433];[$Relationship.$A$2:.$B$3838];2;0)" office:value-type="string" office:string-value="1625WS" calcext:value-type="string">
            <text:p>1625WS</text:p>
          </table:table-cell>
          <table:table-cell table:formula="of:=VLOOKUP([.A4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40" calcext:value-type="float">
            <text:p>6640</text:p>
          </table:table-cell>
          <table:table-cell office:value-type="string" calcext:value-type="string">
            <text:p>flatcar, olive, with I.R.B.M. launcher</text:p>
          </table:table-cell>
          <table:table-cell/>
          <table:table-cell table:formula="of:=VLOOKUP([.A434];[$Relationship.$A$2:.$B$3838];2;0)" office:value-type="float" office:value="1805" calcext:value-type="float">
            <text:p>1805</text:p>
          </table:table-cell>
          <table:table-cell table:formula="of:=VLOOKUP([.A4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46" calcext:value-type="float">
            <text:p>6646</text:p>
          </table:table-cell>
          <table:table-cell office:value-type="string" calcext:value-type="string">
            <text:p>stock car, orange</text:p>
          </table:table-cell>
          <table:table-cell/>
          <table:table-cell table:formula="of:=VLOOKUP([.A435];[$Relationship.$A$2:.$B$3838];2;0)" office:value-type="string" office:string-value="1583WS" calcext:value-type="string">
            <text:p>1583WS</text:p>
          </table:table-cell>
          <table:table-cell table:formula="of:=VLOOKUP([.A4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0" calcext:value-type="float">
            <text:p>6650</text:p>
          </table:table-cell>
          <table:table-cell office:value-type="string" calcext:value-type="string">
            <text:p>flatcar with IRBM launcher</text:p>
          </table:table-cell>
          <table:table-cell/>
          <table:table-cell table:formula="of:=VLOOKUP([.A436];[$Relationship.$A$2:.$B$3838];2;0)" office:value-type="string" office:string-value="1625WS" calcext:value-type="string">
            <text:p>1625WS</text:p>
          </table:table-cell>
          <table:table-cell table:formula="of:=VLOOKUP([.A4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6" calcext:value-type="float">
            <text:p>6656</text:p>
          </table:table-cell>
          <table:table-cell office:value-type="string" calcext:value-type="string">
            <text:p>stock car</text:p>
          </table:table-cell>
          <table:table-cell/>
          <table:table-cell table:formula="of:=VLOOKUP([.A437];[$Relationship.$A$2:.$B$3838];2;0)" office:value-type="string" office:string-value="1467W" calcext:value-type="string">
            <text:p>1467W</text:p>
          </table:table-cell>
          <table:table-cell table:formula="of:=VLOOKUP([.A4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7" calcext:value-type="float">
            <text:p>6657</text:p>
          </table:table-cell>
          <table:table-cell office:value-type="string" calcext:value-type="string">
            <text:p>caboose, illuminated, Rio Grande, SP type</text:p>
          </table:table-cell>
          <table:table-cell/>
          <table:table-cell table:formula="of:=VLOOKUP([.A438];[$Relationship.$A$2:.$B$3838];2;0)" office:value-type="string" office:string-value="2291W" calcext:value-type="string">
            <text:p>2291W</text:p>
          </table:table-cell>
          <table:table-cell table:formula="of:=VLOOKUP([.A4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60" calcext:value-type="float">
            <text:p>6660</text:p>
          </table:table-cell>
          <table:table-cell office:value-type="string" calcext:value-type="string">
            <text:p>flatcar with boom crane</text:p>
          </table:table-cell>
          <table:table-cell/>
          <table:table-cell table:formula="of:=VLOOKUP([.A439];[$Relationship.$A$2:.$B$3838];2;0)" office:value-type="float" office:value="1593" calcext:value-type="float">
            <text:p>1593</text:p>
          </table:table-cell>
          <table:table-cell table:formula="of:=VLOOKUP([.A4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72" calcext:value-type="float">
            <text:p>6672</text:p>
          </table:table-cell>
          <table:table-cell office:value-type="string" calcext:value-type="string">
            <text:p>reefer, SF</text:p>
          </table:table-cell>
          <table:table-cell/>
          <table:table-cell table:formula="of:=VLOOKUP([.A440];[$Relationship.$A$2:.$B$3838];2;0)" office:value-type="string" office:string-value="2239W" calcext:value-type="string">
            <text:p>2239W</text:p>
          </table:table-cell>
          <table:table-cell table:formula="of:=VLOOKUP([.A4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736" calcext:value-type="float">
            <text:p>6736</text:p>
          </table:table-cell>
          <table:table-cell office:value-type="string" calcext:value-type="string">
            <text:p>hopper car, Detroit and Mackinac</text:p>
          </table:table-cell>
          <table:table-cell/>
          <table:table-cell table:formula="of:=VLOOKUP([.A441];[$Relationship.$A$2:.$B$3838];2;0)" office:value-type="string" office:string-value="2551W" calcext:value-type="string">
            <text:p>2551W</text:p>
          </table:table-cell>
          <table:table-cell table:formula="of:=VLOOKUP([.A4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0" calcext:value-type="float">
            <text:p>6800</text:p>
          </table:table-cell>
          <table:table-cell office:value-type="string" calcext:value-type="string">
            <text:p>flatcar with airplane, Beechcraft, black and yellow</text:p>
          </table:table-cell>
          <table:table-cell/>
          <table:table-cell table:formula="of:=VLOOKUP([.A442];[$Relationship.$A$2:.$B$3838];2;0)" office:value-type="string" office:string-value="1601W" calcext:value-type="string">
            <text:p>1601W</text:p>
          </table:table-cell>
          <table:table-cell table:formula="of:=VLOOKUP([.A4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1" calcext:value-type="float">
            <text:p>6801</text:p>
          </table:table-cell>
          <table:table-cell office:value-type="string" calcext:value-type="string">
            <text:p>flatcar with boat, cream deck and clear windshield</text:p>
          </table:table-cell>
          <table:table-cell/>
          <table:table-cell table:formula="of:=VLOOKUP([.A443];[$Relationship.$A$2:.$B$3838];2;0)" office:value-type="float" office:value="1599" calcext:value-type="float">
            <text:p>1599</text:p>
          </table:table-cell>
          <table:table-cell table:formula="of:=VLOOKUP([.A4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2" calcext:value-type="float">
            <text:p>6802</text:p>
          </table:table-cell>
          <table:table-cell office:value-type="string" calcext:value-type="string">
            <text:p>flatcar with U.S. Steel bridge</text:p>
          </table:table-cell>
          <table:table-cell/>
          <table:table-cell table:formula="of:=VLOOKUP([.A444];[$Relationship.$A$2:.$B$3838];2;0)" office:value-type="string" office:string-value="208P" calcext:value-type="string">
            <text:p>208P</text:p>
          </table:table-cell>
          <table:table-cell table:formula="of:=VLOOKUP([.A4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4" calcext:value-type="float">
            <text:p>6804</text:p>
          </table:table-cell>
          <table:table-cell office:value-type="string" calcext:value-type="string">
            <text:p>flatcar with U.S.M.C. trucks (microwave disc and two guns)</text:p>
          </table:table-cell>
          <table:table-cell/>
          <table:table-cell table:formula="of:=VLOOKUP([.A445];[$Relationship.$A$2:.$B$3838];2;0)" office:value-type="float" office:value="1595" calcext:value-type="float">
            <text:p>1595</text:p>
          </table:table-cell>
          <table:table-cell table:formula="of:=VLOOKUP([.A4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5" calcext:value-type="float">
            <text:p>6805</text:p>
          </table:table-cell>
          <table:table-cell office:value-type="string" calcext:value-type="string">
            <text:p>flatcar, atomic disposal</text:p>
          </table:table-cell>
          <table:table-cell/>
          <table:table-cell table:formula="of:=VLOOKUP([.A446];[$Relationship.$A$2:.$B$3838];2;0)" office:value-type="string" office:string-value="2505W" calcext:value-type="string">
            <text:p>2505W</text:p>
          </table:table-cell>
          <table:table-cell table:formula="of:=VLOOKUP([.A4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6" calcext:value-type="float">
            <text:p>6806</text:p>
          </table:table-cell>
          <table:table-cell office:value-type="string" calcext:value-type="string">
            <text:p>flatcar with U.S.M.C. trucks (microwave disc and two guns)</text:p>
          </table:table-cell>
          <table:table-cell/>
          <table:table-cell table:formula="of:=VLOOKUP([.A447];[$Relationship.$A$2:.$B$3838];2;0)" office:value-type="float" office:value="1595" calcext:value-type="float">
            <text:p>1595</text:p>
          </table:table-cell>
          <table:table-cell table:formula="of:=VLOOKUP([.A4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7" calcext:value-type="float">
            <text:p>6807</text:p>
          </table:table-cell>
          <table:table-cell office:value-type="string" calcext:value-type="string">
            <text:p>flatcar with military DKW amphibious boat</text:p>
          </table:table-cell>
          <table:table-cell/>
          <table:table-cell table:formula="of:=VLOOKUP([.A448];[$Relationship.$A$2:.$B$3838];2;0)" office:value-type="float" office:value="1591" calcext:value-type="float">
            <text:p>1591</text:p>
          </table:table-cell>
          <table:table-cell table:formula="of:=VLOOKUP([.A4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8" calcext:value-type="float">
            <text:p>6808</text:p>
          </table:table-cell>
          <table:table-cell office:value-type="string" calcext:value-type="string">
            <text:p>flatcar with U.S.M.C. mobile searchlight truck and two-gun tank</text:p>
          </table:table-cell>
          <table:table-cell/>
          <table:table-cell table:formula="of:=VLOOKUP([.A449];[$Relationship.$A$2:.$B$3838];2;0)" office:value-type="float" office:value="1595" calcext:value-type="float">
            <text:p>1595</text:p>
          </table:table-cell>
          <table:table-cell table:formula="of:=VLOOKUP([.A4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9" calcext:value-type="float">
            <text:p>6809</text:p>
          </table:table-cell>
          <table:table-cell office:value-type="string" calcext:value-type="string">
            <text:p>flatcar with military trucks (cannon and hostipal van)</text:p>
          </table:table-cell>
          <table:table-cell/>
          <table:table-cell table:formula="of:=VLOOKUP([.A450];[$Relationship.$A$2:.$B$3838];2;0)" office:value-type="float" office:value="1591" calcext:value-type="float">
            <text:p>1591</text:p>
          </table:table-cell>
          <table:table-cell table:formula="of:=VLOOKUP([.A4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0" calcext:value-type="float">
            <text:p>6810</text:p>
          </table:table-cell>
          <table:table-cell office:value-type="string" calcext:value-type="string">
            <text:p>flatcar with white Cooper Jarrett van</text:p>
          </table:table-cell>
          <table:table-cell/>
          <table:table-cell table:formula="of:=VLOOKUP([.A451];[$Relationship.$A$2:.$B$3838];2;0)" office:value-type="string" office:string-value="1601W" calcext:value-type="string">
            <text:p>1601W</text:p>
          </table:table-cell>
          <table:table-cell table:formula="of:=VLOOKUP([.A4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2" calcext:value-type="float">
            <text:p>6812</text:p>
          </table:table-cell>
          <table:table-cell office:value-type="string" calcext:value-type="string">
            <text:p>maintenance car, track</text:p>
          </table:table-cell>
          <table:table-cell/>
          <table:table-cell table:formula="of:=VLOOKUP([.A452];[$Relationship.$A$2:.$B$3838];2;0)" office:value-type="float" office:value="1615" calcext:value-type="float">
            <text:p>1615</text:p>
          </table:table-cell>
          <table:table-cell table:formula="of:=VLOOKUP([.A4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4" calcext:value-type="float">
            <text:p>6814</text:p>
          </table:table-cell>
          <table:table-cell office:value-type="string" calcext:value-type="string">
            <text:p>caboose, medical</text:p>
          </table:table-cell>
          <table:table-cell/>
          <table:table-cell table:formula="of:=VLOOKUP([.A453];[$Relationship.$A$2:.$B$3838];2;0)" office:value-type="float" office:value="2527" calcext:value-type="float">
            <text:p>2527</text:p>
          </table:table-cell>
          <table:table-cell table:formula="of:=VLOOKUP([.A4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6" calcext:value-type="float">
            <text:p>6816</text:p>
          </table:table-cell>
          <table:table-cell office:value-type="string" calcext:value-type="string">
            <text:p>flatcar with dozer</text:p>
          </table:table-cell>
          <table:table-cell/>
          <table:table-cell table:formula="of:=VLOOKUP([.A454];[$Relationship.$A$2:.$B$3838];2;0)" office:value-type="string" office:string-value="1617S" calcext:value-type="string">
            <text:p>1617S</text:p>
          </table:table-cell>
          <table:table-cell table:formula="of:=VLOOKUP([.A4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7" calcext:value-type="float">
            <text:p>6817</text:p>
          </table:table-cell>
          <table:table-cell office:value-type="string" calcext:value-type="string">
            <text:p>flatcar with scraper</text:p>
          </table:table-cell>
          <table:table-cell/>
          <table:table-cell table:formula="of:=VLOOKUP([.A455];[$Relationship.$A$2:.$B$3838];2;0)" office:value-type="string" office:string-value="2531WS" calcext:value-type="string">
            <text:p>2531WS</text:p>
          </table:table-cell>
          <table:table-cell table:formula="of:=VLOOKUP([.A4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8" calcext:value-type="float">
            <text:p>6818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456];[$Relationship.$A$2:.$B$3838];2;0)" office:value-type="float" office:value="1593" calcext:value-type="float">
            <text:p>1593</text:p>
          </table:table-cell>
          <table:table-cell table:formula="of:=VLOOKUP([.A4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9" calcext:value-type="float">
            <text:p>681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457];[$Relationship.$A$2:.$B$3838];2;0)" office:value-type="string" office:string-value="1613S" calcext:value-type="string">
            <text:p>1613S</text:p>
          </table:table-cell>
          <table:table-cell table:formula="of:=VLOOKUP([.A4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0" calcext:value-type="float">
            <text:p>6820</text:p>
          </table:table-cell>
          <table:table-cell office:value-type="string" calcext:value-type="string">
            <text:p>flatcar with helicopter and missiles</text:p>
          </table:table-cell>
          <table:table-cell/>
          <table:table-cell table:formula="of:=VLOOKUP([.A458];[$Relationship.$A$2:.$B$3838];2;0)" office:value-type="float" office:value="1633" calcext:value-type="float">
            <text:p>1633</text:p>
          </table:table-cell>
          <table:table-cell table:formula="of:=VLOOKUP([.A4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1" calcext:value-type="float">
            <text:p>6821</text:p>
          </table:table-cell>
          <table:table-cell office:value-type="string" calcext:value-type="string">
            <text:p>flatcar with crates</text:p>
          </table:table-cell>
          <table:table-cell/>
          <table:table-cell table:formula="of:=VLOOKUP([.A459];[$Relationship.$A$2:.$B$3838];2;0)" office:value-type="string" office:string-value="1613S" calcext:value-type="string">
            <text:p>1613S</text:p>
          </table:table-cell>
          <table:table-cell table:formula="of:=VLOOKUP([.A4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2" calcext:value-type="float">
            <text:p>6822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460];[$Relationship.$A$2:.$B$3838];2;0)" office:value-type="float" office:value="2570" calcext:value-type="float">
            <text:p>2570</text:p>
          </table:table-cell>
          <table:table-cell table:formula="of:=VLOOKUP([.A4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3" calcext:value-type="float">
            <text:p>6823</text:p>
          </table:table-cell>
          <table:table-cell office:value-type="string" calcext:value-type="string">
            <text:p>flatcar with IRBM missiles</text:p>
          </table:table-cell>
          <table:table-cell/>
          <table:table-cell table:formula="of:=VLOOKUP([.A461];[$Relationship.$A$2:.$B$3838];2;0)" office:value-type="float" office:value="2527" calcext:value-type="float">
            <text:p>2527</text:p>
          </table:table-cell>
          <table:table-cell table:formula="of:=VLOOKUP([.A4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4" calcext:value-type="float">
            <text:p>6824</text:p>
          </table:table-cell>
          <table:table-cell office:value-type="string" calcext:value-type="string">
            <text:p>caboose, olive, medical</text:p>
          </table:table-cell>
          <table:table-cell/>
          <table:table-cell table:formula="of:=VLOOKUP([.A462];[$Relationship.$A$2:.$B$3838];2;0)" office:value-type="float" office:value="1805" calcext:value-type="float">
            <text:p>1805</text:p>
          </table:table-cell>
          <table:table-cell table:formula="of:=VLOOKUP([.A4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5" calcext:value-type="float">
            <text:p>6825</text:p>
          </table:table-cell>
          <table:table-cell office:value-type="string" calcext:value-type="string">
            <text:p>flatcar with trestle</text:p>
          </table:table-cell>
          <table:table-cell/>
          <table:table-cell table:formula="of:=VLOOKUP([.A463];[$Relationship.$A$2:.$B$3838];2;0)" office:value-type="float" office:value="1611" calcext:value-type="float">
            <text:p>1611</text:p>
          </table:table-cell>
          <table:table-cell table:formula="of:=VLOOKUP([.A4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6" calcext:value-type="float">
            <text:p>6826</text:p>
          </table:table-cell>
          <table:table-cell office:value-type="string" calcext:value-type="string">
            <text:p>flatcar with Christmas Trees</text:p>
          </table:table-cell>
          <table:table-cell/>
          <table:table-cell table:formula="of:=VLOOKUP([.A464];[$Relationship.$A$2:.$B$3838];2;0)" office:value-type="string" office:string-value="1613S" calcext:value-type="string">
            <text:p>1613S</text:p>
          </table:table-cell>
          <table:table-cell table:formula="of:=VLOOKUP([.A4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7" calcext:value-type="float">
            <text:p>6827</text:p>
          </table:table-cell>
          <table:table-cell office:value-type="string" calcext:value-type="string">
            <text:p>flatcar with Harnischfeger power shovel</text:p>
          </table:table-cell>
          <table:table-cell/>
          <table:table-cell table:formula="of:=VLOOKUP([.A465];[$Relationship.$A$2:.$B$3838];2;0)" office:value-type="string" office:string-value="2551W" calcext:value-type="string">
            <text:p>2551W</text:p>
          </table:table-cell>
          <table:table-cell table:formula="of:=VLOOKUP([.A4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8" calcext:value-type="float">
            <text:p>6828</text:p>
          </table:table-cell>
          <table:table-cell office:value-type="string" calcext:value-type="string">
            <text:p>flatcar with Harnischfeger crane</text:p>
          </table:table-cell>
          <table:table-cell/>
          <table:table-cell table:formula="of:=VLOOKUP([.A466];[$Relationship.$A$2:.$B$3838];2;0)" office:value-type="string" office:string-value="2551W" calcext:value-type="string">
            <text:p>2551W</text:p>
          </table:table-cell>
          <table:table-cell table:formula="of:=VLOOKUP([.A4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30" calcext:value-type="float">
            <text:p>6830</text:p>
          </table:table-cell>
          <table:table-cell office:value-type="string" calcext:value-type="string">
            <text:p>flatcar with submarine</text:p>
          </table:table-cell>
          <table:table-cell/>
          <table:table-cell table:formula="of:=VLOOKUP([.A467];[$Relationship.$A$2:.$B$3838];2;0)" office:value-type="float" office:value="1633" calcext:value-type="float">
            <text:p>1633</text:p>
          </table:table-cell>
          <table:table-cell table:formula="of:=VLOOKUP([.A4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44" calcext:value-type="float">
            <text:p>6844</text:p>
          </table:table-cell>
          <table:table-cell office:value-type="string" calcext:value-type="string">
            <text:p>flatcar with missile</text:p>
          </table:table-cell>
          <table:table-cell/>
          <table:table-cell table:formula="of:=VLOOKUP([.A468];[$Relationship.$A$2:.$B$3838];2;0)" office:value-type="float" office:value="2527" calcext:value-type="float">
            <text:p>2527</text:p>
          </table:table-cell>
          <table:table-cell table:formula="of:=VLOOKUP([.A4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01T</text:p>
          </table:table-cell>
          <table:table-cell office:value-type="string" calcext:value-type="string">
            <text:p>tender, non-whistling, Scout tinplate</text:p>
          </table:table-cell>
          <table:table-cell table:style-name="ce19" office:value-type="string" calcext:value-type="string">
            <text:p>0-27</text:p>
          </table:table-cell>
          <table:table-cell table:formula="of:=VLOOKUP([.A469];[$Relationship.$A$2:.$B$3838];2;0)" office:value-type="float" office:value="1111" calcext:value-type="float">
            <text:p>1111</text:p>
          </table:table-cell>
          <table:table-cell table:formula="of:=VLOOKUP([.A4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08-50</text:p>
          </table:table-cell>
          <table:table-cell office:value-type="string" calcext:value-type="string">
            <text:p>track section, camtrol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470];[$Relationship.$A$2:.$B$3838];2;0)" office:value-type="float" office:value="1609" calcext:value-type="float">
            <text:p>1609</text:p>
          </table:table-cell>
          <table:table-cell table:formula="of:=VLOOKUP([.A4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43-500</text:p>
          </table:table-cell>
          <table:table-cell office:value-type="string" calcext:value-type="string">
            <text:p>transformer, 60 watt, white w/ white cord for Girl's set</text:p>
          </table:table-cell>
          <table:table-cell/>
          <table:table-cell table:formula="of:=VLOOKUP([.A471];[$Relationship.$A$2:.$B$3838];2;0)" office:value-type="string" office:string-value="1587S" calcext:value-type="string">
            <text:p>1587S</text:p>
          </table:table-cell>
          <table:table-cell table:formula="of:=VLOOKUP([.A4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50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72];[$Relationship.$A$2:.$B$3838];2;0)" office:value-type="float" office:value="1123" calcext:value-type="float">
            <text:p>1123</text:p>
          </table:table-cell>
          <table:table-cell table:formula="of:=VLOOKUP([.A4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0T</text:p>
          </table:table-cell>
          <table:table-cell office:value-type="string" calcext:value-type="string">
            <text:p>tender, non-whistling, streamline</text:p>
          </table:table-cell>
          <table:table-cell/>
          <table:table-cell table:formula="of:=VLOOKUP([.A473];[$Relationship.$A$2:.$B$3838];2;0)" office:value-type="float" office:value="1109" calcext:value-type="float">
            <text:p>1109</text:p>
          </table:table-cell>
          <table:table-cell table:formula="of:=VLOOKUP([.A4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1T</text:p>
          </table:table-cell>
          <table:table-cell office:value-type="string" calcext:value-type="string">
            <text:p>tender, non-whistling, slope back, unstamped</text:p>
          </table:table-cell>
          <table:table-cell/>
          <table:table-cell table:formula="of:=VLOOKUP([.A474];[$Relationship.$A$2:.$B$3838];2;0)" office:value-type="float" office:value="11311" calcext:value-type="float">
            <text:p>11311</text:p>
          </table:table-cell>
          <table:table-cell table:formula="of:=VLOOKUP([.A4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2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75];[$Relationship.$A$2:.$B$3838];2;0)" office:value-type="float" office:value="11520" calcext:value-type="float">
            <text:p>11520</text:p>
          </table:table-cell>
          <table:table-cell table:formula="of:=VLOOKUP([.A4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0A</text:p>
          </table:table-cell>
          <table:table-cell office:value-type="string" calcext:value-type="string">
            <text:p>trestle piers, 20 each, type A</text:p>
          </table:table-cell>
          <table:table-cell/>
          <table:table-cell table:formula="of:=VLOOKUP([.A476];[$Relationship.$A$2:.$B$3838];2;0)" office:value-type="string" office:string-value="2555W" calcext:value-type="string">
            <text:p>2555W</text:p>
          </table:table-cell>
          <table:table-cell table:formula="of:=VLOOKUP([.A4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30T</text:p>
          </table:table-cell>
          <table:table-cell office:value-type="string" calcext:value-type="string">
            <text:p>tender, non-whistling</text:p>
          </table:table-cell>
          <table:table-cell table:style-name="ce19" office:value-type="string" calcext:value-type="string">
            <text:p>0-27</text:p>
          </table:table-cell>
          <table:table-cell table:formula="of:=VLOOKUP([.A477];[$Relationship.$A$2:.$B$3838];2;0)" office:value-type="string" office:string-value="1577S" calcext:value-type="string">
            <text:p>1577S</text:p>
          </table:table-cell>
          <table:table-cell table:formula="of:=VLOOKUP([.A4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30T-500</text:p>
          </table:table-cell>
          <table:table-cell office:value-type="string" calcext:value-type="string">
            <text:p>tender, non-whistling, Lionel Lines, pink for Girl's set</text:p>
          </table:table-cell>
          <table:table-cell/>
          <table:table-cell table:formula="of:=VLOOKUP([.A478];[$Relationship.$A$2:.$B$3838];2;0)" office:value-type="string" office:string-value="1587S" calcext:value-type="string">
            <text:p>1587S</text:p>
          </table:table-cell>
          <table:table-cell table:formula="of:=VLOOKUP([.A4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15T</text:p>
          </table:table-cell>
          <table:table-cell office:value-type="string" calcext:value-type="string">
            <text:p>tender, non-whistling, slope back</text:p>
          </table:table-cell>
          <table:table-cell table:style-name="ce19" office:value-type="string" calcext:value-type="string">
            <text:p>0-27</text:p>
          </table:table-cell>
          <table:table-cell table:formula="of:=VLOOKUP([.A479];[$Relationship.$A$2:.$B$3838];2;0)" office:value-type="float" office:value="1527" calcext:value-type="float">
            <text:p>1527</text:p>
          </table:table-cell>
          <table:table-cell table:formula="of:=VLOOKUP([.A4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25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80];[$Relationship.$A$2:.$B$3838];2;0)" office:value-type="float" office:value="1595" calcext:value-type="float">
            <text:p>1595</text:p>
          </table:table-cell>
          <table:table-cell table:formula="of:=VLOOKUP([.A4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40-100</text:p>
          </table:table-cell>
          <table:table-cell office:value-type="string" calcext:value-type="string">
            <text:p>Presidential whistle stop kit</text:p>
          </table:table-cell>
          <table:table-cell/>
          <table:table-cell table:formula="of:=VLOOKUP([.A481];[$Relationship.$A$2:.$B$3838];2;0)" office:value-type="string" office:string-value="1640W" calcext:value-type="string">
            <text:p>1640W</text:p>
          </table:table-cell>
          <table:table-cell table:formula="of:=VLOOKUP([.A4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54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2];[$Relationship.$A$2:.$B$3838];2;0)" office:value-type="float" office:value="1401" calcext:value-type="float">
            <text:p>1401</text:p>
          </table:table-cell>
          <table:table-cell table:formula="of:=VLOOKUP([.A4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6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3];[$Relationship.$A$2:.$B$3838];2;0)" office:value-type="float" office:value="1612" calcext:value-type="float">
            <text:p>1612</text:p>
          </table:table-cell>
          <table:table-cell table:formula="of:=VLOOKUP([.A4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7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4];[$Relationship.$A$2:.$B$3838];2;0)" office:value-type="string" office:string-value="2528WS" calcext:value-type="string">
            <text:p>2528WS</text:p>
          </table:table-cell>
          <table:table-cell table:formula="of:=VLOOKUP([.A4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75W</text:p>
          </table:table-cell>
          <table:table-cell office:value-type="string" calcext:value-type="string">
            <text:p>passenger car, illuminated, whistle</text:p>
          </table:table-cell>
          <table:table-cell table:style-name="ce19" office:value-type="string" calcext:value-type="string">
            <text:p>O</text:p>
          </table:table-cell>
          <table:table-cell table:formula="of:=VLOOKUP([.A485];[$Relationship.$A$2:.$B$3838];2;0)" office:value-type="string" office:string-value="2528WS" calcext:value-type="string">
            <text:p>2528WS</text:p>
          </table:table-cell>
          <table:table-cell table:formula="of:=VLOOKUP([.A485];[$images.$A$2:.$B$233];2;0)" office:value-type="string" office:string-value="1875W_web.jpg" calcext:value-type="string">
            <text:p>1875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0W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486];[$Relationship.$A$2:.$B$3838];2;0)" office:value-type="string" office:string-value="1415WS" calcext:value-type="string">
            <text:p>1415WS</text:p>
          </table:table-cell>
          <table:table-cell table:formula="of:=VLOOKUP([.A486];[$images.$A$2:.$B$233];2;0)" office:value-type="string" office:string-value="2020W_web.jpg" calcext:value-type="string">
            <text:p>2020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3P</text:p>
          </table:table-cell>
          <table:table-cell office:value-type="string" calcext:value-type="string">
            <text:p>locomotive, UP Alco, A unit, powered</text:p>
          </table:table-cell>
          <table:table-cell/>
          <table:table-cell table:formula="of:=VLOOKUP([.A487];[$Relationship.$A$2:.$B$3838];2;0)" office:value-type="string" office:string-value="1464W" calcext:value-type="string">
            <text:p>1464W</text:p>
          </table:table-cell>
          <table:table-cell table:formula="of:=VLOOKUP([.A4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3T</text:p>
          </table:table-cell>
          <table:table-cell office:value-type="string" calcext:value-type="string">
            <text:p>locomotive, UP Alco, A unit, dummy</text:p>
          </table:table-cell>
          <table:table-cell/>
          <table:table-cell table:formula="of:=VLOOKUP([.A488];[$Relationship.$A$2:.$B$3838];2;0)" office:value-type="string" office:string-value="1464W" calcext:value-type="string">
            <text:p>1464W</text:p>
          </table:table-cell>
          <table:table-cell table:formula="of:=VLOOKUP([.A4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2P</text:p>
          </table:table-cell>
          <table:table-cell office:value-type="string" calcext:value-type="string">
            <text:p>locomotive, Erie Alco, A unit, powered, black</text:p>
          </table:table-cell>
          <table:table-cell/>
          <table:table-cell table:formula="of:=VLOOKUP([.A489];[$Relationship.$A$2:.$B$3838];2;0)" office:value-type="string" office:string-value="1467W" calcext:value-type="string">
            <text:p>1467W</text:p>
          </table:table-cell>
          <table:table-cell table:formula="of:=VLOOKUP([.A4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2T</text:p>
          </table:table-cell>
          <table:table-cell office:value-type="string" calcext:value-type="string">
            <text:p>locomotive, Erie Alco, A unit, dummy, black</text:p>
          </table:table-cell>
          <table:table-cell/>
          <table:table-cell table:formula="of:=VLOOKUP([.A490];[$Relationship.$A$2:.$B$3838];2;0)" office:value-type="string" office:string-value="1467W" calcext:value-type="string">
            <text:p>1467W</text:p>
          </table:table-cell>
          <table:table-cell table:formula="of:=VLOOKUP([.A4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3P</text:p>
          </table:table-cell>
          <table:table-cell office:value-type="string" calcext:value-type="string">
            <text:p>locomotive, UP Alco, A unit, powered, silver and silver</text:p>
          </table:table-cell>
          <table:table-cell/>
          <table:table-cell table:formula="of:=VLOOKUP([.A491];[$Relationship.$A$2:.$B$3838];2;0)" office:value-type="string" office:string-value="" calcext:value-type="error">
            <text:p>#N/A</text:p>
          </table:table-cell>
          <table:table-cell table:formula="of:=VLOOKUP([.A4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3T</text:p>
          </table:table-cell>
          <table:table-cell office:value-type="string" calcext:value-type="string">
            <text:p>locomotive, UP Alco, A unit, dummy, silver and silver</text:p>
          </table:table-cell>
          <table:table-cell/>
          <table:table-cell table:formula="of:=VLOOKUP([.A492];[$Relationship.$A$2:.$B$3838];2;0)" office:value-type="string" office:string-value="" calcext:value-type="error">
            <text:p>#N/A</text:p>
          </table:table-cell>
          <table:table-cell table:formula="of:=VLOOKUP([.A4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7-500</text:p>
          </table:table-cell>
          <table:table-cell office:value-type="string" calcext:value-type="string">
            <text:p>locomotive, 2-6-4, headlight and smoke, pink for Girl's set</text:p>
          </table:table-cell>
          <table:table-cell table:style-name="ce19" office:value-type="string" calcext:value-type="string">
            <text:p>0-27</text:p>
          </table:table-cell>
          <table:table-cell table:formula="of:=VLOOKUP([.A493];[$Relationship.$A$2:.$B$3838];2;0)" office:value-type="string" office:string-value="1587S" calcext:value-type="string">
            <text:p>1587S</text:p>
          </table:table-cell>
          <table:table-cell table:formula="of:=VLOOKUP([.A4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1P</text:p>
          </table:table-cell>
          <table:table-cell office:value-type="string" calcext:value-type="string">
            <text:p>locomotive, Rock Island Alco, A unit, powered</text:p>
          </table:table-cell>
          <table:table-cell table:style-name="ce19" office:value-type="string" calcext:value-type="string">
            <text:p>0-27</text:p>
          </table:table-cell>
          <table:table-cell table:formula="of:=VLOOKUP([.A494];[$Relationship.$A$2:.$B$3838];2;0)" office:value-type="float" office:value="11740" calcext:value-type="float">
            <text:p>11740</text:p>
          </table:table-cell>
          <table:table-cell table:formula="of:=VLOOKUP([.A4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1T</text:p>
          </table:table-cell>
          <table:table-cell office:value-type="string" calcext:value-type="string">
            <text:p>locomotive, Rock Island Alco, A unit, dummy</text:p>
          </table:table-cell>
          <table:table-cell table:style-name="ce19" office:value-type="string" calcext:value-type="string">
            <text:p>0-27</text:p>
          </table:table-cell>
          <table:table-cell table:formula="of:=VLOOKUP([.A495];[$Relationship.$A$2:.$B$3838];2;0)" office:value-type="float" office:value="11740" calcext:value-type="float">
            <text:p>11740</text:p>
          </table:table-cell>
          <table:table-cell table:formula="of:=VLOOKUP([.A4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96];[$Relationship.$A$2:.$B$3838];2;0)" office:value-type="string" office:string-value="1526S" calcext:value-type="string">
            <text:p>1526S</text:p>
          </table:table-cell>
          <table:table-cell table:formula="of:=VLOOKUP([.A4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6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497];[$Relationship.$A$2:.$B$3838];2;0)" office:value-type="string" office:string-value="1473WS" calcext:value-type="string">
            <text:p>1473WS</text:p>
          </table:table-cell>
          <table:table-cell table:formula="of:=VLOOKUP([.A497];[$images.$A$2:.$B$233];2;0)" office:value-type="string" office:string-value="2046W_web.jpg" calcext:value-type="string">
            <text:p>204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P</text:p>
          </table:table-cell>
          <table:table-cell office:value-type="string" calcext:value-type="string">
            <text:p>locomotive, SF Alco, A unit, powered, blue and yellow</text:p>
          </table:table-cell>
          <table:table-cell table:style-name="ce19" office:value-type="string" calcext:value-type="string">
            <text:p>0-27</text:p>
          </table:table-cell>
          <table:table-cell table:formula="of:=VLOOKUP([.A498];[$Relationship.$A$2:.$B$3838];2;0)" office:value-type="float" office:value="1586" calcext:value-type="float">
            <text:p>1586</text:p>
          </table:table-cell>
          <table:table-cell table:formula="of:=VLOOKUP([.A4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T</text:p>
          </table:table-cell>
          <table:table-cell office:value-type="string" calcext:value-type="string">
            <text:p>locomotive, SF Alco, A unit, dummy, blue and yellow</text:p>
          </table:table-cell>
          <table:table-cell/>
          <table:table-cell table:formula="of:=VLOOKUP([.A499];[$Relationship.$A$2:.$B$3838];2;0)" office:value-type="float" office:value="1586" calcext:value-type="float">
            <text:p>1586</text:p>
          </table:table-cell>
          <table:table-cell table:formula="of:=VLOOKUP([.A4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5P</text:p>
          </table:table-cell>
          <table:table-cell office:value-type="string" calcext:value-type="string">
            <text:p>locomotive, A unit, Alco powered, Missouri Pacific</text:p>
          </table:table-cell>
          <table:table-cell table:style-name="ce19" office:value-type="string" calcext:value-type="string">
            <text:p>0-27</text:p>
          </table:table-cell>
          <table:table-cell table:formula="of:=VLOOKUP([.A500];[$Relationship.$A$2:.$B$3838];2;0)" office:value-type="float" office:value="1575" calcext:value-type="float">
            <text:p>1575</text:p>
          </table:table-cell>
          <table:table-cell table:formula="of:=VLOOKUP([.A5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5T</text:p>
          </table:table-cell>
          <table:table-cell office:value-type="string" calcext:value-type="string">
            <text:p>locomotive, A unit, Alco dummy, Missouri Pacific</text:p>
          </table:table-cell>
          <table:table-cell table:style-name="ce19" office:value-type="string" calcext:value-type="string">
            <text:p>0-27</text:p>
          </table:table-cell>
          <table:table-cell table:formula="of:=VLOOKUP([.A501];[$Relationship.$A$2:.$B$3838];2;0)" office:value-type="float" office:value="1575" calcext:value-type="float">
            <text:p>1575</text:p>
          </table:table-cell>
          <table:table-cell table:formula="of:=VLOOKUP([.A5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8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02];[$Relationship.$A$2:.$B$3838];2;0)" office:value-type="string" office:string-value="1605W" calcext:value-type="string">
            <text:p>1605W</text:p>
          </table:table-cell>
          <table:table-cell table:formula="of:=VLOOKUP([.A5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8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03];[$Relationship.$A$2:.$B$3838];2;0)" office:value-type="string" office:string-value="1605W" calcext:value-type="string">
            <text:p>1605W</text:p>
          </table:table-cell>
          <table:table-cell table:formula="of:=VLOOKUP([.A5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9P</text:p>
          </table:table-cell>
          <table:table-cell office:value-type="string" calcext:value-type="string">
            <text:p>locomotive, A unit, Alco powered, New Haven</text:p>
          </table:table-cell>
          <table:table-cell table:style-name="ce19" office:value-type="string" calcext:value-type="string">
            <text:p>0-27</text:p>
          </table:table-cell>
          <table:table-cell table:formula="of:=VLOOKUP([.A504];[$Relationship.$A$2:.$B$3838];2;0)" office:value-type="string" office:string-value="1608W" calcext:value-type="string">
            <text:p>1608W</text:p>
          </table:table-cell>
          <table:table-cell table:formula="of:=VLOOKUP([.A5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9T</text:p>
          </table:table-cell>
          <table:table-cell office:value-type="string" calcext:value-type="string">
            <text:p>locomotive, A unit, Alco dummy, New Haven</text:p>
          </table:table-cell>
          <table:table-cell table:style-name="ce19" office:value-type="string" calcext:value-type="string">
            <text:p>0-27</text:p>
          </table:table-cell>
          <table:table-cell table:formula="of:=VLOOKUP([.A505];[$Relationship.$A$2:.$B$3838];2;0)" office:value-type="string" office:string-value="1608W" calcext:value-type="string">
            <text:p>1608W</text:p>
          </table:table-cell>
          <table:table-cell table:formula="of:=VLOOKUP([.A5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0P</text:p>
          </table:table-cell>
          <table:table-cell office:value-type="string" calcext:value-type="string">
            <text:p>locomotive, A unit, Alco powered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6];[$Relationship.$A$2:.$B$3838];2;0)" office:value-type="float" office:value="1599" calcext:value-type="float">
            <text:p>1599</text:p>
          </table:table-cell>
          <table:table-cell table:formula="of:=VLOOKUP([.A5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0T</text:p>
          </table:table-cell>
          <table:table-cell office:value-type="string" calcext:value-type="string">
            <text:p>locomotive, A unit, Alco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7];[$Relationship.$A$2:.$B$3838];2;0)" office:value-type="float" office:value="1599" calcext:value-type="float">
            <text:p>1599</text:p>
          </table:table-cell>
          <table:table-cell table:formula="of:=VLOOKUP([.A5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1P</text:p>
          </table:table-cell>
          <table:table-cell office:value-type="string" calcext:value-type="string">
            <text:p>locomotive, A unit, Alco powered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8];[$Relationship.$A$2:.$B$3838];2;0)" office:value-type="float" office:value="11252" calcext:value-type="float">
            <text:p>11252</text:p>
          </table:table-cell>
          <table:table-cell table:formula="of:=VLOOKUP([.A5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1T</text:p>
          </table:table-cell>
          <table:table-cell office:value-type="string" calcext:value-type="string">
            <text:p>locomotive, A unit, Alco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9];[$Relationship.$A$2:.$B$3838];2;0)" office:value-type="float" office:value="11252" calcext:value-type="float">
            <text:p>11252</text:p>
          </table:table-cell>
          <table:table-cell table:formula="of:=VLOOKUP([.A5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2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0];[$Relationship.$A$2:.$B$3838];2;0)" office:value-type="float" office:value="11490" calcext:value-type="float">
            <text:p>11490</text:p>
          </table:table-cell>
          <table:table-cell table:formula="of:=VLOOKUP([.A5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2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1];[$Relationship.$A$2:.$B$3838];2;0)" office:value-type="float" office:value="11490" calcext:value-type="float">
            <text:p>11490</text:p>
          </table:table-cell>
          <table:table-cell table:formula="of:=VLOOKUP([.A5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3P</text:p>
          </table:table-cell>
          <table:table-cell office:value-type="string" calcext:value-type="string">
            <text:p>locomotive, A unit, Alco powered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12];[$Relationship.$A$2:.$B$3838];2;0)" office:value-type="float" office:value="11480" calcext:value-type="float">
            <text:p>11480</text:p>
          </table:table-cell>
          <table:table-cell table:formula="of:=VLOOKUP([.A5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3T</text:p>
          </table:table-cell>
          <table:table-cell office:value-type="string" calcext:value-type="string">
            <text:p>locomotive, A unit, Alco dummy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13];[$Relationship.$A$2:.$B$3838];2;0)" office:value-type="float" office:value="11480" calcext:value-type="float">
            <text:p>11480</text:p>
          </table:table-cell>
          <table:table-cell table:formula="of:=VLOOKUP([.A5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7C</text:p>
          </table:table-cell>
          <table:table-cell office:value-type="string" calcext:value-type="string">
            <text:p>locomotive, B unit, Alco dummy, Boston and Maine</text:p>
          </table:table-cell>
          <table:table-cell table:style-name="ce19" office:value-type="string" calcext:value-type="string">
            <text:p>0-27</text:p>
          </table:table-cell>
          <table:table-cell table:formula="of:=VLOOKUP([.A514];[$Relationship.$A$2:.$B$3838];2;0)" office:value-type="float" office:value="1615" calcext:value-type="float">
            <text:p>1615</text:p>
          </table:table-cell>
          <table:table-cell table:formula="of:=VLOOKUP([.A5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7P</text:p>
          </table:table-cell>
          <table:table-cell office:value-type="string" calcext:value-type="string">
            <text:p>locomotive, A unit, Alco powered, Boston and Maine</text:p>
          </table:table-cell>
          <table:table-cell table:style-name="ce19" office:value-type="string" calcext:value-type="string">
            <text:p>0-27</text:p>
          </table:table-cell>
          <table:table-cell table:formula="of:=VLOOKUP([.A515];[$Relationship.$A$2:.$B$3838];2;0)" office:value-type="float" office:value="1615" calcext:value-type="float">
            <text:p>1615</text:p>
          </table:table-cell>
          <table:table-cell table:formula="of:=VLOOKUP([.A5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C</text:p>
          </table:table-cell>
          <table:table-cell office:value-type="string" calcext:value-type="string">
            <text:p>locomotive, B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6];[$Relationship.$A$2:.$B$3838];2;0)" office:value-type="float" office:value="1649" calcext:value-type="float">
            <text:p>1649</text:p>
          </table:table-cell>
          <table:table-cell table:formula="of:=VLOOKUP([.A5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7];[$Relationship.$A$2:.$B$3838];2;0)" office:value-type="string" office:string-value="1619W" calcext:value-type="string">
            <text:p>1619W</text:p>
          </table:table-cell>
          <table:table-cell table:formula="of:=VLOOKUP([.A5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8];[$Relationship.$A$2:.$B$3838];2;0)" office:value-type="string" office:string-value="1619W" calcext:value-type="string">
            <text:p>1619W</text:p>
          </table:table-cell>
          <table:table-cell table:formula="of:=VLOOKUP([.A5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1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19];[$Relationship.$A$2:.$B$3838];2;0)" office:value-type="float" office:value="1400" calcext:value-type="float">
            <text:p>1400</text:p>
          </table:table-cell>
          <table:table-cell table:formula="of:=VLOOKUP([.A5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3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20];[$Relationship.$A$2:.$B$3838];2;0)" office:value-type="float" office:value="11385" calcext:value-type="float">
            <text:p>11385</text:p>
          </table:table-cell>
          <table:table-cell table:formula="of:=VLOOKUP([.A5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0C</text:p>
          </table:table-cell>
          <table:table-cell office:value-type="string" calcext:value-type="string">
            <text:p>locomotive, F3, B unit, dummy, Wabash</text:p>
          </table:table-cell>
          <table:table-cell table:style-name="ce19" office:value-type="string" calcext:value-type="string">
            <text:p>0-27</text:p>
          </table:table-cell>
          <table:table-cell table:formula="of:=VLOOKUP([.A521];[$Relationship.$A$2:.$B$3838];2;0)" office:value-type="string" office:string-value="1563W" calcext:value-type="string">
            <text:p>1563W</text:p>
          </table:table-cell>
          <table:table-cell table:formula="of:=VLOOKUP([.A5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0P</text:p>
          </table:table-cell>
          <table:table-cell office:value-type="string" calcext:value-type="string">
            <text:p>locomotive, F3, A unit, powered, Wabash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2];[$Relationship.$A$2:.$B$3838];2;0)" office:value-type="string" office:string-value="1563W" calcext:value-type="string">
            <text:p>1563W</text:p>
          </table:table-cell>
          <table:table-cell table:formula="of:=VLOOKUP([.A5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2C</text:p>
          </table:table-cell>
          <table:table-cell office:value-type="string" calcext:value-type="string">
            <text:p>locomotive, F3, B unit, dummy, New Haven</text:p>
          </table:table-cell>
          <table:table-cell table:style-name="ce19" office:value-type="string" calcext:value-type="string">
            <text:p>O</text:p>
          </table:table-cell>
          <table:table-cell table:formula="of:=VLOOKUP([.A523];[$Relationship.$A$2:.$B$3838];2;0)" office:value-type="string" office:string-value="2507W" calcext:value-type="string">
            <text:p>2507W</text:p>
          </table:table-cell>
          <table:table-cell table:formula="of:=VLOOKUP([.A5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2P</text:p>
          </table:table-cell>
          <table:table-cell office:value-type="string" calcext:value-type="string">
            <text:p>locomotive, F3, A unit, powered, New Haven, single motor</text:p>
          </table:table-cell>
          <table:table-cell table:style-name="ce19" office:value-type="string" calcext:value-type="string">
            <text:p>O</text:p>
          </table:table-cell>
          <table:table-cell table:formula="of:=VLOOKUP([.A524];[$Relationship.$A$2:.$B$3838];2;0)" office:value-type="string" office:string-value="2507W" calcext:value-type="string">
            <text:p>2507W</text:p>
          </table:table-cell>
          <table:table-cell table:formula="of:=VLOOKUP([.A5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3C</text:p>
          </table:table-cell>
          <table:table-cell office:value-type="string" calcext:value-type="string">
            <text:p>locomotive, F3, B unit, dummy, SF</text:p>
          </table:table-cell>
          <table:table-cell table:style-name="ce19" office:value-type="string" calcext:value-type="string">
            <text:p>0-27</text:p>
          </table:table-cell>
          <table:table-cell table:formula="of:=VLOOKUP([.A525];[$Relationship.$A$2:.$B$3838];2;0)" office:value-type="string" office:string-value="1535W" calcext:value-type="string">
            <text:p>1535W</text:p>
          </table:table-cell>
          <table:table-cell table:formula="of:=VLOOKUP([.A5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3P</text:p>
          </table:table-cell>
          <table:table-cell office:value-type="string" calcext:value-type="string">
            <text:p>locomotive, F3, A unit, powered, SF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6];[$Relationship.$A$2:.$B$3838];2;0)" office:value-type="string" office:string-value="1535W" calcext:value-type="string">
            <text:p>1535W</text:p>
          </table:table-cell>
          <table:table-cell table:formula="of:=VLOOKUP([.A5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5C</text:p>
          </table:table-cell>
          <table:table-cell office:value-type="string" calcext:value-type="string">
            <text:p>locomotive, F3, B unit,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27];[$Relationship.$A$2:.$B$3838];2;0)" office:value-type="string" office:string-value="1517W" calcext:value-type="string">
            <text:p>1517W</text:p>
          </table:table-cell>
          <table:table-cell table:formula="of:=VLOOKUP([.A5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5P</text:p>
          </table:table-cell>
          <table:table-cell office:value-type="string" calcext:value-type="string">
            <text:p>locomotive, F3, A unit, powered, Texas Special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8];[$Relationship.$A$2:.$B$3838];2;0)" office:value-type="string" office:string-value="1517W" calcext:value-type="string">
            <text:p>1517W</text:p>
          </table:table-cell>
          <table:table-cell table:formula="of:=VLOOKUP([.A5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C</text:p>
          </table:table-cell>
          <table:table-cell office:value-type="string" calcext:value-type="string">
            <text:p>locomotive, B unit, Alco dummy, U.S. Navy</text:p>
          </table:table-cell>
          <table:table-cell table:style-name="ce19" office:value-type="string" calcext:value-type="string">
            <text:p>0-27</text:p>
          </table:table-cell>
          <table:table-cell table:formula="of:=VLOOKUP([.A529];[$Relationship.$A$2:.$B$3838];2;0)" office:value-type="float" office:value="1633" calcext:value-type="float">
            <text:p>1633</text:p>
          </table:table-cell>
          <table:table-cell table:formula="of:=VLOOKUP([.A5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P</text:p>
          </table:table-cell>
          <table:table-cell office:value-type="string" calcext:value-type="string">
            <text:p>locomotive, A unit, Alco powered, U.S. Navy</text:p>
          </table:table-cell>
          <table:table-cell table:style-name="ce19" office:value-type="string" calcext:value-type="string">
            <text:p>0-27</text:p>
          </table:table-cell>
          <table:table-cell table:formula="of:=VLOOKUP([.A530];[$Relationship.$A$2:.$B$3838];2;0)" office:value-type="float" office:value="1633" calcext:value-type="float">
            <text:p>1633</text:p>
          </table:table-cell>
          <table:table-cell table:formula="of:=VLOOKUP([.A5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9C</text:p>
          </table:table-cell>
          <table:table-cell office:value-type="string" calcext:value-type="string">
            <text:p>locomotive, B unit, Alco dummy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31];[$Relationship.$A$2:.$B$3838];2;0)" office:value-type="float" office:value="11288" calcext:value-type="float">
            <text:p>11288</text:p>
          </table:table-cell>
          <table:table-cell table:formula="of:=VLOOKUP([.A5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9P</text:p>
          </table:table-cell>
          <table:table-cell office:value-type="string" calcext:value-type="string">
            <text:p>locomotive, A unit, Alco powered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32];[$Relationship.$A$2:.$B$3838];2;0)" office:value-type="float" office:value="11288" calcext:value-type="float">
            <text:p>11288</text:p>
          </table:table-cell>
          <table:table-cell table:formula="of:=VLOOKUP([.A5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3P</text:p>
          </table:table-cell>
          <table:table-cell office:value-type="string" calcext:value-type="string">
            <text:p>locomotive, F3, pwr A unit, SF or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3];[$Relationship.$A$2:.$B$3838];2;0)" office:value-type="string" office:string-value="2133W" calcext:value-type="string">
            <text:p>2133W</text:p>
          </table:table-cell>
          <table:table-cell table:formula="of:=VLOOKUP([.A5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3T</text:p>
          </table:table-cell>
          <table:table-cell office:value-type="string" calcext:value-type="string">
            <text:p>locomotive, F3 dummy A unit, SF or NYC</text:p>
          </table:table-cell>
          <table:table-cell table:style-name="ce19" office:value-type="string" calcext:value-type="string">
            <text:p>O</text:p>
          </table:table-cell>
          <table:table-cell table:formula="of:=VLOOKUP([.A534];[$Relationship.$A$2:.$B$3838];2;0)" office:value-type="string" office:string-value="2133W" calcext:value-type="string">
            <text:p>2133W</text:p>
          </table:table-cell>
          <table:table-cell table:formula="of:=VLOOKUP([.A5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535];[$Relationship.$A$2:.$B$3838];2;0)" office:value-type="string" office:string-value="" calcext:value-type="error">
            <text:p>#N/A</text:p>
          </table:table-cell>
          <table:table-cell table:formula="of:=VLOOKUP([.A5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536];[$Relationship.$A$2:.$B$3838];2;0)" office:value-type="float" office:value="1646" calcext:value-type="float">
            <text:p>1646</text:p>
          </table:table-cell>
          <table:table-cell table:formula="of:=VLOOKUP([.A536];[$images.$A$2:.$B$233];2;0)" office:value-type="string" office:string-value="233W_web.jpg" calcext:value-type="string">
            <text:p>23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0-25</text:p>
          </table:table-cell>
          <table:table-cell office:value-type="string" calcext:value-type="string">
            <text:p>locomotive, GG1, Pennsylvania, gree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7];[$Relationship.$A$2:.$B$3838];2;0)" office:value-type="string" office:string-value="2253W" calcext:value-type="string">
            <text:p>2253W</text:p>
          </table:table-cell>
          <table:table-cell table:formula="of:=VLOOKUP([.A5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C</text:p>
          </table:table-cell>
          <table:table-cell office:value-type="string" calcext:value-type="string">
            <text:p>locomotive, F3 dummy B unit, SF</text:p>
          </table:table-cell>
          <table:table-cell table:style-name="ce19" office:value-type="string" calcext:value-type="string">
            <text:p>O</text:p>
          </table:table-cell>
          <table:table-cell table:formula="of:=VLOOKUP([.A538];[$Relationship.$A$2:.$B$3838];2;0)" office:value-type="string" office:string-value="2191W" calcext:value-type="string">
            <text:p>2191W</text:p>
          </table:table-cell>
          <table:table-cell table:formula="of:=VLOOKUP([.A5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P</text:p>
          </table:table-cell>
          <table:table-cell office:value-type="string" calcext:value-type="string">
            <text:p>locomotive, F3 power A unit, SF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9];[$Relationship.$A$2:.$B$3838];2;0)" office:value-type="string" office:string-value="2161W" calcext:value-type="string">
            <text:p>2161W</text:p>
          </table:table-cell>
          <table:table-cell table:formula="of:=VLOOKUP([.A5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T</text:p>
          </table:table-cell>
          <table:table-cell office:value-type="string" calcext:value-type="string">
            <text:p>locomotive, F3 dummy A unit, SF </text:p>
          </table:table-cell>
          <table:table-cell table:style-name="ce19" office:value-type="string" calcext:value-type="string">
            <text:p>O</text:p>
          </table:table-cell>
          <table:table-cell table:formula="of:=VLOOKUP([.A540];[$Relationship.$A$2:.$B$3838];2;0)" office:value-type="string" office:string-value="2161W" calcext:value-type="string">
            <text:p>2161W</text:p>
          </table:table-cell>
          <table:table-cell table:formula="of:=VLOOKUP([.A5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C</text:p>
          </table:table-cell>
          <table:table-cell office:value-type="string" calcext:value-type="string">
            <text:p>locomotive, F3, dummy B unit, NYC</text:p>
          </table:table-cell>
          <table:table-cell table:style-name="ce19" office:value-type="string" calcext:value-type="string">
            <text:p>O</text:p>
          </table:table-cell>
          <table:table-cell table:formula="of:=VLOOKUP([.A541];[$Relationship.$A$2:.$B$3838];2;0)" office:value-type="string" office:string-value="2193W" calcext:value-type="string">
            <text:p>2193W</text:p>
          </table:table-cell>
          <table:table-cell table:formula="of:=VLOOKUP([.A5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P</text:p>
          </table:table-cell>
          <table:table-cell office:value-type="string" calcext:value-type="string">
            <text:p>locomotive, F3, pwr A unit,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42];[$Relationship.$A$2:.$B$3838];2;0)" office:value-type="string" office:string-value="2171W" calcext:value-type="string">
            <text:p>2171W</text:p>
          </table:table-cell>
          <table:table-cell table:formula="of:=VLOOKUP([.A5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T</text:p>
          </table:table-cell>
          <table:table-cell office:value-type="string" calcext:value-type="string">
            <text:p>locomotive, F3, dummy A unit, NYC</text:p>
          </table:table-cell>
          <table:table-cell table:style-name="ce19" office:value-type="string" calcext:value-type="string">
            <text:p>O</text:p>
          </table:table-cell>
          <table:table-cell table:formula="of:=VLOOKUP([.A543];[$Relationship.$A$2:.$B$3838];2;0)" office:value-type="string" office:string-value="2171W" calcext:value-type="string">
            <text:p>2171W</text:p>
          </table:table-cell>
          <table:table-cell table:formula="of:=VLOOKUP([.A5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544];[$Relationship.$A$2:.$B$3838];2;0)" office:value-type="float" office:value="11750" calcext:value-type="float">
            <text:p>11750</text:p>
          </table:table-cell>
          <table:table-cell table:formula="of:=VLOOKUP([.A5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545];[$Relationship.$A$2:.$B$3838];2;0)" office:value-type="float" office:value="11375" calcext:value-type="float">
            <text:p>11375</text:p>
          </table:table-cell>
          <table:table-cell table:formula="of:=VLOOKUP([.A545];[$images.$A$2:.$B$233];2;0)" office:value-type="string" office:string-value="234W_web.jpg" calcext:value-type="string">
            <text:p>234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C</text:p>
          </table:table-cell>
          <table:table-cell office:value-type="string" calcext:value-type="string">
            <text:p>locomotive, F3, B unit, dummy, SF</text:p>
          </table:table-cell>
          <table:table-cell table:style-name="ce19" office:value-type="string" calcext:value-type="string">
            <text:p>O</text:p>
          </table:table-cell>
          <table:table-cell table:formula="of:=VLOOKUP([.A546];[$Relationship.$A$2:.$B$3838];2;0)" office:value-type="string" office:string-value="2207W" calcext:value-type="string">
            <text:p>2207W</text:p>
          </table:table-cell>
          <table:table-cell table:formula="of:=VLOOKUP([.A5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P</text:p>
          </table:table-cell>
          <table:table-cell office:value-type="string" calcext:value-type="string">
            <text:p>locomotive, F3, A unit, powered, SF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47];[$Relationship.$A$2:.$B$3838];2;0)" office:value-type="string" office:string-value="2190W-" calcext:value-type="string">
            <text:p>2190W-</text:p>
          </table:table-cell>
          <table:table-cell table:formula="of:=VLOOKUP([.A5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T</text:p>
          </table:table-cell>
          <table:table-cell office:value-type="string" calcext:value-type="string">
            <text:p>locomotive, F3, A unit, dummy, SF</text:p>
          </table:table-cell>
          <table:table-cell table:style-name="ce19" office:value-type="string" calcext:value-type="string">
            <text:p>O</text:p>
          </table:table-cell>
          <table:table-cell table:formula="of:=VLOOKUP([.A548];[$Relationship.$A$2:.$B$3838];2;0)" office:value-type="string" office:string-value="2190W-" calcext:value-type="string">
            <text:p>2190W-</text:p>
          </table:table-cell>
          <table:table-cell table:formula="of:=VLOOKUP([.A5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C</text:p>
          </table:table-cell>
          <table:table-cell office:value-type="string" calcext:value-type="string">
            <text:p>locomotive, F3, B unit, dummy, NYC</text:p>
          </table:table-cell>
          <table:table-cell table:style-name="ce19" office:value-type="string" calcext:value-type="string">
            <text:p>O</text:p>
          </table:table-cell>
          <table:table-cell table:formula="of:=VLOOKUP([.A549];[$Relationship.$A$2:.$B$3838];2;0)" office:value-type="string" office:string-value="2209W" calcext:value-type="string">
            <text:p>2209W</text:p>
          </table:table-cell>
          <table:table-cell table:formula="of:=VLOOKUP([.A5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P</text:p>
          </table:table-cell>
          <table:table-cell office:value-type="string" calcext:value-type="string">
            <text:p>locomotive, F3, A unit, powered,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0];[$Relationship.$A$2:.$B$3838];2;0)" office:value-type="string" office:string-value="2209W" calcext:value-type="string">
            <text:p>2209W</text:p>
          </table:table-cell>
          <table:table-cell table:formula="of:=VLOOKUP([.A5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T</text:p>
          </table:table-cell>
          <table:table-cell office:value-type="string" calcext:value-type="string">
            <text:p>locomotive, F3, A unit, dummy, NYC</text:p>
          </table:table-cell>
          <table:table-cell table:style-name="ce19" office:value-type="string" calcext:value-type="string">
            <text:p>O</text:p>
          </table:table-cell>
          <table:table-cell table:formula="of:=VLOOKUP([.A551];[$Relationship.$A$2:.$B$3838];2;0)" office:value-type="string" office:string-value="2209W" calcext:value-type="string">
            <text:p>2209W</text:p>
          </table:table-cell>
          <table:table-cell table:formula="of:=VLOOKUP([.A5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C</text:p>
          </table:table-cell>
          <table:table-cell office:value-type="string" calcext:value-type="string">
            <text:p>locomotive, F3, B unit, dummy, Southern</text:p>
          </table:table-cell>
          <table:table-cell table:style-name="ce19" office:value-type="string" calcext:value-type="string">
            <text:p>O</text:p>
          </table:table-cell>
          <table:table-cell table:formula="of:=VLOOKUP([.A552];[$Relationship.$A$2:.$B$3838];2;0)" office:value-type="string" office:string-value="2231W" calcext:value-type="string">
            <text:p>2231W</text:p>
          </table:table-cell>
          <table:table-cell table:formula="of:=VLOOKUP([.A5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P</text:p>
          </table:table-cell>
          <table:table-cell office:value-type="string" calcext:value-type="string">
            <text:p>locomotive, F3, A unit, powered, Souther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3];[$Relationship.$A$2:.$B$3838];2;0)" office:value-type="string" office:string-value="2231W" calcext:value-type="string">
            <text:p>2231W</text:p>
          </table:table-cell>
          <table:table-cell table:formula="of:=VLOOKUP([.A5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T</text:p>
          </table:table-cell>
          <table:table-cell office:value-type="string" calcext:value-type="string">
            <text:p>locomotive, F3, A unit, dummy, Southern</text:p>
          </table:table-cell>
          <table:table-cell table:style-name="ce19" office:value-type="string" calcext:value-type="string">
            <text:p>O</text:p>
          </table:table-cell>
          <table:table-cell table:formula="of:=VLOOKUP([.A554];[$Relationship.$A$2:.$B$3838];2;0)" office:value-type="string" office:string-value="2231W" calcext:value-type="string">
            <text:p>2231W</text:p>
          </table:table-cell>
          <table:table-cell table:formula="of:=VLOOKUP([.A5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0-25</text:p>
          </table:table-cell>
          <table:table-cell office:value-type="string" calcext:value-type="string">
            <text:p>locomotive, GG1, Pennsylvania, gree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5];[$Relationship.$A$2:.$B$3838];2;0)" office:value-type="string" office:string-value="2271W" calcext:value-type="string">
            <text:p>2271W</text:p>
          </table:table-cell>
          <table:table-cell table:formula="of:=VLOOKUP([.A5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3C</text:p>
          </table:table-cell>
          <table:table-cell office:value-type="string" calcext:value-type="string">
            <text:p>locomotive, F3, B unit, dummy, Illinois, Central</text:p>
          </table:table-cell>
          <table:table-cell table:style-name="ce19" office:value-type="string" calcext:value-type="string">
            <text:p>O</text:p>
          </table:table-cell>
          <table:table-cell table:formula="of:=VLOOKUP([.A556];[$Relationship.$A$2:.$B$3838];2;0)" office:value-type="string" office:string-value="2239W" calcext:value-type="string">
            <text:p>2239W</text:p>
          </table:table-cell>
          <table:table-cell table:formula="of:=VLOOKUP([.A5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3P</text:p>
          </table:table-cell>
          <table:table-cell office:value-type="string" calcext:value-type="string">
            <text:p>locomotive, F3, A unit, powered, Illinois Central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7];[$Relationship.$A$2:.$B$3838];2;0)" office:value-type="string" office:string-value="2239W" calcext:value-type="string">
            <text:p>2239W</text:p>
          </table:table-cell>
          <table:table-cell table:formula="of:=VLOOKUP([.A5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7C</text:p>
          </table:table-cell>
          <table:table-cell office:value-type="string" calcext:value-type="string">
            <text:p>locomotive, F3, B unit, dummy, Wabash</text:p>
          </table:table-cell>
          <table:table-cell table:style-name="ce19" office:value-type="string" calcext:value-type="string">
            <text:p>O</text:p>
          </table:table-cell>
          <table:table-cell table:formula="of:=VLOOKUP([.A558];[$Relationship.$A$2:.$B$3838];2;0)" office:value-type="string" office:string-value="2244W" calcext:value-type="string">
            <text:p>2244W</text:p>
          </table:table-cell>
          <table:table-cell table:formula="of:=VLOOKUP([.A5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7P</text:p>
          </table:table-cell>
          <table:table-cell office:value-type="string" calcext:value-type="string">
            <text:p>locomotive, F3, A unit, powered, Wabash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9];[$Relationship.$A$2:.$B$3838];2;0)" office:value-type="string" office:string-value="2244W" calcext:value-type="string">
            <text:p>2244W</text:p>
          </table:table-cell>
          <table:table-cell table:formula="of:=VLOOKUP([.A5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8C</text:p>
          </table:table-cell>
          <table:table-cell office:value-type="string" calcext:value-type="string">
            <text:p>locomotive, F3, B unit, dummy, B&amp;O</text:p>
          </table:table-cell>
          <table:table-cell table:style-name="ce19" office:value-type="string" calcext:value-type="string">
            <text:p>O</text:p>
          </table:table-cell>
          <table:table-cell table:formula="of:=VLOOKUP([.A560];[$Relationship.$A$2:.$B$3838];2;0)" office:value-type="string" office:string-value="2269W" calcext:value-type="string">
            <text:p>2269W</text:p>
          </table:table-cell>
          <table:table-cell table:formula="of:=VLOOKUP([.A5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8P</text:p>
          </table:table-cell>
          <table:table-cell office:value-type="string" calcext:value-type="string">
            <text:p>locomotive, F3, A unit, powered, B&amp;O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1];[$Relationship.$A$2:.$B$3838];2;0)" office:value-type="string" office:string-value="2269W" calcext:value-type="string">
            <text:p>2269W</text:p>
          </table:table-cell>
          <table:table-cell table:formula="of:=VLOOKUP([.A5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3P</text:p>
          </table:table-cell>
          <table:table-cell office:value-type="string" calcext:value-type="string">
            <text:p>locomotive, F3, A unit, powered, Canadian Pacifi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2];[$Relationship.$A$2:.$B$3838];2;0)" office:value-type="string" office:string-value="2296W" calcext:value-type="string">
            <text:p>2296W</text:p>
          </table:table-cell>
          <table:table-cell table:formula="of:=VLOOKUP([.A5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3T</text:p>
          </table:table-cell>
          <table:table-cell office:value-type="string" calcext:value-type="string">
            <text:p>locomotive, F3, A unit, dummy, Canadian Pacific</text:p>
          </table:table-cell>
          <table:table-cell table:style-name="ce19" office:value-type="string" calcext:value-type="string">
            <text:p>O</text:p>
          </table:table-cell>
          <table:table-cell table:formula="of:=VLOOKUP([.A563];[$Relationship.$A$2:.$B$3838];2;0)" office:value-type="string" office:string-value="2296W" calcext:value-type="string">
            <text:p>2296W</text:p>
          </table:table-cell>
          <table:table-cell table:formula="of:=VLOOKUP([.A5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8C</text:p>
          </table:table-cell>
          <table:table-cell office:value-type="string" calcext:value-type="string">
            <text:p>locomotive, F3, B unit, dummy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564];[$Relationship.$A$2:.$B$3838];2;0)" office:value-type="string" office:string-value="2273W" calcext:value-type="string">
            <text:p>2273W</text:p>
          </table:table-cell>
          <table:table-cell table:formula="of:=VLOOKUP([.A5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8P</text:p>
          </table:table-cell>
          <table:table-cell office:value-type="string" calcext:value-type="string">
            <text:p>locomotive, F3, A unit, powered, Milwaukee Road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5];[$Relationship.$A$2:.$B$3838];2;0)" office:value-type="string" office:string-value="2273W" calcext:value-type="string">
            <text:p>2273W</text:p>
          </table:table-cell>
          <table:table-cell table:formula="of:=VLOOKUP([.A5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9C</text:p>
          </table:table-cell>
          <table:table-cell office:value-type="string" calcext:value-type="string">
            <text:p>locomotive, F3, B unit, dummy, Rio Grande</text:p>
          </table:table-cell>
          <table:table-cell table:style-name="ce19" office:value-type="string" calcext:value-type="string">
            <text:p>O</text:p>
          </table:table-cell>
          <table:table-cell table:formula="of:=VLOOKUP([.A566];[$Relationship.$A$2:.$B$3838];2;0)" office:value-type="string" office:string-value="2291W" calcext:value-type="string">
            <text:p>2291W</text:p>
          </table:table-cell>
          <table:table-cell table:formula="of:=VLOOKUP([.A5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9P</text:p>
          </table:table-cell>
          <table:table-cell office:value-type="string" calcext:value-type="string">
            <text:p>locomotive, F3, A unit, powered, Rio Grande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7];[$Relationship.$A$2:.$B$3838];2;0)" office:value-type="string" office:string-value="2291W" calcext:value-type="string">
            <text:p>2291W</text:p>
          </table:table-cell>
          <table:table-cell table:formula="of:=VLOOKUP([.A5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83P</text:p>
          </table:table-cell>
          <table:table-cell office:value-type="string" calcext:value-type="string">
            <text:p>locomotive, F3, A unit, powered, Santa Fe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8];[$Relationship.$A$2:.$B$3838];2;0)" office:value-type="string" office:string-value="2523W" calcext:value-type="string">
            <text:p>2523W</text:p>
          </table:table-cell>
          <table:table-cell table:formula="of:=VLOOKUP([.A5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83T</text:p>
          </table:table-cell>
          <table:table-cell office:value-type="string" calcext:value-type="string">
            <text:p>locomotive, F3, A unit, dummy, Santa Fe</text:p>
          </table:table-cell>
          <table:table-cell table:style-name="ce19" office:value-type="string" calcext:value-type="string">
            <text:p>O</text:p>
          </table:table-cell>
          <table:table-cell table:formula="of:=VLOOKUP([.A569];[$Relationship.$A$2:.$B$3838];2;0)" office:value-type="string" office:string-value="2523W" calcext:value-type="string">
            <text:p>2523W</text:p>
          </table:table-cell>
          <table:table-cell table:formula="of:=VLOOKUP([.A5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03B</text:p>
          </table:table-cell>
          <table:table-cell office:value-type="string" calcext:value-type="string">
            <text:p>tender, slopback, bell ringing</text:p>
          </table:table-cell>
          <table:table-cell/>
          <table:table-cell table:formula="of:=VLOOKUP([.A570];[$Relationship.$A$2:.$B$3838];2;0)" office:value-type="string" office:string-value="1407B" calcext:value-type="string">
            <text:p>1407B</text:p>
          </table:table-cell>
          <table:table-cell table:formula="of:=VLOOKUP([.A570];[$images.$A$2:.$B$233];2;0)" office:value-type="string" office:string-value="2403B.jpg" calcext:value-type="string">
            <text:p>2403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26W</text:p>
          </table:table-cell>
          <table:table-cell office:value-type="string" calcext:value-type="string">
            <text:p>tender, whistling </text:p>
          </table:table-cell>
          <table:table-cell table:style-name="ce19" office:value-type="string" calcext:value-type="string">
            <text:p>O</text:p>
          </table:table-cell>
          <table:table-cell table:formula="of:=VLOOKUP([.A571];[$Relationship.$A$2:.$B$3838];2;0)" office:value-type="string" office:string-value="2113WS" calcext:value-type="string">
            <text:p>2113WS</text:p>
          </table:table-cell>
          <table:table-cell table:formula="of:=VLOOKUP([.A571];[$images.$A$2:.$B$233];2;0)" office:value-type="string" office:string-value="2426W_web.jpg" calcext:value-type="string">
            <text:p>242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72];[$Relationship.$A$2:.$B$3838];2;0)" office:value-type="float" office:value="11540" calcext:value-type="float">
            <text:p>11540</text:p>
          </table:table-cell>
          <table:table-cell table:formula="of:=VLOOKUP([.A5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3W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73];[$Relationship.$A$2:.$B$3838];2;0)" office:value-type="string" office:string-value="1631WS" calcext:value-type="string">
            <text:p>1631WS</text:p>
          </table:table-cell>
          <table:table-cell table:formula="of:=VLOOKUP([.A573];[$images.$A$2:.$B$233];2;0)" office:value-type="string" office:string-value="243W_web.jpg" calcext:value-type="string">
            <text:p>24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2-</text:p>
          </table:table-cell>
          <table:table-cell office:value-type="string" calcext:value-type="string">
            <text:p>passenger car, Vista Dome, Clifton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4];[$Relationship.$A$2:.$B$3838];2;0)" office:value-type="string" office:string-value="" calcext:value-type="error">
            <text:p>#N/A</text:p>
          </table:table-cell>
          <table:table-cell table:formula="of:=VLOOKUP([.A5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4-</text:p>
          </table:table-cell>
          <table:table-cell office:value-type="string" calcext:value-type="string">
            <text:p>passenger car, pullman, Newark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5];[$Relationship.$A$2:.$B$3838];2;0)" office:value-type="string" office:string-value="" calcext:value-type="error">
            <text:p>#N/A</text:p>
          </table:table-cell>
          <table:table-cell table:formula="of:=VLOOKUP([.A5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6-</text:p>
          </table:table-cell>
          <table:table-cell office:value-type="string" calcext:value-type="string">
            <text:p>passenger car, observation, Summit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6];[$Relationship.$A$2:.$B$3838];2;0)" office:value-type="string" office:string-value="" calcext:value-type="error">
            <text:p>#N/A</text:p>
          </table:table-cell>
          <table:table-cell table:formula="of:=VLOOKUP([.A5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577];[$Relationship.$A$2:.$B$3838];2;0)" office:value-type="string" office:string-value="1627S" calcext:value-type="string">
            <text:p>1627S</text:p>
          </table:table-cell>
          <table:table-cell table:formula="of:=VLOOKUP([.A5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52X</text:p>
          </table:table-cell>
          <table:table-cell office:value-type="string" calcext:value-type="string">
            <text:p>gondola</text:p>
          </table:table-cell>
          <table:table-cell/>
          <table:table-cell table:formula="of:=VLOOKUP([.A578];[$Relationship.$A$2:.$B$3838];2;0)" office:value-type="float" office:value="1401" calcext:value-type="float">
            <text:p>1401</text:p>
          </table:table-cell>
          <table:table-cell table:formula="of:=VLOOKUP([.A5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52X</text:p>
          </table:table-cell>
          <table:table-cell office:value-type="string" calcext:value-type="string">
            <text:p>gondola <text:s/></text:p>
          </table:table-cell>
          <table:table-cell/>
          <table:table-cell table:formula="of:=VLOOKUP([.A579];[$Relationship.$A$2:.$B$3838];2;0)" office:value-type="float" office:value="1401" calcext:value-type="float">
            <text:p>1401</text:p>
          </table:table-cell>
          <table:table-cell table:formula="of:=VLOOKUP([.A5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80];[$Relationship.$A$2:.$B$3838];2;0)" office:value-type="float" office:value="1402" calcext:value-type="float">
            <text:p>1402</text:p>
          </table:table-cell>
          <table:table-cell table:formula="of:=VLOOKUP([.A5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W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581];[$Relationship.$A$2:.$B$3838];2;0)" office:value-type="string" office:string-value="463W" calcext:value-type="string">
            <text:p>463W</text:p>
          </table:table-cell>
          <table:table-cell table:formula="of:=VLOOKUP([.A581];[$images.$A$2:.$B$233];2;0)" office:value-type="string" office:string-value="2466W_web.jpg" calcext:value-type="string">
            <text:p>246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WX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582];[$Relationship.$A$2:.$B$3838];2;0)" office:value-type="string" office:string-value="1411W" calcext:value-type="string">
            <text:p>1411W</text:p>
          </table:table-cell>
          <table:table-cell table:formula="of:=VLOOKUP([.A5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7T</text:p>
          </table:table-cell>
          <table:table-cell office:value-type="string" calcext:value-type="string">
            <text:p>tender, non-whistling, B &amp; O</text:p>
          </table:table-cell>
          <table:table-cell/>
          <table:table-cell table:formula="of:=VLOOKUP([.A583];[$Relationship.$A$2:.$B$3838];2;0)" office:value-type="string" office:string-value="1613S" calcext:value-type="string">
            <text:p>1613S</text:p>
          </table:table-cell>
          <table:table-cell table:formula="of:=VLOOKUP([.A5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0T</text:p>
          </table:table-cell>
          <table:table-cell office:value-type="string" calcext:value-type="string">
            <text:p>tender, non-whistling, Pennsylvania</text:p>
          </table:table-cell>
          <table:table-cell/>
          <table:table-cell table:formula="of:=VLOOKUP([.A584];[$Relationship.$A$2:.$B$3838];2;0)" office:value-type="float" office:value="1573" calcext:value-type="float">
            <text:p>1573</text:p>
          </table:table-cell>
          <table:table-cell table:formula="of:=VLOOKUP([.A5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0T</text:p>
          </table:table-cell>
          <table:table-cell office:value-type="string" calcext:value-type="string">
            <text:p>tender, non-whistling, Pennsylvania, red-striped</text:p>
          </table:table-cell>
          <table:table-cell/>
          <table:table-cell table:formula="of:=VLOOKUP([.A585];[$Relationship.$A$2:.$B$3838];2;0)" office:value-type="float" office:value="1573" calcext:value-type="float">
            <text:p>1573</text:p>
          </table:table-cell>
          <table:table-cell table:formula="of:=VLOOKUP([.A5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71W</text:p>
          </table:table-cell>
          <table:table-cell office:value-type="string" calcext:value-type="string">
            <text:p>tender, whistling, streamline, Pennsy, 12 wheel</text:p>
          </table:table-cell>
          <table:table-cell/>
          <table:table-cell table:formula="of:=VLOOKUP([.A586];[$Relationship.$A$2:.$B$3838];2;0)" office:value-type="string" office:string-value="2140WS" calcext:value-type="string">
            <text:p>2140WS</text:p>
          </table:table-cell>
          <table:table-cell table:formula="of:=VLOOKUP([.A586];[$images.$A$2:.$B$233];2;0)" office:value-type="string" office:string-value="2671W_web.jpg" calcext:value-type="string">
            <text:p>2671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71WX</text:p>
          </table:table-cell>
          <table:table-cell office:value-type="string" calcext:value-type="string">
            <text:p>tender, whistling, streamline, Lionel Lines, 12 wheel</text:p>
          </table:table-cell>
          <table:table-cell/>
          <table:table-cell table:formula="of:=VLOOKUP([.A587];[$Relationship.$A$2:.$B$3838];2;0)" office:value-type="string" office:string-value="2163WS" calcext:value-type="string">
            <text:p>2163WS</text:p>
          </table:table-cell>
          <table:table-cell table:formula="of:=VLOOKUP([.A5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349-100</text:p>
          </table:table-cell>
          <table:table-cell office:value-type="string" calcext:value-type="string">
            <text:p>flatcar, turbo missile launcher</text:p>
          </table:table-cell>
          <table:table-cell/>
          <table:table-cell table:formula="of:=VLOOKUP([.A588];[$Relationship.$A$2:.$B$3838];2;0)" office:value-type="float" office:value="11385" calcext:value-type="float">
            <text:p>11385</text:p>
          </table:table-cell>
          <table:table-cell table:formula="of:=VLOOKUP([.A5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61-25</text:p>
          </table:table-cell>
          <table:table-cell office:value-type="string" calcext:value-type="string">
            <text:p>log car, operating, green</text:p>
          </table:table-cell>
          <table:table-cell/>
          <table:table-cell table:formula="of:=VLOOKUP([.A589];[$Relationship.$A$2:.$B$3838];2;0)" office:value-type="string" office:string-value="1519WS" calcext:value-type="string">
            <text:p>1519WS</text:p>
          </table:table-cell>
          <table:table-cell table:formula="of:=VLOOKUP([.A5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70-100</text:p>
          </table:table-cell>
          <table:table-cell office:value-type="string" calcext:value-type="string">
            <text:p>aerial target launcher</text:p>
          </table:table-cell>
          <table:table-cell/>
          <table:table-cell table:formula="of:=VLOOKUP([.A590];[$Relationship.$A$2:.$B$3838];2;0)" office:value-type="float" office:value="11385" calcext:value-type="float">
            <text:p>11385</text:p>
          </table:table-cell>
          <table:table-cell table:formula="of:=VLOOKUP([.A5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94-1</text:p>
          </table:table-cell>
          <table:table-cell office:value-type="string" calcext:value-type="string">
            <text:p>boxcar, operating, Pacemaker</text:p>
          </table:table-cell>
          <table:table-cell/>
          <table:table-cell table:formula="of:=VLOOKUP([.A591];[$Relationship.$A$2:.$B$3838];2;0)" office:value-type="string" office:string-value="1541WS" calcext:value-type="string">
            <text:p>1541WS</text:p>
          </table:table-cell>
          <table:table-cell table:formula="of:=VLOOKUP([.A5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94-275</text:p>
          </table:table-cell>
          <table:table-cell office:value-type="string" calcext:value-type="string">
            <text:p>boxcar, operating, State of Maine</text:p>
          </table:table-cell>
          <table:table-cell/>
          <table:table-cell table:formula="of:=VLOOKUP([.A592];[$Relationship.$A$2:.$B$3838];2;0)" office:value-type="string" office:string-value="1559W" calcext:value-type="string">
            <text:p>1559W</text:p>
          </table:table-cell>
          <table:table-cell table:formula="of:=VLOOKUP([.A5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25</text:p>
          </table:table-cell>
          <table:table-cell office:value-type="string" calcext:value-type="string">
            <text:p>barrel car, operating, grey</text:p>
          </table:table-cell>
          <table:table-cell/>
          <table:table-cell table:formula="of:=VLOOKUP([.A593];[$Relationship.$A$2:.$B$3838];2;0)" office:value-type="string" office:string-value="2217WS" calcext:value-type="string">
            <text:p>2217WS</text:p>
          </table:table-cell>
          <table:table-cell table:formula="of:=VLOOKUP([.A5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50</text:p>
          </table:table-cell>
          <table:table-cell office:value-type="string" calcext:value-type="string">
            <text:p>barrel car, operating, yellow</text:p>
          </table:table-cell>
          <table:table-cell/>
          <table:table-cell table:formula="of:=VLOOKUP([.A594];[$Relationship.$A$2:.$B$3838];2;0)" office:value-type="string" office:string-value="1533WS" calcext:value-type="string">
            <text:p>1533WS</text:p>
          </table:table-cell>
          <table:table-cell table:formula="of:=VLOOKUP([.A5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75</text:p>
          </table:table-cell>
          <table:table-cell office:value-type="string" calcext:value-type="string">
            <text:p>barrel car, operating, orange</text:p>
          </table:table-cell>
          <table:table-cell/>
          <table:table-cell table:formula="of:=VLOOKUP([.A595];[$Relationship.$A$2:.$B$3838];2;0)" office:value-type="string" office:string-value="2281W" calcext:value-type="string">
            <text:p>2281W</text:p>
          </table:table-cell>
          <table:table-cell table:formula="of:=VLOOKUP([.A5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619-100</text:p>
          </table:table-cell>
          <table:table-cell office:value-type="string" calcext:value-type="string">
            <text:p>reconnaissance, copter car</text:p>
          </table:table-cell>
          <table:table-cell/>
          <table:table-cell table:formula="of:=VLOOKUP([.A596];[$Relationship.$A$2:.$B$3838];2;0)" office:value-type="float" office:value="11385" calcext:value-type="float">
            <text:p>11385</text:p>
          </table:table-cell>
          <table:table-cell table:formula="of:=VLOOKUP([.A5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830-75</text:p>
          </table:table-cell>
          <table:table-cell office:value-type="string" calcext:value-type="string">
            <text:p>flatcar with operating submarine</text:p>
          </table:table-cell>
          <table:table-cell/>
          <table:table-cell table:formula="of:=VLOOKUP([.A597];[$Relationship.$A$2:.$B$3838];2;0)" office:value-type="float" office:value="11385" calcext:value-type="float">
            <text:p>11385</text:p>
          </table:table-cell>
          <table:table-cell table:formula="of:=VLOOKUP([.A5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1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598];[$Relationship.$A$2:.$B$3838];2;0)" office:value-type="string" office:string-value="2521WS" calcext:value-type="string">
            <text:p>2521WS</text:p>
          </table:table-cell>
          <table:table-cell table:formula="of:=VLOOKUP([.A5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20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599];[$Relationship.$A$2:.$B$3838];2;0)" office:value-type="string" office:string-value="2289WS" calcext:value-type="string">
            <text:p>2289WS</text:p>
          </table:table-cell>
          <table:table-cell table:formula="of:=VLOOKUP([.A5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2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0];[$Relationship.$A$2:.$B$3838];2;0)" office:value-type="float" office:value="2527" calcext:value-type="float">
            <text:p>2527</text:p>
          </table:table-cell>
          <table:table-cell table:formula="of:=VLOOKUP([.A6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3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1];[$Relationship.$A$2:.$B$3838];2;0)" office:value-type="string" office:string-value="2535WS" calcext:value-type="string">
            <text:p>2535WS</text:p>
          </table:table-cell>
          <table:table-cell table:formula="of:=VLOOKUP([.A6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2];[$Relationship.$A$2:.$B$3838];2;0)" office:value-type="string" office:string-value="2292WS" calcext:value-type="string">
            <text:p>2292WS</text:p>
          </table:table-cell>
          <table:table-cell table:formula="of:=VLOOKUP([.A6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424W (1946)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3];[$Relationship.$A$2:.$B$3838];2;0)" office:value-type="string" office:string-value="4109WS" calcext:value-type="string">
            <text:p>4109WS</text:p>
          </table:table-cell>
          <table:table-cell table:formula="of:=VLOOKUP([.A6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671W <text:s/>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4];[$Relationship.$A$2:.$B$3838];2;0)" office:value-type="string" office:string-value="" calcext:value-type="error">
            <text:p>#N/A</text:p>
          </table:table-cell>
          <table:table-cell table:formula="of:=VLOOKUP([.A6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671W (1947)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5];[$Relationship.$A$2:.$B$3838];2;0)" office:value-type="string" office:string-value="4109WS" calcext:value-type="string">
            <text:p>4109WS</text:p>
          </table:table-cell>
          <table:table-cell table:formula="of:=VLOOKUP([.A6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01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606];[$Relationship.$A$2:.$B$3838];2;0)" office:value-type="string" office:string-value="1461S" calcext:value-type="string">
            <text:p>1461S</text:p>
          </table:table-cell>
          <table:table-cell table:formula="of:=VLOOKUP([.A6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335</text:p>
          </table:table-cell>
          <table:table-cell office:value-type="string" calcext:value-type="string">
            <text:p>savings bank car, Frisco, white</text:p>
          </table:table-cell>
          <table:table-cell/>
          <table:table-cell table:formula="of:=VLOOKUP([.A607];[$Relationship.$A$2:.$B$3838];2;0)" office:value-type="float" office:value="11341" calcext:value-type="float">
            <text:p>11341</text:p>
          </table:table-cell>
          <table:table-cell table:formula="of:=VLOOKUP([.A6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410</text:p>
          </table:table-cell>
          <table:table-cell office:value-type="string" calcext:value-type="string">
            <text:p>boxcar, Frisco, white</text:p>
          </table:table-cell>
          <table:table-cell/>
          <table:table-cell table:formula="of:=VLOOKUP([.A608];[$Relationship.$A$2:.$B$3838];2;0)" office:value-type="float" office:value="11740" calcext:value-type="float">
            <text:p>11740</text:p>
          </table:table-cell>
          <table:table-cell table:formula="of:=VLOOKUP([.A6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85</text:p>
          </table:table-cell>
          <table:table-cell office:value-type="string" calcext:value-type="string">
            <text:p>boxcar, Frisco, orange with blue lettering</text:p>
          </table:table-cell>
          <table:table-cell/>
          <table:table-cell table:formula="of:=VLOOKUP([.A609];[$Relationship.$A$2:.$B$3838];2;0)" office:value-type="float" office:value="11730" calcext:value-type="float">
            <text:p>11730</text:p>
          </table:table-cell>
          <table:table-cell table:formula="of:=VLOOKUP([.A6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100</text:p>
          </table:table-cell>
          <table:table-cell office:value-type="string" calcext:value-type="string">
            <text:p>caboose, SP type, Boston and Maine</text:p>
          </table:table-cell>
          <table:table-cell/>
          <table:table-cell table:formula="of:=VLOOKUP([.A610];[$Relationship.$A$2:.$B$3838];2;0)" office:value-type="float" office:value="1615" calcext:value-type="float">
            <text:p>1615</text:p>
          </table:table-cell>
          <table:table-cell table:formula="of:=VLOOKUP([.A6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185</text:p>
          </table:table-cell>
          <table:table-cell office:value-type="string" calcext:value-type="string">
            <text:p>caboose, SP type, Santa Fe, gray</text:p>
          </table:table-cell>
          <table:table-cell/>
          <table:table-cell table:formula="of:=VLOOKUP([.A611];[$Relationship.$A$2:.$B$3838];2;0)" office:value-type="string" office:string-value="1619W" calcext:value-type="string">
            <text:p>1619W</text:p>
          </table:table-cell>
          <table:table-cell table:formula="of:=VLOOKUP([.A6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200</text:p>
          </table:table-cell>
          <table:table-cell office:value-type="string" calcext:value-type="string">
            <text:p>caboose, SP type, U.S. Navy</text:p>
          </table:table-cell>
          <table:table-cell/>
          <table:table-cell table:formula="of:=VLOOKUP([.A612];[$Relationship.$A$2:.$B$3838];2;0)" office:value-type="float" office:value="1633" calcext:value-type="float">
            <text:p>1633</text:p>
          </table:table-cell>
          <table:table-cell table:formula="of:=VLOOKUP([.A6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235</text:p>
          </table:table-cell>
          <table:table-cell office:value-type="string" calcext:value-type="string">
            <text:p>caboose, SP type, Santa Fe </text:p>
          </table:table-cell>
          <table:table-cell/>
          <table:table-cell table:formula="of:=VLOOKUP([.A613];[$Relationship.$A$2:.$B$3838];2;0)" office:value-type="float" office:value="13018" calcext:value-type="float">
            <text:p>13018</text:p>
          </table:table-cell>
          <table:table-cell table:formula="of:=VLOOKUP([.A6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50</text:p>
          </table:table-cell>
          <table:table-cell office:value-type="string" calcext:value-type="string">
            <text:p>caboose, SP type, U.S.M.C.</text:p>
          </table:table-cell>
          <table:table-cell/>
          <table:table-cell table:formula="of:=VLOOKUP([.A614];[$Relationship.$A$2:.$B$3838];2;0)" office:value-type="float" office:value="1591" calcext:value-type="float">
            <text:p>1591</text:p>
          </table:table-cell>
          <table:table-cell table:formula="of:=VLOOKUP([.A6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0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15];[$Relationship.$A$2:.$B$3838];2;0)" office:value-type="string" office:string-value="1447WS" calcext:value-type="string">
            <text:p>1447WS</text:p>
          </table:table-cell>
          <table:table-cell table:formula="of:=VLOOKUP([.A615];[$images.$A$2:.$B$233];2;0)" office:value-type="string" office:string-value="6020W_web.jpg" calcext:value-type="string">
            <text:p>6020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6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616];[$Relationship.$A$2:.$B$3838];2;0)" office:value-type="string" office:string-value="1513S" calcext:value-type="string">
            <text:p>1513S</text:p>
          </table:table-cell>
          <table:table-cell table:formula="of:=VLOOKUP([.A6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6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17];[$Relationship.$A$2:.$B$3838];2;0)" office:value-type="string" office:string-value="1503WS" calcext:value-type="string">
            <text:p>1503WS</text:p>
          </table:table-cell>
          <table:table-cell table:formula="of:=VLOOKUP([.A617];[$images.$A$2:.$B$233];2;0)" office:value-type="string" office:string-value="6026W_web.jpg" calcext:value-type="string">
            <text:p>602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42-250</text:p>
          </table:table-cell>
          <table:table-cell office:value-type="string" calcext:value-type="string">
            <text:p>gondola, unstamped</text:p>
          </table:table-cell>
          <table:table-cell/>
          <table:table-cell table:formula="of:=VLOOKUP([.A618];[$Relationship.$A$2:.$B$3838];2;0)" office:value-type="float" office:value="11420" calcext:value-type="float">
            <text:p>11420</text:p>
          </table:table-cell>
          <table:table-cell table:formula="of:=VLOOKUP([.A6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42-75</text:p>
          </table:table-cell>
          <table:table-cell office:value-type="string" calcext:value-type="string">
            <text:p>gondola with cable reels, blue</text:p>
          </table:table-cell>
          <table:table-cell/>
          <table:table-cell table:formula="of:=VLOOKUP([.A619];[$Relationship.$A$2:.$B$3838];2;0)" office:value-type="float" office:value="11201" calcext:value-type="float">
            <text:p>11201</text:p>
          </table:table-cell>
          <table:table-cell table:formula="of:=VLOOKUP([.A6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50-110</text:p>
          </table:table-cell>
          <table:table-cell office:value-type="string" calcext:value-type="string">
            <text:p>bank car, Swift Savings, red</text:p>
          </table:table-cell>
          <table:table-cell/>
          <table:table-cell table:formula="of:=VLOOKUP([.A620];[$Relationship.$A$2:.$B$3838];2;0)" office:value-type="float" office:value="11278" calcext:value-type="float">
            <text:p>11278</text:p>
          </table:table-cell>
          <table:table-cell table:formula="of:=VLOOKUP([.A6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66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621];[$Relationship.$A$2:.$B$3838];2;0)" office:value-type="float" office:value="1465" calcext:value-type="float">
            <text:p>1465</text:p>
          </table:table-cell>
          <table:table-cell table:formula="of:=VLOOKUP([.A6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76-100</text:p>
          </table:table-cell>
          <table:table-cell office:value-type="string" calcext:value-type="string">
            <text:p>hopper, unstamped, gray</text:p>
          </table:table-cell>
          <table:table-cell/>
          <table:table-cell table:formula="of:=VLOOKUP([.A622];[$Relationship.$A$2:.$B$3838];2;0)" office:value-type="float" office:value="11311" calcext:value-type="float">
            <text:p>11311</text:p>
          </table:table-cell>
          <table:table-cell table:formula="of:=VLOOKUP([.A6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76-75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623];[$Relationship.$A$2:.$B$3838];2;0)" office:value-type="float" office:value="11321" calcext:value-type="float">
            <text:p>11321</text:p>
          </table:table-cell>
          <table:table-cell table:formula="of:=VLOOKUP([.A6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100</text:p>
          </table:table-cell>
          <table:table-cell office:value-type="string" calcext:value-type="string">
            <text:p>caboose, work, red</text:p>
          </table:table-cell>
          <table:table-cell/>
          <table:table-cell table:formula="of:=VLOOKUP([.A624];[$Relationship.$A$2:.$B$3838];2;0)" office:value-type="float" office:value="1575" calcext:value-type="float">
            <text:p>1575</text:p>
          </table:table-cell>
          <table:table-cell table:formula="of:=VLOOKUP([.A6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25</text:p>
          </table:table-cell>
          <table:table-cell office:value-type="string" calcext:value-type="string">
            <text:p>caboose, work, orange</text:p>
          </table:table-cell>
          <table:table-cell/>
          <table:table-cell table:formula="of:=VLOOKUP([.A625];[$Relationship.$A$2:.$B$3838];2;0)" office:value-type="float" office:value="1549" calcext:value-type="float">
            <text:p>1549</text:p>
          </table:table-cell>
          <table:table-cell table:formula="of:=VLOOKUP([.A6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75</text:p>
          </table:table-cell>
          <table:table-cell office:value-type="string" calcext:value-type="string">
            <text:p>caboose, work, grey</text:p>
          </table:table-cell>
          <table:table-cell/>
          <table:table-cell table:formula="of:=VLOOKUP([.A626];[$Relationship.$A$2:.$B$3838];2;0)" office:value-type="string" office:string-value="2277WS" calcext:value-type="string">
            <text:p>2277WS</text:p>
          </table:table-cell>
          <table:table-cell table:formula="of:=VLOOKUP([.A6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00</text:p>
          </table:table-cell>
          <table:table-cell office:value-type="string" calcext:value-type="string">
            <text:p>gondola with two canisters, blue</text:p>
          </table:table-cell>
          <table:table-cell/>
          <table:table-cell table:formula="of:=VLOOKUP([.A627];[$Relationship.$A$2:.$B$3838];2;0)" office:value-type="float" office:value="11460" calcext:value-type="float">
            <text:p>11460</text:p>
          </table:table-cell>
          <table:table-cell table:formula="of:=VLOOKUP([.A6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25</text:p>
          </table:table-cell>
          <table:table-cell office:value-type="string" calcext:value-type="string">
            <text:p>gondola, blue</text:p>
          </table:table-cell>
          <table:table-cell/>
          <table:table-cell table:formula="of:=VLOOKUP([.A628];[$Relationship.$A$2:.$B$3838];2;0)" office:value-type="float" office:value="11440" calcext:value-type="float">
            <text:p>11440</text:p>
          </table:table-cell>
          <table:table-cell table:formula="of:=VLOOKUP([.A6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50</text:p>
          </table:table-cell>
          <table:table-cell office:value-type="string" calcext:value-type="string">
            <text:p>gondola with cable reels, blue or green</text:p>
          </table:table-cell>
          <table:table-cell/>
          <table:table-cell table:formula="of:=VLOOKUP([.A629];[$Relationship.$A$2:.$B$3838];2;0)" office:value-type="float" office:value="11480" calcext:value-type="float">
            <text:p>11480</text:p>
          </table:table-cell>
          <table:table-cell table:formula="of:=VLOOKUP([.A6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75</text:p>
          </table:table-cell>
          <table:table-cell office:value-type="string" calcext:value-type="string">
            <text:p>gondola with two canisters, green</text:p>
          </table:table-cell>
          <table:table-cell/>
          <table:table-cell table:formula="of:=VLOOKUP([.A630];[$Relationship.$A$2:.$B$3838];2;0)" office:value-type="float" office:value="11450" calcext:value-type="float">
            <text:p>11450</text:p>
          </table:table-cell>
          <table:table-cell table:formula="of:=VLOOKUP([.A6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2-25</text:p>
          </table:table-cell>
          <table:table-cell office:value-type="string" calcext:value-type="string">
            <text:p>gondola with canisters, blue</text:p>
          </table:table-cell>
          <table:table-cell/>
          <table:table-cell table:formula="of:=VLOOKUP([.A631];[$Relationship.$A$2:.$B$3838];2;0)" office:value-type="float" office:value="1609" calcext:value-type="float">
            <text:p>1609</text:p>
          </table:table-cell>
          <table:table-cell table:formula="of:=VLOOKUP([.A6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2-60</text:p>
          </table:table-cell>
          <table:table-cell office:value-type="string" calcext:value-type="string">
            <text:p>gondola with canisters, Alaskan</text:p>
          </table:table-cell>
          <table:table-cell/>
          <table:table-cell table:formula="of:=VLOOKUP([.A632];[$Relationship.$A$2:.$B$3838];2;0)" office:value-type="float" office:value="1611" calcext:value-type="float">
            <text:p>1611</text:p>
          </table:table-cell>
          <table:table-cell table:formula="of:=VLOOKUP([.A6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100</text:p>
          </table:table-cell>
          <table:table-cell office:value-type="string" calcext:value-type="string">
            <text:p>caboose, SP type, red</text:p>
          </table:table-cell>
          <table:table-cell/>
          <table:table-cell table:formula="of:=VLOOKUP([.A633];[$Relationship.$A$2:.$B$3838];2;0)" office:value-type="float" office:value="11440" calcext:value-type="float">
            <text:p>11440</text:p>
          </table:table-cell>
          <table:table-cell table:formula="of:=VLOOKUP([.A6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125</text:p>
          </table:table-cell>
          <table:table-cell office:value-type="string" calcext:value-type="string">
            <text:p>caboose, SP type, unstamped, red</text:p>
          </table:table-cell>
          <table:table-cell/>
          <table:table-cell table:formula="of:=VLOOKUP([.A634];[$Relationship.$A$2:.$B$3838];2;0)" office:value-type="float" office:value="11430" calcext:value-type="float">
            <text:p>11430</text:p>
          </table:table-cell>
          <table:table-cell table:formula="of:=VLOOKUP([.A6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25</text:p>
          </table:table-cell>
          <table:table-cell office:value-type="string" calcext:value-type="string">
            <text:p>caboose, SP type, unstamped</text:p>
          </table:table-cell>
          <table:table-cell/>
          <table:table-cell table:formula="of:=VLOOKUP([.A635];[$Relationship.$A$2:.$B$3838];2;0)" office:value-type="float" office:value="11420" calcext:value-type="float">
            <text:p>11420</text:p>
          </table:table-cell>
          <table:table-cell table:formula="of:=VLOOKUP([.A6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50</text:p>
          </table:table-cell>
          <table:table-cell office:value-type="string" calcext:value-type="string">
            <text:p>caboose, SP type, unstamped, yellow</text:p>
          </table:table-cell>
          <table:table-cell/>
          <table:table-cell table:formula="of:=VLOOKUP([.A636];[$Relationship.$A$2:.$B$3838];2;0)" office:value-type="float" office:value="11321" calcext:value-type="float">
            <text:p>11321</text:p>
          </table:table-cell>
          <table:table-cell table:formula="of:=VLOOKUP([.A6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85</text:p>
          </table:table-cell>
          <table:table-cell office:value-type="string" calcext:value-type="string">
            <text:p>caboose, SP type, Union Pacific</text:p>
          </table:table-cell>
          <table:table-cell/>
          <table:table-cell table:formula="of:=VLOOKUP([.A637];[$Relationship.$A$2:.$B$3838];2;0)" office:value-type="float" office:value="11730" calcext:value-type="float">
            <text:p>11730</text:p>
          </table:table-cell>
          <table:table-cell table:formula="of:=VLOOKUP([.A6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76-50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638];[$Relationship.$A$2:.$B$3838];2;0)" office:value-type="float" office:value="11440" calcext:value-type="float">
            <text:p>11440</text:p>
          </table:table-cell>
          <table:table-cell table:formula="of:=VLOOKUP([.A6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76-75</text:p>
          </table:table-cell>
          <table:table-cell office:value-type="string" calcext:value-type="string">
            <text:p>hopper, Lehigh Valley, yellow</text:p>
          </table:table-cell>
          <table:table-cell/>
          <table:table-cell table:formula="of:=VLOOKUP([.A639];[$Relationship.$A$2:.$B$3838];2;0)" office:value-type="float" office:value="11460" calcext:value-type="float">
            <text:p>11460</text:p>
          </table:table-cell>
          <table:table-cell table:formula="of:=VLOOKUP([.A6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257-100</text:p>
          </table:table-cell>
          <table:table-cell office:value-type="string" calcext:value-type="string">
            <text:p>caboose, SP type, red with stack</text:p>
          </table:table-cell>
          <table:table-cell/>
          <table:table-cell table:formula="of:=VLOOKUP([.A640];[$Relationship.$A$2:.$B$3838];2;0)" office:value-type="float" office:value="11361" calcext:value-type="float">
            <text:p>11361</text:p>
          </table:table-cell>
          <table:table-cell table:formula="of:=VLOOKUP([.A6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257X</text:p>
          </table:table-cell>
          <table:table-cell office:value-type="string" calcext:value-type="string">
            <text:p>caboose, SP <text:s/>type</text:p>
          </table:table-cell>
          <table:table-cell/>
          <table:table-cell table:formula="of:=VLOOKUP([.A641];[$Relationship.$A$2:.$B$3838];2;0)" office:value-type="string" office:string-value="1425B" calcext:value-type="string">
            <text:p>1425B</text:p>
          </table:table-cell>
          <table:table-cell table:formula="of:=VLOOKUP([.A6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357-50</text:p>
          </table:table-cell>
          <table:table-cell office:value-type="string" calcext:value-type="string">
            <text:p>caboose, SP type, illuminated</text:p>
          </table:table-cell>
          <table:table-cell/>
          <table:table-cell table:formula="of:=VLOOKUP([.A642];[$Relationship.$A$2:.$B$3838];2;0)" office:value-type="string" office:string-value="2555W" calcext:value-type="string">
            <text:p>2555W</text:p>
          </table:table-cell>
          <table:table-cell table:formula="of:=VLOOKUP([.A6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02-50</text:p>
          </table:table-cell>
          <table:table-cell office:value-type="string" calcext:value-type="string">
            <text:p>flatcar with cable reels, general type, gray</text:p>
          </table:table-cell>
          <table:table-cell/>
          <table:table-cell table:formula="of:=VLOOKUP([.A643];[$Relationship.$A$2:.$B$3838];2;0)" office:value-type="float" office:value="11500" calcext:value-type="float">
            <text:p>11500</text:p>
          </table:table-cell>
          <table:table-cell table:formula="of:=VLOOKUP([.A6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09-25</text:p>
          </table:table-cell>
          <table:table-cell office:value-type="string" calcext:value-type="string">
            <text:p>flatcar with pipes, red</text:p>
          </table:table-cell>
          <table:table-cell/>
          <table:table-cell table:formula="of:=VLOOKUP([.A644];[$Relationship.$A$2:.$B$3838];2;0)" office:value-type="float" office:value="11311" calcext:value-type="float">
            <text:p>11311</text:p>
          </table:table-cell>
          <table:table-cell table:formula="of:=VLOOKUP([.A6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4-150</text:p>
          </table:table-cell>
          <table:table-cell office:value-type="string" calcext:value-type="string">
            <text:p>auto loader</text:p>
          </table:table-cell>
          <table:table-cell/>
          <table:table-cell table:formula="of:=VLOOKUP([.A645];[$Relationship.$A$2:.$B$3838];2;0)" office:value-type="float" office:value="11375" calcext:value-type="float">
            <text:p>11375</text:p>
          </table:table-cell>
          <table:table-cell table:formula="of:=VLOOKUP([.A6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7-25</text:p>
          </table:table-cell>
          <table:table-cell office:value-type="string" calcext:value-type="string">
            <text:p>caboose, porthole, Lionel Lines</text:p>
          </table:table-cell>
          <table:table-cell/>
          <table:table-cell table:formula="of:=VLOOKUP([.A646];[$Relationship.$A$2:.$B$3838];2;0)" office:value-type="string" office:string-value="2221WS" calcext:value-type="string">
            <text:p>2221WS</text:p>
          </table:table-cell>
          <table:table-cell table:formula="of:=VLOOKUP([.A6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7-50</text:p>
          </table:table-cell>
          <table:table-cell office:value-type="string" calcext:value-type="string">
            <text:p>caboose, Lehigh Valley, grey</text:p>
          </table:table-cell>
          <table:table-cell/>
          <table:table-cell table:formula="of:=VLOOKUP([.A647];[$Relationship.$A$2:.$B$3838];2;0)" office:value-type="string" office:string-value="2223W" calcext:value-type="string">
            <text:p>2223W</text:p>
          </table:table-cell>
          <table:table-cell table:formula="of:=VLOOKUP([.A6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100</text:p>
          </table:table-cell>
          <table:table-cell office:value-type="string" calcext:value-type="string">
            <text:p>caboose, work, N &amp; W</text:p>
          </table:table-cell>
          <table:table-cell/>
          <table:table-cell table:formula="of:=VLOOKUP([.A648];[$Relationship.$A$2:.$B$3838];2;0)" office:value-type="string" office:string-value="2295WS" calcext:value-type="string">
            <text:p>2295WS</text:p>
          </table:table-cell>
          <table:table-cell table:formula="of:=VLOOKUP([.A6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25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649];[$Relationship.$A$2:.$B$3838];2;0)" office:value-type="string" office:string-value="1521WS" calcext:value-type="string">
            <text:p>1521WS</text:p>
          </table:table-cell>
          <table:table-cell table:formula="of:=VLOOKUP([.A6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50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650];[$Relationship.$A$2:.$B$3838];2;0)" office:value-type="string" office:string-value="2267W" calcext:value-type="string">
            <text:p>2267W</text:p>
          </table:table-cell>
          <table:table-cell table:formula="of:=VLOOKUP([.A6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27-500</text:p>
          </table:table-cell>
          <table:table-cell office:value-type="string" calcext:value-type="string">
            <text:p>caboose, Pennsylvania, blue for Girl's set</text:p>
          </table:table-cell>
          <table:table-cell/>
          <table:table-cell table:formula="of:=VLOOKUP([.A651];[$Relationship.$A$2:.$B$3838];2;0)" office:value-type="string" office:string-value="1587S" calcext:value-type="string">
            <text:p>1587S</text:p>
          </table:table-cell>
          <table:table-cell table:formula="of:=VLOOKUP([.A6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27-60</text:p>
          </table:table-cell>
          <table:table-cell office:value-type="string" calcext:value-type="string">
            <text:p>caboose, Virginian, porthole</text:p>
          </table:table-cell>
          <table:table-cell/>
          <table:table-cell table:formula="of:=VLOOKUP([.A652];[$Relationship.$A$2:.$B$3838];2;0)" office:value-type="string" office:string-value="2513W" calcext:value-type="string">
            <text:p>2513W</text:p>
          </table:table-cell>
          <table:table-cell table:formula="of:=VLOOKUP([.A6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100</text:p>
          </table:table-cell>
          <table:table-cell office:value-type="string" calcext:value-type="string">
            <text:p>hopper, Lehigh Valley, quad</text:p>
          </table:table-cell>
          <table:table-cell/>
          <table:table-cell table:formula="of:=VLOOKUP([.A653];[$Relationship.$A$2:.$B$3838];2;0)" office:value-type="string" office:string-value="" calcext:value-type="error">
            <text:p>#N/A</text:p>
          </table:table-cell>
          <table:table-cell table:formula="of:=VLOOKUP([.A6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110</text:p>
          </table:table-cell>
          <table:table-cell office:value-type="string" calcext:value-type="string">
            <text:p>hopper, Lehigh Valley, quad</text:p>
          </table:table-cell>
          <table:table-cell/>
          <table:table-cell table:formula="of:=VLOOKUP([.A654];[$Relationship.$A$2:.$B$3838];2;0)" office:value-type="float" office:value="13138" calcext:value-type="float">
            <text:p>13138</text:p>
          </table:table-cell>
          <table:table-cell table:formula="of:=VLOOKUP([.A6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25</text:p>
          </table:table-cell>
          <table:table-cell office:value-type="string" calcext:value-type="string">
            <text:p>hopper, Lehigh Valley, maroon, quad</text:p>
          </table:table-cell>
          <table:table-cell/>
          <table:table-cell table:formula="of:=VLOOKUP([.A655];[$Relationship.$A$2:.$B$3838];2;0)" office:value-type="string" office:string-value="2235W" calcext:value-type="string">
            <text:p>2235W</text:p>
          </table:table-cell>
          <table:table-cell table:formula="of:=VLOOKUP([.A6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500</text:p>
          </table:table-cell>
          <table:table-cell office:value-type="string" calcext:value-type="string">
            <text:p>hopper, Lehigh Valley, lilac for Girl's set</text:p>
          </table:table-cell>
          <table:table-cell/>
          <table:table-cell table:formula="of:=VLOOKUP([.A656];[$Relationship.$A$2:.$B$3838];2;0)" office:value-type="string" office:string-value="1587S" calcext:value-type="string">
            <text:p>1587S</text:p>
          </table:table-cell>
          <table:table-cell table:formula="of:=VLOOKUP([.A6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0-</text:p>
          </table:table-cell>
          <table:table-cell office:value-type="string" calcext:value-type="string">
            <text:p>flatcar with vans</text:p>
          </table:table-cell>
          <table:table-cell/>
          <table:table-cell table:formula="of:=VLOOKUP([.A657];[$Relationship.$A$2:.$B$3838];2;0)" office:value-type="string" office:string-value="" calcext:value-type="error">
            <text:p>#N/A</text:p>
          </table:table-cell>
          <table:table-cell table:formula="of:=VLOOKUP([.A6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6-25</text:p>
          </table:table-cell>
          <table:table-cell office:value-type="string" calcext:value-type="string">
            <text:p>hopper, N &amp; W, grey, covered</text:p>
          </table:table-cell>
          <table:table-cell/>
          <table:table-cell table:formula="of:=VLOOKUP([.A658];[$Relationship.$A$2:.$B$3838];2;0)" office:value-type="string" office:string-value="2277WS" calcext:value-type="string">
            <text:p>2277WS</text:p>
          </table:table-cell>
          <table:table-cell table:formula="of:=VLOOKUP([.A6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6-60</text:p>
          </table:table-cell>
          <table:table-cell office:value-type="string" calcext:value-type="string">
            <text:p>hopper, Lehigh Valley, covered</text:p>
          </table:table-cell>
          <table:table-cell/>
          <table:table-cell table:formula="of:=VLOOKUP([.A659];[$Relationship.$A$2:.$B$3838];2;0)" office:value-type="float" office:value="13118" calcext:value-type="float">
            <text:p>13118</text:p>
          </table:table-cell>
          <table:table-cell table:formula="of:=VLOOKUP([.A6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56-25</text:p>
          </table:table-cell>
          <table:table-cell office:value-type="string" calcext:value-type="string">
            <text:p>hopper car, Lehigh Valley, grey</text:p>
          </table:table-cell>
          <table:table-cell/>
          <table:table-cell table:formula="of:=VLOOKUP([.A660];[$Relationship.$A$2:.$B$3838];2;0)" office:value-type="string" office:string-value="1515WS" calcext:value-type="string">
            <text:p>1515WS</text:p>
          </table:table-cell>
          <table:table-cell table:formula="of:=VLOOKUP([.A6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56-75</text:p>
          </table:table-cell>
          <table:table-cell office:value-type="string" calcext:value-type="string">
            <text:p>hopper, Lehigh Valley, red enamel paint</text:p>
          </table:table-cell>
          <table:table-cell/>
          <table:table-cell table:formula="of:=VLOOKUP([.A661];[$Relationship.$A$2:.$B$3838];2;0)" office:value-type="string" office:string-value="2227W" calcext:value-type="string">
            <text:p>2227W</text:p>
          </table:table-cell>
          <table:table-cell table:formula="of:=VLOOKUP([.A6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0-25</text:p>
          </table:table-cell>
          <table:table-cell office:value-type="string" calcext:value-type="string">
            <text:p>crane, red cab</text:p>
          </table:table-cell>
          <table:table-cell/>
          <table:table-cell table:formula="of:=VLOOKUP([.A662];[$Relationship.$A$2:.$B$3838];2;0)" office:value-type="float" office:value="1523" calcext:value-type="float">
            <text:p>1523</text:p>
          </table:table-cell>
          <table:table-cell table:formula="of:=VLOOKUP([.A6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125</text:p>
          </table:table-cell>
          <table:table-cell office:value-type="string" calcext:value-type="string">
            <text:p>gondola with barrels, red</text:p>
          </table:table-cell>
          <table:table-cell/>
          <table:table-cell table:formula="of:=VLOOKUP([.A663];[$Relationship.$A$2:.$B$3838];2;0)" office:value-type="string" office:string-value="2223W" calcext:value-type="string">
            <text:p>2223W</text:p>
          </table:table-cell>
          <table:table-cell table:formula="of:=VLOOKUP([.A6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25</text:p>
          </table:table-cell>
          <table:table-cell office:value-type="string" calcext:value-type="string">
            <text:p>gondola with barrels, green</text:p>
          </table:table-cell>
          <table:table-cell/>
          <table:table-cell table:formula="of:=VLOOKUP([.A664];[$Relationship.$A$2:.$B$3838];2;0)" office:value-type="string" office:string-value="1517W" calcext:value-type="string">
            <text:p>1517W</text:p>
          </table:table-cell>
          <table:table-cell table:formula="of:=VLOOKUP([.A6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500</text:p>
          </table:table-cell>
          <table:table-cell office:value-type="string" calcext:value-type="string">
            <text:p>gondola with canisters, pink for Girl's set</text:p>
          </table:table-cell>
          <table:table-cell/>
          <table:table-cell table:formula="of:=VLOOKUP([.A665];[$Relationship.$A$2:.$B$3838];2;0)" office:value-type="string" office:string-value="1587S" calcext:value-type="string">
            <text:p>1587S</text:p>
          </table:table-cell>
          <table:table-cell table:formula="of:=VLOOKUP([.A6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75</text:p>
          </table:table-cell>
          <table:table-cell office:value-type="string" calcext:value-type="string">
            <text:p>gondola with barrels, red</text:p>
          </table:table-cell>
          <table:table-cell/>
          <table:table-cell table:formula="of:=VLOOKUP([.A666];[$Relationship.$A$2:.$B$3838];2;0)" office:value-type="string" office:string-value="1519WS" calcext:value-type="string">
            <text:p>1519WS</text:p>
          </table:table-cell>
          <table:table-cell table:formula="of:=VLOOKUP([.A6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</text:p>
          </table:table-cell>
          <table:table-cell office:value-type="string" calcext:value-type="string">
            <text:p>box car, Western Pacific</text:p>
          </table:table-cell>
          <table:table-cell/>
          <table:table-cell table:formula="of:=VLOOKUP([.A667];[$Relationship.$A$2:.$B$3838];2;0)" office:value-type="string" office:string-value="1505WS" calcext:value-type="string">
            <text:p>1505WS</text:p>
          </table:table-cell>
          <table:table-cell table:formula="of:=VLOOKUP([.A6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00</text:p>
          </table:table-cell>
          <table:table-cell office:value-type="string" calcext:value-type="string">
            <text:p>boxcar, Western Pacific, blue or yellow feather</text:p>
          </table:table-cell>
          <table:table-cell/>
          <table:table-cell table:formula="of:=VLOOKUP([.A668];[$Relationship.$A$2:.$B$3838];2;0)" office:value-type="string" office:string-value="2223W" calcext:value-type="string">
            <text:p>2223W</text:p>
          </table:table-cell>
          <table:table-cell table:formula="of:=VLOOKUP([.A6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50</text:p>
          </table:table-cell>
          <table:table-cell office:value-type="string" calcext:value-type="string">
            <text:p>boxcar, Missouri Pacific</text:p>
          </table:table-cell>
          <table:table-cell/>
          <table:table-cell table:formula="of:=VLOOKUP([.A669];[$Relationship.$A$2:.$B$3838];2;0)" office:value-type="string" office:string-value="2247W" calcext:value-type="string">
            <text:p>2247W</text:p>
          </table:table-cell>
          <table:table-cell table:formula="of:=VLOOKUP([.A6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75</text:p>
          </table:table-cell>
          <table:table-cell office:value-type="string" calcext:value-type="string">
            <text:p>boxcar, Rock Island</text:p>
          </table:table-cell>
          <table:table-cell/>
          <table:table-cell table:formula="of:=VLOOKUP([.A670];[$Relationship.$A$2:.$B$3838];2;0)" office:value-type="string" office:string-value="2217WS" calcext:value-type="string">
            <text:p>2217WS</text:p>
          </table:table-cell>
          <table:table-cell table:formula="of:=VLOOKUP([.A6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25</text:p>
          </table:table-cell>
          <table:table-cell office:value-type="string" calcext:value-type="string">
            <text:p>boxcar, Southern Pacific</text:p>
          </table:table-cell>
          <table:table-cell/>
          <table:table-cell table:formula="of:=VLOOKUP([.A671];[$Relationship.$A$2:.$B$3838];2;0)" office:value-type="string" office:string-value="1517W" calcext:value-type="string">
            <text:p>1517W</text:p>
          </table:table-cell>
          <table:table-cell table:formula="of:=VLOOKUP([.A6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5</text:p>
          </table:table-cell>
          <table:table-cell office:value-type="string" calcext:value-type="string">
            <text:p>boxcar, Great Northern</text:p>
          </table:table-cell>
          <table:table-cell/>
          <table:table-cell table:formula="of:=VLOOKUP([.A672];[$Relationship.$A$2:.$B$3838];2;0)" office:value-type="string" office:string-value="2203WS" calcext:value-type="string">
            <text:p>2203WS</text:p>
          </table:table-cell>
          <table:table-cell table:formula="of:=VLOOKUP([.A6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75</text:p>
          </table:table-cell>
          <table:table-cell office:value-type="string" calcext:value-type="string">
            <text:p>boxcar, State of Maine</text:p>
          </table:table-cell>
          <table:table-cell/>
          <table:table-cell table:formula="of:=VLOOKUP([.A673];[$Relationship.$A$2:.$B$3838];2;0)" office:value-type="string" office:string-value="1537WS" calcext:value-type="string">
            <text:p>1537WS</text:p>
          </table:table-cell>
          <table:table-cell table:formula="of:=VLOOKUP([.A6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300</text:p>
          </table:table-cell>
          <table:table-cell office:value-type="string" calcext:value-type="string">
            <text:p>boxcar, Rutland</text:p>
          </table:table-cell>
          <table:table-cell/>
          <table:table-cell table:formula="of:=VLOOKUP([.A674];[$Relationship.$A$2:.$B$3838];2;0)" office:value-type="string" office:string-value="2243W" calcext:value-type="string">
            <text:p>2243W</text:p>
          </table:table-cell>
          <table:table-cell table:formula="of:=VLOOKUP([.A6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375</text:p>
          </table:table-cell>
          <table:table-cell office:value-type="string" calcext:value-type="string">
            <text:p>boxcar, Central of Georgia</text:p>
          </table:table-cell>
          <table:table-cell/>
          <table:table-cell table:formula="of:=VLOOKUP([.A675];[$Relationship.$A$2:.$B$3838];2;0)" office:value-type="float" office:value="12840" calcext:value-type="float">
            <text:p>12840</text:p>
          </table:table-cell>
          <table:table-cell table:formula="of:=VLOOKUP([.A6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00</text:p>
          </table:table-cell>
          <table:table-cell office:value-type="string" calcext:value-type="string">
            <text:p>boxcar, B&amp;O</text:p>
          </table:table-cell>
          <table:table-cell/>
          <table:table-cell table:formula="of:=VLOOKUP([.A676];[$Relationship.$A$2:.$B$3838];2;0)" office:value-type="string" office:string-value="1555WS" calcext:value-type="string">
            <text:p>1555WS</text:p>
          </table:table-cell>
          <table:table-cell table:formula="of:=VLOOKUP([.A6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25</text:p>
          </table:table-cell>
          <table:table-cell office:value-type="string" calcext:value-type="string">
            <text:p>boxcar, New Haven</text:p>
          </table:table-cell>
          <table:table-cell/>
          <table:table-cell table:formula="of:=VLOOKUP([.A677];[$Relationship.$A$2:.$B$3838];2;0)" office:value-type="string" office:string-value="1553W" calcext:value-type="string">
            <text:p>1553W</text:p>
          </table:table-cell>
          <table:table-cell table:formula="of:=VLOOKUP([.A6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50</text:p>
          </table:table-cell>
          <table:table-cell office:value-type="string" calcext:value-type="string">
            <text:p>boxcar, Great Northern</text:p>
          </table:table-cell>
          <table:table-cell/>
          <table:table-cell table:formula="of:=VLOOKUP([.A678];[$Relationship.$A$2:.$B$3838];2;0)" office:value-type="string" office:string-value="1589WS" calcext:value-type="string">
            <text:p>1589WS</text:p>
          </table:table-cell>
          <table:table-cell table:formula="of:=VLOOKUP([.A6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75</text:p>
          </table:table-cell>
          <table:table-cell office:value-type="string" calcext:value-type="string">
            <text:p>boxcar, Boston &amp; Maine</text:p>
          </table:table-cell>
          <table:table-cell/>
          <table:table-cell table:formula="of:=VLOOKUP([.A679];[$Relationship.$A$2:.$B$3838];2;0)" office:value-type="string" office:string-value="1577S" calcext:value-type="string">
            <text:p>1577S</text:p>
          </table:table-cell>
          <table:table-cell table:formula="of:=VLOOKUP([.A6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0</text:p>
          </table:table-cell>
          <table:table-cell office:value-type="string" calcext:value-type="string">
            <text:p>boxcar, M &amp; St L</text:p>
          </table:table-cell>
          <table:table-cell/>
          <table:table-cell table:formula="of:=VLOOKUP([.A680];[$Relationship.$A$2:.$B$3838];2;0)" office:value-type="string" office:string-value="2201WS" calcext:value-type="string">
            <text:p>2201WS</text:p>
          </table:table-cell>
          <table:table-cell table:formula="of:=VLOOKUP([.A6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00</text:p>
          </table:table-cell>
          <table:table-cell office:value-type="string" calcext:value-type="string">
            <text:p>boxcar, Timken</text:p>
          </table:table-cell>
          <table:table-cell/>
          <table:table-cell table:formula="of:=VLOOKUP([.A681];[$Relationship.$A$2:.$B$3838];2;0)" office:value-type="string" office:string-value="2287W" calcext:value-type="string">
            <text:p>2287W</text:p>
          </table:table-cell>
          <table:table-cell table:formula="of:=VLOOKUP([.A6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10</text:p>
          </table:table-cell>
          <table:table-cell office:value-type="string" calcext:value-type="string">
            <text:p>boxcar, Pacemaker, blue-green for Girl's set</text:p>
          </table:table-cell>
          <table:table-cell/>
          <table:table-cell table:formula="of:=VLOOKUP([.A682];[$Relationship.$A$2:.$B$3838];2;0)" office:value-type="string" office:string-value="1587S" calcext:value-type="string">
            <text:p>1587S</text:p>
          </table:table-cell>
          <table:table-cell table:formula="of:=VLOOKUP([.A6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15</text:p>
          </table:table-cell>
          <table:table-cell office:value-type="string" calcext:value-type="string">
            <text:p>boxcar, Katy, yellow for Girl's set</text:p>
          </table:table-cell>
          <table:table-cell/>
          <table:table-cell table:formula="of:=VLOOKUP([.A683];[$Relationship.$A$2:.$B$3838];2;0)" office:value-type="string" office:string-value="1587S" calcext:value-type="string">
            <text:p>1587S</text:p>
          </table:table-cell>
          <table:table-cell table:formula="of:=VLOOKUP([.A6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25</text:p>
          </table:table-cell>
          <table:table-cell office:value-type="string" calcext:value-type="string">
            <text:p>boxcar, M &amp; St L</text:p>
          </table:table-cell>
          <table:table-cell/>
          <table:table-cell table:formula="of:=VLOOKUP([.A684];[$Relationship.$A$2:.$B$3838];2;0)" office:value-type="string" office:string-value="1585W" calcext:value-type="string">
            <text:p>1585W</text:p>
          </table:table-cell>
          <table:table-cell table:formula="of:=VLOOKUP([.A6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650</text:p>
          </table:table-cell>
          <table:table-cell office:value-type="string" calcext:value-type="string">
            <text:p>boxcar, Rio Grande</text:p>
          </table:table-cell>
          <table:table-cell/>
          <table:table-cell table:formula="of:=VLOOKUP([.A685];[$Relationship.$A$2:.$B$3838];2;0)" office:value-type="float" office:value="1581" calcext:value-type="float">
            <text:p>1581</text:p>
          </table:table-cell>
          <table:table-cell table:formula="of:=VLOOKUP([.A6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725</text:p>
          </table:table-cell>
          <table:table-cell office:value-type="string" calcext:value-type="string">
            <text:p>boxcar, New Haven, orange</text:p>
          </table:table-cell>
          <table:table-cell/>
          <table:table-cell table:formula="of:=VLOOKUP([.A686];[$Relationship.$A$2:.$B$3838];2;0)" office:value-type="float" office:value="13068" calcext:value-type="float">
            <text:p>13068</text:p>
          </table:table-cell>
          <table:table-cell table:formula="of:=VLOOKUP([.A6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75</text:p>
          </table:table-cell>
          <table:table-cell office:value-type="string" calcext:value-type="string">
            <text:p>boxcar, Rock Island</text:p>
          </table:table-cell>
          <table:table-cell/>
          <table:table-cell table:formula="of:=VLOOKUP([.A687];[$Relationship.$A$2:.$B$3838];2;0)" office:value-type="string" office:string-value="2211WS" calcext:value-type="string">
            <text:p>2211WS</text:p>
          </table:table-cell>
          <table:table-cell table:formula="of:=VLOOKUP([.A6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825</text:p>
          </table:table-cell>
          <table:table-cell office:value-type="string" calcext:value-type="string">
            <text:p>boxcar, Alaska</text:p>
          </table:table-cell>
          <table:table-cell/>
          <table:table-cell table:formula="of:=VLOOKUP([.A688];[$Relationship.$A$2:.$B$3838];2;0)" office:value-type="string" office:string-value="2539WS" calcext:value-type="string">
            <text:p>2539WS</text:p>
          </table:table-cell>
          <table:table-cell table:formula="of:=VLOOKUP([.A6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900</text:p>
          </table:table-cell>
          <table:table-cell office:value-type="string" calcext:value-type="string">
            <text:p>boxcar, NYC</text:p>
          </table:table-cell>
          <table:table-cell/>
          <table:table-cell table:formula="of:=VLOOKUP([.A689];[$Relationship.$A$2:.$B$3838];2;0)" office:value-type="string" office:string-value="2555W" calcext:value-type="string">
            <text:p>2555W</text:p>
          </table:table-cell>
          <table:table-cell table:formula="of:=VLOOKUP([.A6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5-150</text:p>
          </table:table-cell>
          <table:table-cell office:value-type="string" calcext:value-type="string">
            <text:p>tank car, two dome, orange, Lionel Lines</text:p>
          </table:table-cell>
          <table:table-cell/>
          <table:table-cell table:formula="of:=VLOOKUP([.A690];[$Relationship.$A$2:.$B$3838];2;0)" office:value-type="float" office:value="11351" calcext:value-type="float">
            <text:p>11351</text:p>
          </table:table-cell>
          <table:table-cell table:formula="of:=VLOOKUP([.A6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691];[$Relationship.$A$2:.$B$3838];2;0)" office:value-type="string" office:string-value="1477S" calcext:value-type="string">
            <text:p>1477S</text:p>
          </table:table-cell>
          <table:table-cell table:formula="of:=VLOOKUP([.A6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W 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92];[$Relationship.$A$2:.$B$3838];2;0)" office:value-type="string" office:string-value="" calcext:value-type="error">
            <text:p>#N/A</text:p>
          </table:table-cell>
          <table:table-cell table:formula="of:=VLOOKUP([.A6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WX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93];[$Relationship.$A$2:.$B$3838];2;0)" office:value-type="string" office:string-value="1426WS" calcext:value-type="string">
            <text:p>1426WS</text:p>
          </table:table-cell>
          <table:table-cell table:formula="of:=VLOOKUP([.A6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8-25</text:p>
          </table:table-cell>
          <table:table-cell office:value-type="string" calcext:value-type="string">
            <text:p>automobile car, double door, New Haven</text:p>
          </table:table-cell>
          <table:table-cell/>
          <table:table-cell table:formula="of:=VLOOKUP([.A694];[$Relationship.$A$2:.$B$3838];2;0)" office:value-type="string" office:string-value="2263W" calcext:value-type="string">
            <text:p>2263W</text:p>
          </table:table-cell>
          <table:table-cell table:formula="of:=VLOOKUP([.A6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8X</text:p>
          </table:table-cell>
          <table:table-cell office:value-type="string" calcext:value-type="string">
            <text:p>automobile car, B&amp;O double door, tuscan</text:p>
          </table:table-cell>
          <table:table-cell/>
          <table:table-cell table:formula="of:=VLOOKUP([.A695];[$Relationship.$A$2:.$B$3838];2;0)" office:value-type="string" office:string-value="" calcext:value-type="error">
            <text:p>#N/A</text:p>
          </table:table-cell>
          <table:table-cell table:formula="of:=VLOOKUP([.A6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76-75</text:p>
          </table:table-cell>
          <table:table-cell office:value-type="string" calcext:value-type="string">
            <text:p>hopper, Lehigh Valley, black or red</text:p>
          </table:table-cell>
          <table:table-cell/>
          <table:table-cell table:formula="of:=VLOOKUP([.A696];[$Relationship.$A$2:.$B$3838];2;0)" office:value-type="float" office:value="11375" calcext:value-type="float">
            <text:p>11375</text:p>
          </table:table-cell>
          <table:table-cell table:formula="of:=VLOOKUP([.A6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0-25</text:p>
          </table:table-cell>
          <table:table-cell office:value-type="string" calcext:value-type="string">
            <text:p>crane, red cab</text:p>
          </table:table-cell>
          <table:table-cell/>
          <table:table-cell table:formula="of:=VLOOKUP([.A697];[$Relationship.$A$2:.$B$3838];2;0)" office:value-type="string" office:string-value="2235W" calcext:value-type="string">
            <text:p>2235W</text:p>
          </table:table-cell>
          <table:table-cell table:formula="of:=VLOOKUP([.A6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2-50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698];[$Relationship.$A$2:.$B$3838];2;0)" office:value-type="string" office:string-value="2283WS" calcext:value-type="string">
            <text:p>2283WS</text:p>
          </table:table-cell>
          <table:table-cell table:formula="of:=VLOOKUP([.A6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2-50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699];[$Relationship.$A$2:.$B$3838];2;0)" office:value-type="string" office:string-value="2283WS" calcext:value-type="string">
            <text:p>2283WS</text:p>
          </table:table-cell>
          <table:table-cell table:formula="of:=VLOOKUP([.A6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654W</text:p>
          </table:table-cell>
          <table:table-cell office:value-type="string" calcext:value-type="string">
            <text:p>tender, whistling, tinplate Lionel Lines</text:p>
          </table:table-cell>
          <table:table-cell table:style-name="ce19" office:value-type="string" calcext:value-type="string">
            <text:p>0-27</text:p>
          </table:table-cell>
          <table:table-cell table:formula="of:=VLOOKUP([.A700];[$Relationship.$A$2:.$B$3838];2;0)" office:value-type="string" office:string-value="1423W" calcext:value-type="string">
            <text:p>1423W</text:p>
          </table:table-cell>
          <table:table-cell table:formula="of:=VLOOKUP([.A700];[$images.$A$2:.$B$233];2;0)" office:value-type="string" office:string-value="6654W_web.jpg" calcext:value-type="string">
            <text:p>6654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71R</text:p>
          </table:table-cell>
          <table:table-cell office:value-type="string" calcext:value-type="string">
            <text:p>locomotive, turbine 6-8-6 Electronic Set</text:p>
          </table:table-cell>
          <table:table-cell table:style-name="ce19" office:value-type="string" calcext:value-type="string">
            <text:p>O</text:p>
          </table:table-cell>
          <table:table-cell table:formula="of:=VLOOKUP([.A701];[$Relationship.$A$2:.$B$3838];2;0)" office:value-type="string" office:string-value="4109WS" calcext:value-type="string">
            <text:p>4109WS</text:p>
          </table:table-cell>
          <table:table-cell table:formula="of:=VLOOKUP([.A7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71W</text:p>
          </table:table-cell>
          <table:table-cell office:value-type="string" calcext:value-type="string">
            <text:p>tender, whistling</text:p>
          </table:table-cell>
          <table:table-cell/>
          <table:table-cell table:formula="of:=VLOOKUP([.A702];[$Relationship.$A$2:.$B$3838];2;0)" office:value-type="string" office:string-value="2125WS" calcext:value-type="string">
            <text:p>2125WS</text:p>
          </table:table-cell>
          <table:table-cell table:formula="of:=VLOOKUP([.A702];[$images.$A$2:.$B$233];2;0)" office:value-type="string" office:string-value="671W_web.jpg" calcext:value-type="string">
            <text:p>671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822-5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703];[$Relationship.$A$2:.$B$3838];2;0)" office:value-type="float" office:value="11375" calcext:value-type="float">
            <text:p>11375</text:p>
          </table:table-cell>
          <table:table-cell table:formula="of:=VLOOKUP([.A7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36W</text:p>
          </table:table-cell>
          <table:table-cell office:value-type="string" calcext:value-type="string">
            <text:p>tender, whistling, Pennsylvania</text:p>
          </table:table-cell>
          <table:table-cell/>
          <table:table-cell table:formula="of:=VLOOKUP([.A704];[$Relationship.$A$2:.$B$3838];2;0)" office:value-type="float" office:value="2571" calcext:value-type="float">
            <text:p>2571</text:p>
          </table:table-cell>
          <table:table-cell table:formula="of:=VLOOKUP([.A704];[$images.$A$2:.$B$233];2;0)" office:value-type="string" office:string-value="736W_web.jpg" calcext:value-type="string">
            <text:p>73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46W</text:p>
          </table:table-cell>
          <table:table-cell office:value-type="string" calcext:value-type="string">
            <text:p>tender, whistling, N &amp; W</text:p>
          </table:table-cell>
          <table:table-cell table:style-name="ce19" office:value-type="string" calcext:value-type="string">
            <text:p>O</text:p>
          </table:table-cell>
          <table:table-cell table:formula="of:=VLOOKUP([.A705];[$Relationship.$A$2:.$B$3838];2;0)" office:value-type="string" office:string-value="2295WS" calcext:value-type="string">
            <text:p>2295WS</text:p>
          </table:table-cell>
          <table:table-cell table:formula="of:=VLOOKUP([.A705];[$images.$A$2:.$B$233];2;0)" office:value-type="string" office:string-value="746W_web.jpg" calcext:value-type="string">
            <text:p>74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73W</text:p>
          </table:table-cell>
          <table:table-cell office:value-type="string" calcext:value-type="string">
            <text:p>tender, whistling, NYC</text:p>
          </table:table-cell>
          <table:table-cell/>
          <table:table-cell table:formula="of:=VLOOKUP([.A706];[$Relationship.$A$2:.$B$3838];2;0)" office:value-type="float" office:value="13150" calcext:value-type="float">
            <text:p>13150</text:p>
          </table:table-cell>
          <table:table-cell table:formula="of:=VLOOKUP([.A706];[$images.$A$2:.$B$233];2;0)" office:value-type="string" office:string-value="773W_web.jpg" calcext:value-type="string">
            <text:p>77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ECU-1</text:p>
          </table:table-cell>
          <table:table-cell office:value-type="string" calcext:value-type="string">
            <text:p>Electronic Control Unit</text:p>
          </table:table-cell>
          <table:table-cell/>
          <table:table-cell table:formula="of:=VLOOKUP([.A707];[$Relationship.$A$2:.$B$3838];2;0)" office:value-type="string" office:string-value="4109WS" calcext:value-type="string">
            <text:p>4109WS</text:p>
          </table:table-cell>
          <table:table-cell table:formula="of:=VLOOKUP([.A7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O set</text:p>
          </table:table-cell>
          <table:table-cell office:value-type="string" calcext:value-type="string">
            <text:p>matches components of super O set 2555W</text:p>
          </table:table-cell>
          <table:table-cell table:style-name="ce19" office:value-type="string" calcext:value-type="string">
            <text:p>0-27</text:p>
          </table:table-cell>
          <table:table-cell table:formula="of:=VLOOKUP([.A708];[$Relationship.$A$2:.$B$3838];2;0)" office:value-type="string" office:string-value="2555W" calcext:value-type="string">
            <text:p>2555W</text:p>
          </table:table-cell>
          <table:table-cell table:formula="of:=VLOOKUP([.A7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W</text:p>
          </table:table-cell>
          <table:table-cell office:value-type="string" calcext:value-type="string">
            <text:p>transformer, 125 watt</text:p>
          </table:table-cell>
          <table:table-cell/>
          <table:table-cell table:formula="of:=VLOOKUP([.A709];[$Relationship.$A$2:.$B$3838];2;0)" office:value-type="float" office:value="12710" calcext:value-type="float">
            <text:p>12710</text:p>
          </table:table-cell>
          <table:table-cell table:formula="of:=VLOOKUP([.A7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CS</text:p>
          </table:table-cell>
          <table:table-cell office:value-type="string" calcext:value-type="string">
            <text:p>track, uncoupling/operating, 5 rail</text:p>
          </table:table-cell>
          <table:table-cell table:style-name="ce19" office:value-type="string" calcext:value-type="string">
            <text:p>O</text:p>
          </table:table-cell>
          <table:table-cell table:formula="of:=VLOOKUP([.A710];[$Relationship.$A$2:.$B$3838];2;0)" office:value-type="string" office:string-value="463W" calcext:value-type="string">
            <text:p>463W</text:p>
          </table:table-cell>
          <table:table-cell table:formula="of:=VLOOKUP([.A7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transformer, 80 watts</text:p>
          </table:table-cell>
          <table:table-cell/>
          <table:table-cell table:formula="of:=VLOOKUP([.A711];[$Relationship.$A$2:.$B$3838];2;0)" office:value-type="string" office:string-value="1434WS" calcext:value-type="string">
            <text:p>1434WS</text:p>
          </table:table-cell>
          <table:table-cell table:formula="of:=VLOOKUP([.A7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022</text:p>
          </table:table-cell>
          <table:table-cell office:value-type="string" calcext:value-type="string">
            <text:p>track, switches, remote control, without constant voltage plug</text:p>
          </table:table-cell>
          <table:table-cell table:style-name="ce19" office:value-type="string" calcext:value-type="string">
            <text:p>O</text:p>
          </table:table-cell>
          <table:table-cell table:formula="of:=VLOOKUP([.A712];[$Relationship.$A$2:.$B$3838];2;0)" office:value-type="float" office:value="12850" calcext:value-type="float">
            <text:p>12850</text:p>
          </table:table-cell>
          <table:table-cell table:formula="of:=VLOOKUP([.A7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CS</text:p>
          </table:table-cell>
          <table:table-cell office:value-type="string" calcext:value-type="string">
            <text:p>track, uncoupling/operating, 5 rail w/ electromagnet</text:p>
          </table:table-cell>
          <table:table-cell table:style-name="ce19" office:value-type="string" calcext:value-type="string">
            <text:p>O</text:p>
          </table:table-cell>
          <table:table-cell table:formula="of:=VLOOKUP([.A713];[$Relationship.$A$2:.$B$3838];2;0)" office:value-type="string" office:string-value="2147WS" calcext:value-type="string">
            <text:p>2147WS</text:p>
          </table:table-cell>
          <table:table-cell table:formula="of:=VLOOKUP([.A7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nlettered</text:p>
          </table:table-cell>
          <table:table-cell office:value-type="string" calcext:value-type="string">
            <text:p>caboose, SP type without end rails, red or yellow</text:p>
          </table:table-cell>
          <table:table-cell/>
          <table:table-cell table:formula="of:=VLOOKUP([.A714];[$Relationship.$A$2:.$B$3838];2;0)" office:value-type="float" office:value="1123" calcext:value-type="float">
            <text:p>1123</text:p>
          </table:table-cell>
          <table:table-cell table:formula="of:=VLOOKUP([.A7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W</text:p>
          </table:table-cell>
          <table:table-cell office:value-type="string" calcext:value-type="string">
            <text:p>transformer, 275 watt</text:p>
          </table:table-cell>
          <table:table-cell/>
          <table:table-cell table:formula="of:=VLOOKUP([.A715];[$Relationship.$A$2:.$B$3838];2;0)" office:value-type="float" office:value="13150" calcext:value-type="float">
            <text:p>13150</text:p>
          </table:table-cell>
          <table:table-cell table:formula="of:=VLOOKUP([.A7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1" table:number-rows-repeated="10478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ticle" table:style-name="ta4">
        <office:forms form:automatic-focus="false" form:apply-design-mode="false"/>
        <table:table-column table:style-name="co14" table:default-cell-style-name="ce19"/>
        <table:table-column table:style-name="co15" table:default-cell-style-name="ce19"/>
        <table:table-column table:style-name="co16" table:default-cell-style-name="ce26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9" table:number-columns-repeated="16378" table:default-cell-style-name="Default"/>
        <table:table-row table:style-name="ro1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Category</text:p>
          </table:table-cell>
          <table:table-cell table:style-name="ce24" office:value-type="string" calcext:value-type="string">
            <text:p>Description</text:p>
          </table:table-cell>
          <table:table-cell table:style-name="ce17" office:value-type="string" calcext:value-type="string">
            <text:p>Last updated</text:p>
          </table:table-cell>
          <table:table-cell table:style-name="ce17" office:value-type="string" calcext:value-type="string">
            <text:p>Filename</text:p>
          </table:table-cell>
          <table:table-cell table:style-name="ce17" office:value-type="string" calcext:value-type="string">
            <text:p>Image</text:p>
          </table:table-cell>
          <table:table-cell table:number-columns-repeated="16378"/>
        </table:table-row>
        <table:table-row table:style-name="ro4">
          <table:table-cell table:style-name="ce39" office:value-type="string" calcext:value-type="string">
            <text:p>L41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41 <text:s text:c="5"/>US Army Switcher</text:p>
          </table:table-cell>
          <table:table-cell table:style-name="ce39" table:number-columns-repeated="3"/>
          <table:table-cell table:number-columns-repeated="16378"/>
        </table:table-row>
        <table:table-row table:style-name="ro4">
          <table:table-cell table:style-name="ce18" office:value-type="string" calcext:value-type="string">
            <text:p>L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2 <text:s text:c="5"/>Picatinny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18" office:value-type="string" calcext:value-type="string">
            <text:p>L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4 <text:s text:c="5"/>USA Missile Laun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5 <text:s text:c="5"/>USMC Missile Laun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0 <text:s text:c="5"/>Gang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1 <text:s text:c="6"/>Navy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2 <text:s text:c="6"/>Fire Fighting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3 <text:s text:c="6"/>Rio Grande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4 <text:s text:c="6"/>Ballast Tamp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5 <text:s text:c="6"/>Tie Jecto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6 <text:s text:c="6"/>MS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7 <text:s text:c="6"/>AE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8 <text:s text:c="6"/>Rotary Plow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9 <text:s text:c="6"/>Minutema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 <text:s text:c="6"/>Trolley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5 <text:s text:c="6"/>Hand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 <text:s text:c="6"/>Executive Inspection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9 <text:s text:c="6"/>Maintenance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0 <text:s text:c="4"/>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 <text:s text:c="4"/>UP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4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204 <text:s text:c="4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5 <text:s text:c="3"/>MP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8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9 <text:s text:c="3"/>NH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0 <text:s text:c="3"/>Texas Special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1 <text:s text:c="3"/>Texas Special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2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2P <text:s text:c="3"/>MC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2A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2A <text:s text:c="3"/>Alco Diese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6 <text:s text:c="3"/>Burlington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7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7P <text:s text:c="3"/>B&amp;M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8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8P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9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9P <text:s text:c="3"/>M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0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1 <text:s text:c="3"/>NYC Empire Stat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2 <text:s text:c="4"/>Rio Grand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3 <text:s text:c="3"/>Santa F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P <text:s text:c="3"/>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5 <text:s text:c="3"/>C&amp;O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6 <text:s text:c="3"/>B&amp;M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7 <text:s text:c="3"/>CN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8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228 <text:s text:c="3"/>CN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9 <text:s text:c="3"/>M&amp;SL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0 <text:s text:c="3"/>C&amp;O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1 <text:s text:c="3"/>Rock Island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 <text:s text:c="3"/>New Haven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8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2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3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4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5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6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7 <text:s text:c="3"/>B&amp;O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8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9 <text:s text:c="3"/>Pa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50 <text:s text:c="3"/>Pa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00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400 <text:s text:c="3"/>Budd Rail Car-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0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04 <text:s text:c="3"/>Budd Rail Car-4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20 <text:s text:c="3"/>GE Electric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0 <text:s text:c="3"/>MKT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1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2 <text:s text:c="3"/>NW-2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0 <text:s text:c="3"/>Erie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1 <text:s text:c="3"/>J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3 <text:s text:c="3"/>UP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4 <text:s text:c="3"/>Alaska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6 <text:s text:c="3"/>AT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7 <text:s text:c="3"/>Seaboard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1 <text:s text:c="3"/>J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2 <text:s text:c="3"/>GM Bel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3 <text:s text:c="3"/>AT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4 <text:s text:c="3"/>C&amp;O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5 <text:s text:c="3"/>LV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6 <text:s text:c="3"/>B&amp;O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7 <text:s text:c="3"/>LV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8 <text:s text:c="3"/>NP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9 <text:s text:c="3"/>Burlington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3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633 <text:s text:c="3"/>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4 <text:s text:c="3"/>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5 <text:s text:c="3"/>UP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7 <text:s text:c="3"/>Pra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4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6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R <text:s/>Electronic 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R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RR 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1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2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26 <text:s text:c="3"/>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26R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26RR 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36 <text:s text:c="3"/>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46 <text:s text:c="3"/>N&amp;W J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73-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73 <text:s text:c="3"/>Hudson 1950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73-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73 <text:s text:c="3"/>Hudson 1964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0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5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55 <text:s text:c="3"/>Texas Special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2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5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01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1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2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3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1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1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2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4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5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6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6E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6E <text:s/>Locomotiv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6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6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7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7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8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8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1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1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18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0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3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8 <text:s text:c="3"/>GP7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9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1 <text:s text:c="3"/>Rock Island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2 <text:s text:c="3"/>Eri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3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4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7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4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5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6</text:p>
          </table:table-cell>
          <table:table-cell table:style-name="ce29" office:value-type="string" calcext:value-type="string">
            <text:p>locomotives</text:p>
          </table:table-cell>
          <table:table-cell table:style-name="ce45" office:value-type="string" calcext:value-type="string">
            <text:p>205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6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0 <text:s text:c="3"/>Wabash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2 <text:s text:c="4"/>New Have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3 <text:s text:c="3"/>Santa Fe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5 <text:s text:c="3"/>Texas Special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1 <text:s text:c="3"/>EL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2 <text:s text:c="3"/>Virginian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8 <text:s text:c="3"/>Burlington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9 <text:s text:c="3"/>Virginian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1 <text:s text:c="3"/>Virginian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2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3SF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3NYC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3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4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7 <text:s text:c="3"/>Wabash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8 <text:s text:c="3"/>Milwaukee Road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9 <text:s text:c="3"/>Wabash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1 <text:s text:c="3"/>JC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4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5 <text:s text:c="3"/>Wester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6 <text:s text:c="3"/>B&amp;M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8 <text:s text:c="3"/>M&amp;SL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9 <text:s text:c="3"/>NP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0 <text:s text:c="3"/>New Haven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1 <text:s text:c="3"/>Milwaukee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2 <text:s text:c="3"/>Pa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4 <text:s text:c="3"/>NYC <text:s text:c="3"/>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5 <text:s text:c="3"/>Wester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6 <text:s text:c="3"/>Souther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8 <text:s text:c="3"/>Great Norther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9 <text:s text:c="3"/>B&amp;M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3 <text:s text:c="3"/>Illinois Central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5 <text:s text:c="3"/>C&amp;O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7 <text:s text:c="3"/>Wabash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8 <text:s text:c="3"/>B&amp;O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3 <text:s text:c="3"/>Canadia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8 <text:s text:c="3"/>Milwaukee Road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9 <text:s text:c="3"/>Rio Grande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8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8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1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20 <text:s text:c="3"/>GM Bel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50 <text:s text:c="3"/>Seaboard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office:value-type="string" calcext:value-type="string">
            <text:p>T22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2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3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3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3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3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3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3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4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4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73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73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165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165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020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020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04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04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2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2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4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4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20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20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2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2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403B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403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4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4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65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65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4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2420 <text:s text:c="3"/>Caboose with Searchligh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4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2460 <text:s text:c="3"/>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30 <text:s text:c="3"/>Submari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6 <text:s text:c="3"/>Hors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7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7 <text:s text:c="3"/>Cop and Hobo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9 <text:s text:c="3"/>Twin-bin Coal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0 <text:s text:c="3"/>Burro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1 <text:s text:c="3"/>Lumber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2 <text:s text:c="3"/>Helium Tank Unload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4 <text:s text:c="3"/>Log Unload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6 <text:s text:c="3"/>Circus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7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70 <text:s text:c="3"/>Sheriff-Outlaw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7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76 <text:s text:c="3"/>Giraff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8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86 <text:s text:c="3"/>Giraff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0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09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0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3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3 <text:s text:c="3"/>Mercury Capsu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9 <text:s text:c="3"/>Operating Helicopt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4 <text:s text:c="3"/>Operating Brakema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8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8 <text:s text:c="3"/>Operating Mail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9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3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34 <text:s text:c="3"/>Operating Chicke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3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35 <text:s text:c="3"/>Aquarium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4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44 <text:s text:c="3"/>Animated Gondol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1 <text:s text:c="3"/>Lumb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4 <text:s text:c="3"/>Merchandis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6 <text:s text:c="3"/>Operating Hopp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9 <text:s text:c="3"/>Ore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1 <text:s text:c="3"/>Operating Lumb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4 <text:s text:c="3"/>Animated Box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9 <text:s text:c="3"/>Ore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3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7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7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74 <text:s text:c="3"/>Animated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8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8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8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84 <text:s text:c="3"/>Animated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9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96 <text:s text:c="3"/>Operating Box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0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09 <text:s text:c="3"/>Satellit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1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12 <text:s text:c="3"/>Fireman and Ladd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19 <text:s text:c="3"/>Satellit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20 <text:s text:c="3"/>Rotating 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30 <text:s text:c="3"/>Genera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3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35 <text:s text:c="3"/>Security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4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40 <text:s text:c="3"/>Radar Sear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4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45 <text:s text:c="3"/>TV Moni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59 <text:s text:c="3"/>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62 <text:s text:c="3"/>Operating Barrel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19 <text:s text:c="3"/>Helicopter Reconnaissanc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20 <text:s text:c="3"/>Rotating 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5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50 <text:s text:c="3"/>Searchlight Extensio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56 <text:s text:c="3"/>Stoc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5 <text:s text:c="3"/>Minuteman Missil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6 <text:s text:c="2"/>Minuteman Canno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72 <text:s text:c="3"/>Bosco 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927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927 <text:s text:c="3"/>Track Clean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35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352 <text:s text:c="3"/>Ic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4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460 <text:s text:c="3"/>Cran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4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472 <text:s text:c="3"/>Refrigera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5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520 <text:s text:c="3"/>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55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544 <text:s text:c="4"/>Missile Fir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3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4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4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5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5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56 <text:s text:c="3"/>Stoc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828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828 <text:s text:c="3"/>Harnischfeger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0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 <text:s text:c="3"/>Lamp Pos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8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N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N <text:s text:c="3"/>Gate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7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70 <text:s text:c="3"/>Yard Ligh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7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71 <text:s text:c="3"/>Lamp Pos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8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89 <text:s text:c="3"/>Flag Po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9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91 <text:s text:c="3"/>Circuit Break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97 <text:s text:c="3"/>Coal Elevato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4 <text:s text:c="3"/>Newstand with Hor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5 <text:s text:c="3"/>Stop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8 <text:s text:c="3"/>Newstand with Whist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2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25 <text:s text:c="3"/>Whistle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2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28 <text:s text:c="3"/>Animated Newstan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2 <text:s text:c="3"/>Stop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3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8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4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40 <text:s text:c="3"/>Banjo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45 <text:s text:c="3"/>Gate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1 <text:s text:c="3"/>Semaphor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2 <text:s text:c="3"/>Crossing Ga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4 <text:s text:c="3"/>Highwa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5 <text:s text:c="3"/>Ringing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6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7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1 <text:s text:c="3"/>Mail Bag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4 <text:s text:c="3"/>Lumber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5 <text:s text:c="3"/>Magnetic Gantry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7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75 <text:s text:c="3"/>Rocket Launch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8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82 <text:s text:c="3"/>Magnetic Gantry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2 <text:s text:c="3"/>Control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3 <text:s text:c="3"/>Flashing 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5 <text:s text:c="3"/>Floodlight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7 <text:s text:c="3"/>Rada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9 <text:s text:c="3"/>Microwave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2 <text:s text:c="3"/>Crossing Ga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6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7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62 <text:s text:c="3"/>Highwa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64 <text:s text:c="3"/>Fork Lift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8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82 <text:s text:c="3"/>Portal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82R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82R <text:s/>Portal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9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99 <text:s text:c="3"/>Code Transmitter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1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13 <text:s text:c="3"/>Bascule Brid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3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34 <text:s text:c="3"/>Dispatching Boar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2 <text:s text:c="3"/>Culvert Pipe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5 <text:s text:c="3"/>Culvert Pipe Un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6 <text:s text:c="3"/>Culvert Pipe Un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0 <text:s text:c="3"/>Transfer Tab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2 <text:s text:c="3"/>Ic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6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2 <text:s text:c="3"/>Barrel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4 <text:s text:c="3"/>Log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5 <text:s text:c="3"/>Dispatch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7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75 <text:s text:c="3"/>Turntab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4 <text:s text:c="3"/>Rotary Beac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5 <text:s text:c="3"/>Floodlight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7 <text:s text:c="3"/>Coal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0 <text:s text:c="3"/>Blinking Billboar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5 <text:s text:c="3"/>Fuel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9 <text:s text:c="3"/>Helipor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45 <text:s text:c="3"/>Switch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4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48 <text:s text:c="3"/>Missile Range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0 <text:s text:c="3"/>Signal Brid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2 <text:s text:c="3"/>Overhead Gantr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5 <text:s text:c="3"/>Oil Derri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6 <text:s text:c="3"/>Coal Ramp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0 <text:s text:c="3"/>Piggyback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2 <text:s text:c="3"/>Derrick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4 <text:s text:c="3"/>Lumber Mil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5 <text:s text:c="3"/>Dispatch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7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70 <text:s text:c="3"/>Missile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9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94 <text:s text:c="3"/>Rotary Beac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97 <text:s text:c="3"/>Coal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0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045 <text:s text:c="3"/>Automatic Flag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04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047 <text:s text:c="3"/>Switchman with Flag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601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6019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-RCS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RCS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-UCS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UCS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X1011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1 <text:s text:c="2"/>2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2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2 <text:s text:c="2"/>3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1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4 <text:s text:c="2"/>4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2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3 <text:s text:c="2"/>9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4 <text:s text:c="2"/>7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1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1 <text:s text:c="2"/>6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2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3 <text:s text:c="2"/>5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4 <text:s text:c="2"/>9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5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53 <text:s text:c="2"/>6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6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63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7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73 <text:s text:c="2"/>6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14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144 <text:s text:c="2"/>7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K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KW <text:s text:c="2"/>190 watts, whistle control, 2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L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LW <text:s text:c="2"/>12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R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RW <text:s text:c="2"/>11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S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SW <text:s text:c="2"/>130 watts, whistle control, 2 variable voltages</text:p>
          </table:table-cell>
          <table:table-cell table:style-name="ce45"/>
          <table:table-cell table:number-columns-repeated="16380"/>
        </table:table-row>
        <table:table-row table:style-name="ro5">
          <table:table-cell office:value-type="string" calcext:value-type="string">
            <text:p>X-T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TW   175 watts, whistle control, 2<text:span text:style-name="T1">nd</text:span><text:span text:style-name="T2"> core for fixed voltages</text:span>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V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V <text:s text:c="5"/>150 watts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V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VW <text:s text:c="2"/>150 watts, whistle control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Z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Z <text:s text:c="7"/>250 watts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Z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ZW <text:s text:c="3"/>275 watts, whistle control, 4 variable voltages</text:p>
          </table:table-cell>
          <table:table-cell table:style-name="ce45"/>
          <table:table-cell table:number-columns-repeated="16380"/>
        </table:table-row>
        <table:table-row table:style-name="ro1">
          <table:table-cell office:value-type="string" calcext:value-type="string">
            <text:p>M001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2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3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4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5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6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7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8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9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0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1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2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3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4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5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6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7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8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9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20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 table:number-rows-repeated="1048171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mages" table:style-name="ta5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7">
          <table:table-cell office:value-type="float" office:value="1055" calcext:value-type="float">
            <text:p>1055</text:p>
          </table:table-cell>
          <table:table-cell office:value-type="string" calcext:value-type="string">
            <text:p>1055_web.jpg</text:p>
          </table:table-cell>
          <table:table-cell/>
        </table:table-row>
        <table:table-row table:style-name="ro7">
          <table:table-cell office:value-type="float" office:value="1065" calcext:value-type="float">
            <text:p>1065</text:p>
          </table:table-cell>
          <table:table-cell office:value-type="string" calcext:value-type="string">
            <text:p>1065_web.jpg</text:p>
          </table:table-cell>
          <table:table-cell/>
        </table:table-row>
        <table:table-row table:style-name="ro7">
          <table:table-cell office:value-type="float" office:value="1101" calcext:value-type="float">
            <text:p>1101</text:p>
          </table:table-cell>
          <table:table-cell office:value-type="string" calcext:value-type="string">
            <text:p>1101_web.jpg</text:p>
          </table:table-cell>
          <table:table-cell/>
        </table:table-row>
        <table:table-row table:style-name="ro7">
          <table:table-cell office:value-type="float" office:value="1110" calcext:value-type="float">
            <text:p>1110</text:p>
          </table:table-cell>
          <table:table-cell office:value-type="string" calcext:value-type="string">
            <text:p>1110_web.jpg</text:p>
          </table:table-cell>
          <table:table-cell/>
        </table:table-row>
        <table:table-row table:style-name="ro7">
          <table:table-cell office:value-type="float" office:value="1122" calcext:value-type="float">
            <text:p>1122</text:p>
          </table:table-cell>
          <table:table-cell office:value-type="string" calcext:value-type="string">
            <text:p>1122_web.jpg</text:p>
          </table:table-cell>
          <table:table-cell/>
        </table:table-row>
        <table:table-row table:style-name="ro7">
          <table:table-cell office:value-type="float" office:value="118" calcext:value-type="float">
            <text:p>118</text:p>
          </table:table-cell>
          <table:table-cell office:value-type="string" calcext:value-type="string">
            <text:p>118_web.jpg</text:p>
          </table:table-cell>
          <table:table-cell/>
        </table:table-row>
        <table:table-row table:style-name="ro7">
          <table:table-cell office:value-type="float" office:value="125" calcext:value-type="float">
            <text:p>125</text:p>
          </table:table-cell>
          <table:table-cell office:value-type="string" calcext:value-type="string">
            <text:p>125_web.jpg</text:p>
          </table:table-cell>
          <table:table-cell/>
        </table:table-row>
        <table:table-row table:style-name="ro7">
          <table:table-cell office:value-type="float" office:value="128" calcext:value-type="float">
            <text:p>128</text:p>
          </table:table-cell>
          <table:table-cell office:value-type="string" calcext:value-type="string">
            <text:p>128_web.jpg</text:p>
          </table:table-cell>
          <table:table-cell/>
        </table:table-row>
        <table:table-row table:style-name="ro7">
          <table:table-cell office:value-type="float" office:value="138" calcext:value-type="float">
            <text:p>138</text:p>
          </table:table-cell>
          <table:table-cell office:value-type="string" calcext:value-type="string">
            <text:p>138_web.jpg</text:p>
          </table:table-cell>
          <table:table-cell/>
        </table:table-row>
        <table:table-row table:style-name="ro7">
          <table:table-cell office:value-type="float" office:value="140" calcext:value-type="float">
            <text:p>140</text:p>
          </table:table-cell>
          <table:table-cell office:value-type="string" calcext:value-type="string">
            <text:p>140_web.jpg</text:p>
          </table:table-cell>
          <table:table-cell/>
        </table:table-row>
        <table:table-row table:style-name="ro7">
          <table:table-cell office:value-type="float" office:value="151" calcext:value-type="float">
            <text:p>151</text:p>
          </table:table-cell>
          <table:table-cell office:value-type="string" calcext:value-type="string">
            <text:p>151_web.jpg</text:p>
          </table:table-cell>
          <table:table-cell/>
        </table:table-row>
        <table:table-row table:style-name="ro7">
          <table:table-cell office:value-type="float" office:value="154" calcext:value-type="float">
            <text:p>154</text:p>
          </table:table-cell>
          <table:table-cell office:value-type="string" calcext:value-type="string">
            <text:p>154_web.jpg</text:p>
          </table:table-cell>
          <table:table-cell/>
        </table:table-row>
        <table:table-row table:style-name="ro7">
          <table:table-cell office:value-type="float" office:value="1615" calcext:value-type="float">
            <text:p>1615</text:p>
          </table:table-cell>
          <table:table-cell office:value-type="string" calcext:value-type="string">
            <text:p>1615_web.jpg</text:p>
          </table:table-cell>
          <table:table-cell/>
        </table:table-row>
        <table:table-row table:style-name="ro7">
          <table:table-cell office:value-type="float" office:value="1625" calcext:value-type="float">
            <text:p>1625</text:p>
          </table:table-cell>
          <table:table-cell office:value-type="string" calcext:value-type="string">
            <text:p>1625_web.jpg</text:p>
          </table:table-cell>
          <table:table-cell/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164_web.jpg</text:p>
          </table:table-cell>
          <table:table-cell/>
        </table:table-row>
        <table:table-row table:style-name="ro7">
          <table:table-cell office:value-type="string" calcext:value-type="string">
            <text:p>1654W</text:p>
          </table:table-cell>
          <table:table-cell office:value-type="string" calcext:value-type="string">
            <text:p>1654W_web.jpg</text:p>
          </table:table-cell>
          <table:table-cell/>
        </table:table-row>
        <table:table-row table:style-name="ro7">
          <table:table-cell office:value-type="float" office:value="1654" calcext:value-type="float">
            <text:p>1654</text:p>
          </table:table-cell>
          <table:table-cell office:value-type="string" calcext:value-type="string">
            <text:p>1654_web.jpg</text:p>
          </table:table-cell>
          <table:table-cell/>
        </table:table-row>
        <table:table-row table:style-name="ro7">
          <table:table-cell office:value-type="float" office:value="1655" calcext:value-type="float">
            <text:p>1655</text:p>
          </table:table-cell>
          <table:table-cell office:value-type="string" calcext:value-type="string">
            <text:p>1655_web.jpg</text:p>
          </table:table-cell>
          <table:table-cell/>
        </table:table-row>
        <table:table-row table:style-name="ro7">
          <table:table-cell office:value-type="float" office:value="1656" calcext:value-type="float">
            <text:p>1656</text:p>
          </table:table-cell>
          <table:table-cell office:value-type="string" calcext:value-type="string">
            <text:p>1656_web.jpg</text:p>
          </table:table-cell>
          <table:table-cell/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165_web.jpg</text:p>
          </table:table-cell>
          <table:table-cell/>
        </table:table-row>
        <table:table-row table:style-name="ro7">
          <table:table-cell office:value-type="float" office:value="1665" calcext:value-type="float">
            <text:p>1665</text:p>
          </table:table-cell>
          <table:table-cell office:value-type="string" calcext:value-type="string">
            <text:p>1665_web.jpg</text:p>
          </table:table-cell>
          <table:table-cell/>
        </table:table-row>
        <table:table-row table:style-name="ro7">
          <table:table-cell office:value-type="float" office:value="1666" calcext:value-type="float">
            <text:p>1666</text:p>
          </table:table-cell>
          <table:table-cell office:value-type="string" calcext:value-type="string">
            <text:p>1666_web.jpg</text:p>
          </table:table-cell>
          <table:table-cell/>
        </table:table-row>
        <table:table-row table:style-name="ro7">
          <table:table-cell office:value-type="float" office:value="182" calcext:value-type="float">
            <text:p>182</text:p>
          </table:table-cell>
          <table:table-cell office:value-type="string" calcext:value-type="string">
            <text:p>182_web.jpg</text:p>
          </table:table-cell>
          <table:table-cell/>
        </table:table-row>
        <table:table-row table:style-name="ro7">
          <table:table-cell office:value-type="float" office:value="1862" calcext:value-type="float">
            <text:p>1862</text:p>
          </table:table-cell>
          <table:table-cell office:value-type="string" calcext:value-type="string">
            <text:p>1862_web.jpg</text:p>
          </table:table-cell>
          <table:table-cell/>
        </table:table-row>
        <table:table-row table:style-name="ro7">
          <table:table-cell office:value-type="float" office:value="1872" calcext:value-type="float">
            <text:p>1872</text:p>
          </table:table-cell>
          <table:table-cell office:value-type="string" calcext:value-type="string">
            <text:p>1872_web.jpg</text:p>
          </table:table-cell>
          <table:table-cell/>
        </table:table-row>
        <table:table-row table:style-name="ro7">
          <table:table-cell office:value-type="string" calcext:value-type="string">
            <text:p>1875W</text:p>
          </table:table-cell>
          <table:table-cell office:value-type="string" calcext:value-type="string">
            <text:p>1875W_web.jpg</text:p>
          </table:table-cell>
          <table:table-cell/>
        </table:table-row>
        <table:table-row table:style-name="ro7">
          <table:table-cell office:value-type="float" office:value="192" calcext:value-type="float">
            <text:p>192</text:p>
          </table:table-cell>
          <table:table-cell office:value-type="string" calcext:value-type="string">
            <text:p>192_web.jpg</text:p>
          </table:table-cell>
          <table:table-cell/>
        </table:table-row>
        <table:table-row table:style-name="ro7">
          <table:table-cell office:value-type="float" office:value="193" calcext:value-type="float">
            <text:p>193</text:p>
          </table:table-cell>
          <table:table-cell office:value-type="string" calcext:value-type="string">
            <text:p>193_web.jpg</text:p>
          </table:table-cell>
          <table:table-cell/>
        </table:table-row>
        <table:table-row table:style-name="ro7">
          <table:table-cell office:value-type="float" office:value="197" calcext:value-type="float">
            <text:p>197</text:p>
          </table:table-cell>
          <table:table-cell office:value-type="string" calcext:value-type="string">
            <text:p>197_web.jpg</text:p>
          </table:table-cell>
          <table:table-cell/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2016_web.jpg</text:p>
          </table:table-cell>
          <table:table-cell/>
        </table:table-row>
        <table:table-row table:style-name="ro7">
          <table:table-cell office:value-type="float" office:value="2018" calcext:value-type="float">
            <text:p>2018</text:p>
          </table:table-cell>
          <table:table-cell office:value-type="string" calcext:value-type="string">
            <text:p>2018_web.jpg</text:p>
          </table:table-cell>
          <table:table-cell/>
        </table:table-row>
        <table:table-row table:style-name="ro7">
          <table:table-cell office:value-type="string" calcext:value-type="string">
            <text:p>2020a</text:p>
          </table:table-cell>
          <table:table-cell office:value-type="string" calcext:value-type="string">
            <text:p>2020a_web.jpg</text:p>
          </table:table-cell>
          <table:table-cell/>
        </table:table-row>
        <table:table-row table:style-name="ro7">
          <table:table-cell office:value-type="string" calcext:value-type="string">
            <text:p>2020W</text:p>
          </table:table-cell>
          <table:table-cell office:value-type="string" calcext:value-type="string">
            <text:p>2020W_web.jpg</text:p>
          </table:table-cell>
          <table:table-cell/>
        </table:table-row>
        <table:table-row table:style-name="ro7">
          <table:table-cell office:value-type="float" office:value="2020" calcext:value-type="float">
            <text:p>2020</text:p>
          </table:table-cell>
          <table:table-cell office:value-type="string" calcext:value-type="string">
            <text:p>2020_web.jpg</text:p>
          </table:table-cell>
          <table:table-cell/>
        </table:table-row>
        <table:table-row table:style-name="ro7">
          <table:table-cell office:value-type="float" office:value="2023" calcext:value-type="float">
            <text:p>2023</text:p>
          </table:table-cell>
          <table:table-cell office:value-type="string" calcext:value-type="string">
            <text:p>2023_web.jpg</text:p>
          </table:table-cell>
          <table:table-cell/>
        </table:table-row>
        <table:table-row table:style-name="ro7">
          <table:table-cell office:value-type="float" office:value="2024" calcext:value-type="float">
            <text:p>2024</text:p>
          </table:table-cell>
          <table:table-cell office:value-type="string" calcext:value-type="string">
            <text:p>2024_web.jpg</text:p>
          </table:table-cell>
          <table:table-cell/>
        </table:table-row>
        <table:table-row table:style-name="ro7">
          <table:table-cell office:value-type="float" office:value="2025" calcext:value-type="float">
            <text:p>2025</text:p>
          </table:table-cell>
          <table:table-cell office:value-type="string" calcext:value-type="string">
            <text:p>2025_web.jpg</text:p>
          </table:table-cell>
          <table:table-cell/>
        </table:table-row>
        <table:table-row table:style-name="ro7">
          <table:table-cell office:value-type="float" office:value="2026" calcext:value-type="float">
            <text:p>2026</text:p>
          </table:table-cell>
          <table:table-cell office:value-type="string" calcext:value-type="string">
            <text:p>2026_web_early.jpg</text:p>
          </table:table-cell>
          <table:table-cell/>
        </table:table-row>
        <table:table-row table:style-name="ro7">
          <table:table-cell office:value-type="float" office:value="2026" calcext:value-type="float">
            <text:p>2026</text:p>
          </table:table-cell>
          <table:table-cell office:value-type="string" calcext:value-type="string">
            <text:p>2026_web_late.jpg</text:p>
          </table:table-cell>
          <table:table-cell/>
        </table:table-row>
        <table:table-row table:style-name="ro7">
          <table:table-cell office:value-type="float" office:value="2028" calcext:value-type="float">
            <text:p>2028</text:p>
          </table:table-cell>
          <table:table-cell office:value-type="string" calcext:value-type="string">
            <text:p>2028_web.jpg</text:p>
          </table:table-cell>
          <table:table-cell/>
        </table:table-row>
        <table:table-row table:style-name="ro7">
          <table:table-cell office:value-type="float" office:value="2029" calcext:value-type="float">
            <text:p>2029</text:p>
          </table:table-cell>
          <table:table-cell office:value-type="string" calcext:value-type="string">
            <text:p>2029_web.jpg</text:p>
          </table:table-cell>
          <table:table-cell/>
        </table:table-row>
        <table:table-row table:style-name="ro7">
          <table:table-cell office:value-type="float" office:value="202" calcext:value-type="float">
            <text:p>202</text:p>
          </table:table-cell>
          <table:table-cell office:value-type="string" calcext:value-type="string">
            <text:p>202_web.jpg</text:p>
          </table:table-cell>
          <table:table-cell/>
        </table:table-row>
        <table:table-row table:style-name="ro7">
          <table:table-cell office:value-type="float" office:value="2031" calcext:value-type="float">
            <text:p>2031</text:p>
          </table:table-cell>
          <table:table-cell office:value-type="string" calcext:value-type="string">
            <text:p>2031_web.jpg</text:p>
          </table:table-cell>
          <table:table-cell/>
        </table:table-row>
        <table:table-row table:style-name="ro7">
          <table:table-cell office:value-type="float" office:value="2032" calcext:value-type="float">
            <text:p>2032</text:p>
          </table:table-cell>
          <table:table-cell office:value-type="string" calcext:value-type="string">
            <text:p>2032_web.jpg</text:p>
          </table:table-cell>
          <table:table-cell/>
        </table:table-row>
        <table:table-row table:style-name="ro7">
          <table:table-cell office:value-type="float" office:value="2033" calcext:value-type="float">
            <text:p>2033</text:p>
          </table:table-cell>
          <table:table-cell office:value-type="string" calcext:value-type="string">
            <text:p>2033_web.jpg</text:p>
          </table:table-cell>
          <table:table-cell/>
        </table:table-row>
        <table:table-row table:style-name="ro7">
          <table:table-cell office:value-type="float" office:value="2034" calcext:value-type="float">
            <text:p>2034</text:p>
          </table:table-cell>
          <table:table-cell office:value-type="string" calcext:value-type="string">
            <text:p>2034_web.jpg</text:p>
          </table:table-cell>
          <table:table-cell/>
        </table:table-row>
        <table:table-row table:style-name="ro7">
          <table:table-cell office:value-type="float" office:value="2035" calcext:value-type="float">
            <text:p>2035</text:p>
          </table:table-cell>
          <table:table-cell office:value-type="string" calcext:value-type="string">
            <text:p>2035_web.jpg</text:p>
          </table:table-cell>
          <table:table-cell/>
        </table:table-row>
        <table:table-row table:style-name="ro7">
          <table:table-cell office:value-type="float" office:value="2036" calcext:value-type="float">
            <text:p>2036</text:p>
          </table:table-cell>
          <table:table-cell office:value-type="string" calcext:value-type="string">
            <text:p>2036_web.jpg</text:p>
          </table:table-cell>
          <table:table-cell/>
        </table:table-row>
        <table:table-row table:style-name="ro7">
          <table:table-cell office:value-type="float" office:value="2037" calcext:value-type="float">
            <text:p>2037</text:p>
          </table:table-cell>
          <table:table-cell office:value-type="string" calcext:value-type="string">
            <text:p>2037_web.jpg</text:p>
          </table:table-cell>
          <table:table-cell/>
        </table:table-row>
        <table:table-row table:style-name="ro7">
          <table:table-cell office:value-type="string" calcext:value-type="string">
            <text:p>2046W</text:p>
          </table:table-cell>
          <table:table-cell office:value-type="string" calcext:value-type="string">
            <text:p>2046W_web.jpg</text:p>
          </table:table-cell>
          <table:table-cell/>
        </table:table-row>
        <table:table-row table:style-name="ro7">
          <table:table-cell office:value-type="float" office:value="2046" calcext:value-type="float">
            <text:p>2046</text:p>
          </table:table-cell>
          <table:table-cell office:value-type="string" calcext:value-type="string">
            <text:p>2046_web.jpg</text:p>
          </table:table-cell>
          <table:table-cell/>
        </table:table-row>
        <table:table-row table:style-name="ro7">
          <table:table-cell office:value-type="float" office:value="2055" calcext:value-type="float">
            <text:p>2055</text:p>
          </table:table-cell>
          <table:table-cell office:value-type="string" calcext:value-type="string">
            <text:p>2055_web.jpg</text:p>
          </table:table-cell>
          <table:table-cell/>
        </table:table-row>
        <table:table-row table:style-name="ro7">
          <table:table-cell office:value-type="float" office:value="2056" calcext:value-type="float">
            <text:p>2056</text:p>
          </table:table-cell>
          <table:table-cell office:value-type="string" calcext:value-type="string">
            <text:p>2056_web.jpg</text:p>
          </table:table-cell>
          <table:table-cell/>
        </table:table-row>
        <table:table-row table:style-name="ro7">
          <table:table-cell office:value-type="float" office:value="2065" calcext:value-type="float">
            <text:p>2065</text:p>
          </table:table-cell>
          <table:table-cell office:value-type="string" calcext:value-type="string">
            <text:p>2065_web.jpg</text:p>
          </table:table-cell>
          <table:table-cell/>
        </table:table-row>
        <table:table-row table:style-name="ro7">
          <table:table-cell office:value-type="float" office:value="208" calcext:value-type="float">
            <text:p>208</text:p>
          </table:table-cell>
          <table:table-cell office:value-type="string" calcext:value-type="string">
            <text:p>208_web.jpg</text:p>
          </table:table-cell>
          <table:table-cell/>
        </table:table-row>
        <table:table-row table:style-name="ro7">
          <table:table-cell office:value-type="float" office:value="210" calcext:value-type="float">
            <text:p>210</text:p>
          </table:table-cell>
          <table:table-cell office:value-type="string" calcext:value-type="string">
            <text:p>210_web.jpg</text:p>
          </table:table-cell>
          <table:table-cell/>
        </table:table-row>
        <table:table-row table:style-name="ro7">
          <table:table-cell office:value-type="float" office:value="212" calcext:value-type="float">
            <text:p>212</text:p>
          </table:table-cell>
          <table:table-cell office:value-type="string" calcext:value-type="string">
            <text:p>212_web.jpg</text:p>
          </table:table-cell>
          <table:table-cell/>
        </table:table-row>
        <table:table-row table:style-name="ro7">
          <table:table-cell office:value-type="string" calcext:value-type="string">
            <text:p>221W</text:p>
          </table:table-cell>
          <table:table-cell office:value-type="string" calcext:value-type="string">
            <text:p>221W_web.jpg</text:p>
          </table:table-cell>
          <table:table-cell/>
        </table:table-row>
        <table:table-row table:style-name="ro7">
          <table:table-cell office:value-type="float" office:value="221" calcext:value-type="float">
            <text:p>221</text:p>
          </table:table-cell>
          <table:table-cell office:value-type="string" calcext:value-type="string">
            <text:p>221_NYC_web.jpg</text:p>
          </table:table-cell>
          <table:table-cell/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string" calcext:value-type="string">
            <text:p>222_web.jpg</text:p>
          </table:table-cell>
          <table:table-cell/>
        </table:table-row>
        <table:table-row table:style-name="ro7">
          <table:table-cell office:value-type="float" office:value="2240" calcext:value-type="float">
            <text:p>2240</text:p>
          </table:table-cell>
          <table:table-cell office:value-type="string" calcext:value-type="string">
            <text:p>2240_web.jpg</text:p>
          </table:table-cell>
          <table:table-cell/>
        </table:table-row>
        <table:table-row table:style-name="ro7">
          <table:table-cell office:value-type="float" office:value="2242" calcext:value-type="float">
            <text:p>2242</text:p>
          </table:table-cell>
          <table:table-cell office:value-type="string" calcext:value-type="string">
            <text:p>2242_web.jpg</text:p>
          </table:table-cell>
          <table:table-cell/>
        </table:table-row>
        <table:table-row table:style-name="ro7">
          <table:table-cell office:value-type="float" office:value="2243" calcext:value-type="float">
            <text:p>2243</text:p>
          </table:table-cell>
          <table:table-cell office:value-type="string" calcext:value-type="string">
            <text:p>2243_web.jpg</text:p>
          </table:table-cell>
          <table:table-cell/>
        </table:table-row>
        <table:table-row table:style-name="ro7">
          <table:table-cell office:value-type="float" office:value="2245" calcext:value-type="float">
            <text:p>2245</text:p>
          </table:table-cell>
          <table:table-cell office:value-type="string" calcext:value-type="string">
            <text:p>2245_web.jpg</text:p>
          </table:table-cell>
          <table:table-cell/>
        </table:table-row>
        <table:table-row table:style-name="ro7">
          <table:table-cell office:value-type="float" office:value="224" calcext:value-type="float">
            <text:p>224</text:p>
          </table:table-cell>
          <table:table-cell office:value-type="string" calcext:value-type="string">
            <text:p>224_web.jpg</text:p>
          </table:table-cell>
          <table:table-cell/>
        </table:table-row>
        <table:table-row table:style-name="ro7">
          <table:table-cell office:value-type="float" office:value="229" calcext:value-type="float">
            <text:p>229</text:p>
          </table:table-cell>
          <table:table-cell office:value-type="string" calcext:value-type="string">
            <text:p>229_web.jpg</text:p>
          </table:table-cell>
          <table:table-cell/>
        </table:table-row>
        <table:table-row table:style-name="ro7">
          <table:table-cell office:value-type="float" office:value="2321" calcext:value-type="float">
            <text:p>2321</text:p>
          </table:table-cell>
          <table:table-cell office:value-type="string" calcext:value-type="string">
            <text:p>2321_web.jpg</text:p>
          </table:table-cell>
          <table:table-cell/>
        </table:table-row>
        <table:table-row table:style-name="ro7">
          <table:table-cell office:value-type="float" office:value="2322" calcext:value-type="float">
            <text:p>2322</text:p>
          </table:table-cell>
          <table:table-cell office:value-type="string" calcext:value-type="string">
            <text:p>2322_web.jpg</text:p>
          </table:table-cell>
          <table:table-cell/>
        </table:table-row>
        <table:table-row table:style-name="ro7">
          <table:table-cell office:value-type="float" office:value="2328" calcext:value-type="float">
            <text:p>2328</text:p>
          </table:table-cell>
          <table:table-cell office:value-type="string" calcext:value-type="string">
            <text:p>2328_web.jpg</text:p>
          </table:table-cell>
          <table:table-cell/>
        </table:table-row>
        <table:table-row table:style-name="ro7">
          <table:table-cell office:value-type="float" office:value="2329" calcext:value-type="float">
            <text:p>2329</text:p>
          </table:table-cell>
          <table:table-cell office:value-type="string" calcext:value-type="string">
            <text:p>2329_web.jpg</text:p>
          </table:table-cell>
          <table:table-cell/>
        </table:table-row>
        <table:table-row table:style-name="ro7">
          <table:table-cell office:value-type="float" office:value="2330" calcext:value-type="float">
            <text:p>2330</text:p>
          </table:table-cell>
          <table:table-cell office:value-type="string" calcext:value-type="string">
            <text:p>2330_web.jpg</text:p>
          </table:table-cell>
          <table:table-cell/>
        </table:table-row>
        <table:table-row table:style-name="ro7">
          <table:table-cell office:value-type="float" office:value="2331" calcext:value-type="float">
            <text:p>2331</text:p>
          </table:table-cell>
          <table:table-cell office:value-type="string" calcext:value-type="string">
            <text:p>2331_web.jpg</text:p>
          </table:table-cell>
          <table:table-cell/>
        </table:table-row>
        <table:table-row table:style-name="ro7">
          <table:table-cell office:value-type="float" office:value="2332" calcext:value-type="float">
            <text:p>2332</text:p>
          </table:table-cell>
          <table:table-cell office:value-type="string" calcext:value-type="string">
            <text:p>2332_web.jpg</text:p>
          </table:table-cell>
          <table:table-cell/>
        </table:table-row>
        <table:table-row table:style-name="ro7">
          <table:table-cell office:value-type="float" office:value="2333" calcext:value-type="float">
            <text:p>2333</text:p>
          </table:table-cell>
          <table:table-cell office:value-type="string" calcext:value-type="string">
            <text:p>2333_nyc_web.jpg</text:p>
          </table:table-cell>
          <table:table-cell/>
        </table:table-row>
        <table:table-row table:style-name="ro7">
          <table:table-cell office:value-type="float" office:value="2333" calcext:value-type="float">
            <text:p>2333</text:p>
          </table:table-cell>
          <table:table-cell office:value-type="string" calcext:value-type="string">
            <text:p>2333_web.jpg</text:p>
          </table:table-cell>
          <table:table-cell/>
        </table:table-row>
        <table:table-row table:style-name="ro7">
          <table:table-cell office:value-type="float" office:value="2337" calcext:value-type="float">
            <text:p>2337</text:p>
          </table:table-cell>
          <table:table-cell office:value-type="string" calcext:value-type="string">
            <text:p>2337_web.jpg</text:p>
          </table:table-cell>
          <table:table-cell/>
        </table:table-row>
        <table:table-row table:style-name="ro7">
          <table:table-cell office:value-type="float" office:value="2338" calcext:value-type="float">
            <text:p>2338</text:p>
          </table:table-cell>
          <table:table-cell office:value-type="string" calcext:value-type="string">
            <text:p>2338_web.jpg</text:p>
          </table:table-cell>
          <table:table-cell/>
        </table:table-row>
        <table:table-row table:style-name="ro7">
          <table:table-cell office:value-type="float" office:value="2339" calcext:value-type="float">
            <text:p>2339</text:p>
          </table:table-cell>
          <table:table-cell office:value-type="string" calcext:value-type="string">
            <text:p>2339_web.jpg</text:p>
          </table:table-cell>
          <table:table-cell/>
        </table:table-row>
        <table:table-row table:style-name="ro7">
          <table:table-cell office:value-type="string" calcext:value-type="string">
            <text:p>233W</text:p>
          </table:table-cell>
          <table:table-cell office:value-type="string" calcext:value-type="string">
            <text:p>233W_web.jpg</text:p>
          </table:table-cell>
          <table:table-cell/>
        </table:table-row>
        <table:table-row table:style-name="ro7">
          <table:table-cell office:value-type="float" office:value="2340" calcext:value-type="float">
            <text:p>2340</text:p>
          </table:table-cell>
          <table:table-cell office:value-type="string" calcext:value-type="string">
            <text:p>2340_web.jpg</text:p>
          </table:table-cell>
          <table:table-cell/>
        </table:table-row>
        <table:table-row table:style-name="ro7">
          <table:table-cell office:value-type="float" office:value="2341" calcext:value-type="float">
            <text:p>2341</text:p>
          </table:table-cell>
          <table:table-cell office:value-type="string" calcext:value-type="string">
            <text:p>2341_web.jpg</text:p>
          </table:table-cell>
          <table:table-cell/>
        </table:table-row>
        <table:table-row table:style-name="ro7">
          <table:table-cell office:value-type="float" office:value="2343" calcext:value-type="float">
            <text:p>2343</text:p>
          </table:table-cell>
          <table:table-cell office:value-type="string" calcext:value-type="string">
            <text:p>2343_web.jpg</text:p>
          </table:table-cell>
          <table:table-cell/>
        </table:table-row>
        <table:table-row table:style-name="ro7">
          <table:table-cell office:value-type="float" office:value="2344" calcext:value-type="float">
            <text:p>2344</text:p>
          </table:table-cell>
          <table:table-cell office:value-type="string" calcext:value-type="string">
            <text:p>2344_web.jpg</text:p>
          </table:table-cell>
          <table:table-cell/>
        </table:table-row>
        <table:table-row table:style-name="ro7">
          <table:table-cell office:value-type="float" office:value="2345" calcext:value-type="float">
            <text:p>2345</text:p>
          </table:table-cell>
          <table:table-cell office:value-type="string" calcext:value-type="string">
            <text:p>2345_web.jpg</text:p>
          </table:table-cell>
          <table:table-cell/>
        </table:table-row>
        <table:table-row table:style-name="ro7">
          <table:table-cell office:value-type="float" office:value="2346" calcext:value-type="float">
            <text:p>2346</text:p>
          </table:table-cell>
          <table:table-cell office:value-type="string" calcext:value-type="string">
            <text:p>2346_web.jpg</text:p>
          </table:table-cell>
          <table:table-cell/>
        </table:table-row>
        <table:table-row table:style-name="ro7">
          <table:table-cell office:value-type="float" office:value="2347" calcext:value-type="float">
            <text:p>2347</text:p>
          </table:table-cell>
          <table:table-cell office:value-type="string" calcext:value-type="string">
            <text:p>2347_web.jpg</text:p>
          </table:table-cell>
          <table:table-cell/>
        </table:table-row>
        <table:table-row table:style-name="ro7">
          <table:table-cell office:value-type="float" office:value="2348" calcext:value-type="float">
            <text:p>2348</text:p>
          </table:table-cell>
          <table:table-cell office:value-type="string" calcext:value-type="string">
            <text:p>2348_web.jpg</text:p>
          </table:table-cell>
          <table:table-cell/>
        </table:table-row>
        <table:table-row table:style-name="ro7">
          <table:table-cell office:value-type="float" office:value="2349" calcext:value-type="float">
            <text:p>2349</text:p>
          </table:table-cell>
          <table:table-cell office:value-type="string" calcext:value-type="string">
            <text:p>2349_web.jpg</text:p>
          </table:table-cell>
          <table:table-cell/>
        </table:table-row>
        <table:table-row table:style-name="ro7">
          <table:table-cell office:value-type="string" calcext:value-type="string">
            <text:p>234W</text:p>
          </table:table-cell>
          <table:table-cell office:value-type="string" calcext:value-type="string">
            <text:p>234W_web.jpg</text:p>
          </table:table-cell>
          <table:table-cell/>
        </table:table-row>
        <table:table-row table:style-name="ro7">
          <table:table-cell office:value-type="float" office:value="2350" calcext:value-type="float">
            <text:p>2350</text:p>
          </table:table-cell>
          <table:table-cell office:value-type="string" calcext:value-type="string">
            <text:p>2350_web.jpg</text:p>
          </table:table-cell>
          <table:table-cell/>
        </table:table-row>
        <table:table-row table:style-name="ro7">
          <table:table-cell office:value-type="float" office:value="2351" calcext:value-type="float">
            <text:p>2351</text:p>
          </table:table-cell>
          <table:table-cell office:value-type="string" calcext:value-type="string">
            <text:p>2351_web.jpg</text:p>
          </table:table-cell>
          <table:table-cell/>
        </table:table-row>
        <table:table-row table:style-name="ro7">
          <table:table-cell office:value-type="float" office:value="2352" calcext:value-type="float">
            <text:p>2352</text:p>
          </table:table-cell>
          <table:table-cell office:value-type="string" calcext:value-type="string">
            <text:p>2352_web.jpg</text:p>
          </table:table-cell>
          <table:table-cell/>
        </table:table-row>
        <table:table-row table:style-name="ro7">
          <table:table-cell office:value-type="float" office:value="2353" calcext:value-type="float">
            <text:p>2353</text:p>
          </table:table-cell>
          <table:table-cell office:value-type="string" calcext:value-type="string">
            <text:p>2353_web.jpg</text:p>
          </table:table-cell>
          <table:table-cell/>
        </table:table-row>
        <table:table-row table:style-name="ro7">
          <table:table-cell office:value-type="float" office:value="2354" calcext:value-type="float">
            <text:p>2354</text:p>
          </table:table-cell>
          <table:table-cell office:value-type="string" calcext:value-type="string">
            <text:p>2354_web.jpg</text:p>
          </table:table-cell>
          <table:table-cell/>
        </table:table-row>
        <table:table-row table:style-name="ro7">
          <table:table-cell office:value-type="float" office:value="2355" calcext:value-type="float">
            <text:p>2355</text:p>
          </table:table-cell>
          <table:table-cell office:value-type="string" calcext:value-type="string">
            <text:p>2355_web.jpg</text:p>
          </table:table-cell>
          <table:table-cell/>
        </table:table-row>
        <table:table-row table:style-name="ro7">
          <table:table-cell office:value-type="float" office:value="2356" calcext:value-type="float">
            <text:p>2356</text:p>
          </table:table-cell>
          <table:table-cell office:value-type="string" calcext:value-type="string">
            <text:p>2356_web.jpg</text:p>
          </table:table-cell>
          <table:table-cell/>
        </table:table-row>
        <table:table-row table:style-name="ro7">
          <table:table-cell office:value-type="float" office:value="2358" calcext:value-type="float">
            <text:p>2358</text:p>
          </table:table-cell>
          <table:table-cell office:value-type="string" calcext:value-type="string">
            <text:p>2358_web.jpg</text:p>
          </table:table-cell>
          <table:table-cell/>
        </table:table-row>
        <table:table-row table:style-name="ro7">
          <table:table-cell office:value-type="float" office:value="2359" calcext:value-type="float">
            <text:p>2359</text:p>
          </table:table-cell>
          <table:table-cell office:value-type="string" calcext:value-type="string">
            <text:p>2359_web.jpg</text:p>
          </table:table-cell>
          <table:table-cell/>
        </table:table-row>
        <table:table-row table:style-name="ro7">
          <table:table-cell office:value-type="float" office:value="2360" calcext:value-type="float">
            <text:p>2360</text:p>
          </table:table-cell>
          <table:table-cell office:value-type="string" calcext:value-type="string">
            <text:p>2360_web.jpg</text:p>
          </table:table-cell>
          <table:table-cell/>
        </table:table-row>
        <table:table-row table:style-name="ro7">
          <table:table-cell office:value-type="float" office:value="2363" calcext:value-type="float">
            <text:p>2363</text:p>
          </table:table-cell>
          <table:table-cell office:value-type="string" calcext:value-type="string">
            <text:p>2363_web.jpg</text:p>
          </table:table-cell>
          <table:table-cell/>
        </table:table-row>
        <table:table-row table:style-name="ro7">
          <table:table-cell office:value-type="float" office:value="2365" calcext:value-type="float">
            <text:p>2365</text:p>
          </table:table-cell>
          <table:table-cell office:value-type="string" calcext:value-type="string">
            <text:p>2365_web.jpg</text:p>
          </table:table-cell>
          <table:table-cell/>
        </table:table-row>
        <table:table-row table:style-name="ro7">
          <table:table-cell office:value-type="float" office:value="2367" calcext:value-type="float">
            <text:p>2367</text:p>
          </table:table-cell>
          <table:table-cell office:value-type="string" calcext:value-type="string">
            <text:p>2367_web.jpg</text:p>
          </table:table-cell>
          <table:table-cell/>
        </table:table-row>
        <table:table-row table:style-name="ro7">
          <table:table-cell office:value-type="float" office:value="2368" calcext:value-type="float">
            <text:p>2368</text:p>
          </table:table-cell>
          <table:table-cell office:value-type="string" calcext:value-type="string">
            <text:p>2368_web.jpg</text:p>
          </table:table-cell>
          <table:table-cell/>
        </table:table-row>
        <table:table-row table:style-name="ro7">
          <table:table-cell office:value-type="float" office:value="2373" calcext:value-type="float">
            <text:p>2373</text:p>
          </table:table-cell>
          <table:table-cell office:value-type="string" calcext:value-type="string">
            <text:p>2373_web.jpg</text:p>
          </table:table-cell>
          <table:table-cell/>
        </table:table-row>
        <table:table-row table:style-name="ro7">
          <table:table-cell office:value-type="float" office:value="2378" calcext:value-type="float">
            <text:p>2378</text:p>
          </table:table-cell>
          <table:table-cell office:value-type="string" calcext:value-type="string">
            <text:p>2378_web.jpg</text:p>
          </table:table-cell>
          <table:table-cell/>
        </table:table-row>
        <table:table-row table:style-name="ro7">
          <table:table-cell office:value-type="float" office:value="2379" calcext:value-type="float">
            <text:p>2379</text:p>
          </table:table-cell>
          <table:table-cell office:value-type="string" calcext:value-type="string">
            <text:p>2379_web.jpg</text:p>
          </table:table-cell>
          <table:table-cell/>
        </table:table-row>
        <table:table-row table:style-name="ro7">
          <table:table-cell office:value-type="float" office:value="2383" calcext:value-type="float">
            <text:p>2383</text:p>
          </table:table-cell>
          <table:table-cell office:value-type="string" calcext:value-type="string">
            <text:p>2383_web.jpg</text:p>
          </table:table-cell>
          <table:table-cell/>
        </table:table-row>
        <table:table-row table:style-name="ro7">
          <table:table-cell office:value-type="string" calcext:value-type="string">
            <text:p>2403B</text:p>
          </table:table-cell>
          <table:table-cell office:value-type="string" calcext:value-type="string">
            <text:p>2403B.jpg</text:p>
          </table:table-cell>
          <table:table-cell/>
        </table:table-row>
        <table:table-row table:style-name="ro7">
          <table:table-cell office:value-type="float" office:value="240" calcext:value-type="float">
            <text:p>240</text:p>
          </table:table-cell>
          <table:table-cell office:value-type="string" calcext:value-type="string">
            <text:p>240_web.jpg</text:p>
          </table:table-cell>
          <table:table-cell/>
        </table:table-row>
        <table:table-row table:style-name="ro7">
          <table:table-cell office:value-type="float" office:value="2420" calcext:value-type="float">
            <text:p>2420</text:p>
          </table:table-cell>
          <table:table-cell office:value-type="string" calcext:value-type="string">
            <text:p>2420_web.jpg</text:p>
          </table:table-cell>
          <table:table-cell/>
        </table:table-row>
        <table:table-row table:style-name="ro7">
          <table:table-cell office:value-type="string" calcext:value-type="string">
            <text:p>2426W</text:p>
          </table:table-cell>
          <table:table-cell office:value-type="string" calcext:value-type="string">
            <text:p>2426W_web.jpg</text:p>
          </table:table-cell>
          <table:table-cell/>
        </table:table-row>
        <table:table-row table:style-name="ro7">
          <table:table-cell office:value-type="float" office:value="242" calcext:value-type="float">
            <text:p>242</text:p>
          </table:table-cell>
          <table:table-cell office:value-type="string" calcext:value-type="string">
            <text:p>242_web.jpg</text:p>
          </table:table-cell>
          <table:table-cell/>
        </table:table-row>
        <table:table-row table:style-name="ro7">
          <table:table-cell office:value-type="string" calcext:value-type="string">
            <text:p>243W</text:p>
          </table:table-cell>
          <table:table-cell office:value-type="string" calcext:value-type="string">
            <text:p>243W_web.jpg</text:p>
          </table:table-cell>
          <table:table-cell/>
        </table:table-row>
        <table:table-row table:style-name="ro7">
          <table:table-cell office:value-type="float" office:value="243" calcext:value-type="float">
            <text:p>243</text:p>
          </table:table-cell>
          <table:table-cell office:value-type="string" calcext:value-type="string">
            <text:p>243_web.jpg</text:p>
          </table:table-cell>
          <table:table-cell/>
        </table:table-row>
        <table:table-row table:style-name="ro7">
          <table:table-cell office:value-type="float" office:value="2460" calcext:value-type="float">
            <text:p>2460</text:p>
          </table:table-cell>
          <table:table-cell office:value-type="string" calcext:value-type="string">
            <text:p>2460_web.jpg</text:p>
          </table:table-cell>
          <table:table-cell/>
        </table:table-row>
        <table:table-row table:style-name="ro7">
          <table:table-cell office:value-type="string" calcext:value-type="string">
            <text:p>2466W</text:p>
          </table:table-cell>
          <table:table-cell office:value-type="string" calcext:value-type="string">
            <text:p>2466W_web.jpg</text:p>
          </table:table-cell>
          <table:table-cell/>
        </table:table-row>
        <table:table-row table:style-name="ro7">
          <table:table-cell office:value-type="float" office:value="264" calcext:value-type="float">
            <text:p>264</text:p>
          </table:table-cell>
          <table:table-cell office:value-type="string" calcext:value-type="string">
            <text:p>264_web.jpg</text:p>
          </table:table-cell>
          <table:table-cell/>
        </table:table-row>
        <table:table-row table:style-name="ro7">
          <table:table-cell office:value-type="string" calcext:value-type="string">
            <text:p>2671W</text:p>
          </table:table-cell>
          <table:table-cell office:value-type="string" calcext:value-type="string">
            <text:p>2671W_web.jpg</text:p>
          </table:table-cell>
          <table:table-cell/>
        </table:table-row>
        <table:table-row table:style-name="ro7">
          <table:table-cell office:value-type="float" office:value="282" calcext:value-type="float">
            <text:p>282</text:p>
          </table:table-cell>
          <table:table-cell office:value-type="string" calcext:value-type="string">
            <text:p>282_web.jpg</text:p>
          </table:table-cell>
          <table:table-cell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30_web.jpg</text:p>
          </table:table-cell>
          <table:table-cell/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334_web.jpg</text:p>
          </table:table-cell>
          <table:table-cell/>
        </table:table-row>
        <table:table-row table:style-name="ro7">
          <table:table-cell office:value-type="float" office:value="3356" calcext:value-type="float">
            <text:p>3356</text:p>
          </table:table-cell>
          <table:table-cell office:value-type="string" calcext:value-type="string">
            <text:p>3356_web.jpg</text:p>
          </table:table-cell>
          <table:table-cell/>
        </table:table-row>
        <table:table-row table:style-name="ro7">
          <table:table-cell office:value-type="float" office:value="3360" calcext:value-type="float">
            <text:p>3360</text:p>
          </table:table-cell>
          <table:table-cell office:value-type="string" calcext:value-type="string">
            <text:p>3360_web.jpg</text:p>
          </table:table-cell>
          <table:table-cell/>
        </table:table-row>
        <table:table-row table:style-name="ro7">
          <table:table-cell office:value-type="float" office:value="3424" calcext:value-type="float">
            <text:p>3424</text:p>
          </table:table-cell>
          <table:table-cell office:value-type="string" calcext:value-type="string">
            <text:p>3424_web.jpg</text:p>
          </table:table-cell>
          <table:table-cell/>
        </table:table-row>
        <table:table-row table:style-name="ro7">
          <table:table-cell office:value-type="float" office:value="342" calcext:value-type="float">
            <text:p>342</text:p>
          </table:table-cell>
          <table:table-cell office:value-type="string" calcext:value-type="string">
            <text:p>342_web.jpg</text:p>
          </table:table-cell>
          <table:table-cell/>
        </table:table-row>
        <table:table-row table:style-name="ro7">
          <table:table-cell office:value-type="float" office:value="3435" calcext:value-type="float">
            <text:p>3435</text:p>
          </table:table-cell>
          <table:table-cell office:value-type="string" calcext:value-type="string">
            <text:p>3435_web.jpg</text:p>
          </table:table-cell>
          <table:table-cell/>
        </table:table-row>
        <table:table-row table:style-name="ro7">
          <table:table-cell office:value-type="float" office:value="3444" calcext:value-type="float">
            <text:p>3444</text:p>
          </table:table-cell>
          <table:table-cell office:value-type="string" calcext:value-type="string">
            <text:p>3444_web.jpg</text:p>
          </table:table-cell>
          <table:table-cell/>
        </table:table-row>
        <table:table-row table:style-name="ro7">
          <table:table-cell office:value-type="float" office:value="3451" calcext:value-type="float">
            <text:p>3451</text:p>
          </table:table-cell>
          <table:table-cell office:value-type="string" calcext:value-type="string">
            <text:p>3451_web.jpg</text:p>
          </table:table-cell>
          <table:table-cell/>
        </table:table-row>
        <table:table-row table:style-name="ro7">
          <table:table-cell office:value-type="float" office:value="3454" calcext:value-type="float">
            <text:p>3454</text:p>
          </table:table-cell>
          <table:table-cell office:value-type="string" calcext:value-type="string">
            <text:p>3454_web.jpg</text:p>
          </table:table-cell>
          <table:table-cell/>
        </table:table-row>
        <table:table-row table:style-name="ro7">
          <table:table-cell office:value-type="string" calcext:value-type="string">
            <text:p>3459b</text:p>
          </table:table-cell>
          <table:table-cell office:value-type="string" calcext:value-type="string">
            <text:p>3459b_web.jpg</text:p>
          </table:table-cell>
          <table:table-cell/>
        </table:table-row>
        <table:table-row table:style-name="ro7">
          <table:table-cell office:value-type="string" calcext:value-type="string">
            <text:p>3459g</text:p>
          </table:table-cell>
          <table:table-cell office:value-type="string" calcext:value-type="string">
            <text:p>3459g_web.jpg</text:p>
          </table:table-cell>
          <table:table-cell/>
        </table:table-row>
        <table:table-row table:style-name="ro7">
          <table:table-cell office:value-type="string" calcext:value-type="string">
            <text:p>3459s</text:p>
          </table:table-cell>
          <table:table-cell office:value-type="string" calcext:value-type="string">
            <text:p>3459s_web.jpg</text:p>
          </table:table-cell>
          <table:table-cell/>
        </table:table-row>
        <table:table-row table:style-name="ro7">
          <table:table-cell office:value-type="float" office:value="345" calcext:value-type="float">
            <text:p>345</text:p>
          </table:table-cell>
          <table:table-cell office:value-type="string" calcext:value-type="string">
            <text:p>345_web.jpg</text:p>
          </table:table-cell>
          <table:table-cell/>
        </table:table-row>
        <table:table-row table:style-name="ro7">
          <table:table-cell office:value-type="string" calcext:value-type="string">
            <text:p>3461G</text:p>
          </table:table-cell>
          <table:table-cell office:value-type="string" calcext:value-type="string">
            <text:p>3461G_web.jpg</text:p>
          </table:table-cell>
          <table:table-cell/>
        </table:table-row>
        <table:table-row table:style-name="ro7">
          <table:table-cell office:value-type="float" office:value="3461" calcext:value-type="float">
            <text:p>3461</text:p>
          </table:table-cell>
          <table:table-cell office:value-type="string" calcext:value-type="string">
            <text:p>3461_web.jpg</text:p>
          </table:table-cell>
          <table:table-cell/>
        </table:table-row>
        <table:table-row table:style-name="ro7">
          <table:table-cell office:value-type="float" office:value="3462" calcext:value-type="float">
            <text:p>3462</text:p>
          </table:table-cell>
          <table:table-cell office:value-type="string" calcext:value-type="string">
            <text:p>3462_web.jpg</text:p>
          </table:table-cell>
          <table:table-cell/>
        </table:table-row>
        <table:table-row table:style-name="ro7">
          <table:table-cell office:value-type="float" office:value="3464" calcext:value-type="float">
            <text:p>3464</text:p>
          </table:table-cell>
          <table:table-cell office:value-type="string" calcext:value-type="string">
            <text:p>3464_web.jpg</text:p>
          </table:table-cell>
          <table:table-cell/>
        </table:table-row>
        <table:table-row table:style-name="ro7">
          <table:table-cell office:value-type="float" office:value="3469" calcext:value-type="float">
            <text:p>3469</text:p>
          </table:table-cell>
          <table:table-cell office:value-type="string" calcext:value-type="string">
            <text:p>3469_web.jpg</text:p>
          </table:table-cell>
          <table:table-cell/>
        </table:table-row>
        <table:table-row table:style-name="ro7">
          <table:table-cell office:value-type="float" office:value="3472" calcext:value-type="float">
            <text:p>3472</text:p>
          </table:table-cell>
          <table:table-cell office:value-type="string" calcext:value-type="string">
            <text:p>3472_web.jpg</text:p>
          </table:table-cell>
          <table:table-cell/>
        </table:table-row>
        <table:table-row table:style-name="ro7">
          <table:table-cell office:value-type="float" office:value="3482" calcext:value-type="float">
            <text:p>3482</text:p>
          </table:table-cell>
          <table:table-cell office:value-type="string" calcext:value-type="string">
            <text:p>3482_web.jpg</text:p>
          </table:table-cell>
          <table:table-cell/>
        </table:table-row>
        <table:table-row table:style-name="ro7">
          <table:table-cell office:value-type="float" office:value="3484" calcext:value-type="float">
            <text:p>3484</text:p>
          </table:table-cell>
          <table:table-cell office:value-type="string" calcext:value-type="string">
            <text:p>3484_web.jpg</text:p>
          </table:table-cell>
          <table:table-cell/>
        </table:table-row>
        <table:table-row table:style-name="ro7">
          <table:table-cell office:value-type="float" office:value="3520" calcext:value-type="float">
            <text:p>3520</text:p>
          </table:table-cell>
          <table:table-cell office:value-type="string" calcext:value-type="string">
            <text:p>3520_web.jpg</text:p>
          </table:table-cell>
          <table:table-cell/>
        </table:table-row>
        <table:table-row table:style-name="ro7">
          <table:table-cell office:value-type="float" office:value="352" calcext:value-type="float">
            <text:p>352</text:p>
          </table:table-cell>
          <table:table-cell office:value-type="string" calcext:value-type="string">
            <text:p>352_web.jpg</text:p>
          </table:table-cell>
          <table:table-cell/>
        </table:table-row>
        <table:table-row table:style-name="ro7">
          <table:table-cell office:value-type="float" office:value="3559" calcext:value-type="float">
            <text:p>3559</text:p>
          </table:table-cell>
          <table:table-cell office:value-type="string" calcext:value-type="string">
            <text:p>3559_web.jpg</text:p>
          </table:table-cell>
          <table:table-cell/>
        </table:table-row>
        <table:table-row table:style-name="ro7">
          <table:table-cell office:value-type="float" office:value="356" calcext:value-type="float">
            <text:p>356</text:p>
          </table:table-cell>
          <table:table-cell office:value-type="string" calcext:value-type="string">
            <text:p>356_web.jpg</text:p>
          </table:table-cell>
          <table:table-cell/>
        </table:table-row>
        <table:table-row table:style-name="ro7">
          <table:table-cell office:value-type="float" office:value="3620" calcext:value-type="float">
            <text:p>3620</text:p>
          </table:table-cell>
          <table:table-cell office:value-type="string" calcext:value-type="string">
            <text:p>3620_web.jpg</text:p>
          </table:table-cell>
          <table:table-cell/>
        </table:table-row>
        <table:table-row table:style-name="ro7">
          <table:table-cell office:value-type="float" office:value="362" calcext:value-type="float">
            <text:p>362</text:p>
          </table:table-cell>
          <table:table-cell office:value-type="string" calcext:value-type="string">
            <text:p>362_web.jpg</text:p>
          </table:table-cell>
          <table:table-cell/>
        </table:table-row>
        <table:table-row table:style-name="ro7">
          <table:table-cell office:value-type="float" office:value="364" calcext:value-type="float">
            <text:p>364</text:p>
          </table:table-cell>
          <table:table-cell office:value-type="string" calcext:value-type="string">
            <text:p>364_web.jpg</text:p>
          </table:table-cell>
          <table:table-cell/>
        </table:table-row>
        <table:table-row table:style-name="ro7">
          <table:table-cell office:value-type="float" office:value="3650" calcext:value-type="float">
            <text:p>3650</text:p>
          </table:table-cell>
          <table:table-cell office:value-type="string" calcext:value-type="string">
            <text:p>3650_web.jpg</text:p>
          </table:table-cell>
          <table:table-cell/>
        </table:table-row>
        <table:table-row table:style-name="ro7">
          <table:table-cell office:value-type="float" office:value="3656" calcext:value-type="float">
            <text:p>3656</text:p>
          </table:table-cell>
          <table:table-cell office:value-type="string" calcext:value-type="string">
            <text:p>3656_web.jpg</text:p>
          </table:table-cell>
          <table:table-cell/>
        </table:table-row>
        <table:table-row table:style-name="ro7">
          <table:table-cell office:value-type="float" office:value="3662" calcext:value-type="float">
            <text:p>3662</text:p>
          </table:table-cell>
          <table:table-cell office:value-type="string" calcext:value-type="string">
            <text:p>3662_web.jpg</text:p>
          </table:table-cell>
          <table:table-cell/>
        </table:table-row>
        <table:table-row table:style-name="ro7">
          <table:table-cell office:value-type="float" office:value="3927" calcext:value-type="float">
            <text:p>3927</text:p>
          </table:table-cell>
          <table:table-cell office:value-type="string" calcext:value-type="string">
            <text:p>3927_web.jpg</text:p>
          </table:table-cell>
          <table:table-cell/>
        </table:table-row>
        <table:table-row table:style-name="ro7">
          <table:table-cell office:value-type="float" office:value="397" calcext:value-type="float">
            <text:p>397</text:p>
          </table:table-cell>
          <table:table-cell office:value-type="string" calcext:value-type="string">
            <text:p>397_web.jpg</text:p>
          </table:table-cell>
          <table:table-cell/>
        </table:table-row>
        <table:table-row table:style-name="ro7">
          <table:table-cell office:value-type="float" office:value="400" calcext:value-type="float">
            <text:p>400</text:p>
          </table:table-cell>
          <table:table-cell office:value-type="string" calcext:value-type="string">
            <text:p>400_web.jpg</text:p>
          </table:table-cell>
          <table:table-cell/>
        </table:table-row>
        <table:table-row table:style-name="ro7">
          <table:table-cell office:value-type="float" office:value="404" calcext:value-type="float">
            <text:p>404</text:p>
          </table:table-cell>
          <table:table-cell office:value-type="string" calcext:value-type="string">
            <text:p>404_web.jpg</text:p>
          </table:table-cell>
          <table:table-cell/>
        </table:table-row>
        <table:table-row table:style-name="ro7">
          <table:table-cell office:value-type="float" office:value="415" calcext:value-type="float">
            <text:p>415</text:p>
          </table:table-cell>
          <table:table-cell office:value-type="string" calcext:value-type="string">
            <text:p>415_web.jpg</text:p>
          </table:table-cell>
          <table:table-cell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42_web.jpg</text:p>
          </table:table-cell>
          <table:table-cell/>
        </table:table-row>
        <table:table-row table:style-name="ro7">
          <table:table-cell office:value-type="float" office:value="445" calcext:value-type="float">
            <text:p>445</text:p>
          </table:table-cell>
          <table:table-cell office:value-type="string" calcext:value-type="string">
            <text:p>445_web.jpg</text:p>
          </table:table-cell>
          <table:table-cell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44_web.jpg</text:p>
          </table:table-cell>
          <table:table-cell/>
        </table:table-row>
        <table:table-row table:style-name="ro7">
          <table:table-cell office:value-type="float" office:value="455" calcext:value-type="float">
            <text:p>455</text:p>
          </table:table-cell>
          <table:table-cell office:value-type="string" calcext:value-type="string">
            <text:p>455_web.jpg</text:p>
          </table:table-cell>
          <table:table-cell/>
        </table:table-row>
        <table:table-row table:style-name="ro7">
          <table:table-cell office:value-type="float" office:value="456" calcext:value-type="float">
            <text:p>456</text:p>
          </table:table-cell>
          <table:table-cell office:value-type="string" calcext:value-type="string">
            <text:p>456_web.jpg</text:p>
          </table:table-cell>
          <table:table-cell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45_web.jpg</text:p>
          </table:table-cell>
          <table:table-cell/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464_web.jpg</text:p>
          </table:table-cell>
          <table:table-cell/>
        </table:table-row>
        <table:table-row table:style-name="ro7">
          <table:table-cell office:value-type="float" office:value="497" calcext:value-type="float">
            <text:p>497</text:p>
          </table:table-cell>
          <table:table-cell office:value-type="string" calcext:value-type="string">
            <text:p>497_web.jpg</text:p>
          </table:table-cell>
          <table:table-cell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50_web.jpg</text:p>
          </table:table-cell>
          <table:table-cell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51_web.jpg</text:p>
          </table:table-cell>
          <table:table-cell/>
        </table:table-row>
        <table:table-row table:style-name="ro7">
          <table:table-cell office:value-type="float" office:value="520" calcext:value-type="float">
            <text:p>520</text:p>
          </table:table-cell>
          <table:table-cell office:value-type="string" calcext:value-type="string">
            <text:p>520_web.jpg</text:p>
          </table:table-cell>
          <table:table-cell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52_web.jpg</text:p>
          </table:table-cell>
          <table:table-cell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53_web.jpg</text:p>
          </table:table-cell>
          <table:table-cell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54_web.jpg</text:p>
          </table:table-cell>
          <table:table-cell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55_web.jpg</text:p>
          </table:table-cell>
          <table:table-cell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56_web.jpg</text:p>
          </table:table-cell>
          <table:table-cell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57_web.jpg</text:p>
          </table:table-cell>
          <table:table-cell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58_web.jpg</text:p>
          </table:table-cell>
          <table:table-cell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59_web.jpg</text:p>
          </table:table-cell>
          <table:table-cell/>
        </table:table-row>
        <table:table-row table:style-name="ro7">
          <table:table-cell office:value-type="float" office:value="600" calcext:value-type="float">
            <text:p>600</text:p>
          </table:table-cell>
          <table:table-cell office:value-type="string" calcext:value-type="string">
            <text:p>600_web.jpg</text:p>
          </table:table-cell>
          <table:table-cell/>
        </table:table-row>
        <table:table-row table:style-name="ro7">
          <table:table-cell office:value-type="float" office:value="6019" calcext:value-type="float">
            <text:p>6019</text:p>
          </table:table-cell>
          <table:table-cell office:value-type="string" calcext:value-type="string">
            <text:p>6019_web.jpg</text:p>
          </table:table-cell>
          <table:table-cell/>
        </table:table-row>
        <table:table-row table:style-name="ro7">
          <table:table-cell office:value-type="float" office:value="601" calcext:value-type="float">
            <text:p>601</text:p>
          </table:table-cell>
          <table:table-cell office:value-type="string" calcext:value-type="string">
            <text:p>601_web.jpg</text:p>
          </table:table-cell>
          <table:table-cell/>
        </table:table-row>
        <table:table-row table:style-name="ro7">
          <table:table-cell office:value-type="string" calcext:value-type="string">
            <text:p>6020W</text:p>
          </table:table-cell>
          <table:table-cell office:value-type="string" calcext:value-type="string">
            <text:p>6020W_web.jpg</text:p>
          </table:table-cell>
          <table:table-cell/>
        </table:table-row>
        <table:table-row table:style-name="ro7">
          <table:table-cell office:value-type="string" calcext:value-type="string">
            <text:p>6026W</text:p>
          </table:table-cell>
          <table:table-cell office:value-type="string" calcext:value-type="string">
            <text:p>6026W_web.jpg</text:p>
          </table:table-cell>
          <table:table-cell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60_web.jpg</text:p>
          </table:table-cell>
          <table:table-cell/>
        </table:table-row>
        <table:table-row table:style-name="ro7">
          <table:table-cell office:value-type="float" office:value="610" calcext:value-type="float">
            <text:p>610</text:p>
          </table:table-cell>
          <table:table-cell office:value-type="string" calcext:value-type="string">
            <text:p>610_web.jpg</text:p>
          </table:table-cell>
          <table:table-cell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614_web.jpg</text:p>
          </table:table-cell>
          <table:table-cell/>
        </table:table-row>
        <table:table-row table:style-name="ro7">
          <table:table-cell office:value-type="float" office:value="616" calcext:value-type="float">
            <text:p>616</text:p>
          </table:table-cell>
          <table:table-cell office:value-type="string" calcext:value-type="string">
            <text:p>616_web.jpg</text:p>
          </table:table-cell>
          <table:table-cell/>
        </table:table-row>
        <table:table-row table:style-name="ro7">
          <table:table-cell office:value-type="float" office:value="617" calcext:value-type="float">
            <text:p>617</text:p>
          </table:table-cell>
          <table:table-cell office:value-type="string" calcext:value-type="string">
            <text:p>617_web.jpg</text:p>
          </table:table-cell>
          <table:table-cell/>
        </table:table-row>
        <table:table-row table:style-name="ro7">
          <table:table-cell office:value-type="float" office:value="621" calcext:value-type="float">
            <text:p>621</text:p>
          </table:table-cell>
          <table:table-cell office:value-type="string" calcext:value-type="string">
            <text:p>621_web.jpg</text:p>
          </table:table-cell>
          <table:table-cell/>
        </table:table-row>
        <table:table-row table:style-name="ro7">
          <table:table-cell office:value-type="float" office:value="6220" calcext:value-type="float">
            <text:p>6220</text:p>
          </table:table-cell>
          <table:table-cell office:value-type="string" calcext:value-type="string">
            <text:p>6220_web.jpg</text:p>
          </table:table-cell>
          <table:table-cell/>
        </table:table-row>
        <table:table-row table:style-name="ro7">
          <table:table-cell office:value-type="float" office:value="622" calcext:value-type="float">
            <text:p>622</text:p>
          </table:table-cell>
          <table:table-cell office:value-type="string" calcext:value-type="string">
            <text:p>622_web.jpg</text:p>
          </table:table-cell>
          <table:table-cell/>
        </table:table-row>
        <table:table-row table:style-name="ro7">
          <table:table-cell office:value-type="float" office:value="623" calcext:value-type="float">
            <text:p>623</text:p>
          </table:table-cell>
          <table:table-cell office:value-type="string" calcext:value-type="string">
            <text:p>623_web.jpg</text:p>
          </table:table-cell>
          <table:table-cell/>
        </table:table-row>
        <table:table-row table:style-name="ro7">
          <table:table-cell office:value-type="float" office:value="624" calcext:value-type="float">
            <text:p>624</text:p>
          </table:table-cell>
          <table:table-cell office:value-type="string" calcext:value-type="string">
            <text:p>624_web.jpg</text:p>
          </table:table-cell>
          <table:table-cell/>
        </table:table-row>
        <table:table-row table:style-name="ro7">
          <table:table-cell office:value-type="float" office:value="6250" calcext:value-type="float">
            <text:p>6250</text:p>
          </table:table-cell>
          <table:table-cell office:value-type="string" calcext:value-type="string">
            <text:p>6250_web.jpg</text:p>
          </table:table-cell>
          <table:table-cell/>
        </table:table-row>
        <table:table-row table:style-name="ro7">
          <table:table-cell office:value-type="float" office:value="625" calcext:value-type="float">
            <text:p>625</text:p>
          </table:table-cell>
          <table:table-cell office:value-type="string" calcext:value-type="string">
            <text:p>625_web.jpg</text:p>
          </table:table-cell>
          <table:table-cell/>
        </table:table-row>
        <table:table-row table:style-name="ro7">
          <table:table-cell office:value-type="float" office:value="626" calcext:value-type="float">
            <text:p>626</text:p>
          </table:table-cell>
          <table:table-cell office:value-type="string" calcext:value-type="string">
            <text:p>626_web.jpg</text:p>
          </table:table-cell>
          <table:table-cell/>
        </table:table-row>
        <table:table-row table:style-name="ro7">
          <table:table-cell office:value-type="float" office:value="627" calcext:value-type="float">
            <text:p>627</text:p>
          </table:table-cell>
          <table:table-cell office:value-type="string" calcext:value-type="string">
            <text:p>627_web.jpg</text:p>
          </table:table-cell>
          <table:table-cell/>
        </table:table-row>
        <table:table-row table:style-name="ro7">
          <table:table-cell office:value-type="float" office:value="628" calcext:value-type="float">
            <text:p>628</text:p>
          </table:table-cell>
          <table:table-cell office:value-type="string" calcext:value-type="string">
            <text:p>628_web.jpg</text:p>
          </table:table-cell>
          <table:table-cell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629_web.jpg</text:p>
          </table:table-cell>
          <table:table-cell/>
        </table:table-row>
        <table:table-row table:style-name="ro7">
          <table:table-cell office:value-type="float" office:value="634" calcext:value-type="float">
            <text:p>634</text:p>
          </table:table-cell>
          <table:table-cell office:value-type="string" calcext:value-type="string">
            <text:p>634_web.jpg</text:p>
          </table:table-cell>
          <table:table-cell/>
        </table:table-row>
        <table:table-row table:style-name="ro7">
          <table:table-cell office:value-type="float" office:value="637" calcext:value-type="float">
            <text:p>637</text:p>
          </table:table-cell>
          <table:table-cell office:value-type="string" calcext:value-type="string">
            <text:p>637_web.jpg</text:p>
          </table:table-cell>
          <table:table-cell/>
        </table:table-row>
        <table:table-row table:style-name="ro7">
          <table:table-cell office:value-type="string" calcext:value-type="string">
            <text:p>6403B</text:p>
          </table:table-cell>
          <table:table-cell office:value-type="string" calcext:value-type="string">
            <text:p>6403B_web.jpg</text:p>
          </table:table-cell>
          <table:table-cell/>
        </table:table-row>
        <table:table-row table:style-name="ro7">
          <table:table-cell office:value-type="float" office:value="6420" calcext:value-type="float">
            <text:p>6420</text:p>
          </table:table-cell>
          <table:table-cell office:value-type="string" calcext:value-type="string">
            <text:p>6420_web.jpg</text:p>
          </table:table-cell>
          <table:table-cell/>
        </table:table-row>
        <table:table-row table:style-name="ro7">
          <table:table-cell office:value-type="float" office:value="6460" calcext:value-type="float">
            <text:p>6460</text:p>
          </table:table-cell>
          <table:table-cell office:value-type="string" calcext:value-type="string">
            <text:p>6460_web.jpg</text:p>
          </table:table-cell>
          <table:table-cell/>
        </table:table-row>
        <table:table-row table:style-name="ro7">
          <table:table-cell office:value-type="string" calcext:value-type="string">
            <text:p>6466w</text:p>
          </table:table-cell>
          <table:table-cell office:value-type="string" calcext:value-type="string">
            <text:p>6466w_web.jpg</text:p>
          </table:table-cell>
          <table:table-cell/>
        </table:table-row>
        <table:table-row table:style-name="ro7">
          <table:table-cell office:value-type="float" office:value="646" calcext:value-type="float">
            <text:p>646</text:p>
          </table:table-cell>
          <table:table-cell office:value-type="string" calcext:value-type="string">
            <text:p>646_web.jpg</text:p>
          </table:table-cell>
          <table:table-cell/>
        </table:table-row>
        <table:table-row table:style-name="ro7">
          <table:table-cell office:value-type="string" calcext:value-type="string">
            <text:p>6520g</text:p>
          </table:table-cell>
          <table:table-cell office:value-type="string" calcext:value-type="string">
            <text:p>6520g_web.jpg</text:p>
          </table:table-cell>
          <table:table-cell/>
        </table:table-row>
        <table:table-row table:style-name="ro7">
          <table:table-cell office:value-type="string" calcext:value-type="string">
            <text:p>6520m</text:p>
          </table:table-cell>
          <table:table-cell office:value-type="string" calcext:value-type="string">
            <text:p>6520m_web.jpg</text:p>
          </table:table-cell>
          <table:table-cell/>
        </table:table-row>
        <table:table-row table:style-name="ro7">
          <table:table-cell office:value-type="string" calcext:value-type="string">
            <text:p>6520o</text:p>
          </table:table-cell>
          <table:table-cell office:value-type="string" calcext:value-type="string">
            <text:p>6520o_web.jpg</text:p>
          </table:table-cell>
          <table:table-cell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string" calcext:value-type="string">
            <text:p>65_web.jpg</text:p>
          </table:table-cell>
          <table:table-cell/>
        </table:table-row>
        <table:table-row table:style-name="ro7">
          <table:table-cell office:value-type="string" calcext:value-type="string">
            <text:p>6654W</text:p>
          </table:table-cell>
          <table:table-cell office:value-type="string" calcext:value-type="string">
            <text:p>6654W_web.jpg</text:p>
          </table:table-cell>
          <table:table-cell/>
        </table:table-row>
        <table:table-row table:style-name="ro7">
          <table:table-cell office:value-type="float" office:value="665" calcext:value-type="float">
            <text:p>665</text:p>
          </table:table-cell>
          <table:table-cell office:value-type="string" calcext:value-type="string">
            <text:p>665_web.jpg</text:p>
          </table:table-cell>
          <table:table-cell/>
        </table:table-row>
        <table:table-row table:style-name="ro7">
          <table:table-cell office:value-type="string" calcext:value-type="string">
            <text:p>671dual</text:p>
          </table:table-cell>
          <table:table-cell office:value-type="string" calcext:value-type="string">
            <text:p>671dual_web.jpg</text:p>
          </table:table-cell>
          <table:table-cell/>
        </table:table-row>
        <table:table-row table:style-name="ro7">
          <table:table-cell office:value-type="string" calcext:value-type="string">
            <text:p>671RR</text:p>
          </table:table-cell>
          <table:table-cell office:value-type="string" calcext:value-type="string">
            <text:p>671RR_web.jpg</text:p>
          </table:table-cell>
          <table:table-cell/>
        </table:table-row>
        <table:table-row table:style-name="ro7">
          <table:table-cell office:value-type="string" calcext:value-type="string">
            <text:p>671single</text:p>
          </table:table-cell>
          <table:table-cell office:value-type="string" calcext:value-type="string">
            <text:p>671single_web.jpg</text:p>
          </table:table-cell>
          <table:table-cell/>
        </table:table-row>
        <table:table-row table:style-name="ro7">
          <table:table-cell office:value-type="string" calcext:value-type="string">
            <text:p>671W</text:p>
          </table:table-cell>
          <table:table-cell office:value-type="string" calcext:value-type="string">
            <text:p>671W_web.jpg</text:p>
          </table:table-cell>
          <table:table-cell/>
        </table:table-row>
        <table:table-row table:style-name="ro7">
          <table:table-cell office:value-type="float" office:value="675" calcext:value-type="float">
            <text:p>675</text:p>
          </table:table-cell>
          <table:table-cell office:value-type="string" calcext:value-type="string">
            <text:p>675_web.jpg</text:p>
          </table:table-cell>
          <table:table-cell/>
        </table:table-row>
        <table:table-row table:style-name="ro7">
          <table:table-cell office:value-type="float" office:value="681" calcext:value-type="float">
            <text:p>681</text:p>
          </table:table-cell>
          <table:table-cell office:value-type="string" calcext:value-type="string">
            <text:p>681_web.jpg</text:p>
          </table:table-cell>
          <table:table-cell/>
        </table:table-row>
        <table:table-row table:style-name="ro7">
          <table:table-cell office:value-type="float" office:value="682" calcext:value-type="float">
            <text:p>682</text:p>
          </table:table-cell>
          <table:table-cell office:value-type="string" calcext:value-type="string">
            <text:p>682_web.jpg</text:p>
          </table:table-cell>
          <table:table-cell/>
        </table:table-row>
        <table:table-row table:style-name="ro7">
          <table:table-cell office:value-type="float" office:value="685" calcext:value-type="float">
            <text:p>685</text:p>
          </table:table-cell>
          <table:table-cell office:value-type="string" calcext:value-type="string">
            <text:p>685_web.jpg</text:p>
          </table:table-cell>
          <table:table-cell/>
        </table:table-row>
        <table:table-row table:style-name="ro7">
          <table:table-cell office:value-type="float" office:value="68" calcext:value-type="float">
            <text:p>68</text:p>
          </table:table-cell>
          <table:table-cell office:value-type="string" calcext:value-type="string">
            <text:p>68_web.jpg</text:p>
          </table:table-cell>
          <table:table-cell/>
        </table:table-row>
        <table:table-row table:style-name="ro7">
          <table:table-cell office:value-type="float" office:value="69" calcext:value-type="float">
            <text:p>69</text:p>
          </table:table-cell>
          <table:table-cell office:value-type="string" calcext:value-type="string">
            <text:p>69_web.jpg</text:p>
          </table:table-cell>
          <table:table-cell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70_web.jpg</text:p>
          </table:table-cell>
          <table:table-cell/>
        </table:table-row>
        <table:table-row table:style-name="ro7">
          <table:table-cell office:value-type="string" calcext:value-type="string">
            <text:p>726RR</text:p>
          </table:table-cell>
          <table:table-cell office:value-type="string" calcext:value-type="string">
            <text:p>726RR_web.jpg</text:p>
          </table:table-cell>
          <table:table-cell/>
        </table:table-row>
        <table:table-row table:style-name="ro7">
          <table:table-cell office:value-type="float" office:value="726" calcext:value-type="float">
            <text:p>726</text:p>
          </table:table-cell>
          <table:table-cell office:value-type="string" calcext:value-type="string">
            <text:p>726_dual_web.jpg</text:p>
          </table:table-cell>
          <table:table-cell/>
        </table:table-row>
        <table:table-row table:style-name="ro7">
          <table:table-cell office:value-type="float" office:value="726" calcext:value-type="float">
            <text:p>726</text:p>
          </table:table-cell>
          <table:table-cell office:value-type="string" calcext:value-type="string">
            <text:p>726_late_web.jpg</text:p>
          </table:table-cell>
          <table:table-cell/>
        </table:table-row>
        <table:table-row table:style-name="ro7">
          <table:table-cell office:value-type="string" calcext:value-type="string">
            <text:p>736W</text:p>
          </table:table-cell>
          <table:table-cell office:value-type="string" calcext:value-type="string">
            <text:p>736W_web.jpg</text:p>
          </table:table-cell>
          <table:table-cell/>
        </table:table-row>
        <table:table-row table:style-name="ro7">
          <table:table-cell office:value-type="float" office:value="736" calcext:value-type="float">
            <text:p>736</text:p>
          </table:table-cell>
          <table:table-cell office:value-type="string" calcext:value-type="string">
            <text:p>736_web.jpg</text:p>
          </table:table-cell>
          <table:table-cell/>
        </table:table-row>
        <table:table-row table:style-name="ro7">
          <table:table-cell office:value-type="string" calcext:value-type="string">
            <text:p>746W</text:p>
          </table:table-cell>
          <table:table-cell office:value-type="string" calcext:value-type="string">
            <text:p>746W_web.jpg</text:p>
          </table:table-cell>
          <table:table-cell/>
        </table:table-row>
        <table:table-row table:style-name="ro7">
          <table:table-cell office:value-type="float" office:value="746" calcext:value-type="float">
            <text:p>746</text:p>
          </table:table-cell>
          <table:table-cell office:value-type="string" calcext:value-type="string">
            <text:p>746_web.jpg</text:p>
          </table:table-cell>
          <table:table-cell/>
        </table:table-row>
        <table:table-row table:style-name="ro7">
          <table:table-cell office:value-type="string" calcext:value-type="string">
            <text:p>773W</text:p>
          </table:table-cell>
          <table:table-cell office:value-type="string" calcext:value-type="string">
            <text:p>773W_web.jpg</text:p>
          </table:table-cell>
          <table:table-cell/>
        </table:table-row>
        <table:table-row table:style-name="ro7">
          <table:table-cell office:value-type="float" office:value="773" calcext:value-type="float">
            <text:p>773</text:p>
          </table:table-cell>
          <table:table-cell office:value-type="string" calcext:value-type="string">
            <text:p>773_50_web.jpg</text:p>
          </table:table-cell>
          <table:table-cell/>
        </table:table-row>
        <table:table-row table:style-name="ro7">
          <table:table-cell office:value-type="float" office:value="773" calcext:value-type="float">
            <text:p>773</text:p>
          </table:table-cell>
          <table:table-cell office:value-type="string" calcext:value-type="string">
            <text:p>773_64_web.jpg</text:p>
          </table:table-cell>
          <table:table-cell/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string" calcext:value-type="string">
            <text:p>88_web.jpg</text:p>
          </table:table-cell>
          <table:table-cell/>
        </table:table-row>
        <table:table-row table:style-name="ro7">
          <table:table-cell office:value-type="float" office:value="97" calcext:value-type="float">
            <text:p>97</text:p>
          </table:table-cell>
          <table:table-cell office:value-type="string" calcext:value-type="string">
            <text:p>97_web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oImage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ucs_web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usmailcar.jpg</text:p>
          </table:table-cell>
          <table:table-cell/>
        </table:table-row>
        <table:table-row table:style-name="ro7" table:number-rows-repeated="1048339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1" table:target-range-address="Relationship.A1:Relationship.B3838" table:display-filter-buttons="true"/>
        <table:database-range table:name="__Anonymous_Sheet_DB__2" table:target-range-address="Component.A1:Component.D7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3:55:01.361217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t" style:display-name="PageStyle_Set" style:page-layout-name="Mpm3">
      <style:header>
        <text:p><text:span text:style-name="MT1">Set Table</text:span></text:p>
      </style:header>
      <style:header-left style:display="false">
        <text:p><text:span text:style-name="MT1">Set Table</text:span></text:p>
      </style:header-left>
      <style:header-first style:display="false">
        <text:p><text:span text:style-name="MT1">Set Table</text:span></text:p>
      </style:header-first>
      <style:footer style:display="false"/>
      <style:footer-left style:display="false"/>
      <style:footer-first style:display="false"/>
    </style:master-page>
    <style:master-page style:name="PageStyle_5f_Relationship" style:display-name="PageStyle_Relationship" style:page-layout-name="Mpm3">
      <style:header>
        <text:p><text:span text:style-name="MT1">Relationship Table</text:span></text:p>
      </style:header>
      <style:header-left style:display="false">
        <text:p><text:span text:style-name="MT1">Relationship Table</text:span></text:p>
      </style:header-left>
      <style:header-first style:display="false">
        <text:p><text:span text:style-name="MT1">Relationship Table</text:span></text:p>
      </style:header-first>
      <style:footer style:display="false"/>
      <style:footer-left style:display="false"/>
      <style:footer-first style:display="false"/>
    </style:master-page>
    <style:master-page style:name="PageStyle_5f_Component" style:display-name="PageStyle_Component" style:page-layout-name="Mpm3">
      <style:header>
        <text:p><text:span text:style-name="MT1">Component Table</text:span></text:p>
      </style:header>
      <style:header-left style:display="false">
        <text:p><text:span text:style-name="MT1">Component Table</text:span></text:p>
      </style:header-left>
      <style:header-first style:display="false">
        <text:p><text:span text:style-name="MT1">Component Table</text:span></text:p>
      </style:header-first>
      <style:footer style:display="false"/>
      <style:footer-left style:display="false"/>
      <style:footer-first style:display="false"/>
    </style:master-page>
    <style:master-page style:name="PageStyle_5f_Article" style:display-name="PageStyle_Article" style:page-layout-name="Mpm3">
      <style:header>
        <text:p><text:span text:style-name="MT1">Article Table</text:span></text:p>
      </style:header>
      <style:header-left style:display="false">
        <text:p><text:span text:style-name="MT1">Article Table</text:span></text:p>
      </style:header-left>
      <style:header-first style:display="false">
        <text:p><text:span text:style-name="MT1">Article Table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a L. Gregory</meta:initial-creator>
    <meta:creation-date>2001-03-17T11:41:31</meta:creation-date>
    <dc:date>2023-10-15T13:57:25.875390461</dc:date>
    <meta:print-date>2001-03-19T23:29:02</meta:print-date>
    <meta:editing-duration>PT1H3M43S</meta:editing-duration>
    <meta:editing-cycles>5</meta:editing-cycles>
    <meta:generator>LibreOffice/7.6.2.1$Linux_X86_64 LibreOffice_project/60$Build-1</meta:generator>
    <meta:document-statistic meta:table-count="5" meta:cell-count="15970" meta:object-count="0"/>
  </office:meta>
</office:document-meta>
</file>